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bined_LRU9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2" calcext:value-type="float">
            <text:p>102</text:p>
          </table:table-cell>
          <table:table-cell table:formula="of:=IF([.B1]&gt;[.A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6" calcext:value-type="float">
            <text:p>116</text:p>
          </table:table-cell>
          <table:table-cell table:formula="of:=IF([.B2]&gt;[.A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9" calcext:value-type="float">
            <text:p>99</text:p>
          </table:table-cell>
          <table:table-cell table:formula="of:=IF([.B3]&gt;[.A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9" calcext:value-type="float">
            <text:p>99</text:p>
          </table:table-cell>
          <table:table-cell table:formula="of:=IF([.B4]&gt;[.A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4" calcext:value-type="float">
            <text:p>94</text:p>
          </table:table-cell>
          <table:table-cell table:formula="of:=IF([.B5]&gt;[.A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3" calcext:value-type="float">
            <text:p>93</text:p>
          </table:table-cell>
          <table:table-cell table:formula="of:=IF([.B6]&gt;[.A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4" calcext:value-type="float">
            <text:p>104</text:p>
          </table:table-cell>
          <table:table-cell table:formula="of:=IF([.B7]&gt;[.A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4" calcext:value-type="float">
            <text:p>104</text:p>
          </table:table-cell>
          <table:table-cell table:formula="of:=IF([.B8]&gt;[.A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5" calcext:value-type="float">
            <text:p>135</text:p>
          </table:table-cell>
          <table:table-cell table:formula="of:=IF([.B9]&gt;[.A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1" calcext:value-type="float">
            <text:p>91</text:p>
          </table:table-cell>
          <table:table-cell table:formula="of:=IF([.B10]&gt;[.A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4" calcext:value-type="float">
            <text:p>114</text:p>
          </table:table-cell>
          <table:table-cell table:formula="of:=IF([.B11]&gt;[.A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9" calcext:value-type="float">
            <text:p>99</text:p>
          </table:table-cell>
          <table:table-cell table:formula="of:=IF([.B12]&gt;[.A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35" calcext:value-type="float">
            <text:p>135</text:p>
          </table:table-cell>
          <table:table-cell table:formula="of:=IF([.B13]&gt;[.A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table:formula="of:=IF([.B14]&gt;[.A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9" calcext:value-type="float">
            <text:p>119</text:p>
          </table:table-cell>
          <table:table-cell table:formula="of:=IF([.B15]&gt;[.A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table:formula="of:=IF([.B16]&gt;[.A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2" calcext:value-type="float">
            <text:p>102</text:p>
          </table:table-cell>
          <table:table-cell table:formula="of:=IF([.B17]&gt;[.A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2" calcext:value-type="float">
            <text:p>72</text:p>
          </table:table-cell>
          <table:table-cell table:formula="of:=IF([.B18]&gt;[.A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1" calcext:value-type="float">
            <text:p>161</text:p>
          </table:table-cell>
          <table:table-cell table:formula="of:=IF([.B19]&gt;[.A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table:formula="of:=IF([.B20]&gt;[.A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6" calcext:value-type="float">
            <text:p>86</text:p>
          </table:table-cell>
          <table:table-cell table:formula="of:=IF([.B21]&gt;[.A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58" calcext:value-type="float">
            <text:p>158</text:p>
          </table:table-cell>
          <table:table-cell table:formula="of:=IF([.B22]&gt;[.A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table:formula="of:=IF([.B23]&gt;[.A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2" calcext:value-type="float">
            <text:p>102</text:p>
          </table:table-cell>
          <table:table-cell table:formula="of:=IF([.B24]&gt;[.A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2" calcext:value-type="float">
            <text:p>122</text:p>
          </table:table-cell>
          <table:table-cell table:formula="of:=IF([.B25]&gt;[.A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1" calcext:value-type="float">
            <text:p>131</text:p>
          </table:table-cell>
          <table:table-cell table:formula="of:=IF([.B26]&gt;[.A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table:formula="of:=IF([.B27]&gt;[.A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0" calcext:value-type="float">
            <text:p>140</text:p>
          </table:table-cell>
          <table:table-cell table:formula="of:=IF([.B28]&gt;[.A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6" calcext:value-type="float">
            <text:p>126</text:p>
          </table:table-cell>
          <table:table-cell table:formula="of:=IF([.B29]&gt;[.A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9" calcext:value-type="float">
            <text:p>109</text:p>
          </table:table-cell>
          <table:table-cell table:formula="of:=IF([.B30]&gt;[.A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8" calcext:value-type="float">
            <text:p>128</text:p>
          </table:table-cell>
          <table:table-cell table:formula="of:=IF([.B31]&gt;[.A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2" calcext:value-type="float">
            <text:p>152</text:p>
          </table:table-cell>
          <table:table-cell table:formula="of:=IF([.B32]&gt;[.A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6" calcext:value-type="float">
            <text:p>106</text:p>
          </table:table-cell>
          <table:table-cell table:formula="of:=IF([.B33]&gt;[.A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8" calcext:value-type="float">
            <text:p>148</text:p>
          </table:table-cell>
          <table:table-cell table:formula="of:=IF([.B34]&gt;[.A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0" calcext:value-type="float">
            <text:p>130</text:p>
          </table:table-cell>
          <table:table-cell table:formula="of:=IF([.B35]&gt;[.A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7" calcext:value-type="float">
            <text:p>67</text:p>
          </table:table-cell>
          <table:table-cell table:formula="of:=IF([.B36]&gt;[.A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1" calcext:value-type="float">
            <text:p>111</text:p>
          </table:table-cell>
          <table:table-cell table:formula="of:=IF([.B37]&gt;[.A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formula="of:=IF([.B38]&gt;[.A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7" calcext:value-type="float">
            <text:p>147</text:p>
          </table:table-cell>
          <table:table-cell table:formula="of:=IF([.B39]&gt;[.A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14" calcext:value-type="float">
            <text:p>114</text:p>
          </table:table-cell>
          <table:table-cell table:formula="of:=IF([.B40]&gt;[.A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8" calcext:value-type="float">
            <text:p>118</text:p>
          </table:table-cell>
          <table:table-cell table:formula="of:=IF([.B41]&gt;[.A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table:formula="of:=IF([.B42]&gt;[.A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5" calcext:value-type="float">
            <text:p>115</text:p>
          </table:table-cell>
          <table:table-cell table:formula="of:=IF([.B43]&gt;[.A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IF([.B44]&gt;[.A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2" calcext:value-type="float">
            <text:p>142</text:p>
          </table:table-cell>
          <table:table-cell table:formula="of:=IF([.B45]&gt;[.A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3" calcext:value-type="float">
            <text:p>123</text:p>
          </table:table-cell>
          <table:table-cell table:formula="of:=IF([.B46]&gt;[.A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0" calcext:value-type="float">
            <text:p>110</text:p>
          </table:table-cell>
          <table:table-cell table:formula="of:=IF([.B47]&gt;[.A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57" calcext:value-type="float">
            <text:p>157</text:p>
          </table:table-cell>
          <table:table-cell table:formula="of:=IF([.B48]&gt;[.A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6" calcext:value-type="float">
            <text:p>96</text:p>
          </table:table-cell>
          <table:table-cell table:formula="of:=IF([.B49]&gt;[.A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4" calcext:value-type="float">
            <text:p>124</text:p>
          </table:table-cell>
          <table:table-cell table:formula="of:=IF([.B50]&gt;[.A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5" calcext:value-type="float">
            <text:p>105</text:p>
          </table:table-cell>
          <table:table-cell table:formula="of:=IF([.B51]&gt;[.A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6" calcext:value-type="float">
            <text:p>116</text:p>
          </table:table-cell>
          <table:table-cell table:formula="of:=IF([.B52]&gt;[.A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9" calcext:value-type="float">
            <text:p>99</text:p>
          </table:table-cell>
          <table:table-cell table:formula="of:=IF([.B53]&gt;[.A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5" calcext:value-type="float">
            <text:p>95</text:p>
          </table:table-cell>
          <table:table-cell table:formula="of:=IF([.B54]&gt;[.A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4" calcext:value-type="float">
            <text:p>94</text:p>
          </table:table-cell>
          <table:table-cell table:formula="of:=IF([.B55]&gt;[.A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2" calcext:value-type="float">
            <text:p>92</text:p>
          </table:table-cell>
          <table:table-cell table:formula="of:=IF([.B56]&gt;[.A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1" calcext:value-type="float">
            <text:p>101</text:p>
          </table:table-cell>
          <table:table-cell table:formula="of:=IF([.B57]&gt;[.A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2" calcext:value-type="float">
            <text:p>102</text:p>
          </table:table-cell>
          <table:table-cell table:formula="of:=IF([.B58]&gt;[.A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35" calcext:value-type="float">
            <text:p>135</text:p>
          </table:table-cell>
          <table:table-cell table:formula="of:=IF([.B59]&gt;[.A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0" calcext:value-type="float">
            <text:p>90</text:p>
          </table:table-cell>
          <table:table-cell table:formula="of:=IF([.B60]&gt;[.A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3" calcext:value-type="float">
            <text:p>113</text:p>
          </table:table-cell>
          <table:table-cell table:formula="of:=IF([.B61]&gt;[.A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8" calcext:value-type="float">
            <text:p>98</text:p>
          </table:table-cell>
          <table:table-cell table:formula="of:=IF([.B62]&gt;[.A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34" calcext:value-type="float">
            <text:p>134</text:p>
          </table:table-cell>
          <table:table-cell table:formula="of:=IF([.B63]&gt;[.A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table:formula="of:=IF([.B64]&gt;[.A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9" calcext:value-type="float">
            <text:p>119</text:p>
          </table:table-cell>
          <table:table-cell table:formula="of:=IF([.B65]&gt;[.A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5" calcext:value-type="float">
            <text:p>105</text:p>
          </table:table-cell>
          <table:table-cell table:formula="of:=IF([.B66]&gt;[.A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2" calcext:value-type="float">
            <text:p>102</text:p>
          </table:table-cell>
          <table:table-cell table:formula="of:=IF([.B67]&gt;[.A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0" calcext:value-type="float">
            <text:p>70</text:p>
          </table:table-cell>
          <table:table-cell table:formula="of:=IF([.B68]&gt;[.A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61" calcext:value-type="float">
            <text:p>161</text:p>
          </table:table-cell>
          <table:table-cell table:formula="of:=IF([.B69]&gt;[.A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  <table:table-cell table:formula="of:=IF([.B70]&gt;[.A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6" calcext:value-type="float">
            <text:p>86</text:p>
          </table:table-cell>
          <table:table-cell table:formula="of:=IF([.B71]&gt;[.A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58" calcext:value-type="float">
            <text:p>158</text:p>
          </table:table-cell>
          <table:table-cell table:formula="of:=IF([.B72]&gt;[.A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table:formula="of:=IF([.B73]&gt;[.A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2" calcext:value-type="float">
            <text:p>102</text:p>
          </table:table-cell>
          <table:table-cell table:formula="of:=IF([.B74]&gt;[.A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0" calcext:value-type="float">
            <text:p>110</text:p>
          </table:table-cell>
          <table:table-cell table:formula="of:=IF([.B75]&gt;[.A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table:formula="of:=IF([.B76]&gt;[.A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9" calcext:value-type="float">
            <text:p>89</text:p>
          </table:table-cell>
          <table:table-cell table:formula="of:=IF([.B77]&gt;[.A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0" calcext:value-type="float">
            <text:p>140</text:p>
          </table:table-cell>
          <table:table-cell table:formula="of:=IF([.B78]&gt;[.A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6" calcext:value-type="float">
            <text:p>126</text:p>
          </table:table-cell>
          <table:table-cell table:formula="of:=IF([.B79]&gt;[.A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3" calcext:value-type="float">
            <text:p>113</text:p>
          </table:table-cell>
          <table:table-cell table:formula="of:=IF([.B80]&gt;[.A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7" calcext:value-type="float">
            <text:p>127</text:p>
          </table:table-cell>
          <table:table-cell table:formula="of:=IF([.B81]&gt;[.A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4" calcext:value-type="float">
            <text:p>174</text:p>
          </table:table-cell>
          <table:table-cell table:formula="of:=IF([.B82]&gt;[.A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5" calcext:value-type="float">
            <text:p>105</text:p>
          </table:table-cell>
          <table:table-cell table:formula="of:=IF([.B83]&gt;[.A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7" calcext:value-type="float">
            <text:p>147</text:p>
          </table:table-cell>
          <table:table-cell table:formula="of:=IF([.B84]&gt;[.A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7" calcext:value-type="float">
            <text:p>127</text:p>
          </table:table-cell>
          <table:table-cell table:formula="of:=IF([.B85]&gt;[.A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7" calcext:value-type="float">
            <text:p>67</text:p>
          </table:table-cell>
          <table:table-cell table:formula="of:=IF([.B86]&gt;[.A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2" calcext:value-type="float">
            <text:p>112</text:p>
          </table:table-cell>
          <table:table-cell table:formula="of:=IF([.B87]&gt;[.A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1" calcext:value-type="float">
            <text:p>111</text:p>
          </table:table-cell>
          <table:table-cell table:formula="of:=IF([.B88]&gt;[.A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" calcext:value-type="float">
            <text:p>144</text:p>
          </table:table-cell>
          <table:table-cell table:formula="of:=IF([.B89]&gt;[.A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3" calcext:value-type="float">
            <text:p>113</text:p>
          </table:table-cell>
          <table:table-cell table:formula="of:=IF([.B90]&gt;[.A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5" calcext:value-type="float">
            <text:p>115</text:p>
          </table:table-cell>
          <table:table-cell table:formula="of:=IF([.B91]&gt;[.A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7" calcext:value-type="float">
            <text:p>97</text:p>
          </table:table-cell>
          <table:table-cell table:formula="of:=IF([.B92]&gt;[.A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4" calcext:value-type="float">
            <text:p>114</text:p>
          </table:table-cell>
          <table:table-cell table:formula="of:=IF([.B93]&gt;[.A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4" calcext:value-type="float">
            <text:p>84</text:p>
          </table:table-cell>
          <table:table-cell table:formula="of:=IF([.B94]&gt;[.A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1" calcext:value-type="float">
            <text:p>141</text:p>
          </table:table-cell>
          <table:table-cell table:formula="of:=IF([.B95]&gt;[.A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3" calcext:value-type="float">
            <text:p>123</text:p>
          </table:table-cell>
          <table:table-cell table:formula="of:=IF([.B96]&gt;[.A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0" calcext:value-type="float">
            <text:p>110</text:p>
          </table:table-cell>
          <table:table-cell table:formula="of:=IF([.B97]&gt;[.A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6" calcext:value-type="float">
            <text:p>156</text:p>
          </table:table-cell>
          <table:table-cell table:formula="of:=IF([.B98]&gt;[.A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6" calcext:value-type="float">
            <text:p>96</text:p>
          </table:table-cell>
          <table:table-cell table:formula="of:=IF([.B99]&gt;[.A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2" calcext:value-type="float">
            <text:p>122</text:p>
          </table:table-cell>
          <table:table-cell table:formula="of:=IF([.B100]&gt;[.A1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3" calcext:value-type="float">
            <text:p>103</text:p>
          </table:table-cell>
          <table:table-cell table:formula="of:=IF([.B101]&gt;[.A1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6" calcext:value-type="float">
            <text:p>116</text:p>
          </table:table-cell>
          <table:table-cell table:formula="of:=IF([.B102]&gt;[.A1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7" calcext:value-type="float">
            <text:p>97</text:p>
          </table:table-cell>
          <table:table-cell table:formula="of:=IF([.B103]&gt;[.A1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4" calcext:value-type="float">
            <text:p>94</text:p>
          </table:table-cell>
          <table:table-cell table:formula="of:=IF([.B104]&gt;[.A1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3" calcext:value-type="float">
            <text:p>93</text:p>
          </table:table-cell>
          <table:table-cell table:formula="of:=IF([.B105]&gt;[.A1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0" calcext:value-type="float">
            <text:p>90</text:p>
          </table:table-cell>
          <table:table-cell table:formula="of:=IF([.B106]&gt;[.A1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IF([.B107]&gt;[.A1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2" calcext:value-type="float">
            <text:p>102</text:p>
          </table:table-cell>
          <table:table-cell table:formula="of:=IF([.B108]&gt;[.A1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35" calcext:value-type="float">
            <text:p>135</text:p>
          </table:table-cell>
          <table:table-cell table:formula="of:=IF([.B109]&gt;[.A1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8" calcext:value-type="float">
            <text:p>88</text:p>
          </table:table-cell>
          <table:table-cell table:formula="of:=IF([.B110]&gt;[.A1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table:formula="of:=IF([.B111]&gt;[.A1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5" calcext:value-type="float">
            <text:p>95</text:p>
          </table:table-cell>
          <table:table-cell table:formula="of:=IF([.B112]&gt;[.A1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1" calcext:value-type="float">
            <text:p>131</text:p>
          </table:table-cell>
          <table:table-cell table:formula="of:=IF([.B113]&gt;[.A1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8" calcext:value-type="float">
            <text:p>108</text:p>
          </table:table-cell>
          <table:table-cell table:formula="of:=IF([.B114]&gt;[.A1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9" calcext:value-type="float">
            <text:p>119</text:p>
          </table:table-cell>
          <table:table-cell table:formula="of:=IF([.B115]&gt;[.A1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2" calcext:value-type="float">
            <text:p>102</text:p>
          </table:table-cell>
          <table:table-cell table:formula="of:=IF([.B116]&gt;[.A1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1" calcext:value-type="float">
            <text:p>101</text:p>
          </table:table-cell>
          <table:table-cell table:formula="of:=IF([.B117]&gt;[.A1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9" calcext:value-type="float">
            <text:p>69</text:p>
          </table:table-cell>
          <table:table-cell table:formula="of:=IF([.B118]&gt;[.A1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58" calcext:value-type="float">
            <text:p>158</text:p>
          </table:table-cell>
          <table:table-cell table:formula="of:=IF([.B119]&gt;[.A1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8" calcext:value-type="float">
            <text:p>98</text:p>
          </table:table-cell>
          <table:table-cell table:formula="of:=IF([.B120]&gt;[.A1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6" calcext:value-type="float">
            <text:p>86</text:p>
          </table:table-cell>
          <table:table-cell table:formula="of:=IF([.B121]&gt;[.A1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7" calcext:value-type="float">
            <text:p>157</text:p>
          </table:table-cell>
          <table:table-cell table:formula="of:=IF([.B122]&gt;[.A1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table:formula="of:=IF([.B123]&gt;[.A1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1" calcext:value-type="float">
            <text:p>101</text:p>
          </table:table-cell>
          <table:table-cell table:formula="of:=IF([.B124]&gt;[.A1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0" calcext:value-type="float">
            <text:p>110</text:p>
          </table:table-cell>
          <table:table-cell table:formula="of:=IF([.B125]&gt;[.A1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table:formula="of:=IF([.B126]&gt;[.A1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9" calcext:value-type="float">
            <text:p>89</text:p>
          </table:table-cell>
          <table:table-cell table:formula="of:=IF([.B127]&gt;[.A1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39" calcext:value-type="float">
            <text:p>139</text:p>
          </table:table-cell>
          <table:table-cell table:formula="of:=IF([.B128]&gt;[.A1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4" calcext:value-type="float">
            <text:p>124</text:p>
          </table:table-cell>
          <table:table-cell table:formula="of:=IF([.B129]&gt;[.A1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11" calcext:value-type="float">
            <text:p>111</text:p>
          </table:table-cell>
          <table:table-cell table:formula="of:=IF([.B130]&gt;[.A1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4" calcext:value-type="float">
            <text:p>124</text:p>
          </table:table-cell>
          <table:table-cell table:formula="of:=IF([.B131]&gt;[.A1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3" calcext:value-type="float">
            <text:p>173</text:p>
          </table:table-cell>
          <table:table-cell table:formula="of:=IF([.B132]&gt;[.A1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1" calcext:value-type="float">
            <text:p>101</text:p>
          </table:table-cell>
          <table:table-cell table:formula="of:=IF([.B133]&gt;[.A1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table:formula="of:=IF([.B134]&gt;[.A1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27" calcext:value-type="float">
            <text:p>127</text:p>
          </table:table-cell>
          <table:table-cell table:formula="of:=IF([.B135]&gt;[.A1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7" calcext:value-type="float">
            <text:p>67</text:p>
          </table:table-cell>
          <table:table-cell table:formula="of:=IF([.B136]&gt;[.A1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0" calcext:value-type="float">
            <text:p>110</text:p>
          </table:table-cell>
          <table:table-cell table:formula="of:=IF([.B137]&gt;[.A1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1" calcext:value-type="float">
            <text:p>111</text:p>
          </table:table-cell>
          <table:table-cell table:formula="of:=IF([.B138]&gt;[.A1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" calcext:value-type="float">
            <text:p>144</text:p>
          </table:table-cell>
          <table:table-cell table:formula="of:=IF([.B139]&gt;[.A1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2" calcext:value-type="float">
            <text:p>112</text:p>
          </table:table-cell>
          <table:table-cell table:formula="of:=IF([.B140]&gt;[.A1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4" calcext:value-type="float">
            <text:p>114</text:p>
          </table:table-cell>
          <table:table-cell table:formula="of:=IF([.B141]&gt;[.A1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7" calcext:value-type="float">
            <text:p>97</text:p>
          </table:table-cell>
          <table:table-cell table:formula="of:=IF([.B142]&gt;[.A1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3" calcext:value-type="float">
            <text:p>113</text:p>
          </table:table-cell>
          <table:table-cell table:formula="of:=IF([.B143]&gt;[.A1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9" calcext:value-type="float">
            <text:p>99</text:p>
          </table:table-cell>
          <table:table-cell table:formula="of:=IF([.B144]&gt;[.A1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5" calcext:value-type="float">
            <text:p>145</text:p>
          </table:table-cell>
          <table:table-cell table:formula="of:=IF([.B145]&gt;[.A1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1" calcext:value-type="float">
            <text:p>121</text:p>
          </table:table-cell>
          <table:table-cell table:formula="of:=IF([.B146]&gt;[.A1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0" calcext:value-type="float">
            <text:p>110</text:p>
          </table:table-cell>
          <table:table-cell table:formula="of:=IF([.B147]&gt;[.A1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5" calcext:value-type="float">
            <text:p>155</text:p>
          </table:table-cell>
          <table:table-cell table:formula="of:=IF([.B148]&gt;[.A1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7" calcext:value-type="float">
            <text:p>97</text:p>
          </table:table-cell>
          <table:table-cell table:formula="of:=IF([.B149]&gt;[.A1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0" calcext:value-type="float">
            <text:p>120</text:p>
          </table:table-cell>
          <table:table-cell table:formula="of:=IF([.B150]&gt;[.A1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4" calcext:value-type="float">
            <text:p>104</text:p>
          </table:table-cell>
          <table:table-cell table:formula="of:=IF([.B151]&gt;[.A1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7" calcext:value-type="float">
            <text:p>117</text:p>
          </table:table-cell>
          <table:table-cell table:formula="of:=IF([.B152]&gt;[.A1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7" calcext:value-type="float">
            <text:p>97</text:p>
          </table:table-cell>
          <table:table-cell table:formula="of:=IF([.B153]&gt;[.A1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1" calcext:value-type="float">
            <text:p>91</text:p>
          </table:table-cell>
          <table:table-cell table:formula="of:=IF([.B154]&gt;[.A1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3" calcext:value-type="float">
            <text:p>93</text:p>
          </table:table-cell>
          <table:table-cell table:formula="of:=IF([.B155]&gt;[.A1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0" calcext:value-type="float">
            <text:p>90</text:p>
          </table:table-cell>
          <table:table-cell table:formula="of:=IF([.B156]&gt;[.A1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9" calcext:value-type="float">
            <text:p>99</text:p>
          </table:table-cell>
          <table:table-cell table:formula="of:=IF([.B157]&gt;[.A1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1" calcext:value-type="float">
            <text:p>101</text:p>
          </table:table-cell>
          <table:table-cell table:formula="of:=IF([.B158]&gt;[.A1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5" calcext:value-type="float">
            <text:p>135</text:p>
          </table:table-cell>
          <table:table-cell table:formula="of:=IF([.B159]&gt;[.A1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8" calcext:value-type="float">
            <text:p>88</text:p>
          </table:table-cell>
          <table:table-cell table:formula="of:=IF([.B160]&gt;[.A1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8" calcext:value-type="float">
            <text:p>108</text:p>
          </table:table-cell>
          <table:table-cell table:formula="of:=IF([.B161]&gt;[.A1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5" calcext:value-type="float">
            <text:p>95</text:p>
          </table:table-cell>
          <table:table-cell table:formula="of:=IF([.B162]&gt;[.A1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1" calcext:value-type="float">
            <text:p>131</text:p>
          </table:table-cell>
          <table:table-cell table:formula="of:=IF([.B163]&gt;[.A1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table:formula="of:=IF([.B164]&gt;[.A1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20" calcext:value-type="float">
            <text:p>120</text:p>
          </table:table-cell>
          <table:table-cell table:formula="of:=IF([.B165]&gt;[.A1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formula="of:=IF([.B166]&gt;[.A1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  <table:table-cell table:formula="of:=IF([.B167]&gt;[.A1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9" calcext:value-type="float">
            <text:p>69</text:p>
          </table:table-cell>
          <table:table-cell table:formula="of:=IF([.B168]&gt;[.A1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59" calcext:value-type="float">
            <text:p>159</text:p>
          </table:table-cell>
          <table:table-cell table:formula="of:=IF([.B169]&gt;[.A1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7" calcext:value-type="float">
            <text:p>97</text:p>
          </table:table-cell>
          <table:table-cell table:formula="of:=IF([.B170]&gt;[.A1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4" calcext:value-type="float">
            <text:p>84</text:p>
          </table:table-cell>
          <table:table-cell table:formula="of:=IF([.B171]&gt;[.A1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6" calcext:value-type="float">
            <text:p>156</text:p>
          </table:table-cell>
          <table:table-cell table:formula="of:=IF([.B172]&gt;[.A1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2" calcext:value-type="float">
            <text:p>92</text:p>
          </table:table-cell>
          <table:table-cell table:formula="of:=IF([.B173]&gt;[.A1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1" calcext:value-type="float">
            <text:p>101</text:p>
          </table:table-cell>
          <table:table-cell table:formula="of:=IF([.B174]&gt;[.A1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0" calcext:value-type="float">
            <text:p>110</text:p>
          </table:table-cell>
          <table:table-cell table:formula="of:=IF([.B175]&gt;[.A1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30" calcext:value-type="float">
            <text:p>130</text:p>
          </table:table-cell>
          <table:table-cell table:formula="of:=IF([.B176]&gt;[.A1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 table:formula="of:=IF([.B177]&gt;[.A1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39" calcext:value-type="float">
            <text:p>139</text:p>
          </table:table-cell>
          <table:table-cell table:formula="of:=IF([.B178]&gt;[.A1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3" calcext:value-type="float">
            <text:p>123</text:p>
          </table:table-cell>
          <table:table-cell table:formula="of:=IF([.B179]&gt;[.A1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3" calcext:value-type="float">
            <text:p>113</text:p>
          </table:table-cell>
          <table:table-cell table:formula="of:=IF([.B180]&gt;[.A1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4" calcext:value-type="float">
            <text:p>124</text:p>
          </table:table-cell>
          <table:table-cell table:formula="of:=IF([.B181]&gt;[.A1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71" calcext:value-type="float">
            <text:p>171</text:p>
          </table:table-cell>
          <table:table-cell table:formula="of:=IF([.B182]&gt;[.A1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1" calcext:value-type="float">
            <text:p>101</text:p>
          </table:table-cell>
          <table:table-cell table:formula="of:=IF([.B183]&gt;[.A1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5" calcext:value-type="float">
            <text:p>145</text:p>
          </table:table-cell>
          <table:table-cell table:formula="of:=IF([.B184]&gt;[.A1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34" calcext:value-type="float">
            <text:p>134</text:p>
          </table:table-cell>
          <table:table-cell table:formula="of:=IF([.B185]&gt;[.A1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7" calcext:value-type="float">
            <text:p>67</text:p>
          </table:table-cell>
          <table:table-cell table:formula="of:=IF([.B186]&gt;[.A1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0" calcext:value-type="float">
            <text:p>110</text:p>
          </table:table-cell>
          <table:table-cell table:formula="of:=IF([.B187]&gt;[.A1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9" calcext:value-type="float">
            <text:p>109</text:p>
          </table:table-cell>
          <table:table-cell table:formula="of:=IF([.B188]&gt;[.A1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3" calcext:value-type="float">
            <text:p>143</text:p>
          </table:table-cell>
          <table:table-cell table:formula="of:=IF([.B189]&gt;[.A1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" calcext:value-type="float">
            <text:p>110</text:p>
          </table:table-cell>
          <table:table-cell table:formula="of:=IF([.B190]&gt;[.A1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4" calcext:value-type="float">
            <text:p>114</text:p>
          </table:table-cell>
          <table:table-cell table:formula="of:=IF([.B191]&gt;[.A1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5" calcext:value-type="float">
            <text:p>95</text:p>
          </table:table-cell>
          <table:table-cell table:formula="of:=IF([.B192]&gt;[.A1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1" calcext:value-type="float">
            <text:p>111</text:p>
          </table:table-cell>
          <table:table-cell table:formula="of:=IF([.B193]&gt;[.A1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9" calcext:value-type="float">
            <text:p>99</text:p>
          </table:table-cell>
          <table:table-cell table:formula="of:=IF([.B194]&gt;[.A1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5" calcext:value-type="float">
            <text:p>145</text:p>
          </table:table-cell>
          <table:table-cell table:formula="of:=IF([.B195]&gt;[.A1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0" calcext:value-type="float">
            <text:p>120</text:p>
          </table:table-cell>
          <table:table-cell table:formula="of:=IF([.B196]&gt;[.A1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9" calcext:value-type="float">
            <text:p>109</text:p>
          </table:table-cell>
          <table:table-cell table:formula="of:=IF([.B197]&gt;[.A1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1" calcext:value-type="float">
            <text:p>151</text:p>
          </table:table-cell>
          <table:table-cell table:formula="of:=IF([.B198]&gt;[.A1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6" calcext:value-type="float">
            <text:p>96</text:p>
          </table:table-cell>
          <table:table-cell table:formula="of:=IF([.B199]&gt;[.A1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7" calcext:value-type="float">
            <text:p>117</text:p>
          </table:table-cell>
          <table:table-cell table:formula="of:=IF([.B200]&gt;[.A2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table:formula="of:=IF([.B201]&gt;[.A2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1" calcext:value-type="float">
            <text:p>111</text:p>
          </table:table-cell>
          <table:table-cell table:formula="of:=IF([.B202]&gt;[.A2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6" calcext:value-type="float">
            <text:p>96</text:p>
          </table:table-cell>
          <table:table-cell table:formula="of:=IF([.B203]&gt;[.A2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6" calcext:value-type="float">
            <text:p>86</text:p>
          </table:table-cell>
          <table:table-cell table:formula="of:=IF([.B204]&gt;[.A2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3" calcext:value-type="float">
            <text:p>93</text:p>
          </table:table-cell>
          <table:table-cell table:formula="of:=IF([.B205]&gt;[.A2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0" calcext:value-type="float">
            <text:p>90</text:p>
          </table:table-cell>
          <table:table-cell table:formula="of:=IF([.B206]&gt;[.A2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7" calcext:value-type="float">
            <text:p>97</text:p>
          </table:table-cell>
          <table:table-cell table:formula="of:=IF([.B207]&gt;[.A2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table:formula="of:=IF([.B208]&gt;[.A2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33" calcext:value-type="float">
            <text:p>133</text:p>
          </table:table-cell>
          <table:table-cell table:formula="of:=IF([.B209]&gt;[.A2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7" calcext:value-type="float">
            <text:p>87</text:p>
          </table:table-cell>
          <table:table-cell table:formula="of:=IF([.B210]&gt;[.A2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9" calcext:value-type="float">
            <text:p>109</text:p>
          </table:table-cell>
          <table:table-cell table:formula="of:=IF([.B211]&gt;[.A2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4" calcext:value-type="float">
            <text:p>94</text:p>
          </table:table-cell>
          <table:table-cell table:formula="of:=IF([.B212]&gt;[.A2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9" calcext:value-type="float">
            <text:p>129</text:p>
          </table:table-cell>
          <table:table-cell table:formula="of:=IF([.B213]&gt;[.A2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table:formula="of:=IF([.B214]&gt;[.A2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8" calcext:value-type="float">
            <text:p>118</text:p>
          </table:table-cell>
          <table:table-cell table:formula="of:=IF([.B215]&gt;[.A2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2" calcext:value-type="float">
            <text:p>102</text:p>
          </table:table-cell>
          <table:table-cell table:formula="of:=IF([.B216]&gt;[.A2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table:formula="of:=IF([.B217]&gt;[.A2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9" calcext:value-type="float">
            <text:p>69</text:p>
          </table:table-cell>
          <table:table-cell table:formula="of:=IF([.B218]&gt;[.A2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4" calcext:value-type="float">
            <text:p>154</text:p>
          </table:table-cell>
          <table:table-cell table:formula="of:=IF([.B219]&gt;[.A2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4" calcext:value-type="float">
            <text:p>94</text:p>
          </table:table-cell>
          <table:table-cell table:formula="of:=IF([.B220]&gt;[.A2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3" calcext:value-type="float">
            <text:p>83</text:p>
          </table:table-cell>
          <table:table-cell table:formula="of:=IF([.B221]&gt;[.A2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4" calcext:value-type="float">
            <text:p>154</text:p>
          </table:table-cell>
          <table:table-cell table:formula="of:=IF([.B222]&gt;[.A2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1" calcext:value-type="float">
            <text:p>91</text:p>
          </table:table-cell>
          <table:table-cell table:formula="of:=IF([.B223]&gt;[.A2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9" calcext:value-type="float">
            <text:p>99</text:p>
          </table:table-cell>
          <table:table-cell table:formula="of:=IF([.B224]&gt;[.A2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9" calcext:value-type="float">
            <text:p>109</text:p>
          </table:table-cell>
          <table:table-cell table:formula="of:=IF([.B225]&gt;[.A2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29" calcext:value-type="float">
            <text:p>129</text:p>
          </table:table-cell>
          <table:table-cell table:formula="of:=IF([.B226]&gt;[.A2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7" calcext:value-type="float">
            <text:p>87</text:p>
          </table:table-cell>
          <table:table-cell table:formula="of:=IF([.B227]&gt;[.A2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38" calcext:value-type="float">
            <text:p>138</text:p>
          </table:table-cell>
          <table:table-cell table:formula="of:=IF([.B228]&gt;[.A2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  <table:table-cell table:formula="of:=IF([.B229]&gt;[.A2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table:formula="of:=IF([.B230]&gt;[.A2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2" calcext:value-type="float">
            <text:p>122</text:p>
          </table:table-cell>
          <table:table-cell table:formula="of:=IF([.B231]&gt;[.A2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72" calcext:value-type="float">
            <text:p>172</text:p>
          </table:table-cell>
          <table:table-cell table:formula="of:=IF([.B232]&gt;[.A2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1" calcext:value-type="float">
            <text:p>101</text:p>
          </table:table-cell>
          <table:table-cell table:formula="of:=IF([.B233]&gt;[.A2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3" calcext:value-type="float">
            <text:p>143</text:p>
          </table:table-cell>
          <table:table-cell table:formula="of:=IF([.B234]&gt;[.A2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33" calcext:value-type="float">
            <text:p>133</text:p>
          </table:table-cell>
          <table:table-cell table:formula="of:=IF([.B235]&gt;[.A2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7" calcext:value-type="float">
            <text:p>67</text:p>
          </table:table-cell>
          <table:table-cell table:formula="of:=IF([.B236]&gt;[.A2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1" calcext:value-type="float">
            <text:p>111</text:p>
          </table:table-cell>
          <table:table-cell table:formula="of:=IF([.B237]&gt;[.A2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7" calcext:value-type="float">
            <text:p>107</text:p>
          </table:table-cell>
          <table:table-cell table:formula="of:=IF([.B238]&gt;[.A2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3" calcext:value-type="float">
            <text:p>143</text:p>
          </table:table-cell>
          <table:table-cell table:formula="of:=IF([.B239]&gt;[.A2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6" calcext:value-type="float">
            <text:p>106</text:p>
          </table:table-cell>
          <table:table-cell table:formula="of:=IF([.B240]&gt;[.A2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3" calcext:value-type="float">
            <text:p>113</text:p>
          </table:table-cell>
          <table:table-cell table:formula="of:=IF([.B241]&gt;[.A2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table:formula="of:=IF([.B242]&gt;[.A2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0" calcext:value-type="float">
            <text:p>110</text:p>
          </table:table-cell>
          <table:table-cell table:formula="of:=IF([.B243]&gt;[.A2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6" calcext:value-type="float">
            <text:p>96</text:p>
          </table:table-cell>
          <table:table-cell table:formula="of:=IF([.B244]&gt;[.A2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6" calcext:value-type="float">
            <text:p>146</text:p>
          </table:table-cell>
          <table:table-cell table:formula="of:=IF([.B245]&gt;[.A2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table:formula="of:=IF([.B246]&gt;[.A2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9" calcext:value-type="float">
            <text:p>109</text:p>
          </table:table-cell>
          <table:table-cell table:formula="of:=IF([.B247]&gt;[.A2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0" calcext:value-type="float">
            <text:p>150</text:p>
          </table:table-cell>
          <table:table-cell table:formula="of:=IF([.B248]&gt;[.A2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6" calcext:value-type="float">
            <text:p>96</text:p>
          </table:table-cell>
          <table:table-cell table:formula="of:=IF([.B249]&gt;[.A2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8" calcext:value-type="float">
            <text:p>118</text:p>
          </table:table-cell>
          <table:table-cell table:formula="of:=IF([.B250]&gt;[.A2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4" calcext:value-type="float">
            <text:p>104</text:p>
          </table:table-cell>
          <table:table-cell table:formula="of:=IF([.B251]&gt;[.A2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9" calcext:value-type="float">
            <text:p>109</text:p>
          </table:table-cell>
          <table:table-cell table:formula="of:=IF([.B252]&gt;[.A2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4" calcext:value-type="float">
            <text:p>94</text:p>
          </table:table-cell>
          <table:table-cell table:formula="of:=IF([.B253]&gt;[.A2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6" calcext:value-type="float">
            <text:p>86</text:p>
          </table:table-cell>
          <table:table-cell table:formula="of:=IF([.B254]&gt;[.A2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3" calcext:value-type="float">
            <text:p>93</text:p>
          </table:table-cell>
          <table:table-cell table:formula="of:=IF([.B255]&gt;[.A2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0" calcext:value-type="float">
            <text:p>90</text:p>
          </table:table-cell>
          <table:table-cell table:formula="of:=IF([.B256]&gt;[.A2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7" calcext:value-type="float">
            <text:p>97</text:p>
          </table:table-cell>
          <table:table-cell table:formula="of:=IF([.B257]&gt;[.A2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9" calcext:value-type="float">
            <text:p>99</text:p>
          </table:table-cell>
          <table:table-cell table:formula="of:=IF([.B258]&gt;[.A2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3" calcext:value-type="float">
            <text:p>133</text:p>
          </table:table-cell>
          <table:table-cell table:formula="of:=IF([.B259]&gt;[.A2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5" calcext:value-type="float">
            <text:p>85</text:p>
          </table:table-cell>
          <table:table-cell table:formula="of:=IF([.B260]&gt;[.A2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  <table:table-cell table:formula="of:=IF([.B261]&gt;[.A2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4" calcext:value-type="float">
            <text:p>94</text:p>
          </table:table-cell>
          <table:table-cell table:formula="of:=IF([.B262]&gt;[.A2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28" calcext:value-type="float">
            <text:p>128</text:p>
          </table:table-cell>
          <table:table-cell table:formula="of:=IF([.B263]&gt;[.A2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table:formula="of:=IF([.B264]&gt;[.A2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3" calcext:value-type="float">
            <text:p>123</text:p>
          </table:table-cell>
          <table:table-cell table:formula="of:=IF([.B265]&gt;[.A2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1" calcext:value-type="float">
            <text:p>101</text:p>
          </table:table-cell>
          <table:table-cell table:formula="of:=IF([.B266]&gt;[.A2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table:formula="of:=IF([.B267]&gt;[.A2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9" calcext:value-type="float">
            <text:p>69</text:p>
          </table:table-cell>
          <table:table-cell table:formula="of:=IF([.B268]&gt;[.A2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58" calcext:value-type="float">
            <text:p>158</text:p>
          </table:table-cell>
          <table:table-cell table:formula="of:=IF([.B269]&gt;[.A2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table:formula="of:=IF([.B270]&gt;[.A2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table:formula="of:=IF([.B271]&gt;[.A2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2" calcext:value-type="float">
            <text:p>152</text:p>
          </table:table-cell>
          <table:table-cell table:formula="of:=IF([.B272]&gt;[.A2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1" calcext:value-type="float">
            <text:p>91</text:p>
          </table:table-cell>
          <table:table-cell table:formula="of:=IF([.B273]&gt;[.A2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8" calcext:value-type="float">
            <text:p>98</text:p>
          </table:table-cell>
          <table:table-cell table:formula="of:=IF([.B274]&gt;[.A2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9" calcext:value-type="float">
            <text:p>109</text:p>
          </table:table-cell>
          <table:table-cell table:formula="of:=IF([.B275]&gt;[.A2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9" calcext:value-type="float">
            <text:p>129</text:p>
          </table:table-cell>
          <table:table-cell table:formula="of:=IF([.B276]&gt;[.A2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2" calcext:value-type="float">
            <text:p>82</text:p>
          </table:table-cell>
          <table:table-cell table:formula="of:=IF([.B277]&gt;[.A2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37" calcext:value-type="float">
            <text:p>137</text:p>
          </table:table-cell>
          <table:table-cell table:formula="of:=IF([.B278]&gt;[.A2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  <table:table-cell table:formula="of:=IF([.B279]&gt;[.A2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8" calcext:value-type="float">
            <text:p>108</text:p>
          </table:table-cell>
          <table:table-cell table:formula="of:=IF([.B280]&gt;[.A2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3" calcext:value-type="float">
            <text:p>123</text:p>
          </table:table-cell>
          <table:table-cell table:formula="of:=IF([.B281]&gt;[.A2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70" calcext:value-type="float">
            <text:p>170</text:p>
          </table:table-cell>
          <table:table-cell table:formula="of:=IF([.B282]&gt;[.A2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2" calcext:value-type="float">
            <text:p>102</text:p>
          </table:table-cell>
          <table:table-cell table:formula="of:=IF([.B283]&gt;[.A2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3" calcext:value-type="float">
            <text:p>143</text:p>
          </table:table-cell>
          <table:table-cell table:formula="of:=IF([.B284]&gt;[.A2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32" calcext:value-type="float">
            <text:p>132</text:p>
          </table:table-cell>
          <table:table-cell table:formula="of:=IF([.B285]&gt;[.A2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7" calcext:value-type="float">
            <text:p>67</text:p>
          </table:table-cell>
          <table:table-cell table:formula="of:=IF([.B286]&gt;[.A2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0" calcext:value-type="float">
            <text:p>110</text:p>
          </table:table-cell>
          <table:table-cell table:formula="of:=IF([.B287]&gt;[.A2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6" calcext:value-type="float">
            <text:p>106</text:p>
          </table:table-cell>
          <table:table-cell table:formula="of:=IF([.B288]&gt;[.A2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2" calcext:value-type="float">
            <text:p>142</text:p>
          </table:table-cell>
          <table:table-cell table:formula="of:=IF([.B289]&gt;[.A2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5" calcext:value-type="float">
            <text:p>105</text:p>
          </table:table-cell>
          <table:table-cell table:formula="of:=IF([.B290]&gt;[.A2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1" calcext:value-type="float">
            <text:p>111</text:p>
          </table:table-cell>
          <table:table-cell table:formula="of:=IF([.B291]&gt;[.A2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4" calcext:value-type="float">
            <text:p>94</text:p>
          </table:table-cell>
          <table:table-cell table:formula="of:=IF([.B292]&gt;[.A2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8" calcext:value-type="float">
            <text:p>108</text:p>
          </table:table-cell>
          <table:table-cell table:formula="of:=IF([.B293]&gt;[.A2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6" calcext:value-type="float">
            <text:p>96</text:p>
          </table:table-cell>
          <table:table-cell table:formula="of:=IF([.B294]&gt;[.A2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table:formula="of:=IF([.B295]&gt;[.A2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0" calcext:value-type="float">
            <text:p>120</text:p>
          </table:table-cell>
          <table:table-cell table:formula="of:=IF([.B296]&gt;[.A2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4" calcext:value-type="float">
            <text:p>104</text:p>
          </table:table-cell>
          <table:table-cell table:formula="of:=IF([.B297]&gt;[.A2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9" calcext:value-type="float">
            <text:p>149</text:p>
          </table:table-cell>
          <table:table-cell table:formula="of:=IF([.B298]&gt;[.A2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7" calcext:value-type="float">
            <text:p>97</text:p>
          </table:table-cell>
          <table:table-cell table:formula="of:=IF([.B299]&gt;[.A2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6" calcext:value-type="float">
            <text:p>116</text:p>
          </table:table-cell>
          <table:table-cell table:formula="of:=IF([.B300]&gt;[.A3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2" calcext:value-type="float">
            <text:p>102</text:p>
          </table:table-cell>
          <table:table-cell table:formula="of:=IF([.B301]&gt;[.A3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table:formula="of:=IF([.B302]&gt;[.A3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4" calcext:value-type="float">
            <text:p>94</text:p>
          </table:table-cell>
          <table:table-cell table:formula="of:=IF([.B303]&gt;[.A3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3" calcext:value-type="float">
            <text:p>93</text:p>
          </table:table-cell>
          <table:table-cell table:formula="of:=IF([.B304]&gt;[.A3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table:formula="of:=IF([.B305]&gt;[.A3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1" calcext:value-type="float">
            <text:p>91</text:p>
          </table:table-cell>
          <table:table-cell table:formula="of:=IF([.B306]&gt;[.A3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8" calcext:value-type="float">
            <text:p>98</text:p>
          </table:table-cell>
          <table:table-cell table:formula="of:=IF([.B307]&gt;[.A3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table:formula="of:=IF([.B308]&gt;[.A3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1" calcext:value-type="float">
            <text:p>131</text:p>
          </table:table-cell>
          <table:table-cell table:formula="of:=IF([.B309]&gt;[.A3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6" calcext:value-type="float">
            <text:p>86</text:p>
          </table:table-cell>
          <table:table-cell table:formula="of:=IF([.B310]&gt;[.A3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table:formula="of:=IF([.B311]&gt;[.A3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3" calcext:value-type="float">
            <text:p>93</text:p>
          </table:table-cell>
          <table:table-cell table:formula="of:=IF([.B312]&gt;[.A3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9" calcext:value-type="float">
            <text:p>129</text:p>
          </table:table-cell>
          <table:table-cell table:formula="of:=IF([.B313]&gt;[.A3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table:formula="of:=IF([.B314]&gt;[.A3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3" calcext:value-type="float">
            <text:p>123</text:p>
          </table:table-cell>
          <table:table-cell table:formula="of:=IF([.B315]&gt;[.A3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table:formula="of:=IF([.B316]&gt;[.A3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7" calcext:value-type="float">
            <text:p>97</text:p>
          </table:table-cell>
          <table:table-cell table:formula="of:=IF([.B317]&gt;[.A3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9" calcext:value-type="float">
            <text:p>69</text:p>
          </table:table-cell>
          <table:table-cell table:formula="of:=IF([.B318]&gt;[.A3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8" calcext:value-type="float">
            <text:p>158</text:p>
          </table:table-cell>
          <table:table-cell table:formula="of:=IF([.B319]&gt;[.A3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4" calcext:value-type="float">
            <text:p>94</text:p>
          </table:table-cell>
          <table:table-cell table:formula="of:=IF([.B320]&gt;[.A3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table:formula="of:=IF([.B321]&gt;[.A3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2" calcext:value-type="float">
            <text:p>152</text:p>
          </table:table-cell>
          <table:table-cell table:formula="of:=IF([.B322]&gt;[.A3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table:formula="of:=IF([.B323]&gt;[.A3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8" calcext:value-type="float">
            <text:p>98</text:p>
          </table:table-cell>
          <table:table-cell table:formula="of:=IF([.B324]&gt;[.A3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table:formula="of:=IF([.B325]&gt;[.A3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2" calcext:value-type="float">
            <text:p>122</text:p>
          </table:table-cell>
          <table:table-cell table:formula="of:=IF([.B326]&gt;[.A3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table:formula="of:=IF([.B327]&gt;[.A3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9" calcext:value-type="float">
            <text:p>139</text:p>
          </table:table-cell>
          <table:table-cell table:formula="of:=IF([.B328]&gt;[.A3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3" calcext:value-type="float">
            <text:p>123</text:p>
          </table:table-cell>
          <table:table-cell table:formula="of:=IF([.B329]&gt;[.A3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6" calcext:value-type="float">
            <text:p>106</text:p>
          </table:table-cell>
          <table:table-cell table:formula="of:=IF([.B330]&gt;[.A3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9" calcext:value-type="float">
            <text:p>129</text:p>
          </table:table-cell>
          <table:table-cell table:formula="of:=IF([.B331]&gt;[.A3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70" calcext:value-type="float">
            <text:p>170</text:p>
          </table:table-cell>
          <table:table-cell table:formula="of:=IF([.B332]&gt;[.A3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2" calcext:value-type="float">
            <text:p>102</text:p>
          </table:table-cell>
          <table:table-cell table:formula="of:=IF([.B333]&gt;[.A3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2" calcext:value-type="float">
            <text:p>142</text:p>
          </table:table-cell>
          <table:table-cell table:formula="of:=IF([.B334]&gt;[.A3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3" calcext:value-type="float">
            <text:p>133</text:p>
          </table:table-cell>
          <table:table-cell table:formula="of:=IF([.B335]&gt;[.A3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6" calcext:value-type="float">
            <text:p>66</text:p>
          </table:table-cell>
          <table:table-cell table:formula="of:=IF([.B336]&gt;[.A3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table:formula="of:=IF([.B337]&gt;[.A3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6" calcext:value-type="float">
            <text:p>106</text:p>
          </table:table-cell>
          <table:table-cell table:formula="of:=IF([.B338]&gt;[.A3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0" calcext:value-type="float">
            <text:p>140</text:p>
          </table:table-cell>
          <table:table-cell table:formula="of:=IF([.B339]&gt;[.A3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4" calcext:value-type="float">
            <text:p>104</text:p>
          </table:table-cell>
          <table:table-cell table:formula="of:=IF([.B340]&gt;[.A3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1" calcext:value-type="float">
            <text:p>111</text:p>
          </table:table-cell>
          <table:table-cell table:formula="of:=IF([.B341]&gt;[.A3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3" calcext:value-type="float">
            <text:p>93</text:p>
          </table:table-cell>
          <table:table-cell table:formula="of:=IF([.B342]&gt;[.A3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4" calcext:value-type="float">
            <text:p>104</text:p>
          </table:table-cell>
          <table:table-cell table:formula="of:=IF([.B343]&gt;[.A3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7" calcext:value-type="float">
            <text:p>97</text:p>
          </table:table-cell>
          <table:table-cell table:formula="of:=IF([.B344]&gt;[.A3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table:formula="of:=IF([.B345]&gt;[.A3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  <table:table-cell table:formula="of:=IF([.B346]&gt;[.A3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4" calcext:value-type="float">
            <text:p>104</text:p>
          </table:table-cell>
          <table:table-cell table:formula="of:=IF([.B347]&gt;[.A3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6" calcext:value-type="float">
            <text:p>146</text:p>
          </table:table-cell>
          <table:table-cell table:formula="of:=IF([.B348]&gt;[.A3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7" calcext:value-type="float">
            <text:p>97</text:p>
          </table:table-cell>
          <table:table-cell table:formula="of:=IF([.B349]&gt;[.A3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6" calcext:value-type="float">
            <text:p>116</text:p>
          </table:table-cell>
          <table:table-cell table:formula="of:=IF([.B350]&gt;[.A3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1" calcext:value-type="float">
            <text:p>101</text:p>
          </table:table-cell>
          <table:table-cell table:formula="of:=IF([.B351]&gt;[.A3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8" calcext:value-type="float">
            <text:p>108</text:p>
          </table:table-cell>
          <table:table-cell table:formula="of:=IF([.B352]&gt;[.A3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3" calcext:value-type="float">
            <text:p>93</text:p>
          </table:table-cell>
          <table:table-cell table:formula="of:=IF([.B353]&gt;[.A3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1" calcext:value-type="float">
            <text:p>91</text:p>
          </table:table-cell>
          <table:table-cell table:formula="of:=IF([.B354]&gt;[.A3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1" calcext:value-type="float">
            <text:p>91</text:p>
          </table:table-cell>
          <table:table-cell table:formula="of:=IF([.B355]&gt;[.A3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1" calcext:value-type="float">
            <text:p>91</text:p>
          </table:table-cell>
          <table:table-cell table:formula="of:=IF([.B356]&gt;[.A3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5" calcext:value-type="float">
            <text:p>95</text:p>
          </table:table-cell>
          <table:table-cell table:formula="of:=IF([.B357]&gt;[.A3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table:formula="of:=IF([.B358]&gt;[.A3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32" calcext:value-type="float">
            <text:p>132</text:p>
          </table:table-cell>
          <table:table-cell table:formula="of:=IF([.B359]&gt;[.A3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table:formula="of:=IF([.B360]&gt;[.A3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table:formula="of:=IF([.B361]&gt;[.A3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3" calcext:value-type="float">
            <text:p>93</text:p>
          </table:table-cell>
          <table:table-cell table:formula="of:=IF([.B362]&gt;[.A3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8" calcext:value-type="float">
            <text:p>128</text:p>
          </table:table-cell>
          <table:table-cell table:formula="of:=IF([.B363]&gt;[.A3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table:formula="of:=IF([.B364]&gt;[.A3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2" calcext:value-type="float">
            <text:p>122</text:p>
          </table:table-cell>
          <table:table-cell table:formula="of:=IF([.B365]&gt;[.A3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9" calcext:value-type="float">
            <text:p>99</text:p>
          </table:table-cell>
          <table:table-cell table:formula="of:=IF([.B366]&gt;[.A3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7" calcext:value-type="float">
            <text:p>97</text:p>
          </table:table-cell>
          <table:table-cell table:formula="of:=IF([.B367]&gt;[.A3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9" calcext:value-type="float">
            <text:p>69</text:p>
          </table:table-cell>
          <table:table-cell table:formula="of:=IF([.B368]&gt;[.A3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7" calcext:value-type="float">
            <text:p>157</text:p>
          </table:table-cell>
          <table:table-cell table:formula="of:=IF([.B369]&gt;[.A3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7" calcext:value-type="float">
            <text:p>97</text:p>
          </table:table-cell>
          <table:table-cell table:formula="of:=IF([.B370]&gt;[.A3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9" calcext:value-type="float">
            <text:p>79</text:p>
          </table:table-cell>
          <table:table-cell table:formula="of:=IF([.B371]&gt;[.A3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50" calcext:value-type="float">
            <text:p>150</text:p>
          </table:table-cell>
          <table:table-cell table:formula="of:=IF([.B372]&gt;[.A3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table:formula="of:=IF([.B373]&gt;[.A3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7" calcext:value-type="float">
            <text:p>97</text:p>
          </table:table-cell>
          <table:table-cell table:formula="of:=IF([.B374]&gt;[.A3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9" calcext:value-type="float">
            <text:p>109</text:p>
          </table:table-cell>
          <table:table-cell table:formula="of:=IF([.B375]&gt;[.A3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7" calcext:value-type="float">
            <text:p>127</text:p>
          </table:table-cell>
          <table:table-cell table:formula="of:=IF([.B376]&gt;[.A3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table:formula="of:=IF([.B377]&gt;[.A3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6" calcext:value-type="float">
            <text:p>136</text:p>
          </table:table-cell>
          <table:table-cell table:formula="of:=IF([.B378]&gt;[.A3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table:formula="of:=IF([.B379]&gt;[.A3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table:formula="of:=IF([.B380]&gt;[.A3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table:formula="of:=IF([.B381]&gt;[.A3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8" calcext:value-type="float">
            <text:p>168</text:p>
          </table:table-cell>
          <table:table-cell table:formula="of:=IF([.B382]&gt;[.A3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2" calcext:value-type="float">
            <text:p>102</text:p>
          </table:table-cell>
          <table:table-cell table:formula="of:=IF([.B383]&gt;[.A3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3" calcext:value-type="float">
            <text:p>143</text:p>
          </table:table-cell>
          <table:table-cell table:formula="of:=IF([.B384]&gt;[.A3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0" calcext:value-type="float">
            <text:p>130</text:p>
          </table:table-cell>
          <table:table-cell table:formula="of:=IF([.B385]&gt;[.A3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formula="of:=IF([.B386]&gt;[.A3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0" calcext:value-type="float">
            <text:p>100</text:p>
          </table:table-cell>
          <table:table-cell table:formula="of:=IF([.B387]&gt;[.A3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table:formula="of:=IF([.B388]&gt;[.A3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0" calcext:value-type="float">
            <text:p>140</text:p>
          </table:table-cell>
          <table:table-cell table:formula="of:=IF([.B389]&gt;[.A3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4" calcext:value-type="float">
            <text:p>104</text:p>
          </table:table-cell>
          <table:table-cell table:formula="of:=IF([.B390]&gt;[.A3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0" calcext:value-type="float">
            <text:p>110</text:p>
          </table:table-cell>
          <table:table-cell table:formula="of:=IF([.B391]&gt;[.A3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1" calcext:value-type="float">
            <text:p>91</text:p>
          </table:table-cell>
          <table:table-cell table:formula="of:=IF([.B392]&gt;[.A3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3" calcext:value-type="float">
            <text:p>103</text:p>
          </table:table-cell>
          <table:table-cell table:formula="of:=IF([.B393]&gt;[.A3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7" calcext:value-type="float">
            <text:p>97</text:p>
          </table:table-cell>
          <table:table-cell table:formula="of:=IF([.B394]&gt;[.A3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table:formula="of:=IF([.B395]&gt;[.A3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7" calcext:value-type="float">
            <text:p>117</text:p>
          </table:table-cell>
          <table:table-cell table:formula="of:=IF([.B396]&gt;[.A3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  <table:table-cell table:formula="of:=IF([.B397]&gt;[.A397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55" calcext:value-type="float">
            <text:p>155</text:p>
          </table:table-cell>
          <table:table-cell table:formula="of:=IF([.B398]&gt;[.A3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6" calcext:value-type="float">
            <text:p>96</text:p>
          </table:table-cell>
          <table:table-cell table:formula="of:=IF([.B399]&gt;[.A3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6" calcext:value-type="float">
            <text:p>116</text:p>
          </table:table-cell>
          <table:table-cell table:formula="of:=IF([.B400]&gt;[.A4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1" calcext:value-type="float">
            <text:p>101</text:p>
          </table:table-cell>
          <table:table-cell table:formula="of:=IF([.B401]&gt;[.A4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8" calcext:value-type="float">
            <text:p>108</text:p>
          </table:table-cell>
          <table:table-cell table:formula="of:=IF([.B402]&gt;[.A4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4" calcext:value-type="float">
            <text:p>94</text:p>
          </table:table-cell>
          <table:table-cell table:formula="of:=IF([.B403]&gt;[.A4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2" calcext:value-type="float">
            <text:p>92</text:p>
          </table:table-cell>
          <table:table-cell table:formula="of:=IF([.B404]&gt;[.A4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9" calcext:value-type="float">
            <text:p>89</text:p>
          </table:table-cell>
          <table:table-cell table:formula="of:=IF([.B405]&gt;[.A4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1" calcext:value-type="float">
            <text:p>91</text:p>
          </table:table-cell>
          <table:table-cell table:formula="of:=IF([.B406]&gt;[.A4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table:formula="of:=IF([.B407]&gt;[.A4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8" calcext:value-type="float">
            <text:p>98</text:p>
          </table:table-cell>
          <table:table-cell table:formula="of:=IF([.B408]&gt;[.A4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5" calcext:value-type="float">
            <text:p>125</text:p>
          </table:table-cell>
          <table:table-cell table:formula="of:=IF([.B409]&gt;[.A4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8" calcext:value-type="float">
            <text:p>88</text:p>
          </table:table-cell>
          <table:table-cell table:formula="of:=IF([.B410]&gt;[.A4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table:formula="of:=IF([.B411]&gt;[.A4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3" calcext:value-type="float">
            <text:p>93</text:p>
          </table:table-cell>
          <table:table-cell table:formula="of:=IF([.B412]&gt;[.A4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6" calcext:value-type="float">
            <text:p>126</text:p>
          </table:table-cell>
          <table:table-cell table:formula="of:=IF([.B413]&gt;[.A4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table:formula="of:=IF([.B414]&gt;[.A4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2" calcext:value-type="float">
            <text:p>122</text:p>
          </table:table-cell>
          <table:table-cell table:formula="of:=IF([.B415]&gt;[.A4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0" calcext:value-type="float">
            <text:p>100</text:p>
          </table:table-cell>
          <table:table-cell table:formula="of:=IF([.B416]&gt;[.A4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7" calcext:value-type="float">
            <text:p>97</text:p>
          </table:table-cell>
          <table:table-cell table:formula="of:=IF([.B417]&gt;[.A4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table:formula="of:=IF([.B418]&gt;[.A4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6" calcext:value-type="float">
            <text:p>156</text:p>
          </table:table-cell>
          <table:table-cell table:formula="of:=IF([.B419]&gt;[.A4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table:formula="of:=IF([.B420]&gt;[.A4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8" calcext:value-type="float">
            <text:p>78</text:p>
          </table:table-cell>
          <table:table-cell table:formula="of:=IF([.B421]&gt;[.A4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50" calcext:value-type="float">
            <text:p>150</text:p>
          </table:table-cell>
          <table:table-cell table:formula="of:=IF([.B422]&gt;[.A4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7" calcext:value-type="float">
            <text:p>87</text:p>
          </table:table-cell>
          <table:table-cell table:formula="of:=IF([.B423]&gt;[.A4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5" calcext:value-type="float">
            <text:p>95</text:p>
          </table:table-cell>
          <table:table-cell table:formula="of:=IF([.B424]&gt;[.A4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8" calcext:value-type="float">
            <text:p>108</text:p>
          </table:table-cell>
          <table:table-cell table:formula="of:=IF([.B425]&gt;[.A4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4" calcext:value-type="float">
            <text:p>124</text:p>
          </table:table-cell>
          <table:table-cell table:formula="of:=IF([.B426]&gt;[.A4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 table:formula="of:=IF([.B427]&gt;[.A4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8" calcext:value-type="float">
            <text:p>128</text:p>
          </table:table-cell>
          <table:table-cell table:formula="of:=IF([.B428]&gt;[.A4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table:formula="of:=IF([.B429]&gt;[.A4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12" calcext:value-type="float">
            <text:p>112</text:p>
          </table:table-cell>
          <table:table-cell table:formula="of:=IF([.B430]&gt;[.A4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table:formula="of:=IF([.B431]&gt;[.A4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67" calcext:value-type="float">
            <text:p>167</text:p>
          </table:table-cell>
          <table:table-cell table:formula="of:=IF([.B432]&gt;[.A4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0" calcext:value-type="float">
            <text:p>100</text:p>
          </table:table-cell>
          <table:table-cell table:formula="of:=IF([.B433]&gt;[.A4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1" calcext:value-type="float">
            <text:p>141</text:p>
          </table:table-cell>
          <table:table-cell table:formula="of:=IF([.B434]&gt;[.A4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8" calcext:value-type="float">
            <text:p>128</text:p>
          </table:table-cell>
          <table:table-cell table:formula="of:=IF([.B435]&gt;[.A4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6" calcext:value-type="float">
            <text:p>66</text:p>
          </table:table-cell>
          <table:table-cell table:formula="of:=IF([.B436]&gt;[.A4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table:formula="of:=IF([.B437]&gt;[.A4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6" calcext:value-type="float">
            <text:p>106</text:p>
          </table:table-cell>
          <table:table-cell table:formula="of:=IF([.B438]&gt;[.A4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39" calcext:value-type="float">
            <text:p>139</text:p>
          </table:table-cell>
          <table:table-cell table:formula="of:=IF([.B439]&gt;[.A4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4" calcext:value-type="float">
            <text:p>104</text:p>
          </table:table-cell>
          <table:table-cell table:formula="of:=IF([.B440]&gt;[.A4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9" calcext:value-type="float">
            <text:p>109</text:p>
          </table:table-cell>
          <table:table-cell table:formula="of:=IF([.B441]&gt;[.A4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1" calcext:value-type="float">
            <text:p>91</text:p>
          </table:table-cell>
          <table:table-cell table:formula="of:=IF([.B442]&gt;[.A4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3" calcext:value-type="float">
            <text:p>103</text:p>
          </table:table-cell>
          <table:table-cell table:formula="of:=IF([.B443]&gt;[.A4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7" calcext:value-type="float">
            <text:p>97</text:p>
          </table:table-cell>
          <table:table-cell table:formula="of:=IF([.B444]&gt;[.A4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8" calcext:value-type="float">
            <text:p>148</text:p>
          </table:table-cell>
          <table:table-cell table:formula="of:=IF([.B445]&gt;[.A4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4" calcext:value-type="float">
            <text:p>114</text:p>
          </table:table-cell>
          <table:table-cell table:formula="of:=IF([.B446]&gt;[.A4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  <table:table-cell table:formula="of:=IF([.B447]&gt;[.A4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 table:formula="of:=IF([.B448]&gt;[.A4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6" calcext:value-type="float">
            <text:p>96</text:p>
          </table:table-cell>
          <table:table-cell table:formula="of:=IF([.B449]&gt;[.A4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7" calcext:value-type="float">
            <text:p>117</text:p>
          </table:table-cell>
          <table:table-cell table:formula="of:=IF([.B450]&gt;[.A4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1" calcext:value-type="float">
            <text:p>101</text:p>
          </table:table-cell>
          <table:table-cell table:formula="of:=IF([.B451]&gt;[.A4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  <table:table-cell table:formula="of:=IF([.B452]&gt;[.A4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4" calcext:value-type="float">
            <text:p>94</text:p>
          </table:table-cell>
          <table:table-cell table:formula="of:=IF([.B453]&gt;[.A4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1" calcext:value-type="float">
            <text:p>91</text:p>
          </table:table-cell>
          <table:table-cell table:formula="of:=IF([.B454]&gt;[.A4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9" calcext:value-type="float">
            <text:p>89</text:p>
          </table:table-cell>
          <table:table-cell table:formula="of:=IF([.B455]&gt;[.A4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0" calcext:value-type="float">
            <text:p>90</text:p>
          </table:table-cell>
          <table:table-cell table:formula="of:=IF([.B456]&gt;[.A4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4" calcext:value-type="float">
            <text:p>94</text:p>
          </table:table-cell>
          <table:table-cell table:formula="of:=IF([.B457]&gt;[.A4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7" calcext:value-type="float">
            <text:p>97</text:p>
          </table:table-cell>
          <table:table-cell table:formula="of:=IF([.B458]&gt;[.A4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3" calcext:value-type="float">
            <text:p>123</text:p>
          </table:table-cell>
          <table:table-cell table:formula="of:=IF([.B459]&gt;[.A4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9" calcext:value-type="float">
            <text:p>89</text:p>
          </table:table-cell>
          <table:table-cell table:formula="of:=IF([.B460]&gt;[.A4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table:formula="of:=IF([.B461]&gt;[.A4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3" calcext:value-type="float">
            <text:p>93</text:p>
          </table:table-cell>
          <table:table-cell table:formula="of:=IF([.B462]&gt;[.A4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6" calcext:value-type="float">
            <text:p>126</text:p>
          </table:table-cell>
          <table:table-cell table:formula="of:=IF([.B463]&gt;[.A4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table:formula="of:=IF([.B464]&gt;[.A4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2" calcext:value-type="float">
            <text:p>122</text:p>
          </table:table-cell>
          <table:table-cell table:formula="of:=IF([.B465]&gt;[.A4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9" calcext:value-type="float">
            <text:p>99</text:p>
          </table:table-cell>
          <table:table-cell table:formula="of:=IF([.B466]&gt;[.A4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6" calcext:value-type="float">
            <text:p>96</text:p>
          </table:table-cell>
          <table:table-cell table:formula="of:=IF([.B467]&gt;[.A4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table:formula="of:=IF([.B468]&gt;[.A4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56" calcext:value-type="float">
            <text:p>156</text:p>
          </table:table-cell>
          <table:table-cell table:formula="of:=IF([.B469]&gt;[.A4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table:formula="of:=IF([.B470]&gt;[.A4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7" calcext:value-type="float">
            <text:p>77</text:p>
          </table:table-cell>
          <table:table-cell table:formula="of:=IF([.B471]&gt;[.A4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51" calcext:value-type="float">
            <text:p>151</text:p>
          </table:table-cell>
          <table:table-cell table:formula="of:=IF([.B472]&gt;[.A4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5" calcext:value-type="float">
            <text:p>85</text:p>
          </table:table-cell>
          <table:table-cell table:formula="of:=IF([.B473]&gt;[.A4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4" calcext:value-type="float">
            <text:p>94</text:p>
          </table:table-cell>
          <table:table-cell table:formula="of:=IF([.B474]&gt;[.A4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8" calcext:value-type="float">
            <text:p>108</text:p>
          </table:table-cell>
          <table:table-cell table:formula="of:=IF([.B475]&gt;[.A4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5" calcext:value-type="float">
            <text:p>125</text:p>
          </table:table-cell>
          <table:table-cell table:formula="of:=IF([.B476]&gt;[.A4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1" calcext:value-type="float">
            <text:p>81</text:p>
          </table:table-cell>
          <table:table-cell table:formula="of:=IF([.B477]&gt;[.A4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3" calcext:value-type="float">
            <text:p>133</text:p>
          </table:table-cell>
          <table:table-cell table:formula="of:=IF([.B478]&gt;[.A4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4" calcext:value-type="float">
            <text:p>114</text:p>
          </table:table-cell>
          <table:table-cell table:formula="of:=IF([.B479]&gt;[.A4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3" calcext:value-type="float">
            <text:p>113</text:p>
          </table:table-cell>
          <table:table-cell table:formula="of:=IF([.B480]&gt;[.A4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7" calcext:value-type="float">
            <text:p>127</text:p>
          </table:table-cell>
          <table:table-cell table:formula="of:=IF([.B481]&gt;[.A4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67" calcext:value-type="float">
            <text:p>167</text:p>
          </table:table-cell>
          <table:table-cell table:formula="of:=IF([.B482]&gt;[.A4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9" calcext:value-type="float">
            <text:p>99</text:p>
          </table:table-cell>
          <table:table-cell table:formula="of:=IF([.B483]&gt;[.A4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0" calcext:value-type="float">
            <text:p>140</text:p>
          </table:table-cell>
          <table:table-cell table:formula="of:=IF([.B484]&gt;[.A4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6" calcext:value-type="float">
            <text:p>126</text:p>
          </table:table-cell>
          <table:table-cell table:formula="of:=IF([.B485]&gt;[.A4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2" calcext:value-type="float">
            <text:p>62</text:p>
          </table:table-cell>
          <table:table-cell table:formula="of:=IF([.B486]&gt;[.A4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IF([.B487]&gt;[.A4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table:formula="of:=IF([.B488]&gt;[.A4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37" calcext:value-type="float">
            <text:p>137</text:p>
          </table:table-cell>
          <table:table-cell table:formula="of:=IF([.B489]&gt;[.A4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2" calcext:value-type="float">
            <text:p>102</text:p>
          </table:table-cell>
          <table:table-cell table:formula="of:=IF([.B490]&gt;[.A4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7" calcext:value-type="float">
            <text:p>107</text:p>
          </table:table-cell>
          <table:table-cell table:formula="of:=IF([.B491]&gt;[.A4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table:formula="of:=IF([.B492]&gt;[.A4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1" calcext:value-type="float">
            <text:p>101</text:p>
          </table:table-cell>
          <table:table-cell table:formula="of:=IF([.B493]&gt;[.A4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4" calcext:value-type="float">
            <text:p>94</text:p>
          </table:table-cell>
          <table:table-cell table:formula="of:=IF([.B494]&gt;[.A4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table:formula="of:=IF([.B495]&gt;[.A4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5" calcext:value-type="float">
            <text:p>115</text:p>
          </table:table-cell>
          <table:table-cell table:formula="of:=IF([.B496]&gt;[.A4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6" calcext:value-type="float">
            <text:p>106</text:p>
          </table:table-cell>
          <table:table-cell table:formula="of:=IF([.B497]&gt;[.A4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1" calcext:value-type="float">
            <text:p>151</text:p>
          </table:table-cell>
          <table:table-cell table:formula="of:=IF([.B498]&gt;[.A4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6" calcext:value-type="float">
            <text:p>96</text:p>
          </table:table-cell>
          <table:table-cell table:formula="of:=IF([.B499]&gt;[.A4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5" calcext:value-type="float">
            <text:p>115</text:p>
          </table:table-cell>
          <table:table-cell table:formula="of:=IF([.B500]&gt;[.A5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2" calcext:value-type="float">
            <text:p>102</text:p>
          </table:table-cell>
          <table:table-cell table:formula="of:=IF([.B501]&gt;[.A5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formula="of:=IF([.B502]&gt;[.A5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table:formula="of:=IF([.B503]&gt;[.A5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9" calcext:value-type="float">
            <text:p>89</text:p>
          </table:table-cell>
          <table:table-cell table:formula="of:=IF([.B504]&gt;[.A5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table:formula="of:=IF([.B505]&gt;[.A5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0" calcext:value-type="float">
            <text:p>90</text:p>
          </table:table-cell>
          <table:table-cell table:formula="of:=IF([.B506]&gt;[.A5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3" calcext:value-type="float">
            <text:p>93</text:p>
          </table:table-cell>
          <table:table-cell table:formula="of:=IF([.B507]&gt;[.A5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6" calcext:value-type="float">
            <text:p>96</text:p>
          </table:table-cell>
          <table:table-cell table:formula="of:=IF([.B508]&gt;[.A5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table:formula="of:=IF([.B509]&gt;[.A5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8" calcext:value-type="float">
            <text:p>88</text:p>
          </table:table-cell>
          <table:table-cell table:formula="of:=IF([.B510]&gt;[.A5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1" calcext:value-type="float">
            <text:p>101</text:p>
          </table:table-cell>
          <table:table-cell table:formula="of:=IF([.B511]&gt;[.A5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2" calcext:value-type="float">
            <text:p>92</text:p>
          </table:table-cell>
          <table:table-cell table:formula="of:=IF([.B512]&gt;[.A5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6" calcext:value-type="float">
            <text:p>126</text:p>
          </table:table-cell>
          <table:table-cell table:formula="of:=IF([.B513]&gt;[.A5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table:formula="of:=IF([.B514]&gt;[.A5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3" calcext:value-type="float">
            <text:p>123</text:p>
          </table:table-cell>
          <table:table-cell table:formula="of:=IF([.B515]&gt;[.A5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9" calcext:value-type="float">
            <text:p>99</text:p>
          </table:table-cell>
          <table:table-cell table:formula="of:=IF([.B516]&gt;[.A5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table:formula="of:=IF([.B517]&gt;[.A5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table:formula="of:=IF([.B518]&gt;[.A5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5" calcext:value-type="float">
            <text:p>155</text:p>
          </table:table-cell>
          <table:table-cell table:formula="of:=IF([.B519]&gt;[.A5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9" calcext:value-type="float">
            <text:p>89</text:p>
          </table:table-cell>
          <table:table-cell table:formula="of:=IF([.B520]&gt;[.A5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table:formula="of:=IF([.B521]&gt;[.A5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1" calcext:value-type="float">
            <text:p>151</text:p>
          </table:table-cell>
          <table:table-cell table:formula="of:=IF([.B522]&gt;[.A5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  <table:table-cell table:formula="of:=IF([.B523]&gt;[.A5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5" calcext:value-type="float">
            <text:p>95</text:p>
          </table:table-cell>
          <table:table-cell table:formula="of:=IF([.B524]&gt;[.A5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8" calcext:value-type="float">
            <text:p>108</text:p>
          </table:table-cell>
          <table:table-cell table:formula="of:=IF([.B525]&gt;[.A5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3" calcext:value-type="float">
            <text:p>123</text:p>
          </table:table-cell>
          <table:table-cell table:formula="of:=IF([.B526]&gt;[.A5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 table:formula="of:=IF([.B527]&gt;[.A5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33" calcext:value-type="float">
            <text:p>133</text:p>
          </table:table-cell>
          <table:table-cell table:formula="of:=IF([.B528]&gt;[.A5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table:formula="of:=IF([.B529]&gt;[.A5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0" calcext:value-type="float">
            <text:p>110</text:p>
          </table:table-cell>
          <table:table-cell table:formula="of:=IF([.B530]&gt;[.A5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table:formula="of:=IF([.B531]&gt;[.A5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61" calcext:value-type="float">
            <text:p>161</text:p>
          </table:table-cell>
          <table:table-cell table:formula="of:=IF([.B532]&gt;[.A5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9" calcext:value-type="float">
            <text:p>99</text:p>
          </table:table-cell>
          <table:table-cell table:formula="of:=IF([.B533]&gt;[.A5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9" calcext:value-type="float">
            <text:p>139</text:p>
          </table:table-cell>
          <table:table-cell table:formula="of:=IF([.B534]&gt;[.A5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table:formula="of:=IF([.B535]&gt;[.A5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1" calcext:value-type="float">
            <text:p>61</text:p>
          </table:table-cell>
          <table:table-cell table:formula="of:=IF([.B536]&gt;[.A5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0" calcext:value-type="float">
            <text:p>100</text:p>
          </table:table-cell>
          <table:table-cell table:formula="of:=IF([.B537]&gt;[.A5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5" calcext:value-type="float">
            <text:p>105</text:p>
          </table:table-cell>
          <table:table-cell table:formula="of:=IF([.B538]&gt;[.A5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35" calcext:value-type="float">
            <text:p>135</text:p>
          </table:table-cell>
          <table:table-cell table:formula="of:=IF([.B539]&gt;[.A5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0" calcext:value-type="float">
            <text:p>100</text:p>
          </table:table-cell>
          <table:table-cell table:formula="of:=IF([.B540]&gt;[.A5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4" calcext:value-type="float">
            <text:p>104</text:p>
          </table:table-cell>
          <table:table-cell table:formula="of:=IF([.B541]&gt;[.A5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9" calcext:value-type="float">
            <text:p>89</text:p>
          </table:table-cell>
          <table:table-cell table:formula="of:=IF([.B542]&gt;[.A5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1" calcext:value-type="float">
            <text:p>101</text:p>
          </table:table-cell>
          <table:table-cell table:formula="of:=IF([.B543]&gt;[.A5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4" calcext:value-type="float">
            <text:p>94</text:p>
          </table:table-cell>
          <table:table-cell table:formula="of:=IF([.B544]&gt;[.A5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table:formula="of:=IF([.B545]&gt;[.A5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6" calcext:value-type="float">
            <text:p>116</text:p>
          </table:table-cell>
          <table:table-cell table:formula="of:=IF([.B546]&gt;[.A5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IF([.B547]&gt;[.A5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9" calcext:value-type="float">
            <text:p>149</text:p>
          </table:table-cell>
          <table:table-cell table:formula="of:=IF([.B548]&gt;[.A5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6" calcext:value-type="float">
            <text:p>96</text:p>
          </table:table-cell>
          <table:table-cell table:formula="of:=IF([.B549]&gt;[.A5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table:formula="of:=IF([.B550]&gt;[.A5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2" calcext:value-type="float">
            <text:p>102</text:p>
          </table:table-cell>
          <table:table-cell table:formula="of:=IF([.B551]&gt;[.A5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formula="of:=IF([.B552]&gt;[.A5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9" calcext:value-type="float">
            <text:p>89</text:p>
          </table:table-cell>
          <table:table-cell table:formula="of:=IF([.B553]&gt;[.A5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9" calcext:value-type="float">
            <text:p>89</text:p>
          </table:table-cell>
          <table:table-cell table:formula="of:=IF([.B554]&gt;[.A5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table:formula="of:=IF([.B555]&gt;[.A5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9" calcext:value-type="float">
            <text:p>89</text:p>
          </table:table-cell>
          <table:table-cell table:formula="of:=IF([.B556]&gt;[.A5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3" calcext:value-type="float">
            <text:p>93</text:p>
          </table:table-cell>
          <table:table-cell table:formula="of:=IF([.B557]&gt;[.A5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table:formula="of:=IF([.B558]&gt;[.A5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1" calcext:value-type="float">
            <text:p>121</text:p>
          </table:table-cell>
          <table:table-cell table:formula="of:=IF([.B559]&gt;[.A5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8" calcext:value-type="float">
            <text:p>88</text:p>
          </table:table-cell>
          <table:table-cell table:formula="of:=IF([.B560]&gt;[.A5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table:formula="of:=IF([.B561]&gt;[.A5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1" calcext:value-type="float">
            <text:p>91</text:p>
          </table:table-cell>
          <table:table-cell table:formula="of:=IF([.B562]&gt;[.A5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6" calcext:value-type="float">
            <text:p>126</text:p>
          </table:table-cell>
          <table:table-cell table:formula="of:=IF([.B563]&gt;[.A5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table:formula="of:=IF([.B564]&gt;[.A5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2" calcext:value-type="float">
            <text:p>122</text:p>
          </table:table-cell>
          <table:table-cell table:formula="of:=IF([.B565]&gt;[.A5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9" calcext:value-type="float">
            <text:p>99</text:p>
          </table:table-cell>
          <table:table-cell table:formula="of:=IF([.B566]&gt;[.A5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6" calcext:value-type="float">
            <text:p>96</text:p>
          </table:table-cell>
          <table:table-cell table:formula="of:=IF([.B567]&gt;[.A5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table:formula="of:=IF([.B568]&gt;[.A5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2" calcext:value-type="float">
            <text:p>152</text:p>
          </table:table-cell>
          <table:table-cell table:formula="of:=IF([.B569]&gt;[.A5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9" calcext:value-type="float">
            <text:p>89</text:p>
          </table:table-cell>
          <table:table-cell table:formula="of:=IF([.B570]&gt;[.A5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table:formula="of:=IF([.B571]&gt;[.A5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1" calcext:value-type="float">
            <text:p>151</text:p>
          </table:table-cell>
          <table:table-cell table:formula="of:=IF([.B572]&gt;[.A5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4" calcext:value-type="float">
            <text:p>84</text:p>
          </table:table-cell>
          <table:table-cell table:formula="of:=IF([.B573]&gt;[.A5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4" calcext:value-type="float">
            <text:p>94</text:p>
          </table:table-cell>
          <table:table-cell table:formula="of:=IF([.B574]&gt;[.A5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table:formula="of:=IF([.B575]&gt;[.A5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2" calcext:value-type="float">
            <text:p>122</text:p>
          </table:table-cell>
          <table:table-cell table:formula="of:=IF([.B576]&gt;[.A5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9" calcext:value-type="float">
            <text:p>79</text:p>
          </table:table-cell>
          <table:table-cell table:formula="of:=IF([.B577]&gt;[.A5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table:formula="of:=IF([.B578]&gt;[.A5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3" calcext:value-type="float">
            <text:p>113</text:p>
          </table:table-cell>
          <table:table-cell table:formula="of:=IF([.B579]&gt;[.A5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8" calcext:value-type="float">
            <text:p>108</text:p>
          </table:table-cell>
          <table:table-cell table:formula="of:=IF([.B580]&gt;[.A5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table:formula="of:=IF([.B581]&gt;[.A5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table:formula="of:=IF([.B582]&gt;[.A5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6" calcext:value-type="float">
            <text:p>96</text:p>
          </table:table-cell>
          <table:table-cell table:formula="of:=IF([.B583]&gt;[.A5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37" calcext:value-type="float">
            <text:p>137</text:p>
          </table:table-cell>
          <table:table-cell table:formula="of:=IF([.B584]&gt;[.A5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table:formula="of:=IF([.B585]&gt;[.A5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9" calcext:value-type="float">
            <text:p>59</text:p>
          </table:table-cell>
          <table:table-cell table:formula="of:=IF([.B586]&gt;[.A5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table:formula="of:=IF([.B587]&gt;[.A5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5" calcext:value-type="float">
            <text:p>105</text:p>
          </table:table-cell>
          <table:table-cell table:formula="of:=IF([.B588]&gt;[.A5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35" calcext:value-type="float">
            <text:p>135</text:p>
          </table:table-cell>
          <table:table-cell table:formula="of:=IF([.B589]&gt;[.A5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0" calcext:value-type="float">
            <text:p>100</text:p>
          </table:table-cell>
          <table:table-cell table:formula="of:=IF([.B590]&gt;[.A5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4" calcext:value-type="float">
            <text:p>104</text:p>
          </table:table-cell>
          <table:table-cell table:formula="of:=IF([.B591]&gt;[.A5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7" calcext:value-type="float">
            <text:p>87</text:p>
          </table:table-cell>
          <table:table-cell table:formula="of:=IF([.B592]&gt;[.A5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table:formula="of:=IF([.B593]&gt;[.A5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2" calcext:value-type="float">
            <text:p>92</text:p>
          </table:table-cell>
          <table:table-cell table:formula="of:=IF([.B594]&gt;[.A5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table:formula="of:=IF([.B595]&gt;[.A5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6" calcext:value-type="float">
            <text:p>116</text:p>
          </table:table-cell>
          <table:table-cell table:formula="of:=IF([.B596]&gt;[.A5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2" calcext:value-type="float">
            <text:p>102</text:p>
          </table:table-cell>
          <table:table-cell table:formula="of:=IF([.B597]&gt;[.A5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7" calcext:value-type="float">
            <text:p>147</text:p>
          </table:table-cell>
          <table:table-cell table:formula="of:=IF([.B598]&gt;[.A5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6" calcext:value-type="float">
            <text:p>96</text:p>
          </table:table-cell>
          <table:table-cell table:formula="of:=IF([.B599]&gt;[.A5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table:formula="of:=IF([.B600]&gt;[.A6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1" calcext:value-type="float">
            <text:p>101</text:p>
          </table:table-cell>
          <table:table-cell table:formula="of:=IF([.B601]&gt;[.A6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0" calcext:value-type="float">
            <text:p>110</text:p>
          </table:table-cell>
          <table:table-cell table:formula="of:=IF([.B602]&gt;[.A6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9" calcext:value-type="float">
            <text:p>89</text:p>
          </table:table-cell>
          <table:table-cell table:formula="of:=IF([.B603]&gt;[.A6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9" calcext:value-type="float">
            <text:p>89</text:p>
          </table:table-cell>
          <table:table-cell table:formula="of:=IF([.B604]&gt;[.A6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table:formula="of:=IF([.B605]&gt;[.A6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9" calcext:value-type="float">
            <text:p>89</text:p>
          </table:table-cell>
          <table:table-cell table:formula="of:=IF([.B606]&gt;[.A6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4" calcext:value-type="float">
            <text:p>94</text:p>
          </table:table-cell>
          <table:table-cell table:formula="of:=IF([.B607]&gt;[.A6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4" calcext:value-type="float">
            <text:p>94</text:p>
          </table:table-cell>
          <table:table-cell table:formula="of:=IF([.B608]&gt;[.A6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1" calcext:value-type="float">
            <text:p>121</text:p>
          </table:table-cell>
          <table:table-cell table:formula="of:=IF([.B609]&gt;[.A6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7" calcext:value-type="float">
            <text:p>87</text:p>
          </table:table-cell>
          <table:table-cell table:formula="of:=IF([.B610]&gt;[.A6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2" calcext:value-type="float">
            <text:p>102</text:p>
          </table:table-cell>
          <table:table-cell table:formula="of:=IF([.B611]&gt;[.A6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table:formula="of:=IF([.B612]&gt;[.A6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table:formula="of:=IF([.B613]&gt;[.A6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9" calcext:value-type="float">
            <text:p>99</text:p>
          </table:table-cell>
          <table:table-cell table:formula="of:=IF([.B614]&gt;[.A6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0" calcext:value-type="float">
            <text:p>120</text:p>
          </table:table-cell>
          <table:table-cell table:formula="of:=IF([.B615]&gt;[.A6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table:formula="of:=IF([.B616]&gt;[.A6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6" calcext:value-type="float">
            <text:p>96</text:p>
          </table:table-cell>
          <table:table-cell table:formula="of:=IF([.B617]&gt;[.A6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table:formula="of:=IF([.B618]&gt;[.A6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table:formula="of:=IF([.B619]&gt;[.A6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7" calcext:value-type="float">
            <text:p>87</text:p>
          </table:table-cell>
          <table:table-cell table:formula="of:=IF([.B620]&gt;[.A6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table:formula="of:=IF([.B621]&gt;[.A6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1" calcext:value-type="float">
            <text:p>151</text:p>
          </table:table-cell>
          <table:table-cell table:formula="of:=IF([.B622]&gt;[.A6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table:formula="of:=IF([.B623]&gt;[.A6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2" calcext:value-type="float">
            <text:p>92</text:p>
          </table:table-cell>
          <table:table-cell table:formula="of:=IF([.B624]&gt;[.A6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2" calcext:value-type="float">
            <text:p>102</text:p>
          </table:table-cell>
          <table:table-cell table:formula="of:=IF([.B625]&gt;[.A6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2" calcext:value-type="float">
            <text:p>122</text:p>
          </table:table-cell>
          <table:table-cell table:formula="of:=IF([.B626]&gt;[.A6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table:formula="of:=IF([.B627]&gt;[.A6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table:formula="of:=IF([.B628]&gt;[.A6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table:formula="of:=IF([.B629]&gt;[.A6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table:formula="of:=IF([.B630]&gt;[.A6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table:formula="of:=IF([.B631]&gt;[.A6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8" calcext:value-type="float">
            <text:p>158</text:p>
          </table:table-cell>
          <table:table-cell table:formula="of:=IF([.B632]&gt;[.A6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5" calcext:value-type="float">
            <text:p>95</text:p>
          </table:table-cell>
          <table:table-cell table:formula="of:=IF([.B633]&gt;[.A6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37" calcext:value-type="float">
            <text:p>137</text:p>
          </table:table-cell>
          <table:table-cell table:formula="of:=IF([.B634]&gt;[.A6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2" calcext:value-type="float">
            <text:p>122</text:p>
          </table:table-cell>
          <table:table-cell table:formula="of:=IF([.B635]&gt;[.A6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table:formula="of:=IF([.B636]&gt;[.A6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table:formula="of:=IF([.B637]&gt;[.A6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5" calcext:value-type="float">
            <text:p>105</text:p>
          </table:table-cell>
          <table:table-cell table:formula="of:=IF([.B638]&gt;[.A6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35" calcext:value-type="float">
            <text:p>135</text:p>
          </table:table-cell>
          <table:table-cell table:formula="of:=IF([.B639]&gt;[.A6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9" calcext:value-type="float">
            <text:p>99</text:p>
          </table:table-cell>
          <table:table-cell table:formula="of:=IF([.B640]&gt;[.A6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1" calcext:value-type="float">
            <text:p>101</text:p>
          </table:table-cell>
          <table:table-cell table:formula="of:=IF([.B641]&gt;[.A6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7" calcext:value-type="float">
            <text:p>87</text:p>
          </table:table-cell>
          <table:table-cell table:formula="of:=IF([.B642]&gt;[.A6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table:formula="of:=IF([.B643]&gt;[.A6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1" calcext:value-type="float">
            <text:p>91</text:p>
          </table:table-cell>
          <table:table-cell table:formula="of:=IF([.B644]&gt;[.A6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table:formula="of:=IF([.B645]&gt;[.A6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6" calcext:value-type="float">
            <text:p>116</text:p>
          </table:table-cell>
          <table:table-cell table:formula="of:=IF([.B646]&gt;[.A6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table:formula="of:=IF([.B647]&gt;[.A6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7" calcext:value-type="float">
            <text:p>147</text:p>
          </table:table-cell>
          <table:table-cell table:formula="of:=IF([.B648]&gt;[.A6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table:formula="of:=IF([.B649]&gt;[.A6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2" calcext:value-type="float">
            <text:p>112</text:p>
          </table:table-cell>
          <table:table-cell table:formula="of:=IF([.B650]&gt;[.A6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1" calcext:value-type="float">
            <text:p>101</text:p>
          </table:table-cell>
          <table:table-cell table:formula="of:=IF([.B651]&gt;[.A6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9" calcext:value-type="float">
            <text:p>109</text:p>
          </table:table-cell>
          <table:table-cell table:formula="of:=IF([.B652]&gt;[.A6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8" calcext:value-type="float">
            <text:p>98</text:p>
          </table:table-cell>
          <table:table-cell table:formula="of:=IF([.B653]&gt;[.A6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 table:formula="of:=IF([.B654]&gt;[.A6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table:formula="of:=IF([.B655]&gt;[.A6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8" calcext:value-type="float">
            <text:p>88</text:p>
          </table:table-cell>
          <table:table-cell table:formula="of:=IF([.B656]&gt;[.A6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1" calcext:value-type="float">
            <text:p>91</text:p>
          </table:table-cell>
          <table:table-cell table:formula="of:=IF([.B657]&gt;[.A6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4" calcext:value-type="float">
            <text:p>94</text:p>
          </table:table-cell>
          <table:table-cell table:formula="of:=IF([.B658]&gt;[.A6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0" calcext:value-type="float">
            <text:p>120</text:p>
          </table:table-cell>
          <table:table-cell table:formula="of:=IF([.B659]&gt;[.A6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6" calcext:value-type="float">
            <text:p>86</text:p>
          </table:table-cell>
          <table:table-cell table:formula="of:=IF([.B660]&gt;[.A6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table:formula="of:=IF([.B661]&gt;[.A6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table:formula="of:=IF([.B662]&gt;[.A6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table:formula="of:=IF([.B663]&gt;[.A6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9" calcext:value-type="float">
            <text:p>99</text:p>
          </table:table-cell>
          <table:table-cell table:formula="of:=IF([.B664]&gt;[.A6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0" calcext:value-type="float">
            <text:p>120</text:p>
          </table:table-cell>
          <table:table-cell table:formula="of:=IF([.B665]&gt;[.A6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2" calcext:value-type="float">
            <text:p>102</text:p>
          </table:table-cell>
          <table:table-cell table:formula="of:=IF([.B666]&gt;[.A6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table:formula="of:=IF([.B667]&gt;[.A6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table:formula="of:=IF([.B668]&gt;[.A6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1" calcext:value-type="float">
            <text:p>151</text:p>
          </table:table-cell>
          <table:table-cell table:formula="of:=IF([.B669]&gt;[.A6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7" calcext:value-type="float">
            <text:p>87</text:p>
          </table:table-cell>
          <table:table-cell table:formula="of:=IF([.B670]&gt;[.A6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table:formula="of:=IF([.B671]&gt;[.A6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7" calcext:value-type="float">
            <text:p>147</text:p>
          </table:table-cell>
          <table:table-cell table:formula="of:=IF([.B672]&gt;[.A6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4" calcext:value-type="float">
            <text:p>84</text:p>
          </table:table-cell>
          <table:table-cell table:formula="of:=IF([.B673]&gt;[.A6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1" calcext:value-type="float">
            <text:p>91</text:p>
          </table:table-cell>
          <table:table-cell table:formula="of:=IF([.B674]&gt;[.A6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2" calcext:value-type="float">
            <text:p>102</text:p>
          </table:table-cell>
          <table:table-cell table:formula="of:=IF([.B675]&gt;[.A6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table:formula="of:=IF([.B676]&gt;[.A6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table:formula="of:=IF([.B677]&gt;[.A6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2" calcext:value-type="float">
            <text:p>132</text:p>
          </table:table-cell>
          <table:table-cell table:formula="of:=IF([.B678]&gt;[.A6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table:formula="of:=IF([.B679]&gt;[.A6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8" calcext:value-type="float">
            <text:p>108</text:p>
          </table:table-cell>
          <table:table-cell table:formula="of:=IF([.B680]&gt;[.A6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table:formula="of:=IF([.B681]&gt;[.A6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8" calcext:value-type="float">
            <text:p>158</text:p>
          </table:table-cell>
          <table:table-cell table:formula="of:=IF([.B682]&gt;[.A6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4" calcext:value-type="float">
            <text:p>94</text:p>
          </table:table-cell>
          <table:table-cell table:formula="of:=IF([.B683]&gt;[.A6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30" calcext:value-type="float">
            <text:p>130</text:p>
          </table:table-cell>
          <table:table-cell table:formula="of:=IF([.B684]&gt;[.A6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1" calcext:value-type="float">
            <text:p>121</text:p>
          </table:table-cell>
          <table:table-cell table:formula="of:=IF([.B685]&gt;[.A6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8" calcext:value-type="float">
            <text:p>58</text:p>
          </table:table-cell>
          <table:table-cell table:formula="of:=IF([.B686]&gt;[.A6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8" calcext:value-type="float">
            <text:p>98</text:p>
          </table:table-cell>
          <table:table-cell table:formula="of:=IF([.B687]&gt;[.A6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5" calcext:value-type="float">
            <text:p>105</text:p>
          </table:table-cell>
          <table:table-cell table:formula="of:=IF([.B688]&gt;[.A6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32" calcext:value-type="float">
            <text:p>132</text:p>
          </table:table-cell>
          <table:table-cell table:formula="of:=IF([.B689]&gt;[.A6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8" calcext:value-type="float">
            <text:p>98</text:p>
          </table:table-cell>
          <table:table-cell table:formula="of:=IF([.B690]&gt;[.A6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table:formula="of:=IF([.B691]&gt;[.A6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7" calcext:value-type="float">
            <text:p>87</text:p>
          </table:table-cell>
          <table:table-cell table:formula="of:=IF([.B692]&gt;[.A6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table:formula="of:=IF([.B693]&gt;[.A6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1" calcext:value-type="float">
            <text:p>91</text:p>
          </table:table-cell>
          <table:table-cell table:formula="of:=IF([.B694]&gt;[.A6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table:formula="of:=IF([.B695]&gt;[.A6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table:formula="of:=IF([.B696]&gt;[.A6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table:formula="of:=IF([.B697]&gt;[.A6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7" calcext:value-type="float">
            <text:p>147</text:p>
          </table:table-cell>
          <table:table-cell table:formula="of:=IF([.B698]&gt;[.A6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table:formula="of:=IF([.B699]&gt;[.A6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table:formula="of:=IF([.B700]&gt;[.A7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2" calcext:value-type="float">
            <text:p>102</text:p>
          </table:table-cell>
          <table:table-cell table:formula="of:=IF([.B701]&gt;[.A7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table:formula="of:=IF([.B702]&gt;[.A7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7" calcext:value-type="float">
            <text:p>97</text:p>
          </table:table-cell>
          <table:table-cell table:formula="of:=IF([.B703]&gt;[.A7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6" calcext:value-type="float">
            <text:p>86</text:p>
          </table:table-cell>
          <table:table-cell table:formula="of:=IF([.B704]&gt;[.A7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table:formula="of:=IF([.B705]&gt;[.A7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7" calcext:value-type="float">
            <text:p>87</text:p>
          </table:table-cell>
          <table:table-cell table:formula="of:=IF([.B706]&gt;[.A7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9" calcext:value-type="float">
            <text:p>89</text:p>
          </table:table-cell>
          <table:table-cell table:formula="of:=IF([.B707]&gt;[.A7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3" calcext:value-type="float">
            <text:p>93</text:p>
          </table:table-cell>
          <table:table-cell table:formula="of:=IF([.B708]&gt;[.A7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table:formula="of:=IF([.B709]&gt;[.A7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6" calcext:value-type="float">
            <text:p>86</text:p>
          </table:table-cell>
          <table:table-cell table:formula="of:=IF([.B710]&gt;[.A7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1" calcext:value-type="float">
            <text:p>101</text:p>
          </table:table-cell>
          <table:table-cell table:formula="of:=IF([.B711]&gt;[.A7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1" calcext:value-type="float">
            <text:p>91</text:p>
          </table:table-cell>
          <table:table-cell table:formula="of:=IF([.B712]&gt;[.A7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3" calcext:value-type="float">
            <text:p>123</text:p>
          </table:table-cell>
          <table:table-cell table:formula="of:=IF([.B713]&gt;[.A7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table:formula="of:=IF([.B714]&gt;[.A7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8" calcext:value-type="float">
            <text:p>118</text:p>
          </table:table-cell>
          <table:table-cell table:formula="of:=IF([.B715]&gt;[.A7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8" calcext:value-type="float">
            <text:p>98</text:p>
          </table:table-cell>
          <table:table-cell table:formula="of:=IF([.B716]&gt;[.A7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3" calcext:value-type="float">
            <text:p>93</text:p>
          </table:table-cell>
          <table:table-cell table:formula="of:=IF([.B717]&gt;[.A7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  <table:table-cell table:formula="of:=IF([.B718]&gt;[.A7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1" calcext:value-type="float">
            <text:p>151</text:p>
          </table:table-cell>
          <table:table-cell table:formula="of:=IF([.B719]&gt;[.A7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7" calcext:value-type="float">
            <text:p>87</text:p>
          </table:table-cell>
          <table:table-cell table:formula="of:=IF([.B720]&gt;[.A7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table:formula="of:=IF([.B721]&gt;[.A7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" calcext:value-type="float">
            <text:p>144</text:p>
          </table:table-cell>
          <table:table-cell table:formula="of:=IF([.B722]&gt;[.A7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3" calcext:value-type="float">
            <text:p>83</text:p>
          </table:table-cell>
          <table:table-cell table:formula="of:=IF([.B723]&gt;[.A7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5" calcext:value-type="float">
            <text:p>85</text:p>
          </table:table-cell>
          <table:table-cell table:formula="of:=IF([.B724]&gt;[.A7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3" calcext:value-type="float">
            <text:p>103</text:p>
          </table:table-cell>
          <table:table-cell table:formula="of:=IF([.B725]&gt;[.A7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0" calcext:value-type="float">
            <text:p>120</text:p>
          </table:table-cell>
          <table:table-cell table:formula="of:=IF([.B726]&gt;[.A7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table:formula="of:=IF([.B727]&gt;[.A7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1" calcext:value-type="float">
            <text:p>131</text:p>
          </table:table-cell>
          <table:table-cell table:formula="of:=IF([.B728]&gt;[.A7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7" calcext:value-type="float">
            <text:p>117</text:p>
          </table:table-cell>
          <table:table-cell table:formula="of:=IF([.B729]&gt;[.A7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9" calcext:value-type="float">
            <text:p>109</text:p>
          </table:table-cell>
          <table:table-cell table:formula="of:=IF([.B730]&gt;[.A7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table:formula="of:=IF([.B731]&gt;[.A7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8" calcext:value-type="float">
            <text:p>158</text:p>
          </table:table-cell>
          <table:table-cell table:formula="of:=IF([.B732]&gt;[.A7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4" calcext:value-type="float">
            <text:p>94</text:p>
          </table:table-cell>
          <table:table-cell table:formula="of:=IF([.B733]&gt;[.A7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31" calcext:value-type="float">
            <text:p>131</text:p>
          </table:table-cell>
          <table:table-cell table:formula="of:=IF([.B734]&gt;[.A7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table:formula="of:=IF([.B735]&gt;[.A7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table:formula="of:=IF([.B736]&gt;[.A7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6" calcext:value-type="float">
            <text:p>96</text:p>
          </table:table-cell>
          <table:table-cell table:formula="of:=IF([.B737]&gt;[.A7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6" calcext:value-type="float">
            <text:p>106</text:p>
          </table:table-cell>
          <table:table-cell table:formula="of:=IF([.B738]&gt;[.A7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2" calcext:value-type="float">
            <text:p>132</text:p>
          </table:table-cell>
          <table:table-cell table:formula="of:=IF([.B739]&gt;[.A7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8" calcext:value-type="float">
            <text:p>98</text:p>
          </table:table-cell>
          <table:table-cell table:formula="of:=IF([.B740]&gt;[.A7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1" calcext:value-type="float">
            <text:p>101</text:p>
          </table:table-cell>
          <table:table-cell table:formula="of:=IF([.B741]&gt;[.A7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0" calcext:value-type="float">
            <text:p>80</text:p>
          </table:table-cell>
          <table:table-cell table:formula="of:=IF([.B742]&gt;[.A7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1" calcext:value-type="float">
            <text:p>101</text:p>
          </table:table-cell>
          <table:table-cell table:formula="of:=IF([.B743]&gt;[.A7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formula="of:=IF([.B744]&gt;[.A7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table:formula="of:=IF([.B745]&gt;[.A7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table:formula="of:=IF([.B746]&gt;[.A7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table:formula="of:=IF([.B747]&gt;[.A7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5" calcext:value-type="float">
            <text:p>145</text:p>
          </table:table-cell>
          <table:table-cell table:formula="of:=IF([.B748]&gt;[.A7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6" calcext:value-type="float">
            <text:p>96</text:p>
          </table:table-cell>
          <table:table-cell table:formula="of:=IF([.B749]&gt;[.A7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table:formula="of:=IF([.B750]&gt;[.A7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2" calcext:value-type="float">
            <text:p>102</text:p>
          </table:table-cell>
          <table:table-cell table:formula="of:=IF([.B751]&gt;[.A7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table:formula="of:=IF([.B752]&gt;[.A7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8" calcext:value-type="float">
            <text:p>98</text:p>
          </table:table-cell>
          <table:table-cell table:formula="of:=IF([.B753]&gt;[.A7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table:formula="of:=IF([.B754]&gt;[.A7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table:formula="of:=IF([.B755]&gt;[.A7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7" calcext:value-type="float">
            <text:p>87</text:p>
          </table:table-cell>
          <table:table-cell table:formula="of:=IF([.B756]&gt;[.A7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table:formula="of:=IF([.B757]&gt;[.A7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3" calcext:value-type="float">
            <text:p>93</text:p>
          </table:table-cell>
          <table:table-cell table:formula="of:=IF([.B758]&gt;[.A7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  <table:table-cell table:formula="of:=IF([.B759]&gt;[.A7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5" calcext:value-type="float">
            <text:p>85</text:p>
          </table:table-cell>
          <table:table-cell table:formula="of:=IF([.B760]&gt;[.A7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8" calcext:value-type="float">
            <text:p>98</text:p>
          </table:table-cell>
          <table:table-cell table:formula="of:=IF([.B761]&gt;[.A7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table:formula="of:=IF([.B762]&gt;[.A7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table:formula="of:=IF([.B763]&gt;[.A7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table:formula="of:=IF([.B764]&gt;[.A7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7" calcext:value-type="float">
            <text:p>117</text:p>
          </table:table-cell>
          <table:table-cell table:formula="of:=IF([.B765]&gt;[.A7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8" calcext:value-type="float">
            <text:p>98</text:p>
          </table:table-cell>
          <table:table-cell table:formula="of:=IF([.B766]&gt;[.A7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1" calcext:value-type="float">
            <text:p>91</text:p>
          </table:table-cell>
          <table:table-cell table:formula="of:=IF([.B767]&gt;[.A7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  <table:table-cell table:formula="of:=IF([.B768]&gt;[.A7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8" calcext:value-type="float">
            <text:p>148</text:p>
          </table:table-cell>
          <table:table-cell table:formula="of:=IF([.B769]&gt;[.A7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6" calcext:value-type="float">
            <text:p>86</text:p>
          </table:table-cell>
          <table:table-cell table:formula="of:=IF([.B770]&gt;[.A7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table:formula="of:=IF([.B771]&gt;[.A7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" calcext:value-type="float">
            <text:p>144</text:p>
          </table:table-cell>
          <table:table-cell table:formula="of:=IF([.B772]&gt;[.A7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3" calcext:value-type="float">
            <text:p>83</text:p>
          </table:table-cell>
          <table:table-cell table:formula="of:=IF([.B773]&gt;[.A7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5" calcext:value-type="float">
            <text:p>85</text:p>
          </table:table-cell>
          <table:table-cell table:formula="of:=IF([.B774]&gt;[.A7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4" calcext:value-type="float">
            <text:p>104</text:p>
          </table:table-cell>
          <table:table-cell table:formula="of:=IF([.B775]&gt;[.A7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4" calcext:value-type="float">
            <text:p>124</text:p>
          </table:table-cell>
          <table:table-cell table:formula="of:=IF([.B776]&gt;[.A7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table:formula="of:=IF([.B777]&gt;[.A7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9" calcext:value-type="float">
            <text:p>129</text:p>
          </table:table-cell>
          <table:table-cell table:formula="of:=IF([.B778]&gt;[.A7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7" calcext:value-type="float">
            <text:p>117</text:p>
          </table:table-cell>
          <table:table-cell table:formula="of:=IF([.B779]&gt;[.A7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0" calcext:value-type="float">
            <text:p>110</text:p>
          </table:table-cell>
          <table:table-cell table:formula="of:=IF([.B780]&gt;[.A7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table:formula="of:=IF([.B781]&gt;[.A7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7" calcext:value-type="float">
            <text:p>157</text:p>
          </table:table-cell>
          <table:table-cell table:formula="of:=IF([.B782]&gt;[.A7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1" calcext:value-type="float">
            <text:p>91</text:p>
          </table:table-cell>
          <table:table-cell table:formula="of:=IF([.B783]&gt;[.A7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0" calcext:value-type="float">
            <text:p>130</text:p>
          </table:table-cell>
          <table:table-cell table:formula="of:=IF([.B784]&gt;[.A7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table:formula="of:=IF([.B785]&gt;[.A7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  <table:table-cell table:formula="of:=IF([.B786]&gt;[.A7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5" calcext:value-type="float">
            <text:p>95</text:p>
          </table:table-cell>
          <table:table-cell table:formula="of:=IF([.B787]&gt;[.A7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5" calcext:value-type="float">
            <text:p>105</text:p>
          </table:table-cell>
          <table:table-cell table:formula="of:=IF([.B788]&gt;[.A7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9" calcext:value-type="float">
            <text:p>129</text:p>
          </table:table-cell>
          <table:table-cell table:formula="of:=IF([.B789]&gt;[.A7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table:formula="of:=IF([.B790]&gt;[.A7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0" calcext:value-type="float">
            <text:p>100</text:p>
          </table:table-cell>
          <table:table-cell table:formula="of:=IF([.B791]&gt;[.A7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9" calcext:value-type="float">
            <text:p>79</text:p>
          </table:table-cell>
          <table:table-cell table:formula="of:=IF([.B792]&gt;[.A7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  <table:table-cell table:formula="of:=IF([.B793]&gt;[.A7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1" calcext:value-type="float">
            <text:p>91</text:p>
          </table:table-cell>
          <table:table-cell table:formula="of:=IF([.B794]&gt;[.A7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3" calcext:value-type="float">
            <text:p>143</text:p>
          </table:table-cell>
          <table:table-cell table:formula="of:=IF([.B795]&gt;[.A7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table:formula="of:=IF([.B796]&gt;[.A7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table:formula="of:=IF([.B797]&gt;[.A7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table:formula="of:=IF([.B798]&gt;[.A7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6" calcext:value-type="float">
            <text:p>96</text:p>
          </table:table-cell>
          <table:table-cell table:formula="of:=IF([.B799]&gt;[.A7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5" calcext:value-type="float">
            <text:p>115</text:p>
          </table:table-cell>
          <table:table-cell table:formula="of:=IF([.B800]&gt;[.A8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4" calcext:value-type="float">
            <text:p>104</text:p>
          </table:table-cell>
          <table:table-cell table:formula="of:=IF([.B801]&gt;[.A8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4" calcext:value-type="float">
            <text:p>94</text:p>
          </table:table-cell>
          <table:table-cell table:formula="of:=IF([.B802]&gt;[.A8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8" calcext:value-type="float">
            <text:p>98</text:p>
          </table:table-cell>
          <table:table-cell table:formula="of:=IF([.B803]&gt;[.A8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5" calcext:value-type="float">
            <text:p>85</text:p>
          </table:table-cell>
          <table:table-cell table:formula="of:=IF([.B804]&gt;[.A8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table:formula="of:=IF([.B805]&gt;[.A8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7" calcext:value-type="float">
            <text:p>87</text:p>
          </table:table-cell>
          <table:table-cell table:formula="of:=IF([.B806]&gt;[.A8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6" calcext:value-type="float">
            <text:p>86</text:p>
          </table:table-cell>
          <table:table-cell table:formula="of:=IF([.B807]&gt;[.A8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5" calcext:value-type="float">
            <text:p>95</text:p>
          </table:table-cell>
          <table:table-cell table:formula="of:=IF([.B808]&gt;[.A8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6" calcext:value-type="float">
            <text:p>116</text:p>
          </table:table-cell>
          <table:table-cell table:formula="of:=IF([.B809]&gt;[.A8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table:formula="of:=IF([.B810]&gt;[.A810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table:formula="of:=IF([.B811]&gt;[.A8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6" calcext:value-type="float">
            <text:p>96</text:p>
          </table:table-cell>
          <table:table-cell table:formula="of:=IF([.B812]&gt;[.A8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table:formula="of:=IF([.B813]&gt;[.A8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table:formula="of:=IF([.B814]&gt;[.A8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  <table:table-cell table:formula="of:=IF([.B815]&gt;[.A8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table:formula="of:=IF([.B816]&gt;[.A8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2" calcext:value-type="float">
            <text:p>92</text:p>
          </table:table-cell>
          <table:table-cell table:formula="of:=IF([.B817]&gt;[.A8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table:formula="of:=IF([.B818]&gt;[.A8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 table:formula="of:=IF([.B819]&gt;[.A8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6" calcext:value-type="float">
            <text:p>86</text:p>
          </table:table-cell>
          <table:table-cell table:formula="of:=IF([.B820]&gt;[.A8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table:formula="of:=IF([.B821]&gt;[.A8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5" calcext:value-type="float">
            <text:p>145</text:p>
          </table:table-cell>
          <table:table-cell table:formula="of:=IF([.B822]&gt;[.A8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3" calcext:value-type="float">
            <text:p>83</text:p>
          </table:table-cell>
          <table:table-cell table:formula="of:=IF([.B823]&gt;[.A8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7" calcext:value-type="float">
            <text:p>87</text:p>
          </table:table-cell>
          <table:table-cell table:formula="of:=IF([.B824]&gt;[.A8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3" calcext:value-type="float">
            <text:p>103</text:p>
          </table:table-cell>
          <table:table-cell table:formula="of:=IF([.B825]&gt;[.A8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5" calcext:value-type="float">
            <text:p>125</text:p>
          </table:table-cell>
          <table:table-cell table:formula="of:=IF([.B826]&gt;[.A8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table:formula="of:=IF([.B827]&gt;[.A8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1" calcext:value-type="float">
            <text:p>131</text:p>
          </table:table-cell>
          <table:table-cell table:formula="of:=IF([.B828]&gt;[.A8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4" calcext:value-type="float">
            <text:p>114</text:p>
          </table:table-cell>
          <table:table-cell table:formula="of:=IF([.B829]&gt;[.A8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3" calcext:value-type="float">
            <text:p>103</text:p>
          </table:table-cell>
          <table:table-cell table:formula="of:=IF([.B830]&gt;[.A8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table:formula="of:=IF([.B831]&gt;[.A8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8" calcext:value-type="float">
            <text:p>158</text:p>
          </table:table-cell>
          <table:table-cell table:formula="of:=IF([.B832]&gt;[.A8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9" calcext:value-type="float">
            <text:p>89</text:p>
          </table:table-cell>
          <table:table-cell table:formula="of:=IF([.B833]&gt;[.A8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8" calcext:value-type="float">
            <text:p>128</text:p>
          </table:table-cell>
          <table:table-cell table:formula="of:=IF([.B834]&gt;[.A8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  <table:table-cell table:formula="of:=IF([.B835]&gt;[.A8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  <table:table-cell table:formula="of:=IF([.B836]&gt;[.A8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3" calcext:value-type="float">
            <text:p>93</text:p>
          </table:table-cell>
          <table:table-cell table:formula="of:=IF([.B837]&gt;[.A8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4" calcext:value-type="float">
            <text:p>104</text:p>
          </table:table-cell>
          <table:table-cell table:formula="of:=IF([.B838]&gt;[.A8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26" calcext:value-type="float">
            <text:p>126</text:p>
          </table:table-cell>
          <table:table-cell table:formula="of:=IF([.B839]&gt;[.A8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7" calcext:value-type="float">
            <text:p>97</text:p>
          </table:table-cell>
          <table:table-cell table:formula="of:=IF([.B840]&gt;[.A8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9" calcext:value-type="float">
            <text:p>99</text:p>
          </table:table-cell>
          <table:table-cell table:formula="of:=IF([.B841]&gt;[.A8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8" calcext:value-type="float">
            <text:p>88</text:p>
          </table:table-cell>
          <table:table-cell table:formula="of:=IF([.B842]&gt;[.A8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  <table:table-cell table:formula="of:=IF([.B843]&gt;[.A8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table:formula="of:=IF([.B844]&gt;[.A8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3" calcext:value-type="float">
            <text:p>143</text:p>
          </table:table-cell>
          <table:table-cell table:formula="of:=IF([.B845]&gt;[.A8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table:formula="of:=IF([.B846]&gt;[.A8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1" calcext:value-type="float">
            <text:p>101</text:p>
          </table:table-cell>
          <table:table-cell table:formula="of:=IF([.B847]&gt;[.A8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table:formula="of:=IF([.B848]&gt;[.A8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table:formula="of:=IF([.B849]&gt;[.A8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6" calcext:value-type="float">
            <text:p>116</text:p>
          </table:table-cell>
          <table:table-cell table:formula="of:=IF([.B850]&gt;[.A8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4" calcext:value-type="float">
            <text:p>104</text:p>
          </table:table-cell>
          <table:table-cell table:formula="of:=IF([.B851]&gt;[.A8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4" calcext:value-type="float">
            <text:p>94</text:p>
          </table:table-cell>
          <table:table-cell table:formula="of:=IF([.B852]&gt;[.A8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6" calcext:value-type="float">
            <text:p>96</text:p>
          </table:table-cell>
          <table:table-cell table:formula="of:=IF([.B853]&gt;[.A8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4" calcext:value-type="float">
            <text:p>84</text:p>
          </table:table-cell>
          <table:table-cell table:formula="of:=IF([.B854]&gt;[.A8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table:formula="of:=IF([.B855]&gt;[.A8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6" calcext:value-type="float">
            <text:p>86</text:p>
          </table:table-cell>
          <table:table-cell table:formula="of:=IF([.B856]&gt;[.A8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7" calcext:value-type="float">
            <text:p>87</text:p>
          </table:table-cell>
          <table:table-cell table:formula="of:=IF([.B857]&gt;[.A8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4" calcext:value-type="float">
            <text:p>94</text:p>
          </table:table-cell>
          <table:table-cell table:formula="of:=IF([.B858]&gt;[.A8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4" calcext:value-type="float">
            <text:p>114</text:p>
          </table:table-cell>
          <table:table-cell table:formula="of:=IF([.B859]&gt;[.A8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table:formula="of:=IF([.B860]&gt;[.A860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table:formula="of:=IF([.B861]&gt;[.A8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table:formula="of:=IF([.B862]&gt;[.A8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table:formula="of:=IF([.B863]&gt;[.A8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formula="of:=IF([.B864]&gt;[.A8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  <table:table-cell table:formula="of:=IF([.B865]&gt;[.A8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table:formula="of:=IF([.B866]&gt;[.A8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1" calcext:value-type="float">
            <text:p>91</text:p>
          </table:table-cell>
          <table:table-cell table:formula="of:=IF([.B867]&gt;[.A8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table:formula="of:=IF([.B868]&gt;[.A8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7" calcext:value-type="float">
            <text:p>147</text:p>
          </table:table-cell>
          <table:table-cell table:formula="of:=IF([.B869]&gt;[.A8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6" calcext:value-type="float">
            <text:p>86</text:p>
          </table:table-cell>
          <table:table-cell table:formula="of:=IF([.B870]&gt;[.A8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table:formula="of:=IF([.B871]&gt;[.A8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9" calcext:value-type="float">
            <text:p>149</text:p>
          </table:table-cell>
          <table:table-cell table:formula="of:=IF([.B872]&gt;[.A8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IF([.B873]&gt;[.A8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6" calcext:value-type="float">
            <text:p>86</text:p>
          </table:table-cell>
          <table:table-cell table:formula="of:=IF([.B874]&gt;[.A8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3" calcext:value-type="float">
            <text:p>103</text:p>
          </table:table-cell>
          <table:table-cell table:formula="of:=IF([.B875]&gt;[.A8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table:formula="of:=IF([.B876]&gt;[.A8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table:formula="of:=IF([.B877]&gt;[.A877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36" calcext:value-type="float">
            <text:p>136</text:p>
          </table:table-cell>
          <table:table-cell table:formula="of:=IF([.B878]&gt;[.A8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4" calcext:value-type="float">
            <text:p>114</text:p>
          </table:table-cell>
          <table:table-cell table:formula="of:=IF([.B879]&gt;[.A8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1" calcext:value-type="float">
            <text:p>101</text:p>
          </table:table-cell>
          <table:table-cell table:formula="of:=IF([.B880]&gt;[.A8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table:formula="of:=IF([.B881]&gt;[.A8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5" calcext:value-type="float">
            <text:p>155</text:p>
          </table:table-cell>
          <table:table-cell table:formula="of:=IF([.B882]&gt;[.A8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9" calcext:value-type="float">
            <text:p>89</text:p>
          </table:table-cell>
          <table:table-cell table:formula="of:=IF([.B883]&gt;[.A8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1" calcext:value-type="float">
            <text:p>131</text:p>
          </table:table-cell>
          <table:table-cell table:formula="of:=IF([.B884]&gt;[.A8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7" calcext:value-type="float">
            <text:p>117</text:p>
          </table:table-cell>
          <table:table-cell table:formula="of:=IF([.B885]&gt;[.A8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  <table:table-cell table:formula="of:=IF([.B886]&gt;[.A8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2" calcext:value-type="float">
            <text:p>92</text:p>
          </table:table-cell>
          <table:table-cell table:formula="of:=IF([.B887]&gt;[.A8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4" calcext:value-type="float">
            <text:p>104</text:p>
          </table:table-cell>
          <table:table-cell table:formula="of:=IF([.B888]&gt;[.A8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6" calcext:value-type="float">
            <text:p>126</text:p>
          </table:table-cell>
          <table:table-cell table:formula="of:=IF([.B889]&gt;[.A8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7" calcext:value-type="float">
            <text:p>97</text:p>
          </table:table-cell>
          <table:table-cell table:formula="of:=IF([.B890]&gt;[.A8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9" calcext:value-type="float">
            <text:p>99</text:p>
          </table:table-cell>
          <table:table-cell table:formula="of:=IF([.B891]&gt;[.A8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8" calcext:value-type="float">
            <text:p>88</text:p>
          </table:table-cell>
          <table:table-cell table:formula="of:=IF([.B892]&gt;[.A8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1" calcext:value-type="float">
            <text:p>101</text:p>
          </table:table-cell>
          <table:table-cell table:formula="of:=IF([.B893]&gt;[.A8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9" calcext:value-type="float">
            <text:p>89</text:p>
          </table:table-cell>
          <table:table-cell table:formula="of:=IF([.B894]&gt;[.A8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0" calcext:value-type="float">
            <text:p>140</text:p>
          </table:table-cell>
          <table:table-cell table:formula="of:=IF([.B895]&gt;[.A8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IF([.B896]&gt;[.A8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table:formula="of:=IF([.B897]&gt;[.A8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table:formula="of:=IF([.B898]&gt;[.A8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table:formula="of:=IF([.B899]&gt;[.A8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table:formula="of:=IF([.B900]&gt;[.A9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4" calcext:value-type="float">
            <text:p>104</text:p>
          </table:table-cell>
          <table:table-cell table:formula="of:=IF([.B901]&gt;[.A9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4" calcext:value-type="float">
            <text:p>94</text:p>
          </table:table-cell>
          <table:table-cell table:formula="of:=IF([.B902]&gt;[.A9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6" calcext:value-type="float">
            <text:p>96</text:p>
          </table:table-cell>
          <table:table-cell table:formula="of:=IF([.B903]&gt;[.A9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3" calcext:value-type="float">
            <text:p>83</text:p>
          </table:table-cell>
          <table:table-cell table:formula="of:=IF([.B904]&gt;[.A9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table:formula="of:=IF([.B905]&gt;[.A9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table:formula="of:=IF([.B906]&gt;[.A9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7" calcext:value-type="float">
            <text:p>87</text:p>
          </table:table-cell>
          <table:table-cell table:formula="of:=IF([.B907]&gt;[.A9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0" calcext:value-type="float">
            <text:p>90</text:p>
          </table:table-cell>
          <table:table-cell table:formula="of:=IF([.B908]&gt;[.A9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 table:formula="of:=IF([.B909]&gt;[.A9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table:formula="of:=IF([.B910]&gt;[.A9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table:formula="of:=IF([.B911]&gt;[.A9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1" calcext:value-type="float">
            <text:p>91</text:p>
          </table:table-cell>
          <table:table-cell table:formula="of:=IF([.B912]&gt;[.A9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formula="of:=IF([.B913]&gt;[.A9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table:formula="of:=IF([.B914]&gt;[.A9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7" calcext:value-type="float">
            <text:p>117</text:p>
          </table:table-cell>
          <table:table-cell table:formula="of:=IF([.B915]&gt;[.A9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8" calcext:value-type="float">
            <text:p>98</text:p>
          </table:table-cell>
          <table:table-cell table:formula="of:=IF([.B916]&gt;[.A9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1" calcext:value-type="float">
            <text:p>91</text:p>
          </table:table-cell>
          <table:table-cell table:formula="of:=IF([.B917]&gt;[.A9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 table:formula="of:=IF([.B918]&gt;[.A9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table:formula="of:=IF([.B919]&gt;[.A9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5" calcext:value-type="float">
            <text:p>85</text:p>
          </table:table-cell>
          <table:table-cell table:formula="of:=IF([.B920]&gt;[.A9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table:formula="of:=IF([.B921]&gt;[.A9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6" calcext:value-type="float">
            <text:p>146</text:p>
          </table:table-cell>
          <table:table-cell table:formula="of:=IF([.B922]&gt;[.A9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table:formula="of:=IF([.B923]&gt;[.A9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6" calcext:value-type="float">
            <text:p>86</text:p>
          </table:table-cell>
          <table:table-cell table:formula="of:=IF([.B924]&gt;[.A9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4" calcext:value-type="float">
            <text:p>104</text:p>
          </table:table-cell>
          <table:table-cell table:formula="of:=IF([.B925]&gt;[.A9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table:formula="of:=IF([.B926]&gt;[.A9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table:formula="of:=IF([.B927]&gt;[.A9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table:formula="of:=IF([.B928]&gt;[.A9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table:formula="of:=IF([.B929]&gt;[.A9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8" calcext:value-type="float">
            <text:p>108</text:p>
          </table:table-cell>
          <table:table-cell table:formula="of:=IF([.B930]&gt;[.A9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table:formula="of:=IF([.B931]&gt;[.A9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2" calcext:value-type="float">
            <text:p>152</text:p>
          </table:table-cell>
          <table:table-cell table:formula="of:=IF([.B932]&gt;[.A9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9" calcext:value-type="float">
            <text:p>89</text:p>
          </table:table-cell>
          <table:table-cell table:formula="of:=IF([.B933]&gt;[.A933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37" calcext:value-type="float">
            <text:p>137</text:p>
          </table:table-cell>
          <table:table-cell table:formula="of:=IF([.B934]&gt;[.A9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table:formula="of:=IF([.B935]&gt;[.A9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4" calcext:value-type="float">
            <text:p>54</text:p>
          </table:table-cell>
          <table:table-cell table:formula="of:=IF([.B936]&gt;[.A9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3" calcext:value-type="float">
            <text:p>93</text:p>
          </table:table-cell>
          <table:table-cell table:formula="of:=IF([.B937]&gt;[.A9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7" calcext:value-type="float">
            <text:p>97</text:p>
          </table:table-cell>
          <table:table-cell table:formula="of:=IF([.B938]&gt;[.A9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6" calcext:value-type="float">
            <text:p>126</text:p>
          </table:table-cell>
          <table:table-cell table:formula="of:=IF([.B939]&gt;[.A9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table:formula="of:=IF([.B940]&gt;[.A9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9" calcext:value-type="float">
            <text:p>99</text:p>
          </table:table-cell>
          <table:table-cell table:formula="of:=IF([.B941]&gt;[.A9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 table:formula="of:=IF([.B942]&gt;[.A9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2" calcext:value-type="float">
            <text:p>102</text:p>
          </table:table-cell>
          <table:table-cell table:formula="of:=IF([.B943]&gt;[.A9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8" calcext:value-type="float">
            <text:p>88</text:p>
          </table:table-cell>
          <table:table-cell table:formula="of:=IF([.B944]&gt;[.A9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8" calcext:value-type="float">
            <text:p>138</text:p>
          </table:table-cell>
          <table:table-cell table:formula="of:=IF([.B945]&gt;[.A9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table:formula="of:=IF([.B946]&gt;[.A9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2" calcext:value-type="float">
            <text:p>102</text:p>
          </table:table-cell>
          <table:table-cell table:formula="of:=IF([.B947]&gt;[.A9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table:formula="of:=IF([.B948]&gt;[.A9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table:formula="of:=IF([.B949]&gt;[.A9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table:formula="of:=IF([.B950]&gt;[.A9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5" calcext:value-type="float">
            <text:p>105</text:p>
          </table:table-cell>
          <table:table-cell table:formula="of:=IF([.B951]&gt;[.A9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5" calcext:value-type="float">
            <text:p>105</text:p>
          </table:table-cell>
          <table:table-cell table:formula="of:=IF([.B952]&gt;[.A9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6" calcext:value-type="float">
            <text:p>96</text:p>
          </table:table-cell>
          <table:table-cell table:formula="of:=IF([.B953]&gt;[.A9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2" calcext:value-type="float">
            <text:p>82</text:p>
          </table:table-cell>
          <table:table-cell table:formula="of:=IF([.B954]&gt;[.A9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table:formula="of:=IF([.B955]&gt;[.A9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5" calcext:value-type="float">
            <text:p>85</text:p>
          </table:table-cell>
          <table:table-cell table:formula="of:=IF([.B956]&gt;[.A9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6" calcext:value-type="float">
            <text:p>86</text:p>
          </table:table-cell>
          <table:table-cell table:formula="of:=IF([.B957]&gt;[.A9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0" calcext:value-type="float">
            <text:p>90</text:p>
          </table:table-cell>
          <table:table-cell table:formula="of:=IF([.B958]&gt;[.A9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  <table:table-cell table:formula="of:=IF([.B959]&gt;[.A9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table:formula="of:=IF([.B960]&gt;[.A9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table:formula="of:=IF([.B961]&gt;[.A9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2" calcext:value-type="float">
            <text:p>92</text:p>
          </table:table-cell>
          <table:table-cell table:formula="of:=IF([.B962]&gt;[.A9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formula="of:=IF([.B963]&gt;[.A9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table:formula="of:=IF([.B964]&gt;[.A9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6" calcext:value-type="float">
            <text:p>116</text:p>
          </table:table-cell>
          <table:table-cell table:formula="of:=IF([.B965]&gt;[.A9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table:formula="of:=IF([.B966]&gt;[.A9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table:formula="of:=IF([.B967]&gt;[.A9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table:formula="of:=IF([.B968]&gt;[.A9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table:formula="of:=IF([.B969]&gt;[.A9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6" calcext:value-type="float">
            <text:p>86</text:p>
          </table:table-cell>
          <table:table-cell table:formula="of:=IF([.B970]&gt;[.A9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table:formula="of:=IF([.B971]&gt;[.A9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table:formula="of:=IF([.B972]&gt;[.A9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table:formula="of:=IF([.B973]&gt;[.A9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table:formula="of:=IF([.B974]&gt;[.A9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3" calcext:value-type="float">
            <text:p>103</text:p>
          </table:table-cell>
          <table:table-cell table:formula="of:=IF([.B975]&gt;[.A9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table:formula="of:=IF([.B976]&gt;[.A9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table:formula="of:=IF([.B977]&gt;[.A9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  <table:table-cell table:formula="of:=IF([.B978]&gt;[.A9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6" calcext:value-type="float">
            <text:p>116</text:p>
          </table:table-cell>
          <table:table-cell table:formula="of:=IF([.B979]&gt;[.A9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table:formula="of:=IF([.B980]&gt;[.A9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table:formula="of:=IF([.B981]&gt;[.A9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1" calcext:value-type="float">
            <text:p>151</text:p>
          </table:table-cell>
          <table:table-cell table:formula="of:=IF([.B982]&gt;[.A9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0" calcext:value-type="float">
            <text:p>90</text:p>
          </table:table-cell>
          <table:table-cell table:formula="of:=IF([.B983]&gt;[.A9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table:formula="of:=IF([.B984]&gt;[.A9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4" calcext:value-type="float">
            <text:p>114</text:p>
          </table:table-cell>
          <table:table-cell table:formula="of:=IF([.B985]&gt;[.A9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4" calcext:value-type="float">
            <text:p>54</text:p>
          </table:table-cell>
          <table:table-cell table:formula="of:=IF([.B986]&gt;[.A9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3" calcext:value-type="float">
            <text:p>93</text:p>
          </table:table-cell>
          <table:table-cell table:formula="of:=IF([.B987]&gt;[.A9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  <table:table-cell table:formula="of:=IF([.B988]&gt;[.A9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4" calcext:value-type="float">
            <text:p>124</text:p>
          </table:table-cell>
          <table:table-cell table:formula="of:=IF([.B989]&gt;[.A9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8" calcext:value-type="float">
            <text:p>98</text:p>
          </table:table-cell>
          <table:table-cell table:formula="of:=IF([.B990]&gt;[.A9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9" calcext:value-type="float">
            <text:p>99</text:p>
          </table:table-cell>
          <table:table-cell table:formula="of:=IF([.B991]&gt;[.A9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7" calcext:value-type="float">
            <text:p>87</text:p>
          </table:table-cell>
          <table:table-cell table:formula="of:=IF([.B992]&gt;[.A9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table:formula="of:=IF([.B993]&gt;[.A9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8" calcext:value-type="float">
            <text:p>88</text:p>
          </table:table-cell>
          <table:table-cell table:formula="of:=IF([.B994]&gt;[.A9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" calcext:value-type="float">
            <text:p>144</text:p>
          </table:table-cell>
          <table:table-cell table:formula="of:=IF([.B995]&gt;[.A9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table:formula="of:=IF([.B996]&gt;[.A9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2" calcext:value-type="float">
            <text:p>102</text:p>
          </table:table-cell>
          <table:table-cell table:formula="of:=IF([.B997]&gt;[.A9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table:formula="of:=IF([.B998]&gt;[.A9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table:formula="of:=IF([.B999]&gt;[.A9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table:formula="of:=IF([.B1000]&gt;[.A10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table:formula="of:=IF([.B1001]&gt;[.A10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6" calcext:value-type="float">
            <text:p>106</text:p>
          </table:table-cell>
          <table:table-cell table:formula="of:=IF([.B1002]&gt;[.A10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6" calcext:value-type="float">
            <text:p>96</text:p>
          </table:table-cell>
          <table:table-cell table:formula="of:=IF([.B1003]&gt;[.A10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table:formula="of:=IF([.B1004]&gt;[.A10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table:formula="of:=IF([.B1005]&gt;[.A10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table:formula="of:=IF([.B1006]&gt;[.A10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7" calcext:value-type="float">
            <text:p>87</text:p>
          </table:table-cell>
          <table:table-cell table:formula="of:=IF([.B1007]&gt;[.A10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0" calcext:value-type="float">
            <text:p>90</text:p>
          </table:table-cell>
          <table:table-cell table:formula="of:=IF([.B1008]&gt;[.A10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 table:formula="of:=IF([.B1009]&gt;[.A10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table:formula="of:=IF([.B1010]&gt;[.A10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table:formula="of:=IF([.B1011]&gt;[.A10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2" calcext:value-type="float">
            <text:p>92</text:p>
          </table:table-cell>
          <table:table-cell table:formula="of:=IF([.B1012]&gt;[.A1012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 table:formula="of:=IF([.B1013]&gt;[.A10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table:formula="of:=IF([.B1014]&gt;[.A10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5" calcext:value-type="float">
            <text:p>115</text:p>
          </table:table-cell>
          <table:table-cell table:formula="of:=IF([.B1015]&gt;[.A10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table:formula="of:=IF([.B1016]&gt;[.A10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table:formula="of:=IF([.B1017]&gt;[.A10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table:formula="of:=IF([.B1018]&gt;[.A10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  <table:table-cell table:formula="of:=IF([.B1019]&gt;[.A10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9" calcext:value-type="float">
            <text:p>89</text:p>
          </table:table-cell>
          <table:table-cell table:formula="of:=IF([.B1020]&gt;[.A10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table:formula="of:=IF([.B1021]&gt;[.A10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5" calcext:value-type="float">
            <text:p>145</text:p>
          </table:table-cell>
          <table:table-cell table:formula="of:=IF([.B1022]&gt;[.A10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table:formula="of:=IF([.B1023]&gt;[.A10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table:formula="of:=IF([.B1024]&gt;[.A10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2" calcext:value-type="float">
            <text:p>102</text:p>
          </table:table-cell>
          <table:table-cell table:formula="of:=IF([.B1025]&gt;[.A10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8" calcext:value-type="float">
            <text:p>118</text:p>
          </table:table-cell>
          <table:table-cell table:formula="of:=IF([.B1026]&gt;[.A10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table:formula="of:=IF([.B1027]&gt;[.A10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table:formula="of:=IF([.B1028]&gt;[.A10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table:formula="of:=IF([.B1029]&gt;[.A10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table:formula="of:=IF([.B1030]&gt;[.A10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table:formula="of:=IF([.B1031]&gt;[.A10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1" calcext:value-type="float">
            <text:p>151</text:p>
          </table:table-cell>
          <table:table-cell table:formula="of:=IF([.B1032]&gt;[.A10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9" calcext:value-type="float">
            <text:p>89</text:p>
          </table:table-cell>
          <table:table-cell table:formula="of:=IF([.B1033]&gt;[.A10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table:formula="of:=IF([.B1034]&gt;[.A10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4" calcext:value-type="float">
            <text:p>114</text:p>
          </table:table-cell>
          <table:table-cell table:formula="of:=IF([.B1035]&gt;[.A10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3" calcext:value-type="float">
            <text:p>53</text:p>
          </table:table-cell>
          <table:table-cell table:formula="of:=IF([.B1036]&gt;[.A10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2" calcext:value-type="float">
            <text:p>92</text:p>
          </table:table-cell>
          <table:table-cell table:formula="of:=IF([.B1037]&gt;[.A10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3" calcext:value-type="float">
            <text:p>103</text:p>
          </table:table-cell>
          <table:table-cell table:formula="of:=IF([.B1038]&gt;[.A10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3" calcext:value-type="float">
            <text:p>123</text:p>
          </table:table-cell>
          <table:table-cell table:formula="of:=IF([.B1039]&gt;[.A10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9" calcext:value-type="float">
            <text:p>99</text:p>
          </table:table-cell>
          <table:table-cell table:formula="of:=IF([.B1040]&gt;[.A10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9" calcext:value-type="float">
            <text:p>99</text:p>
          </table:table-cell>
          <table:table-cell table:formula="of:=IF([.B1041]&gt;[.A10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table:formula="of:=IF([.B1042]&gt;[.A10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table:formula="of:=IF([.B1043]&gt;[.A10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9" calcext:value-type="float">
            <text:p>89</text:p>
          </table:table-cell>
          <table:table-cell table:formula="of:=IF([.B1044]&gt;[.A10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table:formula="of:=IF([.B1045]&gt;[.A10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table:formula="of:=IF([.B1046]&gt;[.A10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2" calcext:value-type="float">
            <text:p>102</text:p>
          </table:table-cell>
          <table:table-cell table:formula="of:=IF([.B1047]&gt;[.A10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1" calcext:value-type="float">
            <text:p>141</text:p>
          </table:table-cell>
          <table:table-cell table:formula="of:=IF([.B1048]&gt;[.A10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formula="of:=IF([.B1049]&gt;[.A1049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table:formula="of:=IF([.B1050]&gt;[.A10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table:formula="of:=IF([.B1051]&gt;[.A10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6" calcext:value-type="float">
            <text:p>106</text:p>
          </table:table-cell>
          <table:table-cell table:formula="of:=IF([.B1052]&gt;[.A10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5" calcext:value-type="float">
            <text:p>95</text:p>
          </table:table-cell>
          <table:table-cell table:formula="of:=IF([.B1053]&gt;[.A10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table:formula="of:=IF([.B1054]&gt;[.A10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table:formula="of:=IF([.B1055]&gt;[.A10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6" calcext:value-type="float">
            <text:p>86</text:p>
          </table:table-cell>
          <table:table-cell table:formula="of:=IF([.B1056]&gt;[.A10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7" calcext:value-type="float">
            <text:p>87</text:p>
          </table:table-cell>
          <table:table-cell table:formula="of:=IF([.B1057]&gt;[.A10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8" calcext:value-type="float">
            <text:p>88</text:p>
          </table:table-cell>
          <table:table-cell table:formula="of:=IF([.B1058]&gt;[.A10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8" calcext:value-type="float">
            <text:p>118</text:p>
          </table:table-cell>
          <table:table-cell table:formula="of:=IF([.B1059]&gt;[.A10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table:formula="of:=IF([.B1060]&gt;[.A10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table:formula="of:=IF([.B1061]&gt;[.A10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 table:formula="of:=IF([.B1062]&gt;[.A10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2" calcext:value-type="float">
            <text:p>122</text:p>
          </table:table-cell>
          <table:table-cell table:formula="of:=IF([.B1063]&gt;[.A10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table:formula="of:=IF([.B1064]&gt;[.A10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3" calcext:value-type="float">
            <text:p>113</text:p>
          </table:table-cell>
          <table:table-cell table:formula="of:=IF([.B1065]&gt;[.A10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table:formula="of:=IF([.B1066]&gt;[.A10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9" calcext:value-type="float">
            <text:p>89</text:p>
          </table:table-cell>
          <table:table-cell table:formula="of:=IF([.B1067]&gt;[.A10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table:formula="of:=IF([.B1068]&gt;[.A10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table:formula="of:=IF([.B1069]&gt;[.A10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 table:formula="of:=IF([.B1070]&gt;[.A10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table:formula="of:=IF([.B1071]&gt;[.A10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5" calcext:value-type="float">
            <text:p>145</text:p>
          </table:table-cell>
          <table:table-cell table:formula="of:=IF([.B1072]&gt;[.A10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table:formula="of:=IF([.B1073]&gt;[.A10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table:formula="of:=IF([.B1074]&gt;[.A10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table:formula="of:=IF([.B1075]&gt;[.A10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8" calcext:value-type="float">
            <text:p>118</text:p>
          </table:table-cell>
          <table:table-cell table:formula="of:=IF([.B1076]&gt;[.A10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table:formula="of:=IF([.B1077]&gt;[.A10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4" calcext:value-type="float">
            <text:p>124</text:p>
          </table:table-cell>
          <table:table-cell table:formula="of:=IF([.B1078]&gt;[.A10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table:formula="of:=IF([.B1079]&gt;[.A1079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16" calcext:value-type="float">
            <text:p>116</text:p>
          </table:table-cell>
          <table:table-cell table:formula="of:=IF([.B1080]&gt;[.A10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formula="of:=IF([.B1081]&gt;[.A10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9" calcext:value-type="float">
            <text:p>149</text:p>
          </table:table-cell>
          <table:table-cell table:formula="of:=IF([.B1082]&gt;[.A10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9" calcext:value-type="float">
            <text:p>89</text:p>
          </table:table-cell>
          <table:table-cell table:formula="of:=IF([.B1083]&gt;[.A10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table:formula="of:=IF([.B1084]&gt;[.A10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table:formula="of:=IF([.B1085]&gt;[.A10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3" calcext:value-type="float">
            <text:p>53</text:p>
          </table:table-cell>
          <table:table-cell table:formula="of:=IF([.B1086]&gt;[.A10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table:formula="of:=IF([.B1087]&gt;[.A10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3" calcext:value-type="float">
            <text:p>103</text:p>
          </table:table-cell>
          <table:table-cell table:formula="of:=IF([.B1088]&gt;[.A10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4" calcext:value-type="float">
            <text:p>124</text:p>
          </table:table-cell>
          <table:table-cell table:formula="of:=IF([.B1089]&gt;[.A10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8" calcext:value-type="float">
            <text:p>98</text:p>
          </table:table-cell>
          <table:table-cell table:formula="of:=IF([.B1090]&gt;[.A10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8" calcext:value-type="float">
            <text:p>98</text:p>
          </table:table-cell>
          <table:table-cell table:formula="of:=IF([.B1091]&gt;[.A10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table:formula="of:=IF([.B1092]&gt;[.A10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table:formula="of:=IF([.B1093]&gt;[.A10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9" calcext:value-type="float">
            <text:p>89</text:p>
          </table:table-cell>
          <table:table-cell table:formula="of:=IF([.B1094]&gt;[.A10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8" calcext:value-type="float">
            <text:p>138</text:p>
          </table:table-cell>
          <table:table-cell table:formula="of:=IF([.B1095]&gt;[.A10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1" calcext:value-type="float">
            <text:p>111</text:p>
          </table:table-cell>
          <table:table-cell table:formula="of:=IF([.B1096]&gt;[.A10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table:formula="of:=IF([.B1097]&gt;[.A1097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table:formula="of:=IF([.B1098]&gt;[.A10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formula="of:=IF([.B1099]&gt;[.A10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table:formula="of:=IF([.B1100]&gt;[.A11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table:formula="of:=IF([.B1101]&gt;[.A11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table:formula="of:=IF([.B1102]&gt;[.A11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5" calcext:value-type="float">
            <text:p>95</text:p>
          </table:table-cell>
          <table:table-cell table:formula="of:=IF([.B1103]&gt;[.A11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table:formula="of:=IF([.B1104]&gt;[.A11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table:formula="of:=IF([.B1105]&gt;[.A11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6" calcext:value-type="float">
            <text:p>86</text:p>
          </table:table-cell>
          <table:table-cell table:formula="of:=IF([.B1106]&gt;[.A11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table:formula="of:=IF([.B1107]&gt;[.A11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table:formula="of:=IF([.B1108]&gt;[.A11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9" calcext:value-type="float">
            <text:p>119</text:p>
          </table:table-cell>
          <table:table-cell table:formula="of:=IF([.B1109]&gt;[.A11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table:formula="of:=IF([.B1110]&gt;[.A11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table:formula="of:=IF([.B1111]&gt;[.A11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2" calcext:value-type="float">
            <text:p>92</text:p>
          </table:table-cell>
          <table:table-cell table:formula="of:=IF([.B1112]&gt;[.A11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2" calcext:value-type="float">
            <text:p>122</text:p>
          </table:table-cell>
          <table:table-cell table:formula="of:=IF([.B1113]&gt;[.A11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table:formula="of:=IF([.B1114]&gt;[.A11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table:formula="of:=IF([.B1115]&gt;[.A11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table:formula="of:=IF([.B1116]&gt;[.A11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table:formula="of:=IF([.B1117]&gt;[.A11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table:formula="of:=IF([.B1118]&gt;[.A11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table:formula="of:=IF([.B1119]&gt;[.A11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table:formula="of:=IF([.B1120]&gt;[.A11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table:formula="of:=IF([.B1121]&gt;[.A11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table:formula="of:=IF([.B1122]&gt;[.A11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table:formula="of:=IF([.B1123]&gt;[.A11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table:formula="of:=IF([.B1124]&gt;[.A11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table:formula="of:=IF([.B1125]&gt;[.A11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8" calcext:value-type="float">
            <text:p>118</text:p>
          </table:table-cell>
          <table:table-cell table:formula="of:=IF([.B1126]&gt;[.A11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table:formula="of:=IF([.B1127]&gt;[.A11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table:formula="of:=IF([.B1128]&gt;[.A11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table:formula="of:=IF([.B1129]&gt;[.A1129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  <table:table-cell table:formula="of:=IF([.B1130]&gt;[.A11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table:formula="of:=IF([.B1131]&gt;[.A11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9" calcext:value-type="float">
            <text:p>149</text:p>
          </table:table-cell>
          <table:table-cell table:formula="of:=IF([.B1132]&gt;[.A11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6" calcext:value-type="float">
            <text:p>86</text:p>
          </table:table-cell>
          <table:table-cell table:formula="of:=IF([.B1133]&gt;[.A11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6" calcext:value-type="float">
            <text:p>126</text:p>
          </table:table-cell>
          <table:table-cell table:formula="of:=IF([.B1134]&gt;[.A11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table:formula="of:=IF([.B1135]&gt;[.A11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table:formula="of:=IF([.B1136]&gt;[.A11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9" calcext:value-type="float">
            <text:p>89</text:p>
          </table:table-cell>
          <table:table-cell table:formula="of:=IF([.B1137]&gt;[.A11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3" calcext:value-type="float">
            <text:p>103</text:p>
          </table:table-cell>
          <table:table-cell table:formula="of:=IF([.B1138]&gt;[.A11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4" calcext:value-type="float">
            <text:p>124</text:p>
          </table:table-cell>
          <table:table-cell table:formula="of:=IF([.B1139]&gt;[.A11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table:formula="of:=IF([.B1140]&gt;[.A11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2" calcext:value-type="float">
            <text:p>102</text:p>
          </table:table-cell>
          <table:table-cell table:formula="of:=IF([.B1141]&gt;[.A11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table:formula="of:=IF([.B1142]&gt;[.A11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table:formula="of:=IF([.B1143]&gt;[.A11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  <table:table-cell table:formula="of:=IF([.B1144]&gt;[.A11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formula="of:=IF([.B1145]&gt;[.A11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table:formula="of:=IF([.B1146]&gt;[.A11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table:formula="of:=IF([.B1147]&gt;[.A11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table:formula="of:=IF([.B1148]&gt;[.A11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table:formula="of:=IF([.B1149]&gt;[.A11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8" calcext:value-type="float">
            <text:p>98</text:p>
          </table:table-cell>
          <table:table-cell table:formula="of:=IF([.B1150]&gt;[.A115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table:formula="of:=IF([.B1151]&gt;[.A11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table:formula="of:=IF([.B1152]&gt;[.A11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5" calcext:value-type="float">
            <text:p>95</text:p>
          </table:table-cell>
          <table:table-cell table:formula="of:=IF([.B1153]&gt;[.A11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table:formula="of:=IF([.B1154]&gt;[.A11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table:formula="of:=IF([.B1155]&gt;[.A11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table:formula="of:=IF([.B1156]&gt;[.A11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table:formula="of:=IF([.B1157]&gt;[.A11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7" calcext:value-type="float">
            <text:p>87</text:p>
          </table:table-cell>
          <table:table-cell table:formula="of:=IF([.B1158]&gt;[.A1158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table:formula="of:=IF([.B1159]&gt;[.A11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table:formula="of:=IF([.B1160]&gt;[.A11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table:formula="of:=IF([.B1161]&gt;[.A11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table:formula="of:=IF([.B1162]&gt;[.A11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table:formula="of:=IF([.B1163]&gt;[.A1163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table:formula="of:=IF([.B1164]&gt;[.A11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table:formula="of:=IF([.B1165]&gt;[.A11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table:formula="of:=IF([.B1166]&gt;[.A11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table:formula="of:=IF([.B1167]&gt;[.A11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table:formula="of:=IF([.B1168]&gt;[.A11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  <table:table-cell table:formula="of:=IF([.B1169]&gt;[.A11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table:formula="of:=IF([.B1170]&gt;[.A11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table:formula="of:=IF([.B1171]&gt;[.A11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table:formula="of:=IF([.B1172]&gt;[.A11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table:formula="of:=IF([.B1173]&gt;[.A11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  <table:table-cell table:formula="of:=IF([.B1174]&gt;[.A11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table:formula="of:=IF([.B1175]&gt;[.A11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5" calcext:value-type="float">
            <text:p>115</text:p>
          </table:table-cell>
          <table:table-cell table:formula="of:=IF([.B1176]&gt;[.A11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table:formula="of:=IF([.B1177]&gt;[.A1177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31" calcext:value-type="float">
            <text:p>131</text:p>
          </table:table-cell>
          <table:table-cell table:formula="of:=IF([.B1178]&gt;[.A11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formula="of:=IF([.B1179]&gt;[.A11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table:formula="of:=IF([.B1180]&gt;[.A11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  <table:table-cell table:formula="of:=IF([.B1181]&gt;[.A11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table:formula="of:=IF([.B1182]&gt;[.A11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6" calcext:value-type="float">
            <text:p>86</text:p>
          </table:table-cell>
          <table:table-cell table:formula="of:=IF([.B1183]&gt;[.A11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5" calcext:value-type="float">
            <text:p>125</text:p>
          </table:table-cell>
          <table:table-cell table:formula="of:=IF([.B1184]&gt;[.A11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table:formula="of:=IF([.B1185]&gt;[.A11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table:formula="of:=IF([.B1186]&gt;[.A11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8" calcext:value-type="float">
            <text:p>88</text:p>
          </table:table-cell>
          <table:table-cell table:formula="of:=IF([.B1187]&gt;[.A11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  <table:table-cell table:formula="of:=IF([.B1188]&gt;[.A11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6" calcext:value-type="float">
            <text:p>126</text:p>
          </table:table-cell>
          <table:table-cell table:formula="of:=IF([.B1189]&gt;[.A11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8" calcext:value-type="float">
            <text:p>98</text:p>
          </table:table-cell>
          <table:table-cell table:formula="of:=IF([.B1190]&gt;[.A11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1" calcext:value-type="float">
            <text:p>101</text:p>
          </table:table-cell>
          <table:table-cell table:formula="of:=IF([.B1191]&gt;[.A11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table:formula="of:=IF([.B1192]&gt;[.A11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table:formula="of:=IF([.B1193]&gt;[.A11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8" calcext:value-type="float">
            <text:p>88</text:p>
          </table:table-cell>
          <table:table-cell table:formula="of:=IF([.B1194]&gt;[.A11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8" calcext:value-type="float">
            <text:p>128</text:p>
          </table:table-cell>
          <table:table-cell table:formula="of:=IF([.B1195]&gt;[.A11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table:formula="of:=IF([.B1196]&gt;[.A11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table:formula="of:=IF([.B1197]&gt;[.A11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table:formula="of:=IF([.B1198]&gt;[.A11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table:formula="of:=IF([.B1199]&gt;[.A11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table:formula="of:=IF([.B1200]&gt;[.A120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table:formula="of:=IF([.B1201]&gt;[.A12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table:formula="of:=IF([.B1202]&gt;[.A12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table:formula="of:=IF([.B1203]&gt;[.A12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4" calcext:value-type="float">
            <text:p>94</text:p>
          </table:table-cell>
          <table:table-cell table:formula="of:=IF([.B1204]&gt;[.A12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table:formula="of:=IF([.B1205]&gt;[.A12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8" calcext:value-type="float">
            <text:p>88</text:p>
          </table:table-cell>
          <table:table-cell table:formula="of:=IF([.B1206]&gt;[.A12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formula="of:=IF([.B1207]&gt;[.A12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2" calcext:value-type="float">
            <text:p>82</text:p>
          </table:table-cell>
          <table:table-cell table:formula="of:=IF([.B1208]&gt;[.A12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formula="of:=IF([.B1209]&gt;[.A12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table:formula="of:=IF([.B1210]&gt;[.A12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table:formula="of:=IF([.B1211]&gt;[.A12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8" calcext:value-type="float">
            <text:p>88</text:p>
          </table:table-cell>
          <table:table-cell table:formula="of:=IF([.B1212]&gt;[.A12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table:formula="of:=IF([.B1213]&gt;[.A121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formula="of:=IF([.B1214]&gt;[.A12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table:formula="of:=IF([.B1215]&gt;[.A12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table:formula="of:=IF([.B1216]&gt;[.A12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4" calcext:value-type="float">
            <text:p>94</text:p>
          </table:table-cell>
          <table:table-cell table:formula="of:=IF([.B1217]&gt;[.A12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table:formula="of:=IF([.B1218]&gt;[.A12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  <table:table-cell table:formula="of:=IF([.B1219]&gt;[.A12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8" calcext:value-type="float">
            <text:p>88</text:p>
          </table:table-cell>
          <table:table-cell table:formula="of:=IF([.B1220]&gt;[.A12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table:formula="of:=IF([.B1221]&gt;[.A1221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45" calcext:value-type="float">
            <text:p>145</text:p>
          </table:table-cell>
          <table:table-cell table:formula="of:=IF([.B1222]&gt;[.A12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9" calcext:value-type="float">
            <text:p>79</text:p>
          </table:table-cell>
          <table:table-cell table:formula="of:=IF([.B1223]&gt;[.A12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table:formula="of:=IF([.B1224]&gt;[.A12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table:formula="of:=IF([.B1225]&gt;[.A12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table:formula="of:=IF([.B1226]&gt;[.A12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table:formula="of:=IF([.B1227]&gt;[.A1227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31" calcext:value-type="float">
            <text:p>131</text:p>
          </table:table-cell>
          <table:table-cell table:formula="of:=IF([.B1228]&gt;[.A12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table:formula="of:=IF([.B1229]&gt;[.A12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table:formula="of:=IF([.B1230]&gt;[.A12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table:formula="of:=IF([.B1231]&gt;[.A12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table:formula="of:=IF([.B1232]&gt;[.A12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7" calcext:value-type="float">
            <text:p>87</text:p>
          </table:table-cell>
          <table:table-cell table:formula="of:=IF([.B1233]&gt;[.A12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6" calcext:value-type="float">
            <text:p>126</text:p>
          </table:table-cell>
          <table:table-cell table:formula="of:=IF([.B1234]&gt;[.A12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table:formula="of:=IF([.B1235]&gt;[.A12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3" calcext:value-type="float">
            <text:p>53</text:p>
          </table:table-cell>
          <table:table-cell table:formula="of:=IF([.B1236]&gt;[.A12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7" calcext:value-type="float">
            <text:p>87</text:p>
          </table:table-cell>
          <table:table-cell table:formula="of:=IF([.B1237]&gt;[.A12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1" calcext:value-type="float">
            <text:p>101</text:p>
          </table:table-cell>
          <table:table-cell table:formula="of:=IF([.B1238]&gt;[.A12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6" calcext:value-type="float">
            <text:p>126</text:p>
          </table:table-cell>
          <table:table-cell table:formula="of:=IF([.B1239]&gt;[.A12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8" calcext:value-type="float">
            <text:p>98</text:p>
          </table:table-cell>
          <table:table-cell table:formula="of:=IF([.B1240]&gt;[.A12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1" calcext:value-type="float">
            <text:p>101</text:p>
          </table:table-cell>
          <table:table-cell table:formula="of:=IF([.B1241]&gt;[.A12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table:formula="of:=IF([.B1242]&gt;[.A12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table:formula="of:=IF([.B1243]&gt;[.A12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table:formula="of:=IF([.B1244]&gt;[.A12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8" calcext:value-type="float">
            <text:p>128</text:p>
          </table:table-cell>
          <table:table-cell table:formula="of:=IF([.B1245]&gt;[.A12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table:formula="of:=IF([.B1246]&gt;[.A12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table:formula="of:=IF([.B1247]&gt;[.A12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table:formula="of:=IF([.B1248]&gt;[.A12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table:formula="of:=IF([.B1249]&gt;[.A12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formula="of:=IF([.B1250]&gt;[.A12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table:formula="of:=IF([.B1251]&gt;[.A12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table:formula="of:=IF([.B1252]&gt;[.A12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table:formula="of:=IF([.B1253]&gt;[.A12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table:formula="of:=IF([.B1254]&gt;[.A12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table:formula="of:=IF([.B1255]&gt;[.A12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8" calcext:value-type="float">
            <text:p>88</text:p>
          </table:table-cell>
          <table:table-cell table:formula="of:=IF([.B1256]&gt;[.A12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table:formula="of:=IF([.B1257]&gt;[.A12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3" calcext:value-type="float">
            <text:p>83</text:p>
          </table:table-cell>
          <table:table-cell table:formula="of:=IF([.B1258]&gt;[.A1258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table:formula="of:=IF([.B1259]&gt;[.A12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table:formula="of:=IF([.B1260]&gt;[.A12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table:formula="of:=IF([.B1261]&gt;[.A12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6" calcext:value-type="float">
            <text:p>86</text:p>
          </table:table-cell>
          <table:table-cell table:formula="of:=IF([.B1262]&gt;[.A126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table:formula="of:=IF([.B1263]&gt;[.A1263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table:formula="of:=IF([.B1264]&gt;[.A12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1" calcext:value-type="float">
            <text:p>111</text:p>
          </table:table-cell>
          <table:table-cell table:formula="of:=IF([.B1265]&gt;[.A12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table:formula="of:=IF([.B1266]&gt;[.A12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4" calcext:value-type="float">
            <text:p>94</text:p>
          </table:table-cell>
          <table:table-cell table:formula="of:=IF([.B1267]&gt;[.A12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table:formula="of:=IF([.B1268]&gt;[.A12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table:formula="of:=IF([.B1269]&gt;[.A12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table:formula="of:=IF([.B1270]&gt;[.A12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table:formula="of:=IF([.B1271]&gt;[.A12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table:formula="of:=IF([.B1272]&gt;[.A12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table:formula="of:=IF([.B1273]&gt;[.A12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table:formula="of:=IF([.B1274]&gt;[.A12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1" calcext:value-type="float">
            <text:p>101</text:p>
          </table:table-cell>
          <table:table-cell table:formula="of:=IF([.B1275]&gt;[.A12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table:formula="of:=IF([.B1276]&gt;[.A12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table:formula="of:=IF([.B1277]&gt;[.A12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table:formula="of:=IF([.B1278]&gt;[.A12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table:formula="of:=IF([.B1279]&gt;[.A12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table:formula="of:=IF([.B1280]&gt;[.A12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4" calcext:value-type="float">
            <text:p>124</text:p>
          </table:table-cell>
          <table:table-cell table:formula="of:=IF([.B1281]&gt;[.A12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8" calcext:value-type="float">
            <text:p>148</text:p>
          </table:table-cell>
          <table:table-cell table:formula="of:=IF([.B1282]&gt;[.A12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6" calcext:value-type="float">
            <text:p>86</text:p>
          </table:table-cell>
          <table:table-cell table:formula="of:=IF([.B1283]&gt;[.A12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table:formula="of:=IF([.B1284]&gt;[.A12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formula="of:=IF([.B1285]&gt;[.A12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table:formula="of:=IF([.B1286]&gt;[.A12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5" calcext:value-type="float">
            <text:p>85</text:p>
          </table:table-cell>
          <table:table-cell table:formula="of:=IF([.B1287]&gt;[.A12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table:formula="of:=IF([.B1288]&gt;[.A12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29" calcext:value-type="float">
            <text:p>129</text:p>
          </table:table-cell>
          <table:table-cell table:formula="of:=IF([.B1289]&gt;[.A12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7" calcext:value-type="float">
            <text:p>97</text:p>
          </table:table-cell>
          <table:table-cell table:formula="of:=IF([.B1290]&gt;[.A12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  <table:table-cell table:formula="of:=IF([.B1291]&gt;[.A12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table:formula="of:=IF([.B1292]&gt;[.A12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table:formula="of:=IF([.B1293]&gt;[.A12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table:formula="of:=IF([.B1294]&gt;[.A12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8" calcext:value-type="float">
            <text:p>138</text:p>
          </table:table-cell>
          <table:table-cell table:formula="of:=IF([.B1295]&gt;[.A12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table:formula="of:=IF([.B1296]&gt;[.A12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6" calcext:value-type="float">
            <text:p>96</text:p>
          </table:table-cell>
          <table:table-cell table:formula="of:=IF([.B1297]&gt;[.A12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table:formula="of:=IF([.B1298]&gt;[.A12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table:formula="of:=IF([.B1299]&gt;[.A12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table:formula="of:=IF([.B1300]&gt;[.A13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formula="of:=IF([.B1301]&gt;[.A13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4" calcext:value-type="float">
            <text:p>94</text:p>
          </table:table-cell>
          <table:table-cell table:formula="of:=IF([.B1302]&gt;[.A13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4" calcext:value-type="float">
            <text:p>94</text:p>
          </table:table-cell>
          <table:table-cell table:formula="of:=IF([.B1303]&gt;[.A13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table:formula="of:=IF([.B1304]&gt;[.A13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formula="of:=IF([.B1305]&gt;[.A13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table:formula="of:=IF([.B1306]&gt;[.A13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table:formula="of:=IF([.B1307]&gt;[.A13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3" calcext:value-type="float">
            <text:p>83</text:p>
          </table:table-cell>
          <table:table-cell table:formula="of:=IF([.B1308]&gt;[.A13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formula="of:=IF([.B1309]&gt;[.A13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table:formula="of:=IF([.B1310]&gt;[.A13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table:formula="of:=IF([.B1311]&gt;[.A13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table:formula="of:=IF([.B1312]&gt;[.A13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6" calcext:value-type="float">
            <text:p>126</text:p>
          </table:table-cell>
          <table:table-cell table:formula="of:=IF([.B1313]&gt;[.A131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table:formula="of:=IF([.B1314]&gt;[.A13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9" calcext:value-type="float">
            <text:p>109</text:p>
          </table:table-cell>
          <table:table-cell table:formula="of:=IF([.B1315]&gt;[.A13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table:formula="of:=IF([.B1316]&gt;[.A13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table:formula="of:=IF([.B1317]&gt;[.A13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table:formula="of:=IF([.B1318]&gt;[.A13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table:formula="of:=IF([.B1319]&gt;[.A13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9" calcext:value-type="float">
            <text:p>89</text:p>
          </table:table-cell>
          <table:table-cell table:formula="of:=IF([.B1320]&gt;[.A13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table:formula="of:=IF([.B1321]&gt;[.A1321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45" calcext:value-type="float">
            <text:p>145</text:p>
          </table:table-cell>
          <table:table-cell table:formula="of:=IF([.B1322]&gt;[.A13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table:formula="of:=IF([.B1323]&gt;[.A13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table:formula="of:=IF([.B1324]&gt;[.A13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table:formula="of:=IF([.B1325]&gt;[.A13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5" calcext:value-type="float">
            <text:p>115</text:p>
          </table:table-cell>
          <table:table-cell table:formula="of:=IF([.B1326]&gt;[.A13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table:formula="of:=IF([.B1327]&gt;[.A13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table:formula="of:=IF([.B1328]&gt;[.A13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table:formula="of:=IF([.B1329]&gt;[.A13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table:formula="of:=IF([.B1330]&gt;[.A13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  <table:table-cell table:formula="of:=IF([.B1331]&gt;[.A13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8" calcext:value-type="float">
            <text:p>148</text:p>
          </table:table-cell>
          <table:table-cell table:formula="of:=IF([.B1332]&gt;[.A13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4" calcext:value-type="float">
            <text:p>84</text:p>
          </table:table-cell>
          <table:table-cell table:formula="of:=IF([.B1333]&gt;[.A13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table:formula="of:=IF([.B1334]&gt;[.A1334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table:formula="of:=IF([.B1335]&gt;[.A13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table:formula="of:=IF([.B1336]&gt;[.A13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  <table:table-cell table:formula="of:=IF([.B1337]&gt;[.A13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table:formula="of:=IF([.B1338]&gt;[.A13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7" calcext:value-type="float">
            <text:p>127</text:p>
          </table:table-cell>
          <table:table-cell table:formula="of:=IF([.B1339]&gt;[.A13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7" calcext:value-type="float">
            <text:p>97</text:p>
          </table:table-cell>
          <table:table-cell table:formula="of:=IF([.B1340]&gt;[.A13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6" calcext:value-type="float">
            <text:p>106</text:p>
          </table:table-cell>
          <table:table-cell table:formula="of:=IF([.B1341]&gt;[.A13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7" calcext:value-type="float">
            <text:p>77</text:p>
          </table:table-cell>
          <table:table-cell table:formula="of:=IF([.B1342]&gt;[.A13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table:formula="of:=IF([.B1343]&gt;[.A13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table:formula="of:=IF([.B1344]&gt;[.A13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table:formula="of:=IF([.B1345]&gt;[.A13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table:formula="of:=IF([.B1346]&gt;[.A13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6" calcext:value-type="float">
            <text:p>96</text:p>
          </table:table-cell>
          <table:table-cell table:formula="of:=IF([.B1347]&gt;[.A13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1" calcext:value-type="float">
            <text:p>141</text:p>
          </table:table-cell>
          <table:table-cell table:formula="of:=IF([.B1348]&gt;[.A13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formula="of:=IF([.B1349]&gt;[.A13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table:formula="of:=IF([.B1350]&gt;[.A13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table:formula="of:=IF([.B1351]&gt;[.A13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table:formula="of:=IF([.B1352]&gt;[.A13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table:formula="of:=IF([.B1353]&gt;[.A13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table:formula="of:=IF([.B1354]&gt;[.A13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table:formula="of:=IF([.B1355]&gt;[.A13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table:formula="of:=IF([.B1356]&gt;[.A13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 table:formula="of:=IF([.B1357]&gt;[.A13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3" calcext:value-type="float">
            <text:p>83</text:p>
          </table:table-cell>
          <table:table-cell table:formula="of:=IF([.B1358]&gt;[.A13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formula="of:=IF([.B1359]&gt;[.A13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table:formula="of:=IF([.B1360]&gt;[.A13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table:formula="of:=IF([.B1361]&gt;[.A13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formula="of:=IF([.B1362]&gt;[.A13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6" calcext:value-type="float">
            <text:p>126</text:p>
          </table:table-cell>
          <table:table-cell table:formula="of:=IF([.B1363]&gt;[.A13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table:formula="of:=IF([.B1364]&gt;[.A13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table:formula="of:=IF([.B1365]&gt;[.A13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IF([.B1366]&gt;[.A13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6" calcext:value-type="float">
            <text:p>96</text:p>
          </table:table-cell>
          <table:table-cell table:formula="of:=IF([.B1367]&gt;[.A13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table:formula="of:=IF([.B1368]&gt;[.A13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5" calcext:value-type="float">
            <text:p>145</text:p>
          </table:table-cell>
          <table:table-cell table:formula="of:=IF([.B1369]&gt;[.A13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7" calcext:value-type="float">
            <text:p>87</text:p>
          </table:table-cell>
          <table:table-cell table:formula="of:=IF([.B1370]&gt;[.A13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table:formula="of:=IF([.B1371]&gt;[.A1371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43" calcext:value-type="float">
            <text:p>143</text:p>
          </table:table-cell>
          <table:table-cell table:formula="of:=IF([.B1372]&gt;[.A13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table:formula="of:=IF([.B1373]&gt;[.A13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table:formula="of:=IF([.B1374]&gt;[.A1374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04" calcext:value-type="float">
            <text:p>104</text:p>
          </table:table-cell>
          <table:table-cell table:formula="of:=IF([.B1375]&gt;[.A13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5" calcext:value-type="float">
            <text:p>115</text:p>
          </table:table-cell>
          <table:table-cell table:formula="of:=IF([.B1376]&gt;[.A13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table:formula="of:=IF([.B1377]&gt;[.A13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4" calcext:value-type="float">
            <text:p>134</text:p>
          </table:table-cell>
          <table:table-cell table:formula="of:=IF([.B1378]&gt;[.A13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table:formula="of:=IF([.B1379]&gt;[.A13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1" calcext:value-type="float">
            <text:p>101</text:p>
          </table:table-cell>
          <table:table-cell table:formula="of:=IF([.B1380]&gt;[.A13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table:formula="of:=IF([.B1381]&gt;[.A13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0" calcext:value-type="float">
            <text:p>150</text:p>
          </table:table-cell>
          <table:table-cell table:formula="of:=IF([.B1382]&gt;[.A13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6" calcext:value-type="float">
            <text:p>86</text:p>
          </table:table-cell>
          <table:table-cell table:formula="of:=IF([.B1383]&gt;[.A13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4" calcext:value-type="float">
            <text:p>124</text:p>
          </table:table-cell>
          <table:table-cell table:formula="of:=IF([.B1384]&gt;[.A13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table:formula="of:=IF([.B1385]&gt;[.A13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4" calcext:value-type="float">
            <text:p>54</text:p>
          </table:table-cell>
          <table:table-cell table:formula="of:=IF([.B1386]&gt;[.A13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  <table:table-cell table:formula="of:=IF([.B1387]&gt;[.A1387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04" calcext:value-type="float">
            <text:p>104</text:p>
          </table:table-cell>
          <table:table-cell table:formula="of:=IF([.B1388]&gt;[.A13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4" calcext:value-type="float">
            <text:p>124</text:p>
          </table:table-cell>
          <table:table-cell table:formula="of:=IF([.B1389]&gt;[.A13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7" calcext:value-type="float">
            <text:p>97</text:p>
          </table:table-cell>
          <table:table-cell table:formula="of:=IF([.B1390]&gt;[.A13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2" calcext:value-type="float">
            <text:p>102</text:p>
          </table:table-cell>
          <table:table-cell table:formula="of:=IF([.B1391]&gt;[.A13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7" calcext:value-type="float">
            <text:p>77</text:p>
          </table:table-cell>
          <table:table-cell table:formula="of:=IF([.B1392]&gt;[.A13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formula="of:=IF([.B1393]&gt;[.A13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table:formula="of:=IF([.B1394]&gt;[.A13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table:formula="of:=IF([.B1395]&gt;[.A13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table:formula="of:=IF([.B1396]&gt;[.A13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table:formula="of:=IF([.B1397]&gt;[.A13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" calcext:value-type="float">
            <text:p>144</text:p>
          </table:table-cell>
          <table:table-cell table:formula="of:=IF([.B1398]&gt;[.A13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table:formula="of:=IF([.B1399]&gt;[.A13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table:formula="of:=IF([.B1400]&gt;[.A14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table:formula="of:=IF([.B1401]&gt;[.A14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0" calcext:value-type="float">
            <text:p>110</text:p>
          </table:table-cell>
          <table:table-cell table:formula="of:=IF([.B1402]&gt;[.A14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3" calcext:value-type="float">
            <text:p>93</text:p>
          </table:table-cell>
          <table:table-cell table:formula="of:=IF([.B1403]&gt;[.A14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table:formula="of:=IF([.B1404]&gt;[.A14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table:formula="of:=IF([.B1405]&gt;[.A14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table:formula="of:=IF([.B1406]&gt;[.A14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  <table:table-cell table:formula="of:=IF([.B1407]&gt;[.A14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3" calcext:value-type="float">
            <text:p>83</text:p>
          </table:table-cell>
          <table:table-cell table:formula="of:=IF([.B1408]&gt;[.A14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formula="of:=IF([.B1409]&gt;[.A14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table:formula="of:=IF([.B1410]&gt;[.A14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4" calcext:value-type="float">
            <text:p>104</text:p>
          </table:table-cell>
          <table:table-cell table:formula="of:=IF([.B1411]&gt;[.A14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formula="of:=IF([.B1412]&gt;[.A14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table:formula="of:=IF([.B1413]&gt;[.A141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table:formula="of:=IF([.B1414]&gt;[.A14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table:formula="of:=IF([.B1415]&gt;[.A14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IF([.B1416]&gt;[.A14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7" calcext:value-type="float">
            <text:p>87</text:p>
          </table:table-cell>
          <table:table-cell table:formula="of:=IF([.B1417]&gt;[.A14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table:formula="of:=IF([.B1418]&gt;[.A1418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33" calcext:value-type="float">
            <text:p>133</text:p>
          </table:table-cell>
          <table:table-cell table:formula="of:=IF([.B1419]&gt;[.A14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6" calcext:value-type="float">
            <text:p>86</text:p>
          </table:table-cell>
          <table:table-cell table:formula="of:=IF([.B1420]&gt;[.A14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table:formula="of:=IF([.B1421]&gt;[.A1421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43" calcext:value-type="float">
            <text:p>143</text:p>
          </table:table-cell>
          <table:table-cell table:formula="of:=IF([.B1422]&gt;[.A14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table:formula="of:=IF([.B1423]&gt;[.A14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table:formula="of:=IF([.B1424]&gt;[.A14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table:formula="of:=IF([.B1425]&gt;[.A14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8" calcext:value-type="float">
            <text:p>118</text:p>
          </table:table-cell>
          <table:table-cell table:formula="of:=IF([.B1426]&gt;[.A14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table:formula="of:=IF([.B1427]&gt;[.A14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4" calcext:value-type="float">
            <text:p>134</text:p>
          </table:table-cell>
          <table:table-cell table:formula="of:=IF([.B1428]&gt;[.A14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table:formula="of:=IF([.B1429]&gt;[.A14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4" calcext:value-type="float">
            <text:p>104</text:p>
          </table:table-cell>
          <table:table-cell table:formula="of:=IF([.B1430]&gt;[.A14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3" calcext:value-type="float">
            <text:p>123</text:p>
          </table:table-cell>
          <table:table-cell table:formula="of:=IF([.B1431]&gt;[.A14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9" calcext:value-type="float">
            <text:p>149</text:p>
          </table:table-cell>
          <table:table-cell table:formula="of:=IF([.B1432]&gt;[.A14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6" calcext:value-type="float">
            <text:p>86</text:p>
          </table:table-cell>
          <table:table-cell table:formula="of:=IF([.B1433]&gt;[.A14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table:formula="of:=IF([.B1434]&gt;[.A14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table:formula="of:=IF([.B1435]&gt;[.A14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table:formula="of:=IF([.B1436]&gt;[.A14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4" calcext:value-type="float">
            <text:p>84</text:p>
          </table:table-cell>
          <table:table-cell table:formula="of:=IF([.B1437]&gt;[.A14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table:formula="of:=IF([.B1438]&gt;[.A14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4" calcext:value-type="float">
            <text:p>124</text:p>
          </table:table-cell>
          <table:table-cell table:formula="of:=IF([.B1439]&gt;[.A14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6" calcext:value-type="float">
            <text:p>96</text:p>
          </table:table-cell>
          <table:table-cell table:formula="of:=IF([.B1440]&gt;[.A14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  <table:table-cell table:formula="of:=IF([.B1441]&gt;[.A14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7" calcext:value-type="float">
            <text:p>77</text:p>
          </table:table-cell>
          <table:table-cell table:formula="of:=IF([.B1442]&gt;[.A14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formula="of:=IF([.B1443]&gt;[.A14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table:formula="of:=IF([.B1444]&gt;[.A14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5" calcext:value-type="float">
            <text:p>135</text:p>
          </table:table-cell>
          <table:table-cell table:formula="of:=IF([.B1445]&gt;[.A14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table:formula="of:=IF([.B1446]&gt;[.A14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table:formula="of:=IF([.B1447]&gt;[.A14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5" calcext:value-type="float">
            <text:p>145</text:p>
          </table:table-cell>
          <table:table-cell table:formula="of:=IF([.B1448]&gt;[.A14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formula="of:=IF([.B1449]&gt;[.A14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table:formula="of:=IF([.B1450]&gt;[.A14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formula="of:=IF([.B1451]&gt;[.A14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" calcext:value-type="float">
            <text:p>110</text:p>
          </table:table-cell>
          <table:table-cell table:formula="of:=IF([.B1452]&gt;[.A14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table:formula="of:=IF([.B1453]&gt;[.A14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table:formula="of:=IF([.B1454]&gt;[.A14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table:formula="of:=IF([.B1455]&gt;[.A14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table:formula="of:=IF([.B1456]&gt;[.A14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  <table:table-cell table:formula="of:=IF([.B1457]&gt;[.A14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7" calcext:value-type="float">
            <text:p>87</text:p>
          </table:table-cell>
          <table:table-cell table:formula="of:=IF([.B1458]&gt;[.A14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table:formula="of:=IF([.B1459]&gt;[.A14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table:formula="of:=IF([.B1460]&gt;[.A14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table:formula="of:=IF([.B1461]&gt;[.A14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table:formula="of:=IF([.B1462]&gt;[.A14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table:formula="of:=IF([.B1463]&gt;[.A146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table:formula="of:=IF([.B1464]&gt;[.A14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table:formula="of:=IF([.B1465]&gt;[.A14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table:formula="of:=IF([.B1466]&gt;[.A14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7" calcext:value-type="float">
            <text:p>87</text:p>
          </table:table-cell>
          <table:table-cell table:formula="of:=IF([.B1467]&gt;[.A14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table:formula="of:=IF([.B1468]&gt;[.A14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7" calcext:value-type="float">
            <text:p>147</text:p>
          </table:table-cell>
          <table:table-cell table:formula="of:=IF([.B1469]&gt;[.A14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7" calcext:value-type="float">
            <text:p>87</text:p>
          </table:table-cell>
          <table:table-cell table:formula="of:=IF([.B1470]&gt;[.A14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table:formula="of:=IF([.B1471]&gt;[.A14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table:formula="of:=IF([.B1472]&gt;[.A14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table:formula="of:=IF([.B1473]&gt;[.A14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table:formula="of:=IF([.B1474]&gt;[.A14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table:formula="of:=IF([.B1475]&gt;[.A14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  <table:table-cell table:formula="of:=IF([.B1476]&gt;[.A14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table:formula="of:=IF([.B1477]&gt;[.A14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4" calcext:value-type="float">
            <text:p>134</text:p>
          </table:table-cell>
          <table:table-cell table:formula="of:=IF([.B1478]&gt;[.A14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table:formula="of:=IF([.B1479]&gt;[.A14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5" calcext:value-type="float">
            <text:p>105</text:p>
          </table:table-cell>
          <table:table-cell table:formula="of:=IF([.B1480]&gt;[.A14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table:formula="of:=IF([.B1481]&gt;[.A14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9" calcext:value-type="float">
            <text:p>149</text:p>
          </table:table-cell>
          <table:table-cell table:formula="of:=IF([.B1482]&gt;[.A14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table:formula="of:=IF([.B1483]&gt;[.A14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table:formula="of:=IF([.B1484]&gt;[.A14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table:formula="of:=IF([.B1485]&gt;[.A14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table:formula="of:=IF([.B1486]&gt;[.A14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3" calcext:value-type="float">
            <text:p>83</text:p>
          </table:table-cell>
          <table:table-cell table:formula="of:=IF([.B1487]&gt;[.A14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formula="of:=IF([.B1488]&gt;[.A14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7" calcext:value-type="float">
            <text:p>127</text:p>
          </table:table-cell>
          <table:table-cell table:formula="of:=IF([.B1489]&gt;[.A14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table:formula="of:=IF([.B1490]&gt;[.A14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  <table:table-cell table:formula="of:=IF([.B1491]&gt;[.A14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7" calcext:value-type="float">
            <text:p>77</text:p>
          </table:table-cell>
          <table:table-cell table:formula="of:=IF([.B1492]&gt;[.A14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  <table:table-cell table:formula="of:=IF([.B1493]&gt;[.A14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table:formula="of:=IF([.B1494]&gt;[.A14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table:formula="of:=IF([.B1495]&gt;[.A14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table:formula="of:=IF([.B1496]&gt;[.A14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table:formula="of:=IF([.B1497]&gt;[.A14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" calcext:value-type="float">
            <text:p>144</text:p>
          </table:table-cell>
          <table:table-cell table:formula="of:=IF([.B1498]&gt;[.A14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table:formula="of:=IF([.B1499]&gt;[.A14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table:formula="of:=IF([.B1500]&gt;[.A15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table:formula="of:=IF([.B1501]&gt;[.A15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formula="of:=IF([.B1502]&gt;[.A15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9" calcext:value-type="float">
            <text:p>89</text:p>
          </table:table-cell>
          <table:table-cell table:formula="of:=IF([.B1503]&gt;[.A15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table:formula="of:=IF([.B1504]&gt;[.A15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table:formula="of:=IF([.B1505]&gt;[.A15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table:formula="of:=IF([.B1506]&gt;[.A15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table:formula="of:=IF([.B1507]&gt;[.A15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7" calcext:value-type="float">
            <text:p>87</text:p>
          </table:table-cell>
          <table:table-cell table:formula="of:=IF([.B1508]&gt;[.A15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formula="of:=IF([.B1509]&gt;[.A15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table:formula="of:=IF([.B1510]&gt;[.A15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4" calcext:value-type="float">
            <text:p>104</text:p>
          </table:table-cell>
          <table:table-cell table:formula="of:=IF([.B1511]&gt;[.A15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table:formula="of:=IF([.B1512]&gt;[.A15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table:formula="of:=IF([.B1513]&gt;[.A15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formula="of:=IF([.B1514]&gt;[.A15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table:formula="of:=IF([.B1515]&gt;[.A15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table:formula="of:=IF([.B1516]&gt;[.A15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table:formula="of:=IF([.B1517]&gt;[.A15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table:formula="of:=IF([.B1518]&gt;[.A15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7" calcext:value-type="float">
            <text:p>147</text:p>
          </table:table-cell>
          <table:table-cell table:formula="of:=IF([.B1519]&gt;[.A15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7" calcext:value-type="float">
            <text:p>87</text:p>
          </table:table-cell>
          <table:table-cell table:formula="of:=IF([.B1520]&gt;[.A15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table:formula="of:=IF([.B1521]&gt;[.A15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8" calcext:value-type="float">
            <text:p>148</text:p>
          </table:table-cell>
          <table:table-cell table:formula="of:=IF([.B1522]&gt;[.A15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table:formula="of:=IF([.B1523]&gt;[.A15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table:formula="of:=IF([.B1524]&gt;[.A15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table:formula="of:=IF([.B1525]&gt;[.A15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table:formula="of:=IF([.B1526]&gt;[.A15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table:formula="of:=IF([.B1527]&gt;[.A15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3" calcext:value-type="float">
            <text:p>133</text:p>
          </table:table-cell>
          <table:table-cell table:formula="of:=IF([.B1528]&gt;[.A15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table:formula="of:=IF([.B1529]&gt;[.A15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table:formula="of:=IF([.B1530]&gt;[.A15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table:formula="of:=IF([.B1531]&gt;[.A15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9" calcext:value-type="float">
            <text:p>149</text:p>
          </table:table-cell>
          <table:table-cell table:formula="of:=IF([.B1532]&gt;[.A15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5" calcext:value-type="float">
            <text:p>85</text:p>
          </table:table-cell>
          <table:table-cell table:formula="of:=IF([.B1533]&gt;[.A1533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table:formula="of:=IF([.B1534]&gt;[.A15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table:formula="of:=IF([.B1535]&gt;[.A15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table:formula="of:=IF([.B1536]&gt;[.A15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3" calcext:value-type="float">
            <text:p>83</text:p>
          </table:table-cell>
          <table:table-cell table:formula="of:=IF([.B1537]&gt;[.A15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table:formula="of:=IF([.B1538]&gt;[.A15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4" calcext:value-type="float">
            <text:p>124</text:p>
          </table:table-cell>
          <table:table-cell table:formula="of:=IF([.B1539]&gt;[.A15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 table:formula="of:=IF([.B1540]&gt;[.A15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1" calcext:value-type="float">
            <text:p>101</text:p>
          </table:table-cell>
          <table:table-cell table:formula="of:=IF([.B1541]&gt;[.A15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6" calcext:value-type="float">
            <text:p>76</text:p>
          </table:table-cell>
          <table:table-cell table:formula="of:=IF([.B1542]&gt;[.A15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4" calcext:value-type="float">
            <text:p>94</text:p>
          </table:table-cell>
          <table:table-cell table:formula="of:=IF([.B1543]&gt;[.A15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formula="of:=IF([.B1544]&gt;[.A15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1" calcext:value-type="float">
            <text:p>131</text:p>
          </table:table-cell>
          <table:table-cell table:formula="of:=IF([.B1545]&gt;[.A15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table:formula="of:=IF([.B1546]&gt;[.A15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table:formula="of:=IF([.B1547]&gt;[.A15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" calcext:value-type="float">
            <text:p>144</text:p>
          </table:table-cell>
          <table:table-cell table:formula="of:=IF([.B1548]&gt;[.A15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table:formula="of:=IF([.B1549]&gt;[.A15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table:formula="of:=IF([.B1550]&gt;[.A15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table:formula="of:=IF([.B1551]&gt;[.A155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06" calcext:value-type="float">
            <text:p>106</text:p>
          </table:table-cell>
          <table:table-cell table:formula="of:=IF([.B1552]&gt;[.A15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9" calcext:value-type="float">
            <text:p>89</text:p>
          </table:table-cell>
          <table:table-cell table:formula="of:=IF([.B1553]&gt;[.A15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8" calcext:value-type="float">
            <text:p>88</text:p>
          </table:table-cell>
          <table:table-cell table:formula="of:=IF([.B1554]&gt;[.A15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table:formula="of:=IF([.B1555]&gt;[.A15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table:formula="of:=IF([.B1556]&gt;[.A15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table:formula="of:=IF([.B1557]&gt;[.A15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8" calcext:value-type="float">
            <text:p>88</text:p>
          </table:table-cell>
          <table:table-cell table:formula="of:=IF([.B1558]&gt;[.A15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formula="of:=IF([.B1559]&gt;[.A15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table:formula="of:=IF([.B1560]&gt;[.A15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4" calcext:value-type="float">
            <text:p>104</text:p>
          </table:table-cell>
          <table:table-cell table:formula="of:=IF([.B1561]&gt;[.A15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table:formula="of:=IF([.B1562]&gt;[.A15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table:formula="of:=IF([.B1563]&gt;[.A15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table:formula="of:=IF([.B1564]&gt;[.A15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table:formula="of:=IF([.B1565]&gt;[.A15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table:formula="of:=IF([.B1566]&gt;[.A15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table:formula="of:=IF([.B1567]&gt;[.A15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table:formula="of:=IF([.B1568]&gt;[.A15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" calcext:value-type="float">
            <text:p>144</text:p>
          </table:table-cell>
          <table:table-cell table:formula="of:=IF([.B1569]&gt;[.A15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7" calcext:value-type="float">
            <text:p>87</text:p>
          </table:table-cell>
          <table:table-cell table:formula="of:=IF([.B1570]&gt;[.A15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table:formula="of:=IF([.B1571]&gt;[.A15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9" calcext:value-type="float">
            <text:p>149</text:p>
          </table:table-cell>
          <table:table-cell table:formula="of:=IF([.B1572]&gt;[.A15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table:formula="of:=IF([.B1573]&gt;[.A15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table:formula="of:=IF([.B1574]&gt;[.A15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formula="of:=IF([.B1575]&gt;[.A15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table:formula="of:=IF([.B1576]&gt;[.A15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table:formula="of:=IF([.B1577]&gt;[.A15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table:formula="of:=IF([.B1578]&gt;[.A15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table:formula="of:=IF([.B1579]&gt;[.A15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formula="of:=IF([.B1580]&gt;[.A15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table:formula="of:=IF([.B1581]&gt;[.A15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9" calcext:value-type="float">
            <text:p>149</text:p>
          </table:table-cell>
          <table:table-cell table:formula="of:=IF([.B1582]&gt;[.A15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8" calcext:value-type="float">
            <text:p>88</text:p>
          </table:table-cell>
          <table:table-cell table:formula="of:=IF([.B1583]&gt;[.A15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table:formula="of:=IF([.B1584]&gt;[.A15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table:formula="of:=IF([.B1585]&gt;[.A15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table:formula="of:=IF([.B1586]&gt;[.A15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4" calcext:value-type="float">
            <text:p>84</text:p>
          </table:table-cell>
          <table:table-cell table:formula="of:=IF([.B1587]&gt;[.A15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table:formula="of:=IF([.B1588]&gt;[.A15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3" calcext:value-type="float">
            <text:p>123</text:p>
          </table:table-cell>
          <table:table-cell table:formula="of:=IF([.B1589]&gt;[.A15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9" calcext:value-type="float">
            <text:p>89</text:p>
          </table:table-cell>
          <table:table-cell table:formula="of:=IF([.B1590]&gt;[.A15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1" calcext:value-type="float">
            <text:p>101</text:p>
          </table:table-cell>
          <table:table-cell table:formula="of:=IF([.B1591]&gt;[.A15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table:formula="of:=IF([.B1592]&gt;[.A15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  <table:table-cell table:formula="of:=IF([.B1593]&gt;[.A15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table:formula="of:=IF([.B1594]&gt;[.A15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  <table:table-cell table:formula="of:=IF([.B1595]&gt;[.A15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table:formula="of:=IF([.B1596]&gt;[.A15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table:formula="of:=IF([.B1597]&gt;[.A15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3" calcext:value-type="float">
            <text:p>143</text:p>
          </table:table-cell>
          <table:table-cell table:formula="of:=IF([.B1598]&gt;[.A15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  <table:table-cell table:formula="of:=IF([.B1599]&gt;[.A15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5" calcext:value-type="float">
            <text:p>105</text:p>
          </table:table-cell>
          <table:table-cell table:formula="of:=IF([.B1600]&gt;[.A16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table:formula="of:=IF([.B1601]&gt;[.A160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06" calcext:value-type="float">
            <text:p>106</text:p>
          </table:table-cell>
          <table:table-cell table:formula="of:=IF([.B1602]&gt;[.A16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9" calcext:value-type="float">
            <text:p>89</text:p>
          </table:table-cell>
          <table:table-cell table:formula="of:=IF([.B1603]&gt;[.A16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7" calcext:value-type="float">
            <text:p>87</text:p>
          </table:table-cell>
          <table:table-cell table:formula="of:=IF([.B1604]&gt;[.A16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table:formula="of:=IF([.B1605]&gt;[.A16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table:formula="of:=IF([.B1606]&gt;[.A16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table:formula="of:=IF([.B1607]&gt;[.A16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table:formula="of:=IF([.B1608]&gt;[.A16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table:formula="of:=IF([.B1609]&gt;[.A16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table:formula="of:=IF([.B1610]&gt;[.A16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table:formula="of:=IF([.B1611]&gt;[.A161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table:formula="of:=IF([.B1612]&gt;[.A16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table:formula="of:=IF([.B1613]&gt;[.A16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table:formula="of:=IF([.B1614]&gt;[.A16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table:formula="of:=IF([.B1615]&gt;[.A16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formula="of:=IF([.B1616]&gt;[.A16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table:formula="of:=IF([.B1617]&gt;[.A16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 table:formula="of:=IF([.B1618]&gt;[.A16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2" calcext:value-type="float">
            <text:p>142</text:p>
          </table:table-cell>
          <table:table-cell table:formula="of:=IF([.B1619]&gt;[.A16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2" calcext:value-type="float">
            <text:p>82</text:p>
          </table:table-cell>
          <table:table-cell table:formula="of:=IF([.B1620]&gt;[.A16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table:formula="of:=IF([.B1621]&gt;[.A16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9" calcext:value-type="float">
            <text:p>149</text:p>
          </table:table-cell>
          <table:table-cell table:formula="of:=IF([.B1622]&gt;[.A16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table:formula="of:=IF([.B1623]&gt;[.A16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table:formula="of:=IF([.B1624]&gt;[.A16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 table:formula="of:=IF([.B1625]&gt;[.A16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table:formula="of:=IF([.B1626]&gt;[.A16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table:formula="of:=IF([.B1627]&gt;[.A16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0" calcext:value-type="float">
            <text:p>130</text:p>
          </table:table-cell>
          <table:table-cell table:formula="of:=IF([.B1628]&gt;[.A16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table:formula="of:=IF([.B1629]&gt;[.A16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table:formula="of:=IF([.B1630]&gt;[.A16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9" calcext:value-type="float">
            <text:p>119</text:p>
          </table:table-cell>
          <table:table-cell table:formula="of:=IF([.B1631]&gt;[.A16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9" calcext:value-type="float">
            <text:p>149</text:p>
          </table:table-cell>
          <table:table-cell table:formula="of:=IF([.B1632]&gt;[.A16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6" calcext:value-type="float">
            <text:p>86</text:p>
          </table:table-cell>
          <table:table-cell table:formula="of:=IF([.B1633]&gt;[.A16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table:formula="of:=IF([.B1634]&gt;[.A16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table:formula="of:=IF([.B1635]&gt;[.A16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table:formula="of:=IF([.B1636]&gt;[.A16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3" calcext:value-type="float">
            <text:p>83</text:p>
          </table:table-cell>
          <table:table-cell table:formula="of:=IF([.B1637]&gt;[.A16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table:formula="of:=IF([.B1638]&gt;[.A16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3" calcext:value-type="float">
            <text:p>123</text:p>
          </table:table-cell>
          <table:table-cell table:formula="of:=IF([.B1639]&gt;[.A16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9" calcext:value-type="float">
            <text:p>89</text:p>
          </table:table-cell>
          <table:table-cell table:formula="of:=IF([.B1640]&gt;[.A16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1" calcext:value-type="float">
            <text:p>101</text:p>
          </table:table-cell>
          <table:table-cell table:formula="of:=IF([.B1641]&gt;[.A16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IF([.B1642]&gt;[.A16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4" calcext:value-type="float">
            <text:p>94</text:p>
          </table:table-cell>
          <table:table-cell table:formula="of:=IF([.B1643]&gt;[.A16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formula="of:=IF([.B1644]&gt;[.A16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  <table:table-cell table:formula="of:=IF([.B1645]&gt;[.A16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formula="of:=IF([.B1646]&gt;[.A16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table:formula="of:=IF([.B1647]&gt;[.A16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5" calcext:value-type="float">
            <text:p>145</text:p>
          </table:table-cell>
          <table:table-cell table:formula="of:=IF([.B1648]&gt;[.A16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table:formula="of:=IF([.B1649]&gt;[.A16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" calcext:value-type="float">
            <text:p>104</text:p>
          </table:table-cell>
          <table:table-cell table:formula="of:=IF([.B1650]&gt;[.A16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table:formula="of:=IF([.B1651]&gt;[.A16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formula="of:=IF([.B1652]&gt;[.A16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table:formula="of:=IF([.B1653]&gt;[.A16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table:formula="of:=IF([.B1654]&gt;[.A16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table:formula="of:=IF([.B1655]&gt;[.A16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table:formula="of:=IF([.B1656]&gt;[.A16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table:formula="of:=IF([.B1657]&gt;[.A16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table:formula="of:=IF([.B1658]&gt;[.A16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table:formula="of:=IF([.B1659]&gt;[.A16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table:formula="of:=IF([.B1660]&gt;[.A16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table:formula="of:=IF([.B1661]&gt;[.A16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formula="of:=IF([.B1662]&gt;[.A16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8" calcext:value-type="float">
            <text:p>128</text:p>
          </table:table-cell>
          <table:table-cell table:formula="of:=IF([.B1663]&gt;[.A16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table:formula="of:=IF([.B1664]&gt;[.A16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table:formula="of:=IF([.B1665]&gt;[.A16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formula="of:=IF([.B1666]&gt;[.A16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table:formula="of:=IF([.B1667]&gt;[.A16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 table:formula="of:=IF([.B1668]&gt;[.A16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table:formula="of:=IF([.B1669]&gt;[.A16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table:formula="of:=IF([.B1670]&gt;[.A16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table:formula="of:=IF([.B1671]&gt;[.A16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5" calcext:value-type="float">
            <text:p>155</text:p>
          </table:table-cell>
          <table:table-cell table:formula="of:=IF([.B1672]&gt;[.A16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table:formula="of:=IF([.B1673]&gt;[.A16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table:formula="of:=IF([.B1674]&gt;[.A16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 table:formula="of:=IF([.B1675]&gt;[.A16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table:formula="of:=IF([.B1676]&gt;[.A16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table:formula="of:=IF([.B1677]&gt;[.A16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table:formula="of:=IF([.B1678]&gt;[.A16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5" calcext:value-type="float">
            <text:p>115</text:p>
          </table:table-cell>
          <table:table-cell table:formula="of:=IF([.B1679]&gt;[.A16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table:formula="of:=IF([.B1680]&gt;[.A16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1" calcext:value-type="float">
            <text:p>121</text:p>
          </table:table-cell>
          <table:table-cell table:formula="of:=IF([.B1681]&gt;[.A16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9" calcext:value-type="float">
            <text:p>149</text:p>
          </table:table-cell>
          <table:table-cell table:formula="of:=IF([.B1682]&gt;[.A16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4" calcext:value-type="float">
            <text:p>84</text:p>
          </table:table-cell>
          <table:table-cell table:formula="of:=IF([.B1683]&gt;[.A16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table:formula="of:=IF([.B1684]&gt;[.A16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table:formula="of:=IF([.B1685]&gt;[.A16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table:formula="of:=IF([.B1686]&gt;[.A16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2" calcext:value-type="float">
            <text:p>82</text:p>
          </table:table-cell>
          <table:table-cell table:formula="of:=IF([.B1687]&gt;[.A16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table:formula="of:=IF([.B1688]&gt;[.A16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2" calcext:value-type="float">
            <text:p>122</text:p>
          </table:table-cell>
          <table:table-cell table:formula="of:=IF([.B1689]&gt;[.A16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table:formula="of:=IF([.B1690]&gt;[.A16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8" calcext:value-type="float">
            <text:p>98</text:p>
          </table:table-cell>
          <table:table-cell table:formula="of:=IF([.B1691]&gt;[.A16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table:formula="of:=IF([.B1692]&gt;[.A16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2" calcext:value-type="float">
            <text:p>92</text:p>
          </table:table-cell>
          <table:table-cell table:formula="of:=IF([.B1693]&gt;[.A16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formula="of:=IF([.B1694]&gt;[.A16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table:formula="of:=IF([.B1695]&gt;[.A16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table:formula="of:=IF([.B1696]&gt;[.A16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formula="of:=IF([.B1697]&gt;[.A16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0" calcext:value-type="float">
            <text:p>140</text:p>
          </table:table-cell>
          <table:table-cell table:formula="of:=IF([.B1698]&gt;[.A16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table:formula="of:=IF([.B1699]&gt;[.A16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7" calcext:value-type="float">
            <text:p>107</text:p>
          </table:table-cell>
          <table:table-cell table:formula="of:=IF([.B1700]&gt;[.A17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  <table:table-cell table:formula="of:=IF([.B1701]&gt;[.A17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table:formula="of:=IF([.B1702]&gt;[.A17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table:formula="of:=IF([.B1703]&gt;[.A17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table:formula="of:=IF([.B1704]&gt;[.A17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table:formula="of:=IF([.B1705]&gt;[.A17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table:formula="of:=IF([.B1706]&gt;[.A17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table:formula="of:=IF([.B1707]&gt;[.A17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table:formula="of:=IF([.B1708]&gt;[.A17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table:formula="of:=IF([.B1709]&gt;[.A17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table:formula="of:=IF([.B1710]&gt;[.A17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4" calcext:value-type="float">
            <text:p>104</text:p>
          </table:table-cell>
          <table:table-cell table:formula="of:=IF([.B1711]&gt;[.A171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table:formula="of:=IF([.B1712]&gt;[.A17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0" calcext:value-type="float">
            <text:p>130</text:p>
          </table:table-cell>
          <table:table-cell table:formula="of:=IF([.B1713]&gt;[.A17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table:formula="of:=IF([.B1714]&gt;[.A17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table:formula="of:=IF([.B1715]&gt;[.A171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table:formula="of:=IF([.B1716]&gt;[.A17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table:formula="of:=IF([.B1717]&gt;[.A17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table:formula="of:=IF([.B1718]&gt;[.A17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9" calcext:value-type="float">
            <text:p>139</text:p>
          </table:table-cell>
          <table:table-cell table:formula="of:=IF([.B1719]&gt;[.A17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table:formula="of:=IF([.B1720]&gt;[.A17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table:formula="of:=IF([.B1721]&gt;[.A17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62" calcext:value-type="float">
            <text:p>162</text:p>
          </table:table-cell>
          <table:table-cell table:formula="of:=IF([.B1722]&gt;[.A17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table:formula="of:=IF([.B1723]&gt;[.A17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table:formula="of:=IF([.B1724]&gt;[.A17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table:formula="of:=IF([.B1725]&gt;[.A17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table:formula="of:=IF([.B1726]&gt;[.A17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table:formula="of:=IF([.B1727]&gt;[.A17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5" calcext:value-type="float">
            <text:p>125</text:p>
          </table:table-cell>
          <table:table-cell table:formula="of:=IF([.B1728]&gt;[.A17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5" calcext:value-type="float">
            <text:p>115</text:p>
          </table:table-cell>
          <table:table-cell table:formula="of:=IF([.B1729]&gt;[.A17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table:formula="of:=IF([.B1730]&gt;[.A17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9" calcext:value-type="float">
            <text:p>119</text:p>
          </table:table-cell>
          <table:table-cell table:formula="of:=IF([.B1731]&gt;[.A17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6" calcext:value-type="float">
            <text:p>156</text:p>
          </table:table-cell>
          <table:table-cell table:formula="of:=IF([.B1732]&gt;[.A17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table:formula="of:=IF([.B1733]&gt;[.A17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table:formula="of:=IF([.B1734]&gt;[.A17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table:formula="of:=IF([.B1735]&gt;[.A17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table:formula="of:=IF([.B1736]&gt;[.A17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table:formula="of:=IF([.B1737]&gt;[.A17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table:formula="of:=IF([.B1738]&gt;[.A17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2" calcext:value-type="float">
            <text:p>122</text:p>
          </table:table-cell>
          <table:table-cell table:formula="of:=IF([.B1739]&gt;[.A17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table:formula="of:=IF([.B1740]&gt;[.A17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9" calcext:value-type="float">
            <text:p>99</text:p>
          </table:table-cell>
          <table:table-cell table:formula="of:=IF([.B1741]&gt;[.A17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formula="of:=IF([.B1742]&gt;[.A17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table:formula="of:=IF([.B1743]&gt;[.A17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table:formula="of:=IF([.B1744]&gt;[.A17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2" calcext:value-type="float">
            <text:p>132</text:p>
          </table:table-cell>
          <table:table-cell table:formula="of:=IF([.B1745]&gt;[.A17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table:formula="of:=IF([.B1746]&gt;[.A17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table:formula="of:=IF([.B1747]&gt;[.A17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table:formula="of:=IF([.B1748]&gt;[.A17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table:formula="of:=IF([.B1749]&gt;[.A17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0" calcext:value-type="float">
            <text:p>110</text:p>
          </table:table-cell>
          <table:table-cell table:formula="of:=IF([.B1750]&gt;[.A17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table:formula="of:=IF([.B1751]&gt;[.A17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formula="of:=IF([.B1752]&gt;[.A17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9" calcext:value-type="float">
            <text:p>89</text:p>
          </table:table-cell>
          <table:table-cell table:formula="of:=IF([.B1753]&gt;[.A17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table:formula="of:=IF([.B1754]&gt;[.A17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table:formula="of:=IF([.B1755]&gt;[.A17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formula="of:=IF([.B1756]&gt;[.A1756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table:formula="of:=IF([.B1757]&gt;[.A17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 table:formula="of:=IF([.B1758]&gt;[.A17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table:formula="of:=IF([.B1759]&gt;[.A17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table:formula="of:=IF([.B1760]&gt;[.A17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4" calcext:value-type="float">
            <text:p>104</text:p>
          </table:table-cell>
          <table:table-cell table:formula="of:=IF([.B1761]&gt;[.A17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formula="of:=IF([.B1762]&gt;[.A17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3" calcext:value-type="float">
            <text:p>133</text:p>
          </table:table-cell>
          <table:table-cell table:formula="of:=IF([.B1763]&gt;[.A17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IF([.B1764]&gt;[.A17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table:formula="of:=IF([.B1765]&gt;[.A17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table:formula="of:=IF([.B1766]&gt;[.A17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table:formula="of:=IF([.B1767]&gt;[.A17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table:formula="of:=IF([.B1768]&gt;[.A17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0" calcext:value-type="float">
            <text:p>140</text:p>
          </table:table-cell>
          <table:table-cell table:formula="of:=IF([.B1769]&gt;[.A17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table:formula="of:=IF([.B1770]&gt;[.A17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table:formula="of:=IF([.B1771]&gt;[.A17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62" calcext:value-type="float">
            <text:p>162</text:p>
          </table:table-cell>
          <table:table-cell table:formula="of:=IF([.B1772]&gt;[.A17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table:formula="of:=IF([.B1773]&gt;[.A17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table:formula="of:=IF([.B1774]&gt;[.A17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table:formula="of:=IF([.B1775]&gt;[.A17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table:formula="of:=IF([.B1776]&gt;[.A17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table:formula="of:=IF([.B1777]&gt;[.A17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4" calcext:value-type="float">
            <text:p>124</text:p>
          </table:table-cell>
          <table:table-cell table:formula="of:=IF([.B1778]&gt;[.A17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4" calcext:value-type="float">
            <text:p>114</text:p>
          </table:table-cell>
          <table:table-cell table:formula="of:=IF([.B1779]&gt;[.A17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table:formula="of:=IF([.B1780]&gt;[.A17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4" calcext:value-type="float">
            <text:p>124</text:p>
          </table:table-cell>
          <table:table-cell table:formula="of:=IF([.B1781]&gt;[.A17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5" calcext:value-type="float">
            <text:p>155</text:p>
          </table:table-cell>
          <table:table-cell table:formula="of:=IF([.B1782]&gt;[.A17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table:formula="of:=IF([.B1783]&gt;[.A17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9" calcext:value-type="float">
            <text:p>119</text:p>
          </table:table-cell>
          <table:table-cell table:formula="of:=IF([.B1784]&gt;[.A17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table:formula="of:=IF([.B1785]&gt;[.A17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  <table:table-cell table:formula="of:=IF([.B1786]&gt;[.A17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1" calcext:value-type="float">
            <text:p>81</text:p>
          </table:table-cell>
          <table:table-cell table:formula="of:=IF([.B1787]&gt;[.A17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table:formula="of:=IF([.B1788]&gt;[.A17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table:formula="of:=IF([.B1789]&gt;[.A17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table:formula="of:=IF([.B1790]&gt;[.A17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8" calcext:value-type="float">
            <text:p>98</text:p>
          </table:table-cell>
          <table:table-cell table:formula="of:=IF([.B1791]&gt;[.A17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table:formula="of:=IF([.B1792]&gt;[.A17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table:formula="of:=IF([.B1793]&gt;[.A17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table:formula="of:=IF([.B1794]&gt;[.A17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2" calcext:value-type="float">
            <text:p>132</text:p>
          </table:table-cell>
          <table:table-cell table:formula="of:=IF([.B1795]&gt;[.A179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05" calcext:value-type="float">
            <text:p>105</text:p>
          </table:table-cell>
          <table:table-cell table:formula="of:=IF([.B1796]&gt;[.A17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table:formula="of:=IF([.B1797]&gt;[.A17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0" calcext:value-type="float">
            <text:p>140</text:p>
          </table:table-cell>
          <table:table-cell table:formula="of:=IF([.B1798]&gt;[.A17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table:formula="of:=IF([.B1799]&gt;[.A17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0" calcext:value-type="float">
            <text:p>110</text:p>
          </table:table-cell>
          <table:table-cell table:formula="of:=IF([.B1800]&gt;[.A18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8" calcext:value-type="float">
            <text:p>108</text:p>
          </table:table-cell>
          <table:table-cell table:formula="of:=IF([.B1801]&gt;[.A18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table:formula="of:=IF([.B1802]&gt;[.A18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 table:formula="of:=IF([.B1803]&gt;[.A18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6" calcext:value-type="float">
            <text:p>106</text:p>
          </table:table-cell>
          <table:table-cell table:formula="of:=IF([.B1804]&gt;[.A18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table:formula="of:=IF([.B1805]&gt;[.A1805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table:formula="of:=IF([.B1806]&gt;[.A1806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table:formula="of:=IF([.B1807]&gt;[.A18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9" calcext:value-type="float">
            <text:p>99</text:p>
          </table:table-cell>
          <table:table-cell table:formula="of:=IF([.B1808]&gt;[.A18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table:formula="of:=IF([.B1809]&gt;[.A18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table:formula="of:=IF([.B1810]&gt;[.A18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table:formula="of:=IF([.B1811]&gt;[.A18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formula="of:=IF([.B1812]&gt;[.A18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1" calcext:value-type="float">
            <text:p>141</text:p>
          </table:table-cell>
          <table:table-cell table:formula="of:=IF([.B1813]&gt;[.A18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formula="of:=IF([.B1814]&gt;[.A18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table:formula="of:=IF([.B1815]&gt;[.A18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table:formula="of:=IF([.B1816]&gt;[.A18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table:formula="of:=IF([.B1817]&gt;[.A18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table:formula="of:=IF([.B1818]&gt;[.A18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table:formula="of:=IF([.B1819]&gt;[.A18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table:formula="of:=IF([.B1820]&gt;[.A18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table:formula="of:=IF([.B1821]&gt;[.A18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4" calcext:value-type="float">
            <text:p>154</text:p>
          </table:table-cell>
          <table:table-cell table:formula="of:=IF([.B1822]&gt;[.A18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table:formula="of:=IF([.B1823]&gt;[.A18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table:formula="of:=IF([.B1824]&gt;[.A18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table:formula="of:=IF([.B1825]&gt;[.A18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formula="of:=IF([.B1826]&gt;[.A18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table:formula="of:=IF([.B1827]&gt;[.A18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4" calcext:value-type="float">
            <text:p>124</text:p>
          </table:table-cell>
          <table:table-cell table:formula="of:=IF([.B1828]&gt;[.A18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1" calcext:value-type="float">
            <text:p>121</text:p>
          </table:table-cell>
          <table:table-cell table:formula="of:=IF([.B1829]&gt;[.A18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table:formula="of:=IF([.B1830]&gt;[.A18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4" calcext:value-type="float">
            <text:p>124</text:p>
          </table:table-cell>
          <table:table-cell table:formula="of:=IF([.B1831]&gt;[.A18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7" calcext:value-type="float">
            <text:p>147</text:p>
          </table:table-cell>
          <table:table-cell table:formula="of:=IF([.B1832]&gt;[.A18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table:formula="of:=IF([.B1833]&gt;[.A1833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 table:formula="of:=IF([.B1834]&gt;[.A18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table:formula="of:=IF([.B1835]&gt;[.A18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table:formula="of:=IF([.B1836]&gt;[.A18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table:formula="of:=IF([.B1837]&gt;[.A18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table:formula="of:=IF([.B1838]&gt;[.A18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2" calcext:value-type="float">
            <text:p>122</text:p>
          </table:table-cell>
          <table:table-cell table:formula="of:=IF([.B1839]&gt;[.A18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table:formula="of:=IF([.B1840]&gt;[.A18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6" calcext:value-type="float">
            <text:p>96</text:p>
          </table:table-cell>
          <table:table-cell table:formula="of:=IF([.B1841]&gt;[.A18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table:formula="of:=IF([.B1842]&gt;[.A18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table:formula="of:=IF([.B1843]&gt;[.A18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table:formula="of:=IF([.B1844]&gt;[.A18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1" calcext:value-type="float">
            <text:p>131</text:p>
          </table:table-cell>
          <table:table-cell table:formula="of:=IF([.B1845]&gt;[.A184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05" calcext:value-type="float">
            <text:p>105</text:p>
          </table:table-cell>
          <table:table-cell table:formula="of:=IF([.B1846]&gt;[.A18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formula="of:=IF([.B1847]&gt;[.A18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1" calcext:value-type="float">
            <text:p>141</text:p>
          </table:table-cell>
          <table:table-cell table:formula="of:=IF([.B1848]&gt;[.A18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table:formula="of:=IF([.B1849]&gt;[.A18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5" calcext:value-type="float">
            <text:p>105</text:p>
          </table:table-cell>
          <table:table-cell table:formula="of:=IF([.B1850]&gt;[.A18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9" calcext:value-type="float">
            <text:p>109</text:p>
          </table:table-cell>
          <table:table-cell table:formula="of:=IF([.B1851]&gt;[.A18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table:formula="of:=IF([.B1852]&gt;[.A18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6" calcext:value-type="float">
            <text:p>86</text:p>
          </table:table-cell>
          <table:table-cell table:formula="of:=IF([.B1853]&gt;[.A18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table:formula="of:=IF([.B1854]&gt;[.A18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table:formula="of:=IF([.B1855]&gt;[.A1855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  <table:table-cell table:formula="of:=IF([.B1856]&gt;[.A18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table:formula="of:=IF([.B1857]&gt;[.A18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table:formula="of:=IF([.B1858]&gt;[.A18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table:formula="of:=IF([.B1859]&gt;[.A18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formula="of:=IF([.B1860]&gt;[.A18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table:formula="of:=IF([.B1861]&gt;[.A18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table:formula="of:=IF([.B1862]&gt;[.A18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6" calcext:value-type="float">
            <text:p>136</text:p>
          </table:table-cell>
          <table:table-cell table:formula="of:=IF([.B1863]&gt;[.A18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formula="of:=IF([.B1864]&gt;[.A18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table:formula="of:=IF([.B1865]&gt;[.A18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table:formula="of:=IF([.B1866]&gt;[.A18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table:formula="of:=IF([.B1867]&gt;[.A18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table:formula="of:=IF([.B1868]&gt;[.A18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7" calcext:value-type="float">
            <text:p>147</text:p>
          </table:table-cell>
          <table:table-cell table:formula="of:=IF([.B1869]&gt;[.A18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table:formula="of:=IF([.B1870]&gt;[.A18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table:formula="of:=IF([.B1871]&gt;[.A18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1" calcext:value-type="float">
            <text:p>151</text:p>
          </table:table-cell>
          <table:table-cell table:formula="of:=IF([.B1872]&gt;[.A18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table:formula="of:=IF([.B1873]&gt;[.A18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table:formula="of:=IF([.B1874]&gt;[.A18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table:formula="of:=IF([.B1875]&gt;[.A18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table:formula="of:=IF([.B1876]&gt;[.A18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table:formula="of:=IF([.B1877]&gt;[.A18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table:formula="of:=IF([.B1878]&gt;[.A18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8" calcext:value-type="float">
            <text:p>118</text:p>
          </table:table-cell>
          <table:table-cell table:formula="of:=IF([.B1879]&gt;[.A18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formula="of:=IF([.B1880]&gt;[.A18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0" calcext:value-type="float">
            <text:p>120</text:p>
          </table:table-cell>
          <table:table-cell table:formula="of:=IF([.B1881]&gt;[.A18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7" calcext:value-type="float">
            <text:p>147</text:p>
          </table:table-cell>
          <table:table-cell table:formula="of:=IF([.B1882]&gt;[.A18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table:formula="of:=IF([.B1883]&gt;[.A18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table:formula="of:=IF([.B1884]&gt;[.A18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table:formula="of:=IF([.B1885]&gt;[.A18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table:formula="of:=IF([.B1886]&gt;[.A18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table:formula="of:=IF([.B1887]&gt;[.A18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table:formula="of:=IF([.B1888]&gt;[.A18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table:formula="of:=IF([.B1889]&gt;[.A1889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table:formula="of:=IF([.B1890]&gt;[.A18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table:formula="of:=IF([.B1891]&gt;[.A18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table:formula="of:=IF([.B1892]&gt;[.A18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table:formula="of:=IF([.B1893]&gt;[.A18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table:formula="of:=IF([.B1894]&gt;[.A18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3" calcext:value-type="float">
            <text:p>133</text:p>
          </table:table-cell>
          <table:table-cell table:formula="of:=IF([.B1895]&gt;[.A18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formula="of:=IF([.B1896]&gt;[.A18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formula="of:=IF([.B1897]&gt;[.A18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3" calcext:value-type="float">
            <text:p>143</text:p>
          </table:table-cell>
          <table:table-cell table:formula="of:=IF([.B1898]&gt;[.A18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table:formula="of:=IF([.B1899]&gt;[.A18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formula="of:=IF([.B1900]&gt;[.A19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table:formula="of:=IF([.B1901]&gt;[.A19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2" calcext:value-type="float">
            <text:p>112</text:p>
          </table:table-cell>
          <table:table-cell table:formula="of:=IF([.B1902]&gt;[.A19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6" calcext:value-type="float">
            <text:p>86</text:p>
          </table:table-cell>
          <table:table-cell table:formula="of:=IF([.B1903]&gt;[.A19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table:formula="of:=IF([.B1904]&gt;[.A190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table:formula="of:=IF([.B1905]&gt;[.A19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table:formula="of:=IF([.B1906]&gt;[.A19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IF([.B1907]&gt;[.A19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table:formula="of:=IF([.B1908]&gt;[.A19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table:formula="of:=IF([.B1909]&gt;[.A19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formula="of:=IF([.B1910]&gt;[.A19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table:formula="of:=IF([.B1911]&gt;[.A19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table:formula="of:=IF([.B1912]&gt;[.A19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5" calcext:value-type="float">
            <text:p>135</text:p>
          </table:table-cell>
          <table:table-cell table:formula="of:=IF([.B1913]&gt;[.A19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table:formula="of:=IF([.B1914]&gt;[.A19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3" calcext:value-type="float">
            <text:p>113</text:p>
          </table:table-cell>
          <table:table-cell table:formula="of:=IF([.B1915]&gt;[.A19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table:formula="of:=IF([.B1916]&gt;[.A19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table:formula="of:=IF([.B1917]&gt;[.A19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table:formula="of:=IF([.B1918]&gt;[.A19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7" calcext:value-type="float">
            <text:p>147</text:p>
          </table:table-cell>
          <table:table-cell table:formula="of:=IF([.B1919]&gt;[.A19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table:formula="of:=IF([.B1920]&gt;[.A19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table:formula="of:=IF([.B1921]&gt;[.A19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4" calcext:value-type="float">
            <text:p>154</text:p>
          </table:table-cell>
          <table:table-cell table:formula="of:=IF([.B1922]&gt;[.A19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table:formula="of:=IF([.B1923]&gt;[.A19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table:formula="of:=IF([.B1924]&gt;[.A19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formula="of:=IF([.B1925]&gt;[.A19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  <table:table-cell table:formula="of:=IF([.B1926]&gt;[.A19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table:formula="of:=IF([.B1927]&gt;[.A19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4" calcext:value-type="float">
            <text:p>124</text:p>
          </table:table-cell>
          <table:table-cell table:formula="of:=IF([.B1928]&gt;[.A19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8" calcext:value-type="float">
            <text:p>118</text:p>
          </table:table-cell>
          <table:table-cell table:formula="of:=IF([.B1929]&gt;[.A19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4" calcext:value-type="float">
            <text:p>104</text:p>
          </table:table-cell>
          <table:table-cell table:formula="of:=IF([.B1930]&gt;[.A19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table:formula="of:=IF([.B1931]&gt;[.A19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table:formula="of:=IF([.B1932]&gt;[.A19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table:formula="of:=IF([.B1933]&gt;[.A19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0" calcext:value-type="float">
            <text:p>130</text:p>
          </table:table-cell>
          <table:table-cell table:formula="of:=IF([.B1934]&gt;[.A19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0" calcext:value-type="float">
            <text:p>110</text:p>
          </table:table-cell>
          <table:table-cell table:formula="of:=IF([.B1935]&gt;[.A19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table:formula="of:=IF([.B1936]&gt;[.A19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table:formula="of:=IF([.B1937]&gt;[.A19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table:formula="of:=IF([.B1938]&gt;[.A19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table:formula="of:=IF([.B1939]&gt;[.A19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table:formula="of:=IF([.B1940]&gt;[.A19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table:formula="of:=IF([.B1941]&gt;[.A19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table:formula="of:=IF([.B1942]&gt;[.A19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table:formula="of:=IF([.B1943]&gt;[.A19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table:formula="of:=IF([.B1944]&gt;[.A19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3" calcext:value-type="float">
            <text:p>133</text:p>
          </table:table-cell>
          <table:table-cell table:formula="of:=IF([.B1945]&gt;[.A19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formula="of:=IF([.B1946]&gt;[.A19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4" calcext:value-type="float">
            <text:p>104</text:p>
          </table:table-cell>
          <table:table-cell table:formula="of:=IF([.B1947]&gt;[.A19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5" calcext:value-type="float">
            <text:p>145</text:p>
          </table:table-cell>
          <table:table-cell table:formula="of:=IF([.B1948]&gt;[.A19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formula="of:=IF([.B1949]&gt;[.A19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4" calcext:value-type="float">
            <text:p>104</text:p>
          </table:table-cell>
          <table:table-cell table:formula="of:=IF([.B1950]&gt;[.A19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table:formula="of:=IF([.B1951]&gt;[.A19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3" calcext:value-type="float">
            <text:p>113</text:p>
          </table:table-cell>
          <table:table-cell table:formula="of:=IF([.B1952]&gt;[.A19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6" calcext:value-type="float">
            <text:p>86</text:p>
          </table:table-cell>
          <table:table-cell table:formula="of:=IF([.B1953]&gt;[.A19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table:formula="of:=IF([.B1954]&gt;[.A195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table:formula="of:=IF([.B1955]&gt;[.A19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table:formula="of:=IF([.B1956]&gt;[.A19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formula="of:=IF([.B1957]&gt;[.A19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table:formula="of:=IF([.B1958]&gt;[.A19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table:formula="of:=IF([.B1959]&gt;[.A1959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 table:formula="of:=IF([.B1960]&gt;[.A19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table:formula="of:=IF([.B1961]&gt;[.A19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table:formula="of:=IF([.B1962]&gt;[.A19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6" calcext:value-type="float">
            <text:p>136</text:p>
          </table:table-cell>
          <table:table-cell table:formula="of:=IF([.B1963]&gt;[.A19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formula="of:=IF([.B1964]&gt;[.A19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table:formula="of:=IF([.B1965]&gt;[.A19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table:formula="of:=IF([.B1966]&gt;[.A19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table:formula="of:=IF([.B1967]&gt;[.A19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table:formula="of:=IF([.B1968]&gt;[.A19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3" calcext:value-type="float">
            <text:p>143</text:p>
          </table:table-cell>
          <table:table-cell table:formula="of:=IF([.B1969]&gt;[.A19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table:formula="of:=IF([.B1970]&gt;[.A19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table:formula="of:=IF([.B1971]&gt;[.A19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5" calcext:value-type="float">
            <text:p>145</text:p>
          </table:table-cell>
          <table:table-cell table:formula="of:=IF([.B1972]&gt;[.A19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table:formula="of:=IF([.B1973]&gt;[.A19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table:formula="of:=IF([.B1974]&gt;[.A1974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table:formula="of:=IF([.B1975]&gt;[.A19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formula="of:=IF([.B1976]&gt;[.A19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table:formula="of:=IF([.B1977]&gt;[.A19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table:formula="of:=IF([.B1978]&gt;[.A19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4" calcext:value-type="float">
            <text:p>114</text:p>
          </table:table-cell>
          <table:table-cell table:formula="of:=IF([.B1979]&gt;[.A19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4" calcext:value-type="float">
            <text:p>104</text:p>
          </table:table-cell>
          <table:table-cell table:formula="of:=IF([.B1980]&gt;[.A19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30" calcext:value-type="float">
            <text:p>130</text:p>
          </table:table-cell>
          <table:table-cell table:formula="of:=IF([.B1981]&gt;[.A19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8" calcext:value-type="float">
            <text:p>148</text:p>
          </table:table-cell>
          <table:table-cell table:formula="of:=IF([.B1982]&gt;[.A19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table:formula="of:=IF([.B1983]&gt;[.A19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table:formula="of:=IF([.B1984]&gt;[.A19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table:formula="of:=IF([.B1985]&gt;[.A19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table:formula="of:=IF([.B1986]&gt;[.A19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table:formula="of:=IF([.B1987]&gt;[.A19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table:formula="of:=IF([.B1988]&gt;[.A19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table:formula="of:=IF([.B1989]&gt;[.A19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table:formula="of:=IF([.B1990]&gt;[.A19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table:formula="of:=IF([.B1991]&gt;[.A19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table:formula="of:=IF([.B1992]&gt;[.A19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table:formula="of:=IF([.B1993]&gt;[.A19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table:formula="of:=IF([.B1994]&gt;[.A19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2" calcext:value-type="float">
            <text:p>132</text:p>
          </table:table-cell>
          <table:table-cell table:formula="of:=IF([.B1995]&gt;[.A19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table:formula="of:=IF([.B1996]&gt;[.A19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table:formula="of:=IF([.B1997]&gt;[.A19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5" calcext:value-type="float">
            <text:p>145</text:p>
          </table:table-cell>
          <table:table-cell table:formula="of:=IF([.B1998]&gt;[.A19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formula="of:=IF([.B1999]&gt;[.A19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 table:formula="of:=IF([.B2000]&gt;[.A20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1" calcext:value-type="float">
            <text:p>101</text:p>
          </table:table-cell>
          <table:table-cell table:formula="of:=IF([.B2001]&gt;[.A20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table:formula="of:=IF([.B2002]&gt;[.A20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3" calcext:value-type="float">
            <text:p>93</text:p>
          </table:table-cell>
          <table:table-cell table:formula="of:=IF([.B2003]&gt;[.A20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table:formula="of:=IF([.B2004]&gt;[.A20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formula="of:=IF([.B2005]&gt;[.A20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table:formula="of:=IF([.B2006]&gt;[.A20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table:formula="of:=IF([.B2007]&gt;[.A20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table:formula="of:=IF([.B2008]&gt;[.A20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table:formula="of:=IF([.B2009]&gt;[.A2009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 table:formula="of:=IF([.B2010]&gt;[.A20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table:formula="of:=IF([.B2011]&gt;[.A20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table:formula="of:=IF([.B2012]&gt;[.A20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6" calcext:value-type="float">
            <text:p>136</text:p>
          </table:table-cell>
          <table:table-cell table:formula="of:=IF([.B2013]&gt;[.A20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table:formula="of:=IF([.B2014]&gt;[.A20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 table:formula="of:=IF([.B2015]&gt;[.A20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table:formula="of:=IF([.B2016]&gt;[.A20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1" calcext:value-type="float">
            <text:p>101</text:p>
          </table:table-cell>
          <table:table-cell table:formula="of:=IF([.B2017]&gt;[.A20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table:formula="of:=IF([.B2018]&gt;[.A20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IF([.B2019]&gt;[.A20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table:formula="of:=IF([.B2020]&gt;[.A20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formula="of:=IF([.B2021]&gt;[.A20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2" calcext:value-type="float">
            <text:p>152</text:p>
          </table:table-cell>
          <table:table-cell table:formula="of:=IF([.B2022]&gt;[.A20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table:formula="of:=IF([.B2023]&gt;[.A20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table:formula="of:=IF([.B2024]&gt;[.A20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table:formula="of:=IF([.B2025]&gt;[.A20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  <table:table-cell table:formula="of:=IF([.B2026]&gt;[.A20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table:formula="of:=IF([.B2027]&gt;[.A20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table:formula="of:=IF([.B2028]&gt;[.A20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2" calcext:value-type="float">
            <text:p>112</text:p>
          </table:table-cell>
          <table:table-cell table:formula="of:=IF([.B2029]&gt;[.A20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table:formula="of:=IF([.B2030]&gt;[.A20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1" calcext:value-type="float">
            <text:p>131</text:p>
          </table:table-cell>
          <table:table-cell table:formula="of:=IF([.B2031]&gt;[.A20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7" calcext:value-type="float">
            <text:p>147</text:p>
          </table:table-cell>
          <table:table-cell table:formula="of:=IF([.B2032]&gt;[.A20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table:formula="of:=IF([.B2033]&gt;[.A20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6" calcext:value-type="float">
            <text:p>126</text:p>
          </table:table-cell>
          <table:table-cell table:formula="of:=IF([.B2034]&gt;[.A20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formula="of:=IF([.B2035]&gt;[.A20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table:formula="of:=IF([.B2036]&gt;[.A20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table:formula="of:=IF([.B2037]&gt;[.A20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table:formula="of:=IF([.B2038]&gt;[.A20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table:formula="of:=IF([.B2039]&gt;[.A20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table:formula="of:=IF([.B2040]&gt;[.A20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table:formula="of:=IF([.B2041]&gt;[.A20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table:formula="of:=IF([.B2042]&gt;[.A20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table:formula="of:=IF([.B2043]&gt;[.A20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table:formula="of:=IF([.B2044]&gt;[.A20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3" calcext:value-type="float">
            <text:p>133</text:p>
          </table:table-cell>
          <table:table-cell table:formula="of:=IF([.B2045]&gt;[.A20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table:formula="of:=IF([.B2046]&gt;[.A20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formula="of:=IF([.B2047]&gt;[.A20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" calcext:value-type="float">
            <text:p>144</text:p>
          </table:table-cell>
          <table:table-cell table:formula="of:=IF([.B2048]&gt;[.A20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formula="of:=IF([.B2049]&gt;[.A20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table:formula="of:=IF([.B2050]&gt;[.A20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1" calcext:value-type="float">
            <text:p>101</text:p>
          </table:table-cell>
          <table:table-cell table:formula="of:=IF([.B2051]&gt;[.A20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4" calcext:value-type="float">
            <text:p>114</text:p>
          </table:table-cell>
          <table:table-cell table:formula="of:=IF([.B2052]&gt;[.A20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table:formula="of:=IF([.B2053]&gt;[.A20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table:formula="of:=IF([.B2054]&gt;[.A20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formula="of:=IF([.B2055]&gt;[.A20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formula="of:=IF([.B2056]&gt;[.A20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table:formula="of:=IF([.B2057]&gt;[.A20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formula="of:=IF([.B2058]&gt;[.A20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9" calcext:value-type="float">
            <text:p>119</text:p>
          </table:table-cell>
          <table:table-cell table:formula="of:=IF([.B2059]&gt;[.A20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formula="of:=IF([.B2060]&gt;[.A20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table:formula="of:=IF([.B2061]&gt;[.A20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table:formula="of:=IF([.B2062]&gt;[.A20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6" calcext:value-type="float">
            <text:p>136</text:p>
          </table:table-cell>
          <table:table-cell table:formula="of:=IF([.B2063]&gt;[.A20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formula="of:=IF([.B2064]&gt;[.A20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table:formula="of:=IF([.B2065]&gt;[.A20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table:formula="of:=IF([.B2066]&gt;[.A20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table:formula="of:=IF([.B2067]&gt;[.A20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table:formula="of:=IF([.B2068]&gt;[.A20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6" calcext:value-type="float">
            <text:p>146</text:p>
          </table:table-cell>
          <table:table-cell table:formula="of:=IF([.B2069]&gt;[.A20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IF([.B2070]&gt;[.A20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formula="of:=IF([.B2071]&gt;[.A20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1" calcext:value-type="float">
            <text:p>151</text:p>
          </table:table-cell>
          <table:table-cell table:formula="of:=IF([.B2072]&gt;[.A20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table:formula="of:=IF([.B2073]&gt;[.A20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table:formula="of:=IF([.B2074]&gt;[.A20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formula="of:=IF([.B2075]&gt;[.A20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0" calcext:value-type="float">
            <text:p>120</text:p>
          </table:table-cell>
          <table:table-cell table:formula="of:=IF([.B2076]&gt;[.A20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formula="of:=IF([.B2077]&gt;[.A20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table:formula="of:=IF([.B2078]&gt;[.A20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3" calcext:value-type="float">
            <text:p>113</text:p>
          </table:table-cell>
          <table:table-cell table:formula="of:=IF([.B2079]&gt;[.A20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table:formula="of:=IF([.B2080]&gt;[.A20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1" calcext:value-type="float">
            <text:p>131</text:p>
          </table:table-cell>
          <table:table-cell table:formula="of:=IF([.B2081]&gt;[.A20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8" calcext:value-type="float">
            <text:p>148</text:p>
          </table:table-cell>
          <table:table-cell table:formula="of:=IF([.B2082]&gt;[.A20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table:formula="of:=IF([.B2083]&gt;[.A20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table:formula="of:=IF([.B2084]&gt;[.A20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table:formula="of:=IF([.B2085]&gt;[.A20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table:formula="of:=IF([.B2086]&gt;[.A20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table:formula="of:=IF([.B2087]&gt;[.A20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table:formula="of:=IF([.B2088]&gt;[.A20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table:formula="of:=IF([.B2089]&gt;[.A20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table:formula="of:=IF([.B2090]&gt;[.A20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3" calcext:value-type="float">
            <text:p>113</text:p>
          </table:table-cell>
          <table:table-cell table:formula="of:=IF([.B2091]&gt;[.A20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table:formula="of:=IF([.B2092]&gt;[.A20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table:formula="of:=IF([.B2093]&gt;[.A2093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table:formula="of:=IF([.B2094]&gt;[.A20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3" calcext:value-type="float">
            <text:p>133</text:p>
          </table:table-cell>
          <table:table-cell table:formula="of:=IF([.B2095]&gt;[.A209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table:formula="of:=IF([.B2096]&gt;[.A20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1" calcext:value-type="float">
            <text:p>111</text:p>
          </table:table-cell>
          <table:table-cell table:formula="of:=IF([.B2097]&gt;[.A20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5" calcext:value-type="float">
            <text:p>145</text:p>
          </table:table-cell>
          <table:table-cell table:formula="of:=IF([.B2098]&gt;[.A20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table:formula="of:=IF([.B2099]&gt;[.A20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table:formula="of:=IF([.B2100]&gt;[.A21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  <table:table-cell table:formula="of:=IF([.B2101]&gt;[.A21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table:formula="of:=IF([.B2102]&gt;[.A21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table:formula="of:=IF([.B2103]&gt;[.A21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table:formula="of:=IF([.B2104]&gt;[.A210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table:formula="of:=IF([.B2105]&gt;[.A21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formula="of:=IF([.B2106]&gt;[.A21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table:formula="of:=IF([.B2107]&gt;[.A21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2" calcext:value-type="float">
            <text:p>92</text:p>
          </table:table-cell>
          <table:table-cell table:formula="of:=IF([.B2108]&gt;[.A21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table:formula="of:=IF([.B2109]&gt;[.A21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formula="of:=IF([.B2110]&gt;[.A21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table:formula="of:=IF([.B2111]&gt;[.A21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table:formula="of:=IF([.B2112]&gt;[.A21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8" calcext:value-type="float">
            <text:p>138</text:p>
          </table:table-cell>
          <table:table-cell table:formula="of:=IF([.B2113]&gt;[.A21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formula="of:=IF([.B2114]&gt;[.A21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table:formula="of:=IF([.B2115]&gt;[.A21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table:formula="of:=IF([.B2116]&gt;[.A21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table:formula="of:=IF([.B2117]&gt;[.A21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table:formula="of:=IF([.B2118]&gt;[.A21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3" calcext:value-type="float">
            <text:p>143</text:p>
          </table:table-cell>
          <table:table-cell table:formula="of:=IF([.B2119]&gt;[.A21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formula="of:=IF([.B2120]&gt;[.A21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formula="of:=IF([.B2121]&gt;[.A21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table:formula="of:=IF([.B2122]&gt;[.A21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formula="of:=IF([.B2123]&gt;[.A21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 table:formula="of:=IF([.B2124]&gt;[.A21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table:formula="of:=IF([.B2125]&gt;[.A21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table:formula="of:=IF([.B2126]&gt;[.A21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table:formula="of:=IF([.B2127]&gt;[.A21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0" calcext:value-type="float">
            <text:p>130</text:p>
          </table:table-cell>
          <table:table-cell table:formula="of:=IF([.B2128]&gt;[.A21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table:formula="of:=IF([.B2129]&gt;[.A21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2" calcext:value-type="float">
            <text:p>102</text:p>
          </table:table-cell>
          <table:table-cell table:formula="of:=IF([.B2130]&gt;[.A21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9" calcext:value-type="float">
            <text:p>129</text:p>
          </table:table-cell>
          <table:table-cell table:formula="of:=IF([.B2131]&gt;[.A21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3" calcext:value-type="float">
            <text:p>153</text:p>
          </table:table-cell>
          <table:table-cell table:formula="of:=IF([.B2132]&gt;[.A21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table:formula="of:=IF([.B2133]&gt;[.A21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4" calcext:value-type="float">
            <text:p>134</text:p>
          </table:table-cell>
          <table:table-cell table:formula="of:=IF([.B2134]&gt;[.A21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formula="of:=IF([.B2135]&gt;[.A21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table:formula="of:=IF([.B2136]&gt;[.A21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table:formula="of:=IF([.B2137]&gt;[.A21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table:formula="of:=IF([.B2138]&gt;[.A21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table:formula="of:=IF([.B2139]&gt;[.A21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table:formula="of:=IF([.B2140]&gt;[.A21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table:formula="of:=IF([.B2141]&gt;[.A21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table:formula="of:=IF([.B2142]&gt;[.A21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table:formula="of:=IF([.B2143]&gt;[.A21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table:formula="of:=IF([.B2144]&gt;[.A21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table:formula="of:=IF([.B2145]&gt;[.A214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table:formula="of:=IF([.B2146]&gt;[.A21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6" calcext:value-type="float">
            <text:p>106</text:p>
          </table:table-cell>
          <table:table-cell table:formula="of:=IF([.B2147]&gt;[.A21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8" calcext:value-type="float">
            <text:p>148</text:p>
          </table:table-cell>
          <table:table-cell table:formula="of:=IF([.B2148]&gt;[.A21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table:formula="of:=IF([.B2149]&gt;[.A21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table:formula="of:=IF([.B2150]&gt;[.A21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5" calcext:value-type="float">
            <text:p>105</text:p>
          </table:table-cell>
          <table:table-cell table:formula="of:=IF([.B2151]&gt;[.A21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4" calcext:value-type="float">
            <text:p>114</text:p>
          </table:table-cell>
          <table:table-cell table:formula="of:=IF([.B2152]&gt;[.A21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table:formula="of:=IF([.B2153]&gt;[.A21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table:formula="of:=IF([.B2154]&gt;[.A21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table:formula="of:=IF([.B2155]&gt;[.A21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formula="of:=IF([.B2156]&gt;[.A21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table:formula="of:=IF([.B2157]&gt;[.A21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table:formula="of:=IF([.B2158]&gt;[.A21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9" calcext:value-type="float">
            <text:p>119</text:p>
          </table:table-cell>
          <table:table-cell table:formula="of:=IF([.B2159]&gt;[.A21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formula="of:=IF([.B2160]&gt;[.A21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table:formula="of:=IF([.B2161]&gt;[.A21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table:formula="of:=IF([.B2162]&gt;[.A21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6" calcext:value-type="float">
            <text:p>136</text:p>
          </table:table-cell>
          <table:table-cell table:formula="of:=IF([.B2163]&gt;[.A21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table:formula="of:=IF([.B2164]&gt;[.A21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table:formula="of:=IF([.B2165]&gt;[.A21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table:formula="of:=IF([.B2166]&gt;[.A21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table:formula="of:=IF([.B2167]&gt;[.A21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table:formula="of:=IF([.B2168]&gt;[.A21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2" calcext:value-type="float">
            <text:p>142</text:p>
          </table:table-cell>
          <table:table-cell table:formula="of:=IF([.B2169]&gt;[.A21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formula="of:=IF([.B2170]&gt;[.A21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table:formula="of:=IF([.B2171]&gt;[.A21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6" calcext:value-type="float">
            <text:p>146</text:p>
          </table:table-cell>
          <table:table-cell table:formula="of:=IF([.B2172]&gt;[.A21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table:formula="of:=IF([.B2173]&gt;[.A21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table:formula="of:=IF([.B2174]&gt;[.A21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table:formula="of:=IF([.B2175]&gt;[.A21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table:formula="of:=IF([.B2176]&gt;[.A21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formula="of:=IF([.B2177]&gt;[.A21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8" calcext:value-type="float">
            <text:p>138</text:p>
          </table:table-cell>
          <table:table-cell table:formula="of:=IF([.B2178]&gt;[.A21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table:formula="of:=IF([.B2179]&gt;[.A21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table:formula="of:=IF([.B2180]&gt;[.A21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7" calcext:value-type="float">
            <text:p>127</text:p>
          </table:table-cell>
          <table:table-cell table:formula="of:=IF([.B2181]&gt;[.A21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53" calcext:value-type="float">
            <text:p>153</text:p>
          </table:table-cell>
          <table:table-cell table:formula="of:=IF([.B2182]&gt;[.A21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table:formula="of:=IF([.B2183]&gt;[.A21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1" calcext:value-type="float">
            <text:p>131</text:p>
          </table:table-cell>
          <table:table-cell table:formula="of:=IF([.B2184]&gt;[.A21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table:formula="of:=IF([.B2185]&gt;[.A21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table:formula="of:=IF([.B2186]&gt;[.A21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table:formula="of:=IF([.B2187]&gt;[.A21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table:formula="of:=IF([.B2188]&gt;[.A21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  <table:table-cell table:formula="of:=IF([.B2189]&gt;[.A2189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table:formula="of:=IF([.B2190]&gt;[.A21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table:formula="of:=IF([.B2191]&gt;[.A21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table:formula="of:=IF([.B2192]&gt;[.A21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table:formula="of:=IF([.B2193]&gt;[.A21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table:formula="of:=IF([.B2194]&gt;[.A21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6" calcext:value-type="float">
            <text:p>136</text:p>
          </table:table-cell>
          <table:table-cell table:formula="of:=IF([.B2195]&gt;[.A21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table:formula="of:=IF([.B2196]&gt;[.A21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table:formula="of:=IF([.B2197]&gt;[.A21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1" calcext:value-type="float">
            <text:p>151</text:p>
          </table:table-cell>
          <table:table-cell table:formula="of:=IF([.B2198]&gt;[.A21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table:formula="of:=IF([.B2199]&gt;[.A21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9" calcext:value-type="float">
            <text:p>109</text:p>
          </table:table-cell>
          <table:table-cell table:formula="of:=IF([.B2200]&gt;[.A22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4" calcext:value-type="float">
            <text:p>104</text:p>
          </table:table-cell>
          <table:table-cell table:formula="of:=IF([.B2201]&gt;[.A22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4" calcext:value-type="float">
            <text:p>114</text:p>
          </table:table-cell>
          <table:table-cell table:formula="of:=IF([.B2202]&gt;[.A22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table:formula="of:=IF([.B2203]&gt;[.A22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table:formula="of:=IF([.B2204]&gt;[.A22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table:formula="of:=IF([.B2205]&gt;[.A22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formula="of:=IF([.B2206]&gt;[.A22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table:formula="of:=IF([.B2207]&gt;[.A22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table:formula="of:=IF([.B2208]&gt;[.A22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5" calcext:value-type="float">
            <text:p>115</text:p>
          </table:table-cell>
          <table:table-cell table:formula="of:=IF([.B2209]&gt;[.A22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table:formula="of:=IF([.B2210]&gt;[.A22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2" calcext:value-type="float">
            <text:p>112</text:p>
          </table:table-cell>
          <table:table-cell table:formula="of:=IF([.B2211]&gt;[.A22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4" calcext:value-type="float">
            <text:p>104</text:p>
          </table:table-cell>
          <table:table-cell table:formula="of:=IF([.B2212]&gt;[.A22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36" calcext:value-type="float">
            <text:p>136</text:p>
          </table:table-cell>
          <table:table-cell table:formula="of:=IF([.B2213]&gt;[.A22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table:formula="of:=IF([.B2214]&gt;[.A22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 table:formula="of:=IF([.B2215]&gt;[.A22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table:formula="of:=IF([.B2216]&gt;[.A22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table:formula="of:=IF([.B2217]&gt;[.A22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table:formula="of:=IF([.B2218]&gt;[.A22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57" calcext:value-type="float">
            <text:p>157</text:p>
          </table:table-cell>
          <table:table-cell table:formula="of:=IF([.B2219]&gt;[.A22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table:formula="of:=IF([.B2220]&gt;[.A22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formula="of:=IF([.B2221]&gt;[.A22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5" calcext:value-type="float">
            <text:p>145</text:p>
          </table:table-cell>
          <table:table-cell table:formula="of:=IF([.B2222]&gt;[.A22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table:formula="of:=IF([.B2223]&gt;[.A22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table:formula="of:=IF([.B2224]&gt;[.A22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table:formula="of:=IF([.B2225]&gt;[.A22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table:formula="of:=IF([.B2226]&gt;[.A22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table:formula="of:=IF([.B2227]&gt;[.A22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8" calcext:value-type="float">
            <text:p>128</text:p>
          </table:table-cell>
          <table:table-cell table:formula="of:=IF([.B2228]&gt;[.A22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3" calcext:value-type="float">
            <text:p>113</text:p>
          </table:table-cell>
          <table:table-cell table:formula="of:=IF([.B2229]&gt;[.A22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table:formula="of:=IF([.B2230]&gt;[.A22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8" calcext:value-type="float">
            <text:p>128</text:p>
          </table:table-cell>
          <table:table-cell table:formula="of:=IF([.B2231]&gt;[.A22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9" calcext:value-type="float">
            <text:p>149</text:p>
          </table:table-cell>
          <table:table-cell table:formula="of:=IF([.B2232]&gt;[.A22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table:formula="of:=IF([.B2233]&gt;[.A22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3" calcext:value-type="float">
            <text:p>123</text:p>
          </table:table-cell>
          <table:table-cell table:formula="of:=IF([.B2234]&gt;[.A223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IF([.B2235]&gt;[.A22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table:formula="of:=IF([.B2236]&gt;[.A22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7" calcext:value-type="float">
            <text:p>77</text:p>
          </table:table-cell>
          <table:table-cell table:formula="of:=IF([.B2237]&gt;[.A22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table:formula="of:=IF([.B2238]&gt;[.A22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table:formula="of:=IF([.B2239]&gt;[.A22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table:formula="of:=IF([.B2240]&gt;[.A22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formula="of:=IF([.B2241]&gt;[.A22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table:formula="of:=IF([.B2242]&gt;[.A22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table:formula="of:=IF([.B2243]&gt;[.A22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table:formula="of:=IF([.B2244]&gt;[.A22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6" calcext:value-type="float">
            <text:p>136</text:p>
          </table:table-cell>
          <table:table-cell table:formula="of:=IF([.B2245]&gt;[.A22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table:formula="of:=IF([.B2246]&gt;[.A22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table:formula="of:=IF([.B2247]&gt;[.A22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8" calcext:value-type="float">
            <text:p>138</text:p>
          </table:table-cell>
          <table:table-cell table:formula="of:=IF([.B2248]&gt;[.A22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table:formula="of:=IF([.B2249]&gt;[.A22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7" calcext:value-type="float">
            <text:p>107</text:p>
          </table:table-cell>
          <table:table-cell table:formula="of:=IF([.B2250]&gt;[.A22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4" calcext:value-type="float">
            <text:p>104</text:p>
          </table:table-cell>
          <table:table-cell table:formula="of:=IF([.B2251]&gt;[.A22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8" calcext:value-type="float">
            <text:p>118</text:p>
          </table:table-cell>
          <table:table-cell table:formula="of:=IF([.B2252]&gt;[.A22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table:formula="of:=IF([.B2253]&gt;[.A22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6" calcext:value-type="float">
            <text:p>106</text:p>
          </table:table-cell>
          <table:table-cell table:formula="of:=IF([.B2254]&gt;[.A225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table:formula="of:=IF([.B2255]&gt;[.A22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formula="of:=IF([.B2256]&gt;[.A22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table:formula="of:=IF([.B2257]&gt;[.A22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table:formula="of:=IF([.B2258]&gt;[.A22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table:formula="of:=IF([.B2259]&gt;[.A22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table:formula="of:=IF([.B2260]&gt;[.A22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table:formula="of:=IF([.B2261]&gt;[.A22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table:formula="of:=IF([.B2262]&gt;[.A22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0" calcext:value-type="float">
            <text:p>130</text:p>
          </table:table-cell>
          <table:table-cell table:formula="of:=IF([.B2263]&gt;[.A22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table:formula="of:=IF([.B2264]&gt;[.A22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9" calcext:value-type="float">
            <text:p>109</text:p>
          </table:table-cell>
          <table:table-cell table:formula="of:=IF([.B2265]&gt;[.A22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formula="of:=IF([.B2266]&gt;[.A22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table:formula="of:=IF([.B2267]&gt;[.A22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table:formula="of:=IF([.B2268]&gt;[.A22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58" calcext:value-type="float">
            <text:p>158</text:p>
          </table:table-cell>
          <table:table-cell table:formula="of:=IF([.B2269]&gt;[.A22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table:formula="of:=IF([.B2270]&gt;[.A227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table:formula="of:=IF([.B2271]&gt;[.A22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" calcext:value-type="float">
            <text:p>144</text:p>
          </table:table-cell>
          <table:table-cell table:formula="of:=IF([.B2272]&gt;[.A22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formula="of:=IF([.B2273]&gt;[.A22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table:formula="of:=IF([.B2274]&gt;[.A22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table:formula="of:=IF([.B2275]&gt;[.A22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formula="of:=IF([.B2276]&gt;[.A22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formula="of:=IF([.B2277]&gt;[.A22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9" calcext:value-type="float">
            <text:p>129</text:p>
          </table:table-cell>
          <table:table-cell table:formula="of:=IF([.B2278]&gt;[.A22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3" calcext:value-type="float">
            <text:p>123</text:p>
          </table:table-cell>
          <table:table-cell table:formula="of:=IF([.B2279]&gt;[.A22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1" calcext:value-type="float">
            <text:p>111</text:p>
          </table:table-cell>
          <table:table-cell table:formula="of:=IF([.B2280]&gt;[.A22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6" calcext:value-type="float">
            <text:p>136</text:p>
          </table:table-cell>
          <table:table-cell table:formula="of:=IF([.B2281]&gt;[.A22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" calcext:value-type="float">
            <text:p>144</text:p>
          </table:table-cell>
          <table:table-cell table:formula="of:=IF([.B2282]&gt;[.A22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 table:formula="of:=IF([.B2283]&gt;[.A22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1" calcext:value-type="float">
            <text:p>131</text:p>
          </table:table-cell>
          <table:table-cell table:formula="of:=IF([.B2284]&gt;[.A22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formula="of:=IF([.B2285]&gt;[.A22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table:formula="of:=IF([.B2286]&gt;[.A22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table:formula="of:=IF([.B2287]&gt;[.A22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table:formula="of:=IF([.B2288]&gt;[.A22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formula="of:=IF([.B2289]&gt;[.A22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table:formula="of:=IF([.B2290]&gt;[.A22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4" calcext:value-type="float">
            <text:p>114</text:p>
          </table:table-cell>
          <table:table-cell table:formula="of:=IF([.B2291]&gt;[.A22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table:formula="of:=IF([.B2292]&gt;[.A22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formula="of:=IF([.B2293]&gt;[.A22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table:formula="of:=IF([.B2294]&gt;[.A22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1" calcext:value-type="float">
            <text:p>141</text:p>
          </table:table-cell>
          <table:table-cell table:formula="of:=IF([.B2295]&gt;[.A22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table:formula="of:=IF([.B2296]&gt;[.A22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formula="of:=IF([.B2297]&gt;[.A22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table:formula="of:=IF([.B2298]&gt;[.A22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table:formula="of:=IF([.B2299]&gt;[.A22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8" calcext:value-type="float">
            <text:p>108</text:p>
          </table:table-cell>
          <table:table-cell table:formula="of:=IF([.B2300]&gt;[.A23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  <table:table-cell table:formula="of:=IF([.B2301]&gt;[.A23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8" calcext:value-type="float">
            <text:p>118</text:p>
          </table:table-cell>
          <table:table-cell table:formula="of:=IF([.B2302]&gt;[.A23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table:formula="of:=IF([.B2303]&gt;[.A23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table:formula="of:=IF([.B2304]&gt;[.A23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formula="of:=IF([.B2305]&gt;[.A23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table:formula="of:=IF([.B2306]&gt;[.A23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table:formula="of:=IF([.B2307]&gt;[.A23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table:formula="of:=IF([.B2308]&gt;[.A23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table:formula="of:=IF([.B2309]&gt;[.A23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table:formula="of:=IF([.B2310]&gt;[.A23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table:formula="of:=IF([.B2311]&gt;[.A23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4" calcext:value-type="float">
            <text:p>104</text:p>
          </table:table-cell>
          <table:table-cell table:formula="of:=IF([.B2312]&gt;[.A23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2" calcext:value-type="float">
            <text:p>142</text:p>
          </table:table-cell>
          <table:table-cell table:formula="of:=IF([.B2313]&gt;[.A23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table:formula="of:=IF([.B2314]&gt;[.A23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1" calcext:value-type="float">
            <text:p>111</text:p>
          </table:table-cell>
          <table:table-cell table:formula="of:=IF([.B2315]&gt;[.A23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formula="of:=IF([.B2316]&gt;[.A23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table:formula="of:=IF([.B2317]&gt;[.A23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table:formula="of:=IF([.B2318]&gt;[.A23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53" calcext:value-type="float">
            <text:p>153</text:p>
          </table:table-cell>
          <table:table-cell table:formula="of:=IF([.B2319]&gt;[.A2319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  <table:table-cell table:formula="of:=IF([.B2320]&gt;[.A23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formula="of:=IF([.B2321]&gt;[.A23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3" calcext:value-type="float">
            <text:p>143</text:p>
          </table:table-cell>
          <table:table-cell table:formula="of:=IF([.B2322]&gt;[.A23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formula="of:=IF([.B2323]&gt;[.A23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table:formula="of:=IF([.B2324]&gt;[.A23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table:formula="of:=IF([.B2325]&gt;[.A23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0" calcext:value-type="float">
            <text:p>120</text:p>
          </table:table-cell>
          <table:table-cell table:formula="of:=IF([.B2326]&gt;[.A23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table:formula="of:=IF([.B2327]&gt;[.A23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table:formula="of:=IF([.B2328]&gt;[.A23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table:formula="of:=IF([.B2329]&gt;[.A23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0" calcext:value-type="float">
            <text:p>110</text:p>
          </table:table-cell>
          <table:table-cell table:formula="of:=IF([.B2330]&gt;[.A23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33" calcext:value-type="float">
            <text:p>133</text:p>
          </table:table-cell>
          <table:table-cell table:formula="of:=IF([.B2331]&gt;[.A23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7" calcext:value-type="float">
            <text:p>147</text:p>
          </table:table-cell>
          <table:table-cell table:formula="of:=IF([.B2332]&gt;[.A23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table:formula="of:=IF([.B2333]&gt;[.A23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3" calcext:value-type="float">
            <text:p>133</text:p>
          </table:table-cell>
          <table:table-cell table:formula="of:=IF([.B2334]&gt;[.A23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table:formula="of:=IF([.B2335]&gt;[.A23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table:formula="of:=IF([.B2336]&gt;[.A23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table:formula="of:=IF([.B2337]&gt;[.A23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table:formula="of:=IF([.B2338]&gt;[.A23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formula="of:=IF([.B2339]&gt;[.A23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table:formula="of:=IF([.B2340]&gt;[.A23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4" calcext:value-type="float">
            <text:p>114</text:p>
          </table:table-cell>
          <table:table-cell table:formula="of:=IF([.B2341]&gt;[.A23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table:formula="of:=IF([.B2342]&gt;[.A23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formula="of:=IF([.B2343]&gt;[.A23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table:formula="of:=IF([.B2344]&gt;[.A23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2" calcext:value-type="float">
            <text:p>142</text:p>
          </table:table-cell>
          <table:table-cell table:formula="of:=IF([.B2345]&gt;[.A23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table:formula="of:=IF([.B2346]&gt;[.A23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7" calcext:value-type="float">
            <text:p>107</text:p>
          </table:table-cell>
          <table:table-cell table:formula="of:=IF([.B2347]&gt;[.A23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1" calcext:value-type="float">
            <text:p>141</text:p>
          </table:table-cell>
          <table:table-cell table:formula="of:=IF([.B2348]&gt;[.A23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table:formula="of:=IF([.B2349]&gt;[.A23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8" calcext:value-type="float">
            <text:p>108</text:p>
          </table:table-cell>
          <table:table-cell table:formula="of:=IF([.B2350]&gt;[.A23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4" calcext:value-type="float">
            <text:p>104</text:p>
          </table:table-cell>
          <table:table-cell table:formula="of:=IF([.B2351]&gt;[.A23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0" calcext:value-type="float">
            <text:p>120</text:p>
          </table:table-cell>
          <table:table-cell table:formula="of:=IF([.B2352]&gt;[.A23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formula="of:=IF([.B2353]&gt;[.A23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table:formula="of:=IF([.B2354]&gt;[.A235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table:formula="of:=IF([.B2355]&gt;[.A23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table:formula="of:=IF([.B2356]&gt;[.A23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table:formula="of:=IF([.B2357]&gt;[.A23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table:formula="of:=IF([.B2358]&gt;[.A23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9" calcext:value-type="float">
            <text:p>119</text:p>
          </table:table-cell>
          <table:table-cell table:formula="of:=IF([.B2359]&gt;[.A23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table:formula="of:=IF([.B2360]&gt;[.A23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1" calcext:value-type="float">
            <text:p>111</text:p>
          </table:table-cell>
          <table:table-cell table:formula="of:=IF([.B2361]&gt;[.A23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table:formula="of:=IF([.B2362]&gt;[.A23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2" calcext:value-type="float">
            <text:p>142</text:p>
          </table:table-cell>
          <table:table-cell table:formula="of:=IF([.B2363]&gt;[.A23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table:formula="of:=IF([.B2364]&gt;[.A23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9" calcext:value-type="float">
            <text:p>119</text:p>
          </table:table-cell>
          <table:table-cell table:formula="of:=IF([.B2365]&gt;[.A23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IF([.B2366]&gt;[.A23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table:formula="of:=IF([.B2367]&gt;[.A23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table:formula="of:=IF([.B2368]&gt;[.A23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52" calcext:value-type="float">
            <text:p>152</text:p>
          </table:table-cell>
          <table:table-cell table:formula="of:=IF([.B2369]&gt;[.A2369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  <table:table-cell table:formula="of:=IF([.B2370]&gt;[.A23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formula="of:=IF([.B2371]&gt;[.A23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9" calcext:value-type="float">
            <text:p>139</text:p>
          </table:table-cell>
          <table:table-cell table:formula="of:=IF([.B2372]&gt;[.A23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formula="of:=IF([.B2373]&gt;[.A23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table:formula="of:=IF([.B2374]&gt;[.A23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table:formula="of:=IF([.B2375]&gt;[.A23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0" calcext:value-type="float">
            <text:p>120</text:p>
          </table:table-cell>
          <table:table-cell table:formula="of:=IF([.B2376]&gt;[.A23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formula="of:=IF([.B2377]&gt;[.A23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7" calcext:value-type="float">
            <text:p>137</text:p>
          </table:table-cell>
          <table:table-cell table:formula="of:=IF([.B2378]&gt;[.A23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2" calcext:value-type="float">
            <text:p>122</text:p>
          </table:table-cell>
          <table:table-cell table:formula="of:=IF([.B2379]&gt;[.A23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table:formula="of:=IF([.B2380]&gt;[.A23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9" calcext:value-type="float">
            <text:p>139</text:p>
          </table:table-cell>
          <table:table-cell table:formula="of:=IF([.B2381]&gt;[.A23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67" calcext:value-type="float">
            <text:p>167</text:p>
          </table:table-cell>
          <table:table-cell table:formula="of:=IF([.B2382]&gt;[.A23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table:formula="of:=IF([.B2383]&gt;[.A23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table:formula="of:=IF([.B2384]&gt;[.A23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table:formula="of:=IF([.B2385]&gt;[.A23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table:formula="of:=IF([.B2386]&gt;[.A23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table:formula="of:=IF([.B2387]&gt;[.A23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table:formula="of:=IF([.B2388]&gt;[.A23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formula="of:=IF([.B2389]&gt;[.A23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table:formula="of:=IF([.B2390]&gt;[.A23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table:formula="of:=IF([.B2391]&gt;[.A23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formula="of:=IF([.B2392]&gt;[.A23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table:formula="of:=IF([.B2393]&gt;[.A23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table:formula="of:=IF([.B2394]&gt;[.A23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2" calcext:value-type="float">
            <text:p>142</text:p>
          </table:table-cell>
          <table:table-cell table:formula="of:=IF([.B2395]&gt;[.A23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2" calcext:value-type="float">
            <text:p>112</text:p>
          </table:table-cell>
          <table:table-cell table:formula="of:=IF([.B2396]&gt;[.A23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5" calcext:value-type="float">
            <text:p>105</text:p>
          </table:table-cell>
          <table:table-cell table:formula="of:=IF([.B2397]&gt;[.A23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5" calcext:value-type="float">
            <text:p>135</text:p>
          </table:table-cell>
          <table:table-cell table:formula="of:=IF([.B2398]&gt;[.A23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formula="of:=IF([.B2399]&gt;[.A23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7" calcext:value-type="float">
            <text:p>107</text:p>
          </table:table-cell>
          <table:table-cell table:formula="of:=IF([.B2400]&gt;[.A24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4" calcext:value-type="float">
            <text:p>104</text:p>
          </table:table-cell>
          <table:table-cell table:formula="of:=IF([.B2401]&gt;[.A24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9" calcext:value-type="float">
            <text:p>119</text:p>
          </table:table-cell>
          <table:table-cell table:formula="of:=IF([.B2402]&gt;[.A24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IF([.B2403]&gt;[.A24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table:formula="of:=IF([.B2404]&gt;[.A24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table:formula="of:=IF([.B2405]&gt;[.A24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table:formula="of:=IF([.B2406]&gt;[.A24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table:formula="of:=IF([.B2407]&gt;[.A24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table:formula="of:=IF([.B2408]&gt;[.A24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3" calcext:value-type="float">
            <text:p>123</text:p>
          </table:table-cell>
          <table:table-cell table:formula="of:=IF([.B2409]&gt;[.A24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table:formula="of:=IF([.B2410]&gt;[.A24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1" calcext:value-type="float">
            <text:p>111</text:p>
          </table:table-cell>
          <table:table-cell table:formula="of:=IF([.B2411]&gt;[.A24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6" calcext:value-type="float">
            <text:p>106</text:p>
          </table:table-cell>
          <table:table-cell table:formula="of:=IF([.B2412]&gt;[.A24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" calcext:value-type="float">
            <text:p>144</text:p>
          </table:table-cell>
          <table:table-cell table:formula="of:=IF([.B2413]&gt;[.A24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table:formula="of:=IF([.B2414]&gt;[.A24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7" calcext:value-type="float">
            <text:p>117</text:p>
          </table:table-cell>
          <table:table-cell table:formula="of:=IF([.B2415]&gt;[.A24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formula="of:=IF([.B2416]&gt;[.A24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formula="of:=IF([.B2417]&gt;[.A241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table:formula="of:=IF([.B2418]&gt;[.A24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9" calcext:value-type="float">
            <text:p>149</text:p>
          </table:table-cell>
          <table:table-cell table:formula="of:=IF([.B2419]&gt;[.A2419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table:formula="of:=IF([.B2420]&gt;[.A242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formula="of:=IF([.B2421]&gt;[.A24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8" calcext:value-type="float">
            <text:p>138</text:p>
          </table:table-cell>
          <table:table-cell table:formula="of:=IF([.B2422]&gt;[.A242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table:formula="of:=IF([.B2423]&gt;[.A24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table:formula="of:=IF([.B2424]&gt;[.A24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4" calcext:value-type="float">
            <text:p>104</text:p>
          </table:table-cell>
          <table:table-cell table:formula="of:=IF([.B2425]&gt;[.A24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table:formula="of:=IF([.B2426]&gt;[.A24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table:formula="of:=IF([.B2427]&gt;[.A24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8" calcext:value-type="float">
            <text:p>138</text:p>
          </table:table-cell>
          <table:table-cell table:formula="of:=IF([.B2428]&gt;[.A24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7" calcext:value-type="float">
            <text:p>127</text:p>
          </table:table-cell>
          <table:table-cell table:formula="of:=IF([.B2429]&gt;[.A24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7" calcext:value-type="float">
            <text:p>107</text:p>
          </table:table-cell>
          <table:table-cell table:formula="of:=IF([.B2430]&gt;[.A24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1" calcext:value-type="float">
            <text:p>131</text:p>
          </table:table-cell>
          <table:table-cell table:formula="of:=IF([.B2431]&gt;[.A24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59" calcext:value-type="float">
            <text:p>159</text:p>
          </table:table-cell>
          <table:table-cell table:formula="of:=IF([.B2432]&gt;[.A24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table:formula="of:=IF([.B2433]&gt;[.A24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table:formula="of:=IF([.B2434]&gt;[.A24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table:formula="of:=IF([.B2435]&gt;[.A24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table:formula="of:=IF([.B2436]&gt;[.A24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table:formula="of:=IF([.B2437]&gt;[.A24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table:formula="of:=IF([.B2438]&gt;[.A24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table:formula="of:=IF([.B2439]&gt;[.A24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table:formula="of:=IF([.B2440]&gt;[.A24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table:formula="of:=IF([.B2441]&gt;[.A24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table:formula="of:=IF([.B2442]&gt;[.A24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formula="of:=IF([.B2443]&gt;[.A24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table:formula="of:=IF([.B2444]&gt;[.A24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1" calcext:value-type="float">
            <text:p>141</text:p>
          </table:table-cell>
          <table:table-cell table:formula="of:=IF([.B2445]&gt;[.A24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7" calcext:value-type="float">
            <text:p>117</text:p>
          </table:table-cell>
          <table:table-cell table:formula="of:=IF([.B2446]&gt;[.A24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6" calcext:value-type="float">
            <text:p>106</text:p>
          </table:table-cell>
          <table:table-cell table:formula="of:=IF([.B2447]&gt;[.A24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1" calcext:value-type="float">
            <text:p>141</text:p>
          </table:table-cell>
          <table:table-cell table:formula="of:=IF([.B2448]&gt;[.A24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table:formula="of:=IF([.B2449]&gt;[.A24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9" calcext:value-type="float">
            <text:p>109</text:p>
          </table:table-cell>
          <table:table-cell table:formula="of:=IF([.B2450]&gt;[.A24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table:formula="of:=IF([.B2451]&gt;[.A24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0" calcext:value-type="float">
            <text:p>120</text:p>
          </table:table-cell>
          <table:table-cell table:formula="of:=IF([.B2452]&gt;[.A24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table:formula="of:=IF([.B2453]&gt;[.A24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 table:formula="of:=IF([.B2454]&gt;[.A24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formula="of:=IF([.B2455]&gt;[.A24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formula="of:=IF([.B2456]&gt;[.A24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table:formula="of:=IF([.B2457]&gt;[.A24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formula="of:=IF([.B2458]&gt;[.A24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4" calcext:value-type="float">
            <text:p>124</text:p>
          </table:table-cell>
          <table:table-cell table:formula="of:=IF([.B2459]&gt;[.A24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table:formula="of:=IF([.B2460]&gt;[.A24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0" calcext:value-type="float">
            <text:p>110</text:p>
          </table:table-cell>
          <table:table-cell table:formula="of:=IF([.B2461]&gt;[.A24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8" calcext:value-type="float">
            <text:p>108</text:p>
          </table:table-cell>
          <table:table-cell table:formula="of:=IF([.B2462]&gt;[.A24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" calcext:value-type="float">
            <text:p>144</text:p>
          </table:table-cell>
          <table:table-cell table:formula="of:=IF([.B2463]&gt;[.A24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table:formula="of:=IF([.B2464]&gt;[.A24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8" calcext:value-type="float">
            <text:p>118</text:p>
          </table:table-cell>
          <table:table-cell table:formula="of:=IF([.B2465]&gt;[.A24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table:formula="of:=IF([.B2466]&gt;[.A24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table:formula="of:=IF([.B2467]&gt;[.A246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table:formula="of:=IF([.B2468]&gt;[.A24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" calcext:value-type="float">
            <text:p>144</text:p>
          </table:table-cell>
          <table:table-cell table:formula="of:=IF([.B2469]&gt;[.A24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formula="of:=IF([.B2470]&gt;[.A24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table:formula="of:=IF([.B2471]&gt;[.A24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7" calcext:value-type="float">
            <text:p>137</text:p>
          </table:table-cell>
          <table:table-cell table:formula="of:=IF([.B2472]&gt;[.A24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table:formula="of:=IF([.B2473]&gt;[.A24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table:formula="of:=IF([.B2474]&gt;[.A24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table:formula="of:=IF([.B2475]&gt;[.A24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table:formula="of:=IF([.B2476]&gt;[.A24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table:formula="of:=IF([.B2477]&gt;[.A24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9" calcext:value-type="float">
            <text:p>139</text:p>
          </table:table-cell>
          <table:table-cell table:formula="of:=IF([.B2478]&gt;[.A24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7" calcext:value-type="float">
            <text:p>127</text:p>
          </table:table-cell>
          <table:table-cell table:formula="of:=IF([.B2479]&gt;[.A24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1" calcext:value-type="float">
            <text:p>111</text:p>
          </table:table-cell>
          <table:table-cell table:formula="of:=IF([.B2480]&gt;[.A24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38" calcext:value-type="float">
            <text:p>138</text:p>
          </table:table-cell>
          <table:table-cell table:formula="of:=IF([.B2481]&gt;[.A24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67" calcext:value-type="float">
            <text:p>167</text:p>
          </table:table-cell>
          <table:table-cell table:formula="of:=IF([.B2482]&gt;[.A24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table:formula="of:=IF([.B2483]&gt;[.A24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5" calcext:value-type="float">
            <text:p>125</text:p>
          </table:table-cell>
          <table:table-cell table:formula="of:=IF([.B2484]&gt;[.A24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table:formula="of:=IF([.B2485]&gt;[.A24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formula="of:=IF([.B2486]&gt;[.A24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formula="of:=IF([.B2487]&gt;[.A24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table:formula="of:=IF([.B2488]&gt;[.A24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9" calcext:value-type="float">
            <text:p>129</text:p>
          </table:table-cell>
          <table:table-cell table:formula="of:=IF([.B2489]&gt;[.A24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table:formula="of:=IF([.B2490]&gt;[.A24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table:formula="of:=IF([.B2491]&gt;[.A24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table:formula="of:=IF([.B2492]&gt;[.A24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table:formula="of:=IF([.B2493]&gt;[.A24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table:formula="of:=IF([.B2494]&gt;[.A24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table:formula="of:=IF([.B2495]&gt;[.A24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7" calcext:value-type="float">
            <text:p>117</text:p>
          </table:table-cell>
          <table:table-cell table:formula="of:=IF([.B2496]&gt;[.A24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6" calcext:value-type="float">
            <text:p>106</text:p>
          </table:table-cell>
          <table:table-cell table:formula="of:=IF([.B2497]&gt;[.A24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1" calcext:value-type="float">
            <text:p>141</text:p>
          </table:table-cell>
          <table:table-cell table:formula="of:=IF([.B2498]&gt;[.A24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table:formula="of:=IF([.B2499]&gt;[.A24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7" calcext:value-type="float">
            <text:p>107</text:p>
          </table:table-cell>
          <table:table-cell table:formula="of:=IF([.B2500]&gt;[.A25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 table:formula="of:=IF([.B2501]&gt;[.A25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1" calcext:value-type="float">
            <text:p>121</text:p>
          </table:table-cell>
          <table:table-cell table:formula="of:=IF([.B2502]&gt;[.A25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formula="of:=IF([.B2503]&gt;[.A25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table:formula="of:=IF([.B2504]&gt;[.A25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formula="of:=IF([.B2505]&gt;[.A25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table:formula="of:=IF([.B2506]&gt;[.A25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table:formula="of:=IF([.B2507]&gt;[.A25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formula="of:=IF([.B2508]&gt;[.A25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2" calcext:value-type="float">
            <text:p>122</text:p>
          </table:table-cell>
          <table:table-cell table:formula="of:=IF([.B2509]&gt;[.A25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table:formula="of:=IF([.B2510]&gt;[.A25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8" calcext:value-type="float">
            <text:p>108</text:p>
          </table:table-cell>
          <table:table-cell table:formula="of:=IF([.B2511]&gt;[.A25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0" calcext:value-type="float">
            <text:p>110</text:p>
          </table:table-cell>
          <table:table-cell table:formula="of:=IF([.B2512]&gt;[.A25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8" calcext:value-type="float">
            <text:p>138</text:p>
          </table:table-cell>
          <table:table-cell table:formula="of:=IF([.B2513]&gt;[.A25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table:formula="of:=IF([.B2514]&gt;[.A25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9" calcext:value-type="float">
            <text:p>119</text:p>
          </table:table-cell>
          <table:table-cell table:formula="of:=IF([.B2515]&gt;[.A25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table:formula="of:=IF([.B2516]&gt;[.A25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1" calcext:value-type="float">
            <text:p>101</text:p>
          </table:table-cell>
          <table:table-cell table:formula="of:=IF([.B2517]&gt;[.A25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formula="of:=IF([.B2518]&gt;[.A25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6" calcext:value-type="float">
            <text:p>146</text:p>
          </table:table-cell>
          <table:table-cell table:formula="of:=IF([.B2519]&gt;[.A25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table:formula="of:=IF([.B2520]&gt;[.A25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table:formula="of:=IF([.B2521]&gt;[.A25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table:formula="of:=IF([.B2522]&gt;[.A25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table:formula="of:=IF([.B2523]&gt;[.A25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table:formula="of:=IF([.B2524]&gt;[.A25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table:formula="of:=IF([.B2525]&gt;[.A25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table:formula="of:=IF([.B2526]&gt;[.A25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table:formula="of:=IF([.B2527]&gt;[.A25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32" calcext:value-type="float">
            <text:p>132</text:p>
          </table:table-cell>
          <table:table-cell table:formula="of:=IF([.B2528]&gt;[.A25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1" calcext:value-type="float">
            <text:p>131</text:p>
          </table:table-cell>
          <table:table-cell table:formula="of:=IF([.B2529]&gt;[.A25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5" calcext:value-type="float">
            <text:p>105</text:p>
          </table:table-cell>
          <table:table-cell table:formula="of:=IF([.B2530]&gt;[.A25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33" calcext:value-type="float">
            <text:p>133</text:p>
          </table:table-cell>
          <table:table-cell table:formula="of:=IF([.B2531]&gt;[.A25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61" calcext:value-type="float">
            <text:p>161</text:p>
          </table:table-cell>
          <table:table-cell table:formula="of:=IF([.B2532]&gt;[.A25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table:formula="of:=IF([.B2533]&gt;[.A25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31" calcext:value-type="float">
            <text:p>131</text:p>
          </table:table-cell>
          <table:table-cell table:formula="of:=IF([.B2534]&gt;[.A25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2" calcext:value-type="float">
            <text:p>112</text:p>
          </table:table-cell>
          <table:table-cell table:formula="of:=IF([.B2535]&gt;[.A25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formula="of:=IF([.B2536]&gt;[.A25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table:formula="of:=IF([.B2537]&gt;[.A25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table:formula="of:=IF([.B2538]&gt;[.A25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9" calcext:value-type="float">
            <text:p>129</text:p>
          </table:table-cell>
          <table:table-cell table:formula="of:=IF([.B2539]&gt;[.A25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table:formula="of:=IF([.B2540]&gt;[.A25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table:formula="of:=IF([.B2541]&gt;[.A25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table:formula="of:=IF([.B2542]&gt;[.A25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table:formula="of:=IF([.B2543]&gt;[.A25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table:formula="of:=IF([.B2544]&gt;[.A25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" calcext:value-type="float">
            <text:p>144</text:p>
          </table:table-cell>
          <table:table-cell table:formula="of:=IF([.B2545]&gt;[.A25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7" calcext:value-type="float">
            <text:p>117</text:p>
          </table:table-cell>
          <table:table-cell table:formula="of:=IF([.B2546]&gt;[.A25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6" calcext:value-type="float">
            <text:p>106</text:p>
          </table:table-cell>
          <table:table-cell table:formula="of:=IF([.B2547]&gt;[.A25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7" calcext:value-type="float">
            <text:p>147</text:p>
          </table:table-cell>
          <table:table-cell table:formula="of:=IF([.B2548]&gt;[.A25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table:formula="of:=IF([.B2549]&gt;[.A25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formula="of:=IF([.B2550]&gt;[.A25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5" calcext:value-type="float">
            <text:p>105</text:p>
          </table:table-cell>
          <table:table-cell table:formula="of:=IF([.B2551]&gt;[.A25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5" calcext:value-type="float">
            <text:p>115</text:p>
          </table:table-cell>
          <table:table-cell table:formula="of:=IF([.B2552]&gt;[.A25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formula="of:=IF([.B2553]&gt;[.A25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table:formula="of:=IF([.B2554]&gt;[.A255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table:formula="of:=IF([.B2555]&gt;[.A25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formula="of:=IF([.B2556]&gt;[.A25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table:formula="of:=IF([.B2557]&gt;[.A25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formula="of:=IF([.B2558]&gt;[.A25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1" calcext:value-type="float">
            <text:p>121</text:p>
          </table:table-cell>
          <table:table-cell table:formula="of:=IF([.B2559]&gt;[.A25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table:formula="of:=IF([.B2560]&gt;[.A25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9" calcext:value-type="float">
            <text:p>109</text:p>
          </table:table-cell>
          <table:table-cell table:formula="of:=IF([.B2561]&gt;[.A25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3" calcext:value-type="float">
            <text:p>113</text:p>
          </table:table-cell>
          <table:table-cell table:formula="of:=IF([.B2562]&gt;[.A25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  <table:table-cell table:formula="of:=IF([.B2563]&gt;[.A25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3" calcext:value-type="float">
            <text:p>93</text:p>
          </table:table-cell>
          <table:table-cell table:formula="of:=IF([.B2564]&gt;[.A25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8" calcext:value-type="float">
            <text:p>118</text:p>
          </table:table-cell>
          <table:table-cell table:formula="of:=IF([.B2565]&gt;[.A25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table:formula="of:=IF([.B2566]&gt;[.A25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table:formula="of:=IF([.B2567]&gt;[.A256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table:formula="of:=IF([.B2568]&gt;[.A25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6" calcext:value-type="float">
            <text:p>136</text:p>
          </table:table-cell>
          <table:table-cell table:formula="of:=IF([.B2569]&gt;[.A25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table:formula="of:=IF([.B2570]&gt;[.A25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table:formula="of:=IF([.B2571]&gt;[.A25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table:formula="of:=IF([.B2572]&gt;[.A25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table:formula="of:=IF([.B2573]&gt;[.A25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table:formula="of:=IF([.B2574]&gt;[.A25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formula="of:=IF([.B2575]&gt;[.A25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table:formula="of:=IF([.B2576]&gt;[.A25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table:formula="of:=IF([.B2577]&gt;[.A25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6" calcext:value-type="float">
            <text:p>136</text:p>
          </table:table-cell>
          <table:table-cell table:formula="of:=IF([.B2578]&gt;[.A25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1" calcext:value-type="float">
            <text:p>131</text:p>
          </table:table-cell>
          <table:table-cell table:formula="of:=IF([.B2579]&gt;[.A25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4" calcext:value-type="float">
            <text:p>104</text:p>
          </table:table-cell>
          <table:table-cell table:formula="of:=IF([.B2580]&gt;[.A25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9" calcext:value-type="float">
            <text:p>129</text:p>
          </table:table-cell>
          <table:table-cell table:formula="of:=IF([.B2581]&gt;[.A25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58" calcext:value-type="float">
            <text:p>158</text:p>
          </table:table-cell>
          <table:table-cell table:formula="of:=IF([.B2582]&gt;[.A25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table:formula="of:=IF([.B2583]&gt;[.A25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IF([.B2584]&gt;[.A25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3" calcext:value-type="float">
            <text:p>113</text:p>
          </table:table-cell>
          <table:table-cell table:formula="of:=IF([.B2585]&gt;[.A25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formula="of:=IF([.B2586]&gt;[.A25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table:formula="of:=IF([.B2587]&gt;[.A25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table:formula="of:=IF([.B2588]&gt;[.A25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9" calcext:value-type="float">
            <text:p>129</text:p>
          </table:table-cell>
          <table:table-cell table:formula="of:=IF([.B2589]&gt;[.A25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table:formula="of:=IF([.B2590]&gt;[.A25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table:formula="of:=IF([.B2591]&gt;[.A25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table:formula="of:=IF([.B2592]&gt;[.A25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table:formula="of:=IF([.B2593]&gt;[.A25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table:formula="of:=IF([.B2594]&gt;[.A25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3" calcext:value-type="float">
            <text:p>143</text:p>
          </table:table-cell>
          <table:table-cell table:formula="of:=IF([.B2595]&gt;[.A25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table:formula="of:=IF([.B2596]&gt;[.A25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6" calcext:value-type="float">
            <text:p>106</text:p>
          </table:table-cell>
          <table:table-cell table:formula="of:=IF([.B2597]&gt;[.A25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9" calcext:value-type="float">
            <text:p>149</text:p>
          </table:table-cell>
          <table:table-cell table:formula="of:=IF([.B2598]&gt;[.A25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table:formula="of:=IF([.B2599]&gt;[.A25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3" calcext:value-type="float">
            <text:p>123</text:p>
          </table:table-cell>
          <table:table-cell table:formula="of:=IF([.B2600]&gt;[.A26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5" calcext:value-type="float">
            <text:p>105</text:p>
          </table:table-cell>
          <table:table-cell table:formula="of:=IF([.B2601]&gt;[.A26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3" calcext:value-type="float">
            <text:p>123</text:p>
          </table:table-cell>
          <table:table-cell table:formula="of:=IF([.B2602]&gt;[.A26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table:formula="of:=IF([.B2603]&gt;[.A26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table:formula="of:=IF([.B2604]&gt;[.A26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formula="of:=IF([.B2605]&gt;[.A26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table:formula="of:=IF([.B2606]&gt;[.A26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table:formula="of:=IF([.B2607]&gt;[.A26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table:formula="of:=IF([.B2608]&gt;[.A26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0" calcext:value-type="float">
            <text:p>120</text:p>
          </table:table-cell>
          <table:table-cell table:formula="of:=IF([.B2609]&gt;[.A26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table:formula="of:=IF([.B2610]&gt;[.A26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9" calcext:value-type="float">
            <text:p>109</text:p>
          </table:table-cell>
          <table:table-cell table:formula="of:=IF([.B2611]&gt;[.A26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9" calcext:value-type="float">
            <text:p>109</text:p>
          </table:table-cell>
          <table:table-cell table:formula="of:=IF([.B2612]&gt;[.A26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  <table:table-cell table:formula="of:=IF([.B2613]&gt;[.A26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3" calcext:value-type="float">
            <text:p>93</text:p>
          </table:table-cell>
          <table:table-cell table:formula="of:=IF([.B2614]&gt;[.A26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7" calcext:value-type="float">
            <text:p>117</text:p>
          </table:table-cell>
          <table:table-cell table:formula="of:=IF([.B2615]&gt;[.A26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table:formula="of:=IF([.B2616]&gt;[.A26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table:formula="of:=IF([.B2617]&gt;[.A26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table:formula="of:=IF([.B2618]&gt;[.A26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55" calcext:value-type="float">
            <text:p>155</text:p>
          </table:table-cell>
          <table:table-cell table:formula="of:=IF([.B2619]&gt;[.A26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table:formula="of:=IF([.B2620]&gt;[.A262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table:formula="of:=IF([.B2621]&gt;[.A26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table:formula="of:=IF([.B2622]&gt;[.A26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table:formula="of:=IF([.B2623]&gt;[.A26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table:formula="of:=IF([.B2624]&gt;[.A26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0" calcext:value-type="float">
            <text:p>110</text:p>
          </table:table-cell>
          <table:table-cell table:formula="of:=IF([.B2625]&gt;[.A26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table:formula="of:=IF([.B2626]&gt;[.A26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table:formula="of:=IF([.B2627]&gt;[.A26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0" calcext:value-type="float">
            <text:p>140</text:p>
          </table:table-cell>
          <table:table-cell table:formula="of:=IF([.B2628]&gt;[.A26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4" calcext:value-type="float">
            <text:p>134</text:p>
          </table:table-cell>
          <table:table-cell table:formula="of:=IF([.B2629]&gt;[.A26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formula="of:=IF([.B2630]&gt;[.A26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32" calcext:value-type="float">
            <text:p>132</text:p>
          </table:table-cell>
          <table:table-cell table:formula="of:=IF([.B2631]&gt;[.A26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60" calcext:value-type="float">
            <text:p>160</text:p>
          </table:table-cell>
          <table:table-cell table:formula="of:=IF([.B2632]&gt;[.A26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table:formula="of:=IF([.B2633]&gt;[.A26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8" calcext:value-type="float">
            <text:p>138</text:p>
          </table:table-cell>
          <table:table-cell table:formula="of:=IF([.B2634]&gt;[.A26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2" calcext:value-type="float">
            <text:p>112</text:p>
          </table:table-cell>
          <table:table-cell table:formula="of:=IF([.B2635]&gt;[.A26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table:formula="of:=IF([.B2636]&gt;[.A26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table:formula="of:=IF([.B2637]&gt;[.A26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table:formula="of:=IF([.B2638]&gt;[.A26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34" calcext:value-type="float">
            <text:p>134</text:p>
          </table:table-cell>
          <table:table-cell table:formula="of:=IF([.B2639]&gt;[.A26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8" calcext:value-type="float">
            <text:p>98</text:p>
          </table:table-cell>
          <table:table-cell table:formula="of:=IF([.B2640]&gt;[.A26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table:formula="of:=IF([.B2641]&gt;[.A26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table:formula="of:=IF([.B2642]&gt;[.A26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 table:formula="of:=IF([.B2643]&gt;[.A26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table:formula="of:=IF([.B2644]&gt;[.A26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3" calcext:value-type="float">
            <text:p>143</text:p>
          </table:table-cell>
          <table:table-cell table:formula="of:=IF([.B2645]&gt;[.A26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table:formula="of:=IF([.B2646]&gt;[.A26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5" calcext:value-type="float">
            <text:p>115</text:p>
          </table:table-cell>
          <table:table-cell table:formula="of:=IF([.B2647]&gt;[.A26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7" calcext:value-type="float">
            <text:p>147</text:p>
          </table:table-cell>
          <table:table-cell table:formula="of:=IF([.B2648]&gt;[.A26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  <table:table-cell table:formula="of:=IF([.B2649]&gt;[.A26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9" calcext:value-type="float">
            <text:p>119</text:p>
          </table:table-cell>
          <table:table-cell table:formula="of:=IF([.B2650]&gt;[.A26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table:formula="of:=IF([.B2651]&gt;[.A26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3" calcext:value-type="float">
            <text:p>123</text:p>
          </table:table-cell>
          <table:table-cell table:formula="of:=IF([.B2652]&gt;[.A26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table:formula="of:=IF([.B2653]&gt;[.A26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table:formula="of:=IF([.B2654]&gt;[.A26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table:formula="of:=IF([.B2655]&gt;[.A26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table:formula="of:=IF([.B2656]&gt;[.A26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8" calcext:value-type="float">
            <text:p>98</text:p>
          </table:table-cell>
          <table:table-cell table:formula="of:=IF([.B2657]&gt;[.A26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4" calcext:value-type="float">
            <text:p>104</text:p>
          </table:table-cell>
          <table:table-cell table:formula="of:=IF([.B2658]&gt;[.A26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6" calcext:value-type="float">
            <text:p>116</text:p>
          </table:table-cell>
          <table:table-cell table:formula="of:=IF([.B2659]&gt;[.A26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table:formula="of:=IF([.B2660]&gt;[.A26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9" calcext:value-type="float">
            <text:p>109</text:p>
          </table:table-cell>
          <table:table-cell table:formula="of:=IF([.B2661]&gt;[.A26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0" calcext:value-type="float">
            <text:p>110</text:p>
          </table:table-cell>
          <table:table-cell table:formula="of:=IF([.B2662]&gt;[.A26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7" calcext:value-type="float">
            <text:p>137</text:p>
          </table:table-cell>
          <table:table-cell table:formula="of:=IF([.B2663]&gt;[.A26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table:formula="of:=IF([.B2664]&gt;[.A26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0" calcext:value-type="float">
            <text:p>120</text:p>
          </table:table-cell>
          <table:table-cell table:formula="of:=IF([.B2665]&gt;[.A26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table:formula="of:=IF([.B2666]&gt;[.A26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9" calcext:value-type="float">
            <text:p>109</text:p>
          </table:table-cell>
          <table:table-cell table:formula="of:=IF([.B2667]&gt;[.A26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formula="of:=IF([.B2668]&gt;[.A26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" calcext:value-type="float">
            <text:p>144</text:p>
          </table:table-cell>
          <table:table-cell table:formula="of:=IF([.B2669]&gt;[.A26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table:formula="of:=IF([.B2670]&gt;[.A267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table:formula="of:=IF([.B2671]&gt;[.A26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7" calcext:value-type="float">
            <text:p>137</text:p>
          </table:table-cell>
          <table:table-cell table:formula="of:=IF([.B2672]&gt;[.A26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table:formula="of:=IF([.B2673]&gt;[.A26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table:formula="of:=IF([.B2674]&gt;[.A26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 table:formula="of:=IF([.B2675]&gt;[.A26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table:formula="of:=IF([.B2676]&gt;[.A26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table:formula="of:=IF([.B2677]&gt;[.A26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3" calcext:value-type="float">
            <text:p>143</text:p>
          </table:table-cell>
          <table:table-cell table:formula="of:=IF([.B2678]&gt;[.A26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1" calcext:value-type="float">
            <text:p>141</text:p>
          </table:table-cell>
          <table:table-cell table:formula="of:=IF([.B2679]&gt;[.A26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table:formula="of:=IF([.B2680]&gt;[.A26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3" calcext:value-type="float">
            <text:p>133</text:p>
          </table:table-cell>
          <table:table-cell table:formula="of:=IF([.B2681]&gt;[.A26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60" calcext:value-type="float">
            <text:p>160</text:p>
          </table:table-cell>
          <table:table-cell table:formula="of:=IF([.B2682]&gt;[.A26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table:formula="of:=IF([.B2683]&gt;[.A26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1" calcext:value-type="float">
            <text:p>121</text:p>
          </table:table-cell>
          <table:table-cell table:formula="of:=IF([.B2684]&gt;[.A26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3" calcext:value-type="float">
            <text:p>113</text:p>
          </table:table-cell>
          <table:table-cell table:formula="of:=IF([.B2685]&gt;[.A26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table:formula="of:=IF([.B2686]&gt;[.A26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table:formula="of:=IF([.B2687]&gt;[.A26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table:formula="of:=IF([.B2688]&gt;[.A26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35" calcext:value-type="float">
            <text:p>135</text:p>
          </table:table-cell>
          <table:table-cell table:formula="of:=IF([.B2689]&gt;[.A26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table:formula="of:=IF([.B2690]&gt;[.A26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table:formula="of:=IF([.B2691]&gt;[.A26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table:formula="of:=IF([.B2692]&gt;[.A26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6" calcext:value-type="float">
            <text:p>106</text:p>
          </table:table-cell>
          <table:table-cell table:formula="of:=IF([.B2693]&gt;[.A26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table:formula="of:=IF([.B2694]&gt;[.A26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IF([.B2695]&gt;[.A26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9" calcext:value-type="float">
            <text:p>119</text:p>
          </table:table-cell>
          <table:table-cell table:formula="of:=IF([.B2696]&gt;[.A26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table:formula="of:=IF([.B2697]&gt;[.A26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table:formula="of:=IF([.B2698]&gt;[.A26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7" calcext:value-type="float">
            <text:p>97</text:p>
          </table:table-cell>
          <table:table-cell table:formula="of:=IF([.B2699]&gt;[.A26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6" calcext:value-type="float">
            <text:p>116</text:p>
          </table:table-cell>
          <table:table-cell table:formula="of:=IF([.B2700]&gt;[.A27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formula="of:=IF([.B2701]&gt;[.A27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9" calcext:value-type="float">
            <text:p>119</text:p>
          </table:table-cell>
          <table:table-cell table:formula="of:=IF([.B2702]&gt;[.A27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  <table:table-cell table:formula="of:=IF([.B2703]&gt;[.A27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 table:formula="of:=IF([.B2704]&gt;[.A27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table:formula="of:=IF([.B2705]&gt;[.A27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table:formula="of:=IF([.B2706]&gt;[.A27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8" calcext:value-type="float">
            <text:p>98</text:p>
          </table:table-cell>
          <table:table-cell table:formula="of:=IF([.B2707]&gt;[.A27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table:formula="of:=IF([.B2708]&gt;[.A27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4" calcext:value-type="float">
            <text:p>114</text:p>
          </table:table-cell>
          <table:table-cell table:formula="of:=IF([.B2709]&gt;[.A27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table:formula="of:=IF([.B2710]&gt;[.A27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1" calcext:value-type="float">
            <text:p>111</text:p>
          </table:table-cell>
          <table:table-cell table:formula="of:=IF([.B2711]&gt;[.A27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9" calcext:value-type="float">
            <text:p>109</text:p>
          </table:table-cell>
          <table:table-cell table:formula="of:=IF([.B2712]&gt;[.A27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3" calcext:value-type="float">
            <text:p>133</text:p>
          </table:table-cell>
          <table:table-cell table:formula="of:=IF([.B2713]&gt;[.A27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table:formula="of:=IF([.B2714]&gt;[.A27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7" calcext:value-type="float">
            <text:p>117</text:p>
          </table:table-cell>
          <table:table-cell table:formula="of:=IF([.B2715]&gt;[.A27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1" calcext:value-type="float">
            <text:p>101</text:p>
          </table:table-cell>
          <table:table-cell table:formula="of:=IF([.B2716]&gt;[.A27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9" calcext:value-type="float">
            <text:p>109</text:p>
          </table:table-cell>
          <table:table-cell table:formula="of:=IF([.B2717]&gt;[.A27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table:formula="of:=IF([.B2718]&gt;[.A27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table:formula="of:=IF([.B2719]&gt;[.A27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table:formula="of:=IF([.B2720]&gt;[.A27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table:formula="of:=IF([.B2721]&gt;[.A27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7" calcext:value-type="float">
            <text:p>137</text:p>
          </table:table-cell>
          <table:table-cell table:formula="of:=IF([.B2722]&gt;[.A27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formula="of:=IF([.B2723]&gt;[.A27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table:formula="of:=IF([.B2724]&gt;[.A27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3" calcext:value-type="float">
            <text:p>113</text:p>
          </table:table-cell>
          <table:table-cell table:formula="of:=IF([.B2725]&gt;[.A27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table:formula="of:=IF([.B2726]&gt;[.A27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table:formula="of:=IF([.B2727]&gt;[.A27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7" calcext:value-type="float">
            <text:p>147</text:p>
          </table:table-cell>
          <table:table-cell table:formula="of:=IF([.B2728]&gt;[.A27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5" calcext:value-type="float">
            <text:p>135</text:p>
          </table:table-cell>
          <table:table-cell table:formula="of:=IF([.B2729]&gt;[.A27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table:formula="of:=IF([.B2730]&gt;[.A27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0" calcext:value-type="float">
            <text:p>140</text:p>
          </table:table-cell>
          <table:table-cell table:formula="of:=IF([.B2731]&gt;[.A27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2" calcext:value-type="float">
            <text:p>162</text:p>
          </table:table-cell>
          <table:table-cell table:formula="of:=IF([.B2732]&gt;[.A27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formula="of:=IF([.B2733]&gt;[.A27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4" calcext:value-type="float">
            <text:p>124</text:p>
          </table:table-cell>
          <table:table-cell table:formula="of:=IF([.B2734]&gt;[.A27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9" calcext:value-type="float">
            <text:p>109</text:p>
          </table:table-cell>
          <table:table-cell table:formula="of:=IF([.B2735]&gt;[.A27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table:formula="of:=IF([.B2736]&gt;[.A27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formula="of:=IF([.B2737]&gt;[.A27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5" calcext:value-type="float">
            <text:p>105</text:p>
          </table:table-cell>
          <table:table-cell table:formula="of:=IF([.B2738]&gt;[.A27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35" calcext:value-type="float">
            <text:p>135</text:p>
          </table:table-cell>
          <table:table-cell table:formula="of:=IF([.B2739]&gt;[.A27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1" calcext:value-type="float">
            <text:p>101</text:p>
          </table:table-cell>
          <table:table-cell table:formula="of:=IF([.B2740]&gt;[.A27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7" calcext:value-type="float">
            <text:p>107</text:p>
          </table:table-cell>
          <table:table-cell table:formula="of:=IF([.B2741]&gt;[.A27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table:formula="of:=IF([.B2742]&gt;[.A27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 table:formula="of:=IF([.B2743]&gt;[.A27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table:formula="of:=IF([.B2744]&gt;[.A27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2" calcext:value-type="float">
            <text:p>142</text:p>
          </table:table-cell>
          <table:table-cell table:formula="of:=IF([.B2745]&gt;[.A27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9" calcext:value-type="float">
            <text:p>119</text:p>
          </table:table-cell>
          <table:table-cell table:formula="of:=IF([.B2746]&gt;[.A27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8" calcext:value-type="float">
            <text:p>108</text:p>
          </table:table-cell>
          <table:table-cell table:formula="of:=IF([.B2747]&gt;[.A27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1" calcext:value-type="float">
            <text:p>151</text:p>
          </table:table-cell>
          <table:table-cell table:formula="of:=IF([.B2748]&gt;[.A27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7" calcext:value-type="float">
            <text:p>97</text:p>
          </table:table-cell>
          <table:table-cell table:formula="of:=IF([.B2749]&gt;[.A27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5" calcext:value-type="float">
            <text:p>115</text:p>
          </table:table-cell>
          <table:table-cell table:formula="of:=IF([.B2750]&gt;[.A27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table:formula="of:=IF([.B2751]&gt;[.A27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1" calcext:value-type="float">
            <text:p>121</text:p>
          </table:table-cell>
          <table:table-cell table:formula="of:=IF([.B2752]&gt;[.A27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table:formula="of:=IF([.B2753]&gt;[.A27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 table:formula="of:=IF([.B2754]&gt;[.A27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table:formula="of:=IF([.B2755]&gt;[.A27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table:formula="of:=IF([.B2756]&gt;[.A27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table:formula="of:=IF([.B2757]&gt;[.A275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table:formula="of:=IF([.B2758]&gt;[.A27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4" calcext:value-type="float">
            <text:p>114</text:p>
          </table:table-cell>
          <table:table-cell table:formula="of:=IF([.B2759]&gt;[.A27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table:formula="of:=IF([.B2760]&gt;[.A27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8" calcext:value-type="float">
            <text:p>108</text:p>
          </table:table-cell>
          <table:table-cell table:formula="of:=IF([.B2761]&gt;[.A27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table:formula="of:=IF([.B2762]&gt;[.A27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5" calcext:value-type="float">
            <text:p>135</text:p>
          </table:table-cell>
          <table:table-cell table:formula="of:=IF([.B2763]&gt;[.A27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table:formula="of:=IF([.B2764]&gt;[.A27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9" calcext:value-type="float">
            <text:p>109</text:p>
          </table:table-cell>
          <table:table-cell table:formula="of:=IF([.B2765]&gt;[.A27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table:formula="of:=IF([.B2766]&gt;[.A27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table:formula="of:=IF([.B2767]&gt;[.A27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formula="of:=IF([.B2768]&gt;[.A27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7" calcext:value-type="float">
            <text:p>147</text:p>
          </table:table-cell>
          <table:table-cell table:formula="of:=IF([.B2769]&gt;[.A27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table:formula="of:=IF([.B2770]&gt;[.A27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table:formula="of:=IF([.B2771]&gt;[.A27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51" calcext:value-type="float">
            <text:p>151</text:p>
          </table:table-cell>
          <table:table-cell table:formula="of:=IF([.B2772]&gt;[.A27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table:formula="of:=IF([.B2773]&gt;[.A27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table:formula="of:=IF([.B2774]&gt;[.A27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9" calcext:value-type="float">
            <text:p>109</text:p>
          </table:table-cell>
          <table:table-cell table:formula="of:=IF([.B2775]&gt;[.A27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table:formula="of:=IF([.B2776]&gt;[.A27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table:formula="of:=IF([.B2777]&gt;[.A27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7" calcext:value-type="float">
            <text:p>157</text:p>
          </table:table-cell>
          <table:table-cell table:formula="of:=IF([.B2778]&gt;[.A27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1" calcext:value-type="float">
            <text:p>141</text:p>
          </table:table-cell>
          <table:table-cell table:formula="of:=IF([.B2779]&gt;[.A27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2" calcext:value-type="float">
            <text:p>112</text:p>
          </table:table-cell>
          <table:table-cell table:formula="of:=IF([.B2780]&gt;[.A27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table:formula="of:=IF([.B2781]&gt;[.A27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56" calcext:value-type="float">
            <text:p>156</text:p>
          </table:table-cell>
          <table:table-cell table:formula="of:=IF([.B2782]&gt;[.A27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formula="of:=IF([.B2783]&gt;[.A27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3" calcext:value-type="float">
            <text:p>123</text:p>
          </table:table-cell>
          <table:table-cell table:formula="of:=IF([.B2784]&gt;[.A27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4" calcext:value-type="float">
            <text:p>114</text:p>
          </table:table-cell>
          <table:table-cell table:formula="of:=IF([.B2785]&gt;[.A27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table:formula="of:=IF([.B2786]&gt;[.A27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table:formula="of:=IF([.B2787]&gt;[.A27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table:formula="of:=IF([.B2788]&gt;[.A27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4" calcext:value-type="float">
            <text:p>134</text:p>
          </table:table-cell>
          <table:table-cell table:formula="of:=IF([.B2789]&gt;[.A27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6" calcext:value-type="float">
            <text:p>106</text:p>
          </table:table-cell>
          <table:table-cell table:formula="of:=IF([.B2790]&gt;[.A27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table:formula="of:=IF([.B2791]&gt;[.A27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table:formula="of:=IF([.B2792]&gt;[.A27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 table:formula="of:=IF([.B2793]&gt;[.A27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table:formula="of:=IF([.B2794]&gt;[.A27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8" calcext:value-type="float">
            <text:p>138</text:p>
          </table:table-cell>
          <table:table-cell table:formula="of:=IF([.B2795]&gt;[.A27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5" calcext:value-type="float">
            <text:p>125</text:p>
          </table:table-cell>
          <table:table-cell table:formula="of:=IF([.B2796]&gt;[.A27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8" calcext:value-type="float">
            <text:p>108</text:p>
          </table:table-cell>
          <table:table-cell table:formula="of:=IF([.B2797]&gt;[.A27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1" calcext:value-type="float">
            <text:p>151</text:p>
          </table:table-cell>
          <table:table-cell table:formula="of:=IF([.B2798]&gt;[.A27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table:formula="of:=IF([.B2799]&gt;[.A27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1" calcext:value-type="float">
            <text:p>121</text:p>
          </table:table-cell>
          <table:table-cell table:formula="of:=IF([.B2800]&gt;[.A28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 table:formula="of:=IF([.B2801]&gt;[.A28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table:formula="of:=IF([.B2802]&gt;[.A28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table:formula="of:=IF([.B2803]&gt;[.A28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table:formula="of:=IF([.B2804]&gt;[.A28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table:formula="of:=IF([.B2805]&gt;[.A28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table:formula="of:=IF([.B2806]&gt;[.A28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table:formula="of:=IF([.B2807]&gt;[.A28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table:formula="of:=IF([.B2808]&gt;[.A28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6" calcext:value-type="float">
            <text:p>116</text:p>
          </table:table-cell>
          <table:table-cell table:formula="of:=IF([.B2809]&gt;[.A28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table:formula="of:=IF([.B2810]&gt;[.A28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8" calcext:value-type="float">
            <text:p>108</text:p>
          </table:table-cell>
          <table:table-cell table:formula="of:=IF([.B2811]&gt;[.A28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9" calcext:value-type="float">
            <text:p>109</text:p>
          </table:table-cell>
          <table:table-cell table:formula="of:=IF([.B2812]&gt;[.A28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1" calcext:value-type="float">
            <text:p>141</text:p>
          </table:table-cell>
          <table:table-cell table:formula="of:=IF([.B2813]&gt;[.A28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table:formula="of:=IF([.B2814]&gt;[.A28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8" calcext:value-type="float">
            <text:p>108</text:p>
          </table:table-cell>
          <table:table-cell table:formula="of:=IF([.B2815]&gt;[.A28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formula="of:=IF([.B2816]&gt;[.A28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table:formula="of:=IF([.B2817]&gt;[.A281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table:formula="of:=IF([.B2818]&gt;[.A28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IF([.B2819]&gt;[.A28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formula="of:=IF([.B2820]&gt;[.A28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formula="of:=IF([.B2821]&gt;[.A28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0" calcext:value-type="float">
            <text:p>150</text:p>
          </table:table-cell>
          <table:table-cell table:formula="of:=IF([.B2822]&gt;[.A28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formula="of:=IF([.B2823]&gt;[.A28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table:formula="of:=IF([.B2824]&gt;[.A28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1" calcext:value-type="float">
            <text:p>111</text:p>
          </table:table-cell>
          <table:table-cell table:formula="of:=IF([.B2825]&gt;[.A28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table:formula="of:=IF([.B2826]&gt;[.A28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table:formula="of:=IF([.B2827]&gt;[.A28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" calcext:value-type="float">
            <text:p>144</text:p>
          </table:table-cell>
          <table:table-cell table:formula="of:=IF([.B2828]&gt;[.A28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1" calcext:value-type="float">
            <text:p>141</text:p>
          </table:table-cell>
          <table:table-cell table:formula="of:=IF([.B2829]&gt;[.A28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0" calcext:value-type="float">
            <text:p>110</text:p>
          </table:table-cell>
          <table:table-cell table:formula="of:=IF([.B2830]&gt;[.A28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3" calcext:value-type="float">
            <text:p>133</text:p>
          </table:table-cell>
          <table:table-cell table:formula="of:=IF([.B2831]&gt;[.A28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62" calcext:value-type="float">
            <text:p>162</text:p>
          </table:table-cell>
          <table:table-cell table:formula="of:=IF([.B2832]&gt;[.A28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table:formula="of:=IF([.B2833]&gt;[.A28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9" calcext:value-type="float">
            <text:p>129</text:p>
          </table:table-cell>
          <table:table-cell table:formula="of:=IF([.B2834]&gt;[.A28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table:formula="of:=IF([.B2835]&gt;[.A28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formula="of:=IF([.B2836]&gt;[.A28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  <table:table-cell table:formula="of:=IF([.B2837]&gt;[.A28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table:formula="of:=IF([.B2838]&gt;[.A28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table:formula="of:=IF([.B2839]&gt;[.A28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5" calcext:value-type="float">
            <text:p>105</text:p>
          </table:table-cell>
          <table:table-cell table:formula="of:=IF([.B2840]&gt;[.A28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3" calcext:value-type="float">
            <text:p>103</text:p>
          </table:table-cell>
          <table:table-cell table:formula="of:=IF([.B2841]&gt;[.A28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table:formula="of:=IF([.B2842]&gt;[.A28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6" calcext:value-type="float">
            <text:p>106</text:p>
          </table:table-cell>
          <table:table-cell table:formula="of:=IF([.B2843]&gt;[.A28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table:formula="of:=IF([.B2844]&gt;[.A28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53" calcext:value-type="float">
            <text:p>153</text:p>
          </table:table-cell>
          <table:table-cell table:formula="of:=IF([.B2845]&gt;[.A28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5" calcext:value-type="float">
            <text:p>125</text:p>
          </table:table-cell>
          <table:table-cell table:formula="of:=IF([.B2846]&gt;[.A28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2" calcext:value-type="float">
            <text:p>102</text:p>
          </table:table-cell>
          <table:table-cell table:formula="of:=IF([.B2847]&gt;[.A28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8" calcext:value-type="float">
            <text:p>148</text:p>
          </table:table-cell>
          <table:table-cell table:formula="of:=IF([.B2848]&gt;[.A28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table:formula="of:=IF([.B2849]&gt;[.A28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table:formula="of:=IF([.B2850]&gt;[.A28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1" calcext:value-type="float">
            <text:p>111</text:p>
          </table:table-cell>
          <table:table-cell table:formula="of:=IF([.B2851]&gt;[.A28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9" calcext:value-type="float">
            <text:p>119</text:p>
          </table:table-cell>
          <table:table-cell table:formula="of:=IF([.B2852]&gt;[.A28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9" calcext:value-type="float">
            <text:p>109</text:p>
          </table:table-cell>
          <table:table-cell table:formula="of:=IF([.B2853]&gt;[.A28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table:formula="of:=IF([.B2854]&gt;[.A28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formula="of:=IF([.B2855]&gt;[.A28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table:formula="of:=IF([.B2856]&gt;[.A28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2" calcext:value-type="float">
            <text:p>102</text:p>
          </table:table-cell>
          <table:table-cell table:formula="of:=IF([.B2857]&gt;[.A28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table:formula="of:=IF([.B2858]&gt;[.A28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3" calcext:value-type="float">
            <text:p>113</text:p>
          </table:table-cell>
          <table:table-cell table:formula="of:=IF([.B2859]&gt;[.A28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table:formula="of:=IF([.B2860]&gt;[.A28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0" calcext:value-type="float">
            <text:p>110</text:p>
          </table:table-cell>
          <table:table-cell table:formula="of:=IF([.B2861]&gt;[.A28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 table:formula="of:=IF([.B2862]&gt;[.A28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6" calcext:value-type="float">
            <text:p>136</text:p>
          </table:table-cell>
          <table:table-cell table:formula="of:=IF([.B2863]&gt;[.A28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table:formula="of:=IF([.B2864]&gt;[.A28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8" calcext:value-type="float">
            <text:p>108</text:p>
          </table:table-cell>
          <table:table-cell table:formula="of:=IF([.B2865]&gt;[.A28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table:formula="of:=IF([.B2866]&gt;[.A28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 table:formula="of:=IF([.B2867]&gt;[.A28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formula="of:=IF([.B2868]&gt;[.A28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50" calcext:value-type="float">
            <text:p>150</text:p>
          </table:table-cell>
          <table:table-cell table:formula="of:=IF([.B2869]&gt;[.A28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table:formula="of:=IF([.B2870]&gt;[.A28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formula="of:=IF([.B2871]&gt;[.A28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5" calcext:value-type="float">
            <text:p>145</text:p>
          </table:table-cell>
          <table:table-cell table:formula="of:=IF([.B2872]&gt;[.A28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table:formula="of:=IF([.B2873]&gt;[.A28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table:formula="of:=IF([.B2874]&gt;[.A28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table:formula="of:=IF([.B2875]&gt;[.A28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table:formula="of:=IF([.B2876]&gt;[.A28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formula="of:=IF([.B2877]&gt;[.A28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" calcext:value-type="float">
            <text:p>144</text:p>
          </table:table-cell>
          <table:table-cell table:formula="of:=IF([.B2878]&gt;[.A28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3" calcext:value-type="float">
            <text:p>143</text:p>
          </table:table-cell>
          <table:table-cell table:formula="of:=IF([.B2879]&gt;[.A28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0" calcext:value-type="float">
            <text:p>110</text:p>
          </table:table-cell>
          <table:table-cell table:formula="of:=IF([.B2880]&gt;[.A28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34" calcext:value-type="float">
            <text:p>134</text:p>
          </table:table-cell>
          <table:table-cell table:formula="of:=IF([.B2881]&gt;[.A28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63" calcext:value-type="float">
            <text:p>163</text:p>
          </table:table-cell>
          <table:table-cell table:formula="of:=IF([.B2882]&gt;[.A28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table:formula="of:=IF([.B2883]&gt;[.A28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8" calcext:value-type="float">
            <text:p>128</text:p>
          </table:table-cell>
          <table:table-cell table:formula="of:=IF([.B2884]&gt;[.A28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table:formula="of:=IF([.B2885]&gt;[.A28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table:formula="of:=IF([.B2886]&gt;[.A28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9" calcext:value-type="float">
            <text:p>109</text:p>
          </table:table-cell>
          <table:table-cell table:formula="of:=IF([.B2887]&gt;[.A28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2" calcext:value-type="float">
            <text:p>112</text:p>
          </table:table-cell>
          <table:table-cell table:formula="of:=IF([.B2888]&gt;[.A28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3" calcext:value-type="float">
            <text:p>133</text:p>
          </table:table-cell>
          <table:table-cell table:formula="of:=IF([.B2889]&gt;[.A28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6" calcext:value-type="float">
            <text:p>106</text:p>
          </table:table-cell>
          <table:table-cell table:formula="of:=IF([.B2890]&gt;[.A28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4" calcext:value-type="float">
            <text:p>104</text:p>
          </table:table-cell>
          <table:table-cell table:formula="of:=IF([.B2891]&gt;[.A28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table:formula="of:=IF([.B2892]&gt;[.A28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5" calcext:value-type="float">
            <text:p>105</text:p>
          </table:table-cell>
          <table:table-cell table:formula="of:=IF([.B2893]&gt;[.A28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table:formula="of:=IF([.B2894]&gt;[.A28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51" calcext:value-type="float">
            <text:p>151</text:p>
          </table:table-cell>
          <table:table-cell table:formula="of:=IF([.B2895]&gt;[.A28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3" calcext:value-type="float">
            <text:p>123</text:p>
          </table:table-cell>
          <table:table-cell table:formula="of:=IF([.B2896]&gt;[.A28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8" calcext:value-type="float">
            <text:p>108</text:p>
          </table:table-cell>
          <table:table-cell table:formula="of:=IF([.B2897]&gt;[.A28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1" calcext:value-type="float">
            <text:p>151</text:p>
          </table:table-cell>
          <table:table-cell table:formula="of:=IF([.B2898]&gt;[.A28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table:formula="of:=IF([.B2899]&gt;[.A28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table:formula="of:=IF([.B2900]&gt;[.A29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4" calcext:value-type="float">
            <text:p>114</text:p>
          </table:table-cell>
          <table:table-cell table:formula="of:=IF([.B2901]&gt;[.A29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1" calcext:value-type="float">
            <text:p>121</text:p>
          </table:table-cell>
          <table:table-cell table:formula="of:=IF([.B2902]&gt;[.A29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table:formula="of:=IF([.B2903]&gt;[.A29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formula="of:=IF([.B2904]&gt;[.A29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table:formula="of:=IF([.B2905]&gt;[.A29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table:formula="of:=IF([.B2906]&gt;[.A29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2" calcext:value-type="float">
            <text:p>102</text:p>
          </table:table-cell>
          <table:table-cell table:formula="of:=IF([.B2907]&gt;[.A29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table:formula="of:=IF([.B2908]&gt;[.A29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0" calcext:value-type="float">
            <text:p>120</text:p>
          </table:table-cell>
          <table:table-cell table:formula="of:=IF([.B2909]&gt;[.A29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IF([.B2910]&gt;[.A29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4" calcext:value-type="float">
            <text:p>114</text:p>
          </table:table-cell>
          <table:table-cell table:formula="of:=IF([.B2911]&gt;[.A29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1" calcext:value-type="float">
            <text:p>111</text:p>
          </table:table-cell>
          <table:table-cell table:formula="of:=IF([.B2912]&gt;[.A29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0" calcext:value-type="float">
            <text:p>140</text:p>
          </table:table-cell>
          <table:table-cell table:formula="of:=IF([.B2913]&gt;[.A29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1" calcext:value-type="float">
            <text:p>101</text:p>
          </table:table-cell>
          <table:table-cell table:formula="of:=IF([.B2914]&gt;[.A29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2" calcext:value-type="float">
            <text:p>122</text:p>
          </table:table-cell>
          <table:table-cell table:formula="of:=IF([.B2915]&gt;[.A29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8" calcext:value-type="float">
            <text:p>98</text:p>
          </table:table-cell>
          <table:table-cell table:formula="of:=IF([.B2916]&gt;[.A29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table:formula="of:=IF([.B2917]&gt;[.A29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formula="of:=IF([.B2918]&gt;[.A29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50" calcext:value-type="float">
            <text:p>150</text:p>
          </table:table-cell>
          <table:table-cell table:formula="of:=IF([.B2919]&gt;[.A29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table:formula="of:=IF([.B2920]&gt;[.A29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table:formula="of:=IF([.B2921]&gt;[.A29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7" calcext:value-type="float">
            <text:p>147</text:p>
          </table:table-cell>
          <table:table-cell table:formula="of:=IF([.B2922]&gt;[.A29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table:formula="of:=IF([.B2923]&gt;[.A29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formula="of:=IF([.B2924]&gt;[.A29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table:formula="of:=IF([.B2925]&gt;[.A29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7" calcext:value-type="float">
            <text:p>127</text:p>
          </table:table-cell>
          <table:table-cell table:formula="of:=IF([.B2926]&gt;[.A29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table:formula="of:=IF([.B2927]&gt;[.A29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8" calcext:value-type="float">
            <text:p>148</text:p>
          </table:table-cell>
          <table:table-cell table:formula="of:=IF([.B2928]&gt;[.A29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1" calcext:value-type="float">
            <text:p>141</text:p>
          </table:table-cell>
          <table:table-cell table:formula="of:=IF([.B2929]&gt;[.A29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table:formula="of:=IF([.B2930]&gt;[.A29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34" calcext:value-type="float">
            <text:p>134</text:p>
          </table:table-cell>
          <table:table-cell table:formula="of:=IF([.B2931]&gt;[.A29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62" calcext:value-type="float">
            <text:p>162</text:p>
          </table:table-cell>
          <table:table-cell table:formula="of:=IF([.B2932]&gt;[.A29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formula="of:=IF([.B2933]&gt;[.A29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table:formula="of:=IF([.B2934]&gt;[.A29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 table:formula="of:=IF([.B2935]&gt;[.A29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table:formula="of:=IF([.B2936]&gt;[.A29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2" calcext:value-type="float">
            <text:p>112</text:p>
          </table:table-cell>
          <table:table-cell table:formula="of:=IF([.B2937]&gt;[.A29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2" calcext:value-type="float">
            <text:p>112</text:p>
          </table:table-cell>
          <table:table-cell table:formula="of:=IF([.B2938]&gt;[.A29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33" calcext:value-type="float">
            <text:p>133</text:p>
          </table:table-cell>
          <table:table-cell table:formula="of:=IF([.B2939]&gt;[.A29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5" calcext:value-type="float">
            <text:p>105</text:p>
          </table:table-cell>
          <table:table-cell table:formula="of:=IF([.B2940]&gt;[.A29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table:formula="of:=IF([.B2941]&gt;[.A29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table:formula="of:=IF([.B2942]&gt;[.A29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2" calcext:value-type="float">
            <text:p>102</text:p>
          </table:table-cell>
          <table:table-cell table:formula="of:=IF([.B2943]&gt;[.A29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table:formula="of:=IF([.B2944]&gt;[.A29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51" calcext:value-type="float">
            <text:p>151</text:p>
          </table:table-cell>
          <table:table-cell table:formula="of:=IF([.B2945]&gt;[.A29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table:formula="of:=IF([.B2946]&gt;[.A29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table:formula="of:=IF([.B2947]&gt;[.A29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5" calcext:value-type="float">
            <text:p>145</text:p>
          </table:table-cell>
          <table:table-cell table:formula="of:=IF([.B2948]&gt;[.A29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table:formula="of:=IF([.B2949]&gt;[.A29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3" calcext:value-type="float">
            <text:p>123</text:p>
          </table:table-cell>
          <table:table-cell table:formula="of:=IF([.B2950]&gt;[.A29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4" calcext:value-type="float">
            <text:p>114</text:p>
          </table:table-cell>
          <table:table-cell table:formula="of:=IF([.B2951]&gt;[.A29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table:formula="of:=IF([.B2952]&gt;[.A29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1" calcext:value-type="float">
            <text:p>101</text:p>
          </table:table-cell>
          <table:table-cell table:formula="of:=IF([.B2953]&gt;[.A29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2" calcext:value-type="float">
            <text:p>102</text:p>
          </table:table-cell>
          <table:table-cell table:formula="of:=IF([.B2954]&gt;[.A29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table:formula="of:=IF([.B2955]&gt;[.A29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table:formula="of:=IF([.B2956]&gt;[.A29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table:formula="of:=IF([.B2957]&gt;[.A29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table:formula="of:=IF([.B2958]&gt;[.A29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1" calcext:value-type="float">
            <text:p>121</text:p>
          </table:table-cell>
          <table:table-cell table:formula="of:=IF([.B2959]&gt;[.A29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table:formula="of:=IF([.B2960]&gt;[.A29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  <table:table-cell table:formula="of:=IF([.B2961]&gt;[.A29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0" calcext:value-type="float">
            <text:p>110</text:p>
          </table:table-cell>
          <table:table-cell table:formula="of:=IF([.B2962]&gt;[.A29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" calcext:value-type="float">
            <text:p>140</text:p>
          </table:table-cell>
          <table:table-cell table:formula="of:=IF([.B2963]&gt;[.A29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1" calcext:value-type="float">
            <text:p>101</text:p>
          </table:table-cell>
          <table:table-cell table:formula="of:=IF([.B2964]&gt;[.A29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9" calcext:value-type="float">
            <text:p>119</text:p>
          </table:table-cell>
          <table:table-cell table:formula="of:=IF([.B2965]&gt;[.A29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table:formula="of:=IF([.B2966]&gt;[.A29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formula="of:=IF([.B2967]&gt;[.A29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table:formula="of:=IF([.B2968]&gt;[.A29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51" calcext:value-type="float">
            <text:p>151</text:p>
          </table:table-cell>
          <table:table-cell table:formula="of:=IF([.B2969]&gt;[.A29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table:formula="of:=IF([.B2970]&gt;[.A29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table:formula="of:=IF([.B2971]&gt;[.A29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8" calcext:value-type="float">
            <text:p>148</text:p>
          </table:table-cell>
          <table:table-cell table:formula="of:=IF([.B2972]&gt;[.A29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table:formula="of:=IF([.B2973]&gt;[.A29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table:formula="of:=IF([.B2974]&gt;[.A29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table:formula="of:=IF([.B2975]&gt;[.A29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table:formula="of:=IF([.B2976]&gt;[.A29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table:formula="of:=IF([.B2977]&gt;[.A29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6" calcext:value-type="float">
            <text:p>146</text:p>
          </table:table-cell>
          <table:table-cell table:formula="of:=IF([.B2978]&gt;[.A29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6" calcext:value-type="float">
            <text:p>126</text:p>
          </table:table-cell>
          <table:table-cell table:formula="of:=IF([.B2979]&gt;[.A29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table:formula="of:=IF([.B2980]&gt;[.A29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1" calcext:value-type="float">
            <text:p>141</text:p>
          </table:table-cell>
          <table:table-cell table:formula="of:=IF([.B2981]&gt;[.A29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69" calcext:value-type="float">
            <text:p>169</text:p>
          </table:table-cell>
          <table:table-cell table:formula="of:=IF([.B2982]&gt;[.A29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formula="of:=IF([.B2983]&gt;[.A29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7" calcext:value-type="float">
            <text:p>137</text:p>
          </table:table-cell>
          <table:table-cell table:formula="of:=IF([.B2984]&gt;[.A29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8" calcext:value-type="float">
            <text:p>118</text:p>
          </table:table-cell>
          <table:table-cell table:formula="of:=IF([.B2985]&gt;[.A29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table:formula="of:=IF([.B2986]&gt;[.A29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6" calcext:value-type="float">
            <text:p>106</text:p>
          </table:table-cell>
          <table:table-cell table:formula="of:=IF([.B2987]&gt;[.A29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table:formula="of:=IF([.B2988]&gt;[.A29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5" calcext:value-type="float">
            <text:p>135</text:p>
          </table:table-cell>
          <table:table-cell table:formula="of:=IF([.B2989]&gt;[.A29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5" calcext:value-type="float">
            <text:p>115</text:p>
          </table:table-cell>
          <table:table-cell table:formula="of:=IF([.B2990]&gt;[.A29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table:formula="of:=IF([.B2991]&gt;[.A29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table:formula="of:=IF([.B2992]&gt;[.A29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table:formula="of:=IF([.B2993]&gt;[.A29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table:formula="of:=IF([.B2994]&gt;[.A29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2" calcext:value-type="float">
            <text:p>142</text:p>
          </table:table-cell>
          <table:table-cell table:formula="of:=IF([.B2995]&gt;[.A29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7" calcext:value-type="float">
            <text:p>127</text:p>
          </table:table-cell>
          <table:table-cell table:formula="of:=IF([.B2996]&gt;[.A29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3" calcext:value-type="float">
            <text:p>103</text:p>
          </table:table-cell>
          <table:table-cell table:formula="of:=IF([.B2997]&gt;[.A29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61" calcext:value-type="float">
            <text:p>161</text:p>
          </table:table-cell>
          <table:table-cell table:formula="of:=IF([.B2998]&gt;[.A29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table:formula="of:=IF([.B2999]&gt;[.A29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6" calcext:value-type="float">
            <text:p>126</text:p>
          </table:table-cell>
          <table:table-cell table:formula="of:=IF([.B3000]&gt;[.A30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6" calcext:value-type="float">
            <text:p>116</text:p>
          </table:table-cell>
          <table:table-cell table:formula="of:=IF([.B3001]&gt;[.A30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6" calcext:value-type="float">
            <text:p>116</text:p>
          </table:table-cell>
          <table:table-cell table:formula="of:=IF([.B3002]&gt;[.A30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table:formula="of:=IF([.B3003]&gt;[.A30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table:formula="of:=IF([.B3004]&gt;[.A30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formula="of:=IF([.B3005]&gt;[.A30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7" calcext:value-type="float">
            <text:p>97</text:p>
          </table:table-cell>
          <table:table-cell table:formula="of:=IF([.B3006]&gt;[.A30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7" calcext:value-type="float">
            <text:p>107</text:p>
          </table:table-cell>
          <table:table-cell table:formula="of:=IF([.B3007]&gt;[.A30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IF([.B3008]&gt;[.A30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0" calcext:value-type="float">
            <text:p>120</text:p>
          </table:table-cell>
          <table:table-cell table:formula="of:=IF([.B3009]&gt;[.A30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table:formula="of:=IF([.B3010]&gt;[.A30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1" calcext:value-type="float">
            <text:p>111</text:p>
          </table:table-cell>
          <table:table-cell table:formula="of:=IF([.B3011]&gt;[.A30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4" calcext:value-type="float">
            <text:p>114</text:p>
          </table:table-cell>
          <table:table-cell table:formula="of:=IF([.B3012]&gt;[.A30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2" calcext:value-type="float">
            <text:p>142</text:p>
          </table:table-cell>
          <table:table-cell table:formula="of:=IF([.B3013]&gt;[.A30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table:formula="of:=IF([.B3014]&gt;[.A30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0" calcext:value-type="float">
            <text:p>130</text:p>
          </table:table-cell>
          <table:table-cell table:formula="of:=IF([.B3015]&gt;[.A30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table:formula="of:=IF([.B3016]&gt;[.A30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table:formula="of:=IF([.B3017]&gt;[.A30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table:formula="of:=IF([.B3018]&gt;[.A30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8" calcext:value-type="float">
            <text:p>148</text:p>
          </table:table-cell>
          <table:table-cell table:formula="of:=IF([.B3019]&gt;[.A30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7" calcext:value-type="float">
            <text:p>97</text:p>
          </table:table-cell>
          <table:table-cell table:formula="of:=IF([.B3020]&gt;[.A30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table:formula="of:=IF([.B3021]&gt;[.A30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8" calcext:value-type="float">
            <text:p>148</text:p>
          </table:table-cell>
          <table:table-cell table:formula="of:=IF([.B3022]&gt;[.A30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table:formula="of:=IF([.B3023]&gt;[.A30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table:formula="of:=IF([.B3024]&gt;[.A30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formula="of:=IF([.B3025]&gt;[.A30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6" calcext:value-type="float">
            <text:p>126</text:p>
          </table:table-cell>
          <table:table-cell table:formula="of:=IF([.B3026]&gt;[.A30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8" calcext:value-type="float">
            <text:p>98</text:p>
          </table:table-cell>
          <table:table-cell table:formula="of:=IF([.B3027]&gt;[.A30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3" calcext:value-type="float">
            <text:p>143</text:p>
          </table:table-cell>
          <table:table-cell table:formula="of:=IF([.B3028]&gt;[.A30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8" calcext:value-type="float">
            <text:p>138</text:p>
          </table:table-cell>
          <table:table-cell table:formula="of:=IF([.B3029]&gt;[.A30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8" calcext:value-type="float">
            <text:p>118</text:p>
          </table:table-cell>
          <table:table-cell table:formula="of:=IF([.B3030]&gt;[.A30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8" calcext:value-type="float">
            <text:p>138</text:p>
          </table:table-cell>
          <table:table-cell table:formula="of:=IF([.B3031]&gt;[.A30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61" calcext:value-type="float">
            <text:p>161</text:p>
          </table:table-cell>
          <table:table-cell table:formula="of:=IF([.B3032]&gt;[.A30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formula="of:=IF([.B3033]&gt;[.A30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39" calcext:value-type="float">
            <text:p>139</text:p>
          </table:table-cell>
          <table:table-cell table:formula="of:=IF([.B3034]&gt;[.A30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formula="of:=IF([.B3035]&gt;[.A30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table:formula="of:=IF([.B3036]&gt;[.A30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0" calcext:value-type="float">
            <text:p>110</text:p>
          </table:table-cell>
          <table:table-cell table:formula="of:=IF([.B3037]&gt;[.A30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formula="of:=IF([.B3038]&gt;[.A30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7" calcext:value-type="float">
            <text:p>137</text:p>
          </table:table-cell>
          <table:table-cell table:formula="of:=IF([.B3039]&gt;[.A30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6" calcext:value-type="float">
            <text:p>116</text:p>
          </table:table-cell>
          <table:table-cell table:formula="of:=IF([.B3040]&gt;[.A30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table:formula="of:=IF([.B3041]&gt;[.A304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table:formula="of:=IF([.B3042]&gt;[.A30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table:formula="of:=IF([.B3043]&gt;[.A30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table:formula="of:=IF([.B3044]&gt;[.A30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9" calcext:value-type="float">
            <text:p>149</text:p>
          </table:table-cell>
          <table:table-cell table:formula="of:=IF([.B3045]&gt;[.A30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table:formula="of:=IF([.B3046]&gt;[.A30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6" calcext:value-type="float">
            <text:p>106</text:p>
          </table:table-cell>
          <table:table-cell table:formula="of:=IF([.B3047]&gt;[.A30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9" calcext:value-type="float">
            <text:p>159</text:p>
          </table:table-cell>
          <table:table-cell table:formula="of:=IF([.B3048]&gt;[.A30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table:formula="of:=IF([.B3049]&gt;[.A30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table:formula="of:=IF([.B3050]&gt;[.A30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7" calcext:value-type="float">
            <text:p>117</text:p>
          </table:table-cell>
          <table:table-cell table:formula="of:=IF([.B3051]&gt;[.A30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4" calcext:value-type="float">
            <text:p>124</text:p>
          </table:table-cell>
          <table:table-cell table:formula="of:=IF([.B3052]&gt;[.A30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table:formula="of:=IF([.B3053]&gt;[.A30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table:formula="of:=IF([.B3054]&gt;[.A30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table:formula="of:=IF([.B3055]&gt;[.A30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table:formula="of:=IF([.B3056]&gt;[.A30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table:formula="of:=IF([.B3057]&gt;[.A30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table:formula="of:=IF([.B3058]&gt;[.A30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0" calcext:value-type="float">
            <text:p>120</text:p>
          </table:table-cell>
          <table:table-cell table:formula="of:=IF([.B3059]&gt;[.A30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table:formula="of:=IF([.B3060]&gt;[.A30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3" calcext:value-type="float">
            <text:p>113</text:p>
          </table:table-cell>
          <table:table-cell table:formula="of:=IF([.B3061]&gt;[.A30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2" calcext:value-type="float">
            <text:p>112</text:p>
          </table:table-cell>
          <table:table-cell table:formula="of:=IF([.B3062]&gt;[.A30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9" calcext:value-type="float">
            <text:p>139</text:p>
          </table:table-cell>
          <table:table-cell table:formula="of:=IF([.B3063]&gt;[.A30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7" calcext:value-type="float">
            <text:p>97</text:p>
          </table:table-cell>
          <table:table-cell table:formula="of:=IF([.B3064]&gt;[.A30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2" calcext:value-type="float">
            <text:p>122</text:p>
          </table:table-cell>
          <table:table-cell table:formula="of:=IF([.B3065]&gt;[.A30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table:formula="of:=IF([.B3066]&gt;[.A30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table:formula="of:=IF([.B3067]&gt;[.A306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table:formula="of:=IF([.B3068]&gt;[.A30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2" calcext:value-type="float">
            <text:p>142</text:p>
          </table:table-cell>
          <table:table-cell table:formula="of:=IF([.B3069]&gt;[.A30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table:formula="of:=IF([.B3070]&gt;[.A30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formula="of:=IF([.B3071]&gt;[.A30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table:formula="of:=IF([.B3072]&gt;[.A30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table:formula="of:=IF([.B3073]&gt;[.A30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formula="of:=IF([.B3074]&gt;[.A30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table:formula="of:=IF([.B3075]&gt;[.A30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8" calcext:value-type="float">
            <text:p>128</text:p>
          </table:table-cell>
          <table:table-cell table:formula="of:=IF([.B3076]&gt;[.A30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table:formula="of:=IF([.B3077]&gt;[.A30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3" calcext:value-type="float">
            <text:p>143</text:p>
          </table:table-cell>
          <table:table-cell table:formula="of:=IF([.B3078]&gt;[.A30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8" calcext:value-type="float">
            <text:p>138</text:p>
          </table:table-cell>
          <table:table-cell table:formula="of:=IF([.B3079]&gt;[.A30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6" calcext:value-type="float">
            <text:p>116</text:p>
          </table:table-cell>
          <table:table-cell table:formula="of:=IF([.B3080]&gt;[.A30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1" calcext:value-type="float">
            <text:p>141</text:p>
          </table:table-cell>
          <table:table-cell table:formula="of:=IF([.B3081]&gt;[.A30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61" calcext:value-type="float">
            <text:p>161</text:p>
          </table:table-cell>
          <table:table-cell table:formula="of:=IF([.B3082]&gt;[.A308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table:formula="of:=IF([.B3083]&gt;[.A30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7" calcext:value-type="float">
            <text:p>147</text:p>
          </table:table-cell>
          <table:table-cell table:formula="of:=IF([.B3084]&gt;[.A30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5" calcext:value-type="float">
            <text:p>125</text:p>
          </table:table-cell>
          <table:table-cell table:formula="of:=IF([.B3085]&gt;[.A30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table:formula="of:=IF([.B3086]&gt;[.A30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4" calcext:value-type="float">
            <text:p>114</text:p>
          </table:table-cell>
          <table:table-cell table:formula="of:=IF([.B3087]&gt;[.A30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table:formula="of:=IF([.B3088]&gt;[.A30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6" calcext:value-type="float">
            <text:p>136</text:p>
          </table:table-cell>
          <table:table-cell table:formula="of:=IF([.B3089]&gt;[.A30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6" calcext:value-type="float">
            <text:p>116</text:p>
          </table:table-cell>
          <table:table-cell table:formula="of:=IF([.B3090]&gt;[.A30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table:formula="of:=IF([.B3091]&gt;[.A30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formula="of:=IF([.B3092]&gt;[.A30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table:formula="of:=IF([.B3093]&gt;[.A30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table:formula="of:=IF([.B3094]&gt;[.A30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59" calcext:value-type="float">
            <text:p>159</text:p>
          </table:table-cell>
          <table:table-cell table:formula="of:=IF([.B3095]&gt;[.A30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table:formula="of:=IF([.B3096]&gt;[.A30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8" calcext:value-type="float">
            <text:p>108</text:p>
          </table:table-cell>
          <table:table-cell table:formula="of:=IF([.B3097]&gt;[.A30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61" calcext:value-type="float">
            <text:p>161</text:p>
          </table:table-cell>
          <table:table-cell table:formula="of:=IF([.B3098]&gt;[.A30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table:formula="of:=IF([.B3099]&gt;[.A30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6" calcext:value-type="float">
            <text:p>116</text:p>
          </table:table-cell>
          <table:table-cell table:formula="of:=IF([.B3100]&gt;[.A31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2" calcext:value-type="float">
            <text:p>112</text:p>
          </table:table-cell>
          <table:table-cell table:formula="of:=IF([.B3101]&gt;[.A31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table:formula="of:=IF([.B3102]&gt;[.A31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 table:formula="of:=IF([.B3103]&gt;[.A31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table:formula="of:=IF([.B3104]&gt;[.A31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table:formula="of:=IF([.B3105]&gt;[.A31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table:formula="of:=IF([.B3106]&gt;[.A31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8" calcext:value-type="float">
            <text:p>98</text:p>
          </table:table-cell>
          <table:table-cell table:formula="of:=IF([.B3107]&gt;[.A31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7" calcext:value-type="float">
            <text:p>107</text:p>
          </table:table-cell>
          <table:table-cell table:formula="of:=IF([.B3108]&gt;[.A31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  <table:table-cell table:formula="of:=IF([.B3109]&gt;[.A31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table:formula="of:=IF([.B3110]&gt;[.A31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2" calcext:value-type="float">
            <text:p>112</text:p>
          </table:table-cell>
          <table:table-cell table:formula="of:=IF([.B3111]&gt;[.A31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4" calcext:value-type="float">
            <text:p>114</text:p>
          </table:table-cell>
          <table:table-cell table:formula="of:=IF([.B3112]&gt;[.A31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6" calcext:value-type="float">
            <text:p>136</text:p>
          </table:table-cell>
          <table:table-cell table:formula="of:=IF([.B3113]&gt;[.A31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table:formula="of:=IF([.B3114]&gt;[.A31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5" calcext:value-type="float">
            <text:p>125</text:p>
          </table:table-cell>
          <table:table-cell table:formula="of:=IF([.B3115]&gt;[.A31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formula="of:=IF([.B3116]&gt;[.A31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3" calcext:value-type="float">
            <text:p>103</text:p>
          </table:table-cell>
          <table:table-cell table:formula="of:=IF([.B3117]&gt;[.A31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formula="of:=IF([.B3118]&gt;[.A31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5" calcext:value-type="float">
            <text:p>145</text:p>
          </table:table-cell>
          <table:table-cell table:formula="of:=IF([.B3119]&gt;[.A31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table:formula="of:=IF([.B3120]&gt;[.A31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formula="of:=IF([.B3121]&gt;[.A31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53" calcext:value-type="float">
            <text:p>153</text:p>
          </table:table-cell>
          <table:table-cell table:formula="of:=IF([.B3122]&gt;[.A31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table:formula="of:=IF([.B3123]&gt;[.A31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table:formula="of:=IF([.B3124]&gt;[.A31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3" calcext:value-type="float">
            <text:p>113</text:p>
          </table:table-cell>
          <table:table-cell table:formula="of:=IF([.B3125]&gt;[.A31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8" calcext:value-type="float">
            <text:p>128</text:p>
          </table:table-cell>
          <table:table-cell table:formula="of:=IF([.B3126]&gt;[.A31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table:formula="of:=IF([.B3127]&gt;[.A31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56" calcext:value-type="float">
            <text:p>156</text:p>
          </table:table-cell>
          <table:table-cell table:formula="of:=IF([.B3128]&gt;[.A31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5" calcext:value-type="float">
            <text:p>135</text:p>
          </table:table-cell>
          <table:table-cell table:formula="of:=IF([.B3129]&gt;[.A31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7" calcext:value-type="float">
            <text:p>127</text:p>
          </table:table-cell>
          <table:table-cell table:formula="of:=IF([.B3130]&gt;[.A31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8" calcext:value-type="float">
            <text:p>138</text:p>
          </table:table-cell>
          <table:table-cell table:formula="of:=IF([.B3131]&gt;[.A31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64" calcext:value-type="float">
            <text:p>164</text:p>
          </table:table-cell>
          <table:table-cell table:formula="of:=IF([.B3132]&gt;[.A31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table:formula="of:=IF([.B3133]&gt;[.A31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" calcext:value-type="float">
            <text:p>144</text:p>
          </table:table-cell>
          <table:table-cell table:formula="of:=IF([.B3134]&gt;[.A31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5" calcext:value-type="float">
            <text:p>115</text:p>
          </table:table-cell>
          <table:table-cell table:formula="of:=IF([.B3135]&gt;[.A31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table:formula="of:=IF([.B3136]&gt;[.A31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3" calcext:value-type="float">
            <text:p>113</text:p>
          </table:table-cell>
          <table:table-cell table:formula="of:=IF([.B3137]&gt;[.A31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9" calcext:value-type="float">
            <text:p>109</text:p>
          </table:table-cell>
          <table:table-cell table:formula="of:=IF([.B3138]&gt;[.A31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3" calcext:value-type="float">
            <text:p>133</text:p>
          </table:table-cell>
          <table:table-cell table:formula="of:=IF([.B3139]&gt;[.A31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table:formula="of:=IF([.B3140]&gt;[.A31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table:formula="of:=IF([.B3141]&gt;[.A314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table:formula="of:=IF([.B3142]&gt;[.A31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table:formula="of:=IF([.B3143]&gt;[.A31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table:formula="of:=IF([.B3144]&gt;[.A31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61" calcext:value-type="float">
            <text:p>161</text:p>
          </table:table-cell>
          <table:table-cell table:formula="of:=IF([.B3145]&gt;[.A31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3" calcext:value-type="float">
            <text:p>123</text:p>
          </table:table-cell>
          <table:table-cell table:formula="of:=IF([.B3146]&gt;[.A31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table:formula="of:=IF([.B3147]&gt;[.A31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62" calcext:value-type="float">
            <text:p>162</text:p>
          </table:table-cell>
          <table:table-cell table:formula="of:=IF([.B3148]&gt;[.A31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table:formula="of:=IF([.B3149]&gt;[.A31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3" calcext:value-type="float">
            <text:p>123</text:p>
          </table:table-cell>
          <table:table-cell table:formula="of:=IF([.B3150]&gt;[.A31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2" calcext:value-type="float">
            <text:p>122</text:p>
          </table:table-cell>
          <table:table-cell table:formula="of:=IF([.B3151]&gt;[.A31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5" calcext:value-type="float">
            <text:p>125</text:p>
          </table:table-cell>
          <table:table-cell table:formula="of:=IF([.B3152]&gt;[.A31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table:formula="of:=IF([.B3153]&gt;[.A31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2" calcext:value-type="float">
            <text:p>102</text:p>
          </table:table-cell>
          <table:table-cell table:formula="of:=IF([.B3154]&gt;[.A31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table:formula="of:=IF([.B3155]&gt;[.A31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table:formula="of:=IF([.B3156]&gt;[.A31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3" calcext:value-type="float">
            <text:p>103</text:p>
          </table:table-cell>
          <table:table-cell table:formula="of:=IF([.B3157]&gt;[.A31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 table:formula="of:=IF([.B3158]&gt;[.A31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table:formula="of:=IF([.B3159]&gt;[.A31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table:formula="of:=IF([.B3160]&gt;[.A31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0" calcext:value-type="float">
            <text:p>110</text:p>
          </table:table-cell>
          <table:table-cell table:formula="of:=IF([.B3161]&gt;[.A31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6" calcext:value-type="float">
            <text:p>116</text:p>
          </table:table-cell>
          <table:table-cell table:formula="of:=IF([.B3162]&gt;[.A31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9" calcext:value-type="float">
            <text:p>139</text:p>
          </table:table-cell>
          <table:table-cell table:formula="of:=IF([.B3163]&gt;[.A31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table:formula="of:=IF([.B3164]&gt;[.A31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table:formula="of:=IF([.B3165]&gt;[.A31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  <table:table-cell table:formula="of:=IF([.B3166]&gt;[.A31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4" calcext:value-type="float">
            <text:p>104</text:p>
          </table:table-cell>
          <table:table-cell table:formula="of:=IF([.B3167]&gt;[.A31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table:formula="of:=IF([.B3168]&gt;[.A31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5" calcext:value-type="float">
            <text:p>145</text:p>
          </table:table-cell>
          <table:table-cell table:formula="of:=IF([.B3169]&gt;[.A31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table:formula="of:=IF([.B3170]&gt;[.A31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table:formula="of:=IF([.B3171]&gt;[.A31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table:formula="of:=IF([.B3172]&gt;[.A31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table:formula="of:=IF([.B3173]&gt;[.A31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formula="of:=IF([.B3174]&gt;[.A31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4" calcext:value-type="float">
            <text:p>114</text:p>
          </table:table-cell>
          <table:table-cell table:formula="of:=IF([.B3175]&gt;[.A31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7" calcext:value-type="float">
            <text:p>127</text:p>
          </table:table-cell>
          <table:table-cell table:formula="of:=IF([.B3176]&gt;[.A31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table:formula="of:=IF([.B3177]&gt;[.A31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54" calcext:value-type="float">
            <text:p>154</text:p>
          </table:table-cell>
          <table:table-cell table:formula="of:=IF([.B3178]&gt;[.A31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6" calcext:value-type="float">
            <text:p>136</text:p>
          </table:table-cell>
          <table:table-cell table:formula="of:=IF([.B3179]&gt;[.A31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6" calcext:value-type="float">
            <text:p>126</text:p>
          </table:table-cell>
          <table:table-cell table:formula="of:=IF([.B3180]&gt;[.A31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" calcext:value-type="float">
            <text:p>144</text:p>
          </table:table-cell>
          <table:table-cell table:formula="of:=IF([.B3181]&gt;[.A31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65" calcext:value-type="float">
            <text:p>165</text:p>
          </table:table-cell>
          <table:table-cell table:formula="of:=IF([.B3182]&gt;[.A318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table:formula="of:=IF([.B3183]&gt;[.A31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table:formula="of:=IF([.B3184]&gt;[.A31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table:formula="of:=IF([.B3185]&gt;[.A31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formula="of:=IF([.B3186]&gt;[.A31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6" calcext:value-type="float">
            <text:p>116</text:p>
          </table:table-cell>
          <table:table-cell table:formula="of:=IF([.B3187]&gt;[.A31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9" calcext:value-type="float">
            <text:p>109</text:p>
          </table:table-cell>
          <table:table-cell table:formula="of:=IF([.B3188]&gt;[.A31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table:formula="of:=IF([.B3189]&gt;[.A31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table:formula="of:=IF([.B3190]&gt;[.A31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table:formula="of:=IF([.B3191]&gt;[.A31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table:formula="of:=IF([.B3192]&gt;[.A31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table:formula="of:=IF([.B3193]&gt;[.A31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table:formula="of:=IF([.B3194]&gt;[.A31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0" calcext:value-type="float">
            <text:p>150</text:p>
          </table:table-cell>
          <table:table-cell table:formula="of:=IF([.B3195]&gt;[.A31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2" calcext:value-type="float">
            <text:p>122</text:p>
          </table:table-cell>
          <table:table-cell table:formula="of:=IF([.B3196]&gt;[.A31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6" calcext:value-type="float">
            <text:p>116</text:p>
          </table:table-cell>
          <table:table-cell table:formula="of:=IF([.B3197]&gt;[.A31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65" calcext:value-type="float">
            <text:p>165</text:p>
          </table:table-cell>
          <table:table-cell table:formula="of:=IF([.B3198]&gt;[.A31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table:formula="of:=IF([.B3199]&gt;[.A31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table:formula="of:=IF([.B3200]&gt;[.A32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9" calcext:value-type="float">
            <text:p>119</text:p>
          </table:table-cell>
          <table:table-cell table:formula="of:=IF([.B3201]&gt;[.A32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8" calcext:value-type="float">
            <text:p>118</text:p>
          </table:table-cell>
          <table:table-cell table:formula="of:=IF([.B3202]&gt;[.A32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8" calcext:value-type="float">
            <text:p>108</text:p>
          </table:table-cell>
          <table:table-cell table:formula="of:=IF([.B3203]&gt;[.A32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table:formula="of:=IF([.B3204]&gt;[.A32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table:formula="of:=IF([.B3205]&gt;[.A32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4" calcext:value-type="float">
            <text:p>104</text:p>
          </table:table-cell>
          <table:table-cell table:formula="of:=IF([.B3206]&gt;[.A32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5" calcext:value-type="float">
            <text:p>105</text:p>
          </table:table-cell>
          <table:table-cell table:formula="of:=IF([.B3207]&gt;[.A32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1" calcext:value-type="float">
            <text:p>101</text:p>
          </table:table-cell>
          <table:table-cell table:formula="of:=IF([.B3208]&gt;[.A32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0" calcext:value-type="float">
            <text:p>120</text:p>
          </table:table-cell>
          <table:table-cell table:formula="of:=IF([.B3209]&gt;[.A32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 table:formula="of:=IF([.B3210]&gt;[.A32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table:formula="of:=IF([.B3211]&gt;[.A32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9" calcext:value-type="float">
            <text:p>109</text:p>
          </table:table-cell>
          <table:table-cell table:formula="of:=IF([.B3212]&gt;[.A32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table:formula="of:=IF([.B3213]&gt;[.A32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table:formula="of:=IF([.B3214]&gt;[.A32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4" calcext:value-type="float">
            <text:p>124</text:p>
          </table:table-cell>
          <table:table-cell table:formula="of:=IF([.B3215]&gt;[.A32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4" calcext:value-type="float">
            <text:p>104</text:p>
          </table:table-cell>
          <table:table-cell table:formula="of:=IF([.B3216]&gt;[.A32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2" calcext:value-type="float">
            <text:p>102</text:p>
          </table:table-cell>
          <table:table-cell table:formula="of:=IF([.B3217]&gt;[.A32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table:formula="of:=IF([.B3218]&gt;[.A32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52" calcext:value-type="float">
            <text:p>152</text:p>
          </table:table-cell>
          <table:table-cell table:formula="of:=IF([.B3219]&gt;[.A32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 table:formula="of:=IF([.B3220]&gt;[.A32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table:formula="of:=IF([.B3221]&gt;[.A32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51" calcext:value-type="float">
            <text:p>151</text:p>
          </table:table-cell>
          <table:table-cell table:formula="of:=IF([.B3222]&gt;[.A32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table:formula="of:=IF([.B3223]&gt;[.A322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table:formula="of:=IF([.B3224]&gt;[.A32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formula="of:=IF([.B3225]&gt;[.A32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table:formula="of:=IF([.B3226]&gt;[.A32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3" calcext:value-type="float">
            <text:p>93</text:p>
          </table:table-cell>
          <table:table-cell table:formula="of:=IF([.B3227]&gt;[.A32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56" calcext:value-type="float">
            <text:p>156</text:p>
          </table:table-cell>
          <table:table-cell table:formula="of:=IF([.B3228]&gt;[.A32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0" calcext:value-type="float">
            <text:p>140</text:p>
          </table:table-cell>
          <table:table-cell table:formula="of:=IF([.B3229]&gt;[.A32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6" calcext:value-type="float">
            <text:p>126</text:p>
          </table:table-cell>
          <table:table-cell table:formula="of:=IF([.B3230]&gt;[.A32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0" calcext:value-type="float">
            <text:p>140</text:p>
          </table:table-cell>
          <table:table-cell table:formula="of:=IF([.B3231]&gt;[.A32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3" calcext:value-type="float">
            <text:p>153</text:p>
          </table:table-cell>
          <table:table-cell table:formula="of:=IF([.B3232]&gt;[.A32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formula="of:=IF([.B3233]&gt;[.A32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7" calcext:value-type="float">
            <text:p>157</text:p>
          </table:table-cell>
          <table:table-cell table:formula="of:=IF([.B3234]&gt;[.A32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 table:formula="of:=IF([.B3235]&gt;[.A32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table:formula="of:=IF([.B3236]&gt;[.A32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4" calcext:value-type="float">
            <text:p>114</text:p>
          </table:table-cell>
          <table:table-cell table:formula="of:=IF([.B3237]&gt;[.A32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table:formula="of:=IF([.B3238]&gt;[.A32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30" calcext:value-type="float">
            <text:p>130</text:p>
          </table:table-cell>
          <table:table-cell table:formula="of:=IF([.B3239]&gt;[.A32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1" calcext:value-type="float">
            <text:p>111</text:p>
          </table:table-cell>
          <table:table-cell table:formula="of:=IF([.B3240]&gt;[.A32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formula="of:=IF([.B3241]&gt;[.A32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table:formula="of:=IF([.B3242]&gt;[.A32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7" calcext:value-type="float">
            <text:p>107</text:p>
          </table:table-cell>
          <table:table-cell table:formula="of:=IF([.B3243]&gt;[.A32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table:formula="of:=IF([.B3244]&gt;[.A32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53" calcext:value-type="float">
            <text:p>153</text:p>
          </table:table-cell>
          <table:table-cell table:formula="of:=IF([.B3245]&gt;[.A32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  <table:table-cell table:formula="of:=IF([.B3246]&gt;[.A32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table:formula="of:=IF([.B3247]&gt;[.A32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70" calcext:value-type="float">
            <text:p>170</text:p>
          </table:table-cell>
          <table:table-cell table:formula="of:=IF([.B3248]&gt;[.A32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3" calcext:value-type="float">
            <text:p>103</text:p>
          </table:table-cell>
          <table:table-cell table:formula="of:=IF([.B3249]&gt;[.A32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9" calcext:value-type="float">
            <text:p>129</text:p>
          </table:table-cell>
          <table:table-cell table:formula="of:=IF([.B3250]&gt;[.A32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table:formula="of:=IF([.B3251]&gt;[.A32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9" calcext:value-type="float">
            <text:p>119</text:p>
          </table:table-cell>
          <table:table-cell table:formula="of:=IF([.B3252]&gt;[.A32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5" calcext:value-type="float">
            <text:p>105</text:p>
          </table:table-cell>
          <table:table-cell table:formula="of:=IF([.B3253]&gt;[.A32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table:formula="of:=IF([.B3254]&gt;[.A32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formula="of:=IF([.B3255]&gt;[.A32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table:formula="of:=IF([.B3256]&gt;[.A32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8" calcext:value-type="float">
            <text:p>108</text:p>
          </table:table-cell>
          <table:table-cell table:formula="of:=IF([.B3257]&gt;[.A32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table:formula="of:=IF([.B3258]&gt;[.A32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4" calcext:value-type="float">
            <text:p>124</text:p>
          </table:table-cell>
          <table:table-cell table:formula="of:=IF([.B3259]&gt;[.A32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7" calcext:value-type="float">
            <text:p>97</text:p>
          </table:table-cell>
          <table:table-cell table:formula="of:=IF([.B3260]&gt;[.A32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1" calcext:value-type="float">
            <text:p>111</text:p>
          </table:table-cell>
          <table:table-cell table:formula="of:=IF([.B3261]&gt;[.A32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3" calcext:value-type="float">
            <text:p>113</text:p>
          </table:table-cell>
          <table:table-cell table:formula="of:=IF([.B3262]&gt;[.A32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37" calcext:value-type="float">
            <text:p>137</text:p>
          </table:table-cell>
          <table:table-cell table:formula="of:=IF([.B3263]&gt;[.A32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table:formula="of:=IF([.B3264]&gt;[.A32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5" calcext:value-type="float">
            <text:p>125</text:p>
          </table:table-cell>
          <table:table-cell table:formula="of:=IF([.B3265]&gt;[.A32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5" calcext:value-type="float">
            <text:p>105</text:p>
          </table:table-cell>
          <table:table-cell table:formula="of:=IF([.B3266]&gt;[.A32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6" calcext:value-type="float">
            <text:p>106</text:p>
          </table:table-cell>
          <table:table-cell table:formula="of:=IF([.B3267]&gt;[.A32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formula="of:=IF([.B3268]&gt;[.A32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52" calcext:value-type="float">
            <text:p>152</text:p>
          </table:table-cell>
          <table:table-cell table:formula="of:=IF([.B3269]&gt;[.A32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table:formula="of:=IF([.B3270]&gt;[.A32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table:formula="of:=IF([.B3271]&gt;[.A32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52" calcext:value-type="float">
            <text:p>152</text:p>
          </table:table-cell>
          <table:table-cell table:formula="of:=IF([.B3272]&gt;[.A32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formula="of:=IF([.B3273]&gt;[.A32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table:formula="of:=IF([.B3274]&gt;[.A32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4" calcext:value-type="float">
            <text:p>124</text:p>
          </table:table-cell>
          <table:table-cell table:formula="of:=IF([.B3275]&gt;[.A32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table:formula="of:=IF([.B3276]&gt;[.A32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table:formula="of:=IF([.B3277]&gt;[.A32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52" calcext:value-type="float">
            <text:p>152</text:p>
          </table:table-cell>
          <table:table-cell table:formula="of:=IF([.B3278]&gt;[.A32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8" calcext:value-type="float">
            <text:p>138</text:p>
          </table:table-cell>
          <table:table-cell table:formula="of:=IF([.B3279]&gt;[.A32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table:formula="of:=IF([.B3280]&gt;[.A32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6" calcext:value-type="float">
            <text:p>136</text:p>
          </table:table-cell>
          <table:table-cell table:formula="of:=IF([.B3281]&gt;[.A32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table:formula="of:=IF([.B3282]&gt;[.A32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table:formula="of:=IF([.B3283]&gt;[.A32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58" calcext:value-type="float">
            <text:p>158</text:p>
          </table:table-cell>
          <table:table-cell table:formula="of:=IF([.B3284]&gt;[.A32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4" calcext:value-type="float">
            <text:p>114</text:p>
          </table:table-cell>
          <table:table-cell table:formula="of:=IF([.B3285]&gt;[.A32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formula="of:=IF([.B3286]&gt;[.A32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8" calcext:value-type="float">
            <text:p>108</text:p>
          </table:table-cell>
          <table:table-cell table:formula="of:=IF([.B3287]&gt;[.A32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8" calcext:value-type="float">
            <text:p>108</text:p>
          </table:table-cell>
          <table:table-cell table:formula="of:=IF([.B3288]&gt;[.A32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9" calcext:value-type="float">
            <text:p>129</text:p>
          </table:table-cell>
          <table:table-cell table:formula="of:=IF([.B3289]&gt;[.A32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1" calcext:value-type="float">
            <text:p>111</text:p>
          </table:table-cell>
          <table:table-cell table:formula="of:=IF([.B3290]&gt;[.A329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table:formula="of:=IF([.B3291]&gt;[.A32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table:formula="of:=IF([.B3292]&gt;[.A32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  <table:table-cell table:formula="of:=IF([.B3293]&gt;[.A32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table:formula="of:=IF([.B3294]&gt;[.A32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9" calcext:value-type="float">
            <text:p>159</text:p>
          </table:table-cell>
          <table:table-cell table:formula="of:=IF([.B3295]&gt;[.A32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3" calcext:value-type="float">
            <text:p>133</text:p>
          </table:table-cell>
          <table:table-cell table:formula="of:=IF([.B3296]&gt;[.A32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7" calcext:value-type="float">
            <text:p>117</text:p>
          </table:table-cell>
          <table:table-cell table:formula="of:=IF([.B3297]&gt;[.A32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58" calcext:value-type="float">
            <text:p>158</text:p>
          </table:table-cell>
          <table:table-cell table:formula="of:=IF([.B3298]&gt;[.A32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7" calcext:value-type="float">
            <text:p>107</text:p>
          </table:table-cell>
          <table:table-cell table:formula="of:=IF([.B3299]&gt;[.A32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9" calcext:value-type="float">
            <text:p>129</text:p>
          </table:table-cell>
          <table:table-cell table:formula="of:=IF([.B3300]&gt;[.A33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3" calcext:value-type="float">
            <text:p>123</text:p>
          </table:table-cell>
          <table:table-cell table:formula="of:=IF([.B3301]&gt;[.A33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table:formula="of:=IF([.B3302]&gt;[.A33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table:formula="of:=IF([.B3303]&gt;[.A33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table:formula="of:=IF([.B3304]&gt;[.A33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table:formula="of:=IF([.B3305]&gt;[.A33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3" calcext:value-type="float">
            <text:p>103</text:p>
          </table:table-cell>
          <table:table-cell table:formula="of:=IF([.B3306]&gt;[.A33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table:formula="of:=IF([.B3307]&gt;[.A33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table:formula="of:=IF([.B3308]&gt;[.A33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4" calcext:value-type="float">
            <text:p>124</text:p>
          </table:table-cell>
          <table:table-cell table:formula="of:=IF([.B3309]&gt;[.A33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table:formula="of:=IF([.B3310]&gt;[.A33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1" calcext:value-type="float">
            <text:p>111</text:p>
          </table:table-cell>
          <table:table-cell table:formula="of:=IF([.B3311]&gt;[.A33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8" calcext:value-type="float">
            <text:p>118</text:p>
          </table:table-cell>
          <table:table-cell table:formula="of:=IF([.B3312]&gt;[.A33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39" calcext:value-type="float">
            <text:p>139</text:p>
          </table:table-cell>
          <table:table-cell table:formula="of:=IF([.B3313]&gt;[.A33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table:formula="of:=IF([.B3314]&gt;[.A33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8" calcext:value-type="float">
            <text:p>128</text:p>
          </table:table-cell>
          <table:table-cell table:formula="of:=IF([.B3315]&gt;[.A33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table:formula="of:=IF([.B3316]&gt;[.A33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3" calcext:value-type="float">
            <text:p>113</text:p>
          </table:table-cell>
          <table:table-cell table:formula="of:=IF([.B3317]&gt;[.A33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table:formula="of:=IF([.B3318]&gt;[.A33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60" calcext:value-type="float">
            <text:p>160</text:p>
          </table:table-cell>
          <table:table-cell table:formula="of:=IF([.B3319]&gt;[.A33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table:formula="of:=IF([.B3320]&gt;[.A33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table:formula="of:=IF([.B3321]&gt;[.A33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59" calcext:value-type="float">
            <text:p>159</text:p>
          </table:table-cell>
          <table:table-cell table:formula="of:=IF([.B3322]&gt;[.A33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table:formula="of:=IF([.B3323]&gt;[.A33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table:formula="of:=IF([.B3324]&gt;[.A33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" calcext:value-type="float">
            <text:p>120</text:p>
          </table:table-cell>
          <table:table-cell table:formula="of:=IF([.B3325]&gt;[.A33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36" calcext:value-type="float">
            <text:p>136</text:p>
          </table:table-cell>
          <table:table-cell table:formula="of:=IF([.B3326]&gt;[.A33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table:formula="of:=IF([.B3327]&gt;[.A33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6" calcext:value-type="float">
            <text:p>146</text:p>
          </table:table-cell>
          <table:table-cell table:formula="of:=IF([.B3328]&gt;[.A33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5" calcext:value-type="float">
            <text:p>135</text:p>
          </table:table-cell>
          <table:table-cell table:formula="of:=IF([.B3329]&gt;[.A33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table:formula="of:=IF([.B3330]&gt;[.A33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8" calcext:value-type="float">
            <text:p>138</text:p>
          </table:table-cell>
          <table:table-cell table:formula="of:=IF([.B3331]&gt;[.A33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3" calcext:value-type="float">
            <text:p>163</text:p>
          </table:table-cell>
          <table:table-cell table:formula="of:=IF([.B3332]&gt;[.A33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table:formula="of:=IF([.B3333]&gt;[.A33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6" calcext:value-type="float">
            <text:p>146</text:p>
          </table:table-cell>
          <table:table-cell table:formula="of:=IF([.B3334]&gt;[.A33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table:formula="of:=IF([.B3335]&gt;[.A33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formula="of:=IF([.B3336]&gt;[.A33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table:formula="of:=IF([.B3337]&gt;[.A33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7" calcext:value-type="float">
            <text:p>117</text:p>
          </table:table-cell>
          <table:table-cell table:formula="of:=IF([.B3338]&gt;[.A33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table:formula="of:=IF([.B3339]&gt;[.A33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2" calcext:value-type="float">
            <text:p>112</text:p>
          </table:table-cell>
          <table:table-cell table:formula="of:=IF([.B3340]&gt;[.A33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table:formula="of:=IF([.B3341]&gt;[.A33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table:formula="of:=IF([.B3342]&gt;[.A33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7" calcext:value-type="float">
            <text:p>107</text:p>
          </table:table-cell>
          <table:table-cell table:formula="of:=IF([.B3343]&gt;[.A33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table:formula="of:=IF([.B3344]&gt;[.A33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64" calcext:value-type="float">
            <text:p>164</text:p>
          </table:table-cell>
          <table:table-cell table:formula="of:=IF([.B3345]&gt;[.A33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2" calcext:value-type="float">
            <text:p>132</text:p>
          </table:table-cell>
          <table:table-cell table:formula="of:=IF([.B3346]&gt;[.A33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table:formula="of:=IF([.B3347]&gt;[.A33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63" calcext:value-type="float">
            <text:p>163</text:p>
          </table:table-cell>
          <table:table-cell table:formula="of:=IF([.B3348]&gt;[.A33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  <table:table-cell table:formula="of:=IF([.B3349]&gt;[.A33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9" calcext:value-type="float">
            <text:p>129</text:p>
          </table:table-cell>
          <table:table-cell table:formula="of:=IF([.B3350]&gt;[.A33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  <table:table-cell table:formula="of:=IF([.B3351]&gt;[.A33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9" calcext:value-type="float">
            <text:p>119</text:p>
          </table:table-cell>
          <table:table-cell table:formula="of:=IF([.B3352]&gt;[.A33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9" calcext:value-type="float">
            <text:p>109</text:p>
          </table:table-cell>
          <table:table-cell table:formula="of:=IF([.B3353]&gt;[.A33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table:formula="of:=IF([.B3354]&gt;[.A33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table:formula="of:=IF([.B3355]&gt;[.A33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formula="of:=IF([.B3356]&gt;[.A33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9" calcext:value-type="float">
            <text:p>109</text:p>
          </table:table-cell>
          <table:table-cell table:formula="of:=IF([.B3357]&gt;[.A33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table:formula="of:=IF([.B3358]&gt;[.A33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7" calcext:value-type="float">
            <text:p>127</text:p>
          </table:table-cell>
          <table:table-cell table:formula="of:=IF([.B3359]&gt;[.A33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table:formula="of:=IF([.B3360]&gt;[.A33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table:formula="of:=IF([.B3361]&gt;[.A33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6" calcext:value-type="float">
            <text:p>126</text:p>
          </table:table-cell>
          <table:table-cell table:formula="of:=IF([.B3362]&gt;[.A33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  <table:table-cell table:formula="of:=IF([.B3363]&gt;[.A33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table:formula="of:=IF([.B3364]&gt;[.A33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9" calcext:value-type="float">
            <text:p>129</text:p>
          </table:table-cell>
          <table:table-cell table:formula="of:=IF([.B3365]&gt;[.A33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7" calcext:value-type="float">
            <text:p>107</text:p>
          </table:table-cell>
          <table:table-cell table:formula="of:=IF([.B3366]&gt;[.A33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2" calcext:value-type="float">
            <text:p>112</text:p>
          </table:table-cell>
          <table:table-cell table:formula="of:=IF([.B3367]&gt;[.A33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formula="of:=IF([.B3368]&gt;[.A33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60" calcext:value-type="float">
            <text:p>160</text:p>
          </table:table-cell>
          <table:table-cell table:formula="of:=IF([.B3369]&gt;[.A33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4" calcext:value-type="float">
            <text:p>104</text:p>
          </table:table-cell>
          <table:table-cell table:formula="of:=IF([.B3370]&gt;[.A33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table:formula="of:=IF([.B3371]&gt;[.A33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62" calcext:value-type="float">
            <text:p>162</text:p>
          </table:table-cell>
          <table:table-cell table:formula="of:=IF([.B3372]&gt;[.A33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table:formula="of:=IF([.B3373]&gt;[.A33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table:formula="of:=IF([.B3374]&gt;[.A33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9" calcext:value-type="float">
            <text:p>119</text:p>
          </table:table-cell>
          <table:table-cell table:formula="of:=IF([.B3375]&gt;[.A33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5" calcext:value-type="float">
            <text:p>125</text:p>
          </table:table-cell>
          <table:table-cell table:formula="of:=IF([.B3376]&gt;[.A33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table:formula="of:=IF([.B3377]&gt;[.A33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9" calcext:value-type="float">
            <text:p>149</text:p>
          </table:table-cell>
          <table:table-cell table:formula="of:=IF([.B3378]&gt;[.A33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9" calcext:value-type="float">
            <text:p>139</text:p>
          </table:table-cell>
          <table:table-cell table:formula="of:=IF([.B3379]&gt;[.A33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table:formula="of:=IF([.B3380]&gt;[.A33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7" calcext:value-type="float">
            <text:p>137</text:p>
          </table:table-cell>
          <table:table-cell table:formula="of:=IF([.B3381]&gt;[.A33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66" calcext:value-type="float">
            <text:p>166</text:p>
          </table:table-cell>
          <table:table-cell table:formula="of:=IF([.B3382]&gt;[.A33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table:formula="of:=IF([.B3383]&gt;[.A33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0" calcext:value-type="float">
            <text:p>140</text:p>
          </table:table-cell>
          <table:table-cell table:formula="of:=IF([.B3384]&gt;[.A33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4" calcext:value-type="float">
            <text:p>124</text:p>
          </table:table-cell>
          <table:table-cell table:formula="of:=IF([.B3385]&gt;[.A33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formula="of:=IF([.B3386]&gt;[.A33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7" calcext:value-type="float">
            <text:p>117</text:p>
          </table:table-cell>
          <table:table-cell table:formula="of:=IF([.B3387]&gt;[.A33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9" calcext:value-type="float">
            <text:p>119</text:p>
          </table:table-cell>
          <table:table-cell table:formula="of:=IF([.B3388]&gt;[.A33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9" calcext:value-type="float">
            <text:p>129</text:p>
          </table:table-cell>
          <table:table-cell table:formula="of:=IF([.B3389]&gt;[.A33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6" calcext:value-type="float">
            <text:p>116</text:p>
          </table:table-cell>
          <table:table-cell table:formula="of:=IF([.B3390]&gt;[.A33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table:formula="of:=IF([.B3391]&gt;[.A33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table:formula="of:=IF([.B3392]&gt;[.A33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table:formula="of:=IF([.B3393]&gt;[.A33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table:formula="of:=IF([.B3394]&gt;[.A33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70" calcext:value-type="float">
            <text:p>170</text:p>
          </table:table-cell>
          <table:table-cell table:formula="of:=IF([.B3395]&gt;[.A33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2" calcext:value-type="float">
            <text:p>132</text:p>
          </table:table-cell>
          <table:table-cell table:formula="of:=IF([.B3396]&gt;[.A33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6" calcext:value-type="float">
            <text:p>116</text:p>
          </table:table-cell>
          <table:table-cell table:formula="of:=IF([.B3397]&gt;[.A33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65" calcext:value-type="float">
            <text:p>165</text:p>
          </table:table-cell>
          <table:table-cell table:formula="of:=IF([.B3398]&gt;[.A33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 table:formula="of:=IF([.B3399]&gt;[.A33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8" calcext:value-type="float">
            <text:p>128</text:p>
          </table:table-cell>
          <table:table-cell table:formula="of:=IF([.B3400]&gt;[.A34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1" calcext:value-type="float">
            <text:p>131</text:p>
          </table:table-cell>
          <table:table-cell table:formula="of:=IF([.B3401]&gt;[.A34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4" calcext:value-type="float">
            <text:p>124</text:p>
          </table:table-cell>
          <table:table-cell table:formula="of:=IF([.B3402]&gt;[.A34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0" calcext:value-type="float">
            <text:p>110</text:p>
          </table:table-cell>
          <table:table-cell table:formula="of:=IF([.B3403]&gt;[.A34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6" calcext:value-type="float">
            <text:p>106</text:p>
          </table:table-cell>
          <table:table-cell table:formula="of:=IF([.B3404]&gt;[.A34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table:formula="of:=IF([.B3405]&gt;[.A34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1" calcext:value-type="float">
            <text:p>101</text:p>
          </table:table-cell>
          <table:table-cell table:formula="of:=IF([.B3406]&gt;[.A34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7" calcext:value-type="float">
            <text:p>107</text:p>
          </table:table-cell>
          <table:table-cell table:formula="of:=IF([.B3407]&gt;[.A34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3" calcext:value-type="float">
            <text:p>103</text:p>
          </table:table-cell>
          <table:table-cell table:formula="of:=IF([.B3408]&gt;[.A34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9" calcext:value-type="float">
            <text:p>129</text:p>
          </table:table-cell>
          <table:table-cell table:formula="of:=IF([.B3409]&gt;[.A34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1" calcext:value-type="float">
            <text:p>101</text:p>
          </table:table-cell>
          <table:table-cell table:formula="of:=IF([.B3410]&gt;[.A34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table:formula="of:=IF([.B3411]&gt;[.A34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9" calcext:value-type="float">
            <text:p>119</text:p>
          </table:table-cell>
          <table:table-cell table:formula="of:=IF([.B3412]&gt;[.A34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" calcext:value-type="float">
            <text:p>144</text:p>
          </table:table-cell>
          <table:table-cell table:formula="of:=IF([.B3413]&gt;[.A34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table:formula="of:=IF([.B3414]&gt;[.A34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2" calcext:value-type="float">
            <text:p>132</text:p>
          </table:table-cell>
          <table:table-cell table:formula="of:=IF([.B3415]&gt;[.A34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9" calcext:value-type="float">
            <text:p>109</text:p>
          </table:table-cell>
          <table:table-cell table:formula="of:=IF([.B3416]&gt;[.A34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7" calcext:value-type="float">
            <text:p>117</text:p>
          </table:table-cell>
          <table:table-cell table:formula="of:=IF([.B3417]&gt;[.A34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formula="of:=IF([.B3418]&gt;[.A34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8" calcext:value-type="float">
            <text:p>158</text:p>
          </table:table-cell>
          <table:table-cell table:formula="of:=IF([.B3419]&gt;[.A34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 table:formula="of:=IF([.B3420]&gt;[.A34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table:formula="of:=IF([.B3421]&gt;[.A34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51" calcext:value-type="float">
            <text:p>151</text:p>
          </table:table-cell>
          <table:table-cell table:formula="of:=IF([.B3422]&gt;[.A34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table:formula="of:=IF([.B3423]&gt;[.A34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table:formula="of:=IF([.B3424]&gt;[.A34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formula="of:=IF([.B3425]&gt;[.A34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table:formula="of:=IF([.B3426]&gt;[.A34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table:formula="of:=IF([.B3427]&gt;[.A34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3" calcext:value-type="float">
            <text:p>143</text:p>
          </table:table-cell>
          <table:table-cell table:formula="of:=IF([.B3428]&gt;[.A34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1" calcext:value-type="float">
            <text:p>141</text:p>
          </table:table-cell>
          <table:table-cell table:formula="of:=IF([.B3429]&gt;[.A34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table:formula="of:=IF([.B3430]&gt;[.A34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2" calcext:value-type="float">
            <text:p>142</text:p>
          </table:table-cell>
          <table:table-cell table:formula="of:=IF([.B3431]&gt;[.A34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9" calcext:value-type="float">
            <text:p>169</text:p>
          </table:table-cell>
          <table:table-cell table:formula="of:=IF([.B3432]&gt;[.A34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table:formula="of:=IF([.B3433]&gt;[.A34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6" calcext:value-type="float">
            <text:p>146</text:p>
          </table:table-cell>
          <table:table-cell table:formula="of:=IF([.B3434]&gt;[.A34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formula="of:=IF([.B3435]&gt;[.A34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formula="of:=IF([.B3436]&gt;[.A34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2" calcext:value-type="float">
            <text:p>122</text:p>
          </table:table-cell>
          <table:table-cell table:formula="of:=IF([.B3437]&gt;[.A34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table:formula="of:=IF([.B3438]&gt;[.A34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5" calcext:value-type="float">
            <text:p>135</text:p>
          </table:table-cell>
          <table:table-cell table:formula="of:=IF([.B3439]&gt;[.A34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table:formula="of:=IF([.B3440]&gt;[.A34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table:formula="of:=IF([.B3441]&gt;[.A34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table:formula="of:=IF([.B3442]&gt;[.A34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6" calcext:value-type="float">
            <text:p>106</text:p>
          </table:table-cell>
          <table:table-cell table:formula="of:=IF([.B3443]&gt;[.A34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table:formula="of:=IF([.B3444]&gt;[.A34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82" calcext:value-type="float">
            <text:p>182</text:p>
          </table:table-cell>
          <table:table-cell table:formula="of:=IF([.B3445]&gt;[.A34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table:formula="of:=IF([.B3446]&gt;[.A34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8" calcext:value-type="float">
            <text:p>118</text:p>
          </table:table-cell>
          <table:table-cell table:formula="of:=IF([.B3447]&gt;[.A34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73" calcext:value-type="float">
            <text:p>173</text:p>
          </table:table-cell>
          <table:table-cell table:formula="of:=IF([.B3448]&gt;[.A34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table:formula="of:=IF([.B3449]&gt;[.A34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7" calcext:value-type="float">
            <text:p>127</text:p>
          </table:table-cell>
          <table:table-cell table:formula="of:=IF([.B3450]&gt;[.A34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1" calcext:value-type="float">
            <text:p>131</text:p>
          </table:table-cell>
          <table:table-cell table:formula="of:=IF([.B3451]&gt;[.A34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1" calcext:value-type="float">
            <text:p>121</text:p>
          </table:table-cell>
          <table:table-cell table:formula="of:=IF([.B3452]&gt;[.A34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6" calcext:value-type="float">
            <text:p>106</text:p>
          </table:table-cell>
          <table:table-cell table:formula="of:=IF([.B3453]&gt;[.A34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table:formula="of:=IF([.B3454]&gt;[.A34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table:formula="of:=IF([.B3455]&gt;[.A34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 table:formula="of:=IF([.B3456]&gt;[.A34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9" calcext:value-type="float">
            <text:p>109</text:p>
          </table:table-cell>
          <table:table-cell table:formula="of:=IF([.B3457]&gt;[.A34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2" calcext:value-type="float">
            <text:p>102</text:p>
          </table:table-cell>
          <table:table-cell table:formula="of:=IF([.B3458]&gt;[.A34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9" calcext:value-type="float">
            <text:p>129</text:p>
          </table:table-cell>
          <table:table-cell table:formula="of:=IF([.B3459]&gt;[.A34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table:formula="of:=IF([.B3460]&gt;[.A34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3" calcext:value-type="float">
            <text:p>113</text:p>
          </table:table-cell>
          <table:table-cell table:formula="of:=IF([.B3461]&gt;[.A34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3" calcext:value-type="float">
            <text:p>123</text:p>
          </table:table-cell>
          <table:table-cell table:formula="of:=IF([.B3462]&gt;[.A34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8" calcext:value-type="float">
            <text:p>148</text:p>
          </table:table-cell>
          <table:table-cell table:formula="of:=IF([.B3463]&gt;[.A34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table:formula="of:=IF([.B3464]&gt;[.A34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9" calcext:value-type="float">
            <text:p>139</text:p>
          </table:table-cell>
          <table:table-cell table:formula="of:=IF([.B3465]&gt;[.A34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5" calcext:value-type="float">
            <text:p>105</text:p>
          </table:table-cell>
          <table:table-cell table:formula="of:=IF([.B3466]&gt;[.A34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table:formula="of:=IF([.B3467]&gt;[.A34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formula="of:=IF([.B3468]&gt;[.A34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62" calcext:value-type="float">
            <text:p>162</text:p>
          </table:table-cell>
          <table:table-cell table:formula="of:=IF([.B3469]&gt;[.A34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" calcext:value-type="float">
            <text:p>104</text:p>
          </table:table-cell>
          <table:table-cell table:formula="of:=IF([.B3470]&gt;[.A34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table:formula="of:=IF([.B3471]&gt;[.A34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7" calcext:value-type="float">
            <text:p>157</text:p>
          </table:table-cell>
          <table:table-cell table:formula="of:=IF([.B3472]&gt;[.A34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table:formula="of:=IF([.B3473]&gt;[.A34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formula="of:=IF([.B3474]&gt;[.A34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6" calcext:value-type="float">
            <text:p>126</text:p>
          </table:table-cell>
          <table:table-cell table:formula="of:=IF([.B3475]&gt;[.A34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6" calcext:value-type="float">
            <text:p>126</text:p>
          </table:table-cell>
          <table:table-cell table:formula="of:=IF([.B3476]&gt;[.A34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table:formula="of:=IF([.B3477]&gt;[.A34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6" calcext:value-type="float">
            <text:p>146</text:p>
          </table:table-cell>
          <table:table-cell table:formula="of:=IF([.B3478]&gt;[.A34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2" calcext:value-type="float">
            <text:p>142</text:p>
          </table:table-cell>
          <table:table-cell table:formula="of:=IF([.B3479]&gt;[.A34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formula="of:=IF([.B3480]&gt;[.A34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50" calcext:value-type="float">
            <text:p>150</text:p>
          </table:table-cell>
          <table:table-cell table:formula="of:=IF([.B3481]&gt;[.A34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76" calcext:value-type="float">
            <text:p>176</text:p>
          </table:table-cell>
          <table:table-cell table:formula="of:=IF([.B3482]&gt;[.A34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table:formula="of:=IF([.B3483]&gt;[.A34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IF([.B3484]&gt;[.A34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6" calcext:value-type="float">
            <text:p>126</text:p>
          </table:table-cell>
          <table:table-cell table:formula="of:=IF([.B3485]&gt;[.A348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table:formula="of:=IF([.B3486]&gt;[.A34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8" calcext:value-type="float">
            <text:p>128</text:p>
          </table:table-cell>
          <table:table-cell table:formula="of:=IF([.B3487]&gt;[.A34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3" calcext:value-type="float">
            <text:p>113</text:p>
          </table:table-cell>
          <table:table-cell table:formula="of:=IF([.B3488]&gt;[.A34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4" calcext:value-type="float">
            <text:p>134</text:p>
          </table:table-cell>
          <table:table-cell table:formula="of:=IF([.B3489]&gt;[.A34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1" calcext:value-type="float">
            <text:p>121</text:p>
          </table:table-cell>
          <table:table-cell table:formula="of:=IF([.B3490]&gt;[.A34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table:formula="of:=IF([.B3491]&gt;[.A34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table:formula="of:=IF([.B3492]&gt;[.A34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6" calcext:value-type="float">
            <text:p>106</text:p>
          </table:table-cell>
          <table:table-cell table:formula="of:=IF([.B3493]&gt;[.A34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table:formula="of:=IF([.B3494]&gt;[.A34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table:formula="of:=IF([.B3495]&gt;[.A34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table:formula="of:=IF([.B3496]&gt;[.A34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9" calcext:value-type="float">
            <text:p>129</text:p>
          </table:table-cell>
          <table:table-cell table:formula="of:=IF([.B3497]&gt;[.A34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85" calcext:value-type="float">
            <text:p>185</text:p>
          </table:table-cell>
          <table:table-cell table:formula="of:=IF([.B3498]&gt;[.A34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1" calcext:value-type="float">
            <text:p>121</text:p>
          </table:table-cell>
          <table:table-cell table:formula="of:=IF([.B3499]&gt;[.A34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7" calcext:value-type="float">
            <text:p>127</text:p>
          </table:table-cell>
          <table:table-cell table:formula="of:=IF([.B3500]&gt;[.A35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7" calcext:value-type="float">
            <text:p>127</text:p>
          </table:table-cell>
          <table:table-cell table:formula="of:=IF([.B3501]&gt;[.A35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6" calcext:value-type="float">
            <text:p>126</text:p>
          </table:table-cell>
          <table:table-cell table:formula="of:=IF([.B3502]&gt;[.A35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8" calcext:value-type="float">
            <text:p>108</text:p>
          </table:table-cell>
          <table:table-cell table:formula="of:=IF([.B3503]&gt;[.A35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table:formula="of:=IF([.B3504]&gt;[.A35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table:formula="of:=IF([.B3505]&gt;[.A35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2" calcext:value-type="float">
            <text:p>102</text:p>
          </table:table-cell>
          <table:table-cell table:formula="of:=IF([.B3506]&gt;[.A35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6" calcext:value-type="float">
            <text:p>106</text:p>
          </table:table-cell>
          <table:table-cell table:formula="of:=IF([.B3507]&gt;[.A35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8" calcext:value-type="float">
            <text:p>108</text:p>
          </table:table-cell>
          <table:table-cell table:formula="of:=IF([.B3508]&gt;[.A35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9" calcext:value-type="float">
            <text:p>129</text:p>
          </table:table-cell>
          <table:table-cell table:formula="of:=IF([.B3509]&gt;[.A35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table:formula="of:=IF([.B3510]&gt;[.A35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table:formula="of:=IF([.B3511]&gt;[.A35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table:formula="of:=IF([.B3512]&gt;[.A35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52" calcext:value-type="float">
            <text:p>152</text:p>
          </table:table-cell>
          <table:table-cell table:formula="of:=IF([.B3513]&gt;[.A35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table:formula="of:=IF([.B3514]&gt;[.A35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3" calcext:value-type="float">
            <text:p>143</text:p>
          </table:table-cell>
          <table:table-cell table:formula="of:=IF([.B3515]&gt;[.A35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table:formula="of:=IF([.B3516]&gt;[.A35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table:formula="of:=IF([.B3517]&gt;[.A351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table:formula="of:=IF([.B3518]&gt;[.A35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63" calcext:value-type="float">
            <text:p>163</text:p>
          </table:table-cell>
          <table:table-cell table:formula="of:=IF([.B3519]&gt;[.A35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4" calcext:value-type="float">
            <text:p>104</text:p>
          </table:table-cell>
          <table:table-cell table:formula="of:=IF([.B3520]&gt;[.A35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table:formula="of:=IF([.B3521]&gt;[.A35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2" calcext:value-type="float">
            <text:p>162</text:p>
          </table:table-cell>
          <table:table-cell table:formula="of:=IF([.B3522]&gt;[.A35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table:formula="of:=IF([.B3523]&gt;[.A35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IF([.B3524]&gt;[.A35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1" calcext:value-type="float">
            <text:p>121</text:p>
          </table:table-cell>
          <table:table-cell table:formula="of:=IF([.B3525]&gt;[.A35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2" calcext:value-type="float">
            <text:p>132</text:p>
          </table:table-cell>
          <table:table-cell table:formula="of:=IF([.B3526]&gt;[.A35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table:formula="of:=IF([.B3527]&gt;[.A35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8" calcext:value-type="float">
            <text:p>148</text:p>
          </table:table-cell>
          <table:table-cell table:formula="of:=IF([.B3528]&gt;[.A35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3" calcext:value-type="float">
            <text:p>143</text:p>
          </table:table-cell>
          <table:table-cell table:formula="of:=IF([.B3529]&gt;[.A35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table:formula="of:=IF([.B3530]&gt;[.A35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52" calcext:value-type="float">
            <text:p>152</text:p>
          </table:table-cell>
          <table:table-cell table:formula="of:=IF([.B3531]&gt;[.A35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74" calcext:value-type="float">
            <text:p>174</text:p>
          </table:table-cell>
          <table:table-cell table:formula="of:=IF([.B3532]&gt;[.A35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table:formula="of:=IF([.B3533]&gt;[.A35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51" calcext:value-type="float">
            <text:p>151</text:p>
          </table:table-cell>
          <table:table-cell table:formula="of:=IF([.B3534]&gt;[.A35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8" calcext:value-type="float">
            <text:p>138</text:p>
          </table:table-cell>
          <table:table-cell table:formula="of:=IF([.B3535]&gt;[.A35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table:formula="of:=IF([.B3536]&gt;[.A35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table:formula="of:=IF([.B3537]&gt;[.A35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7" calcext:value-type="float">
            <text:p>117</text:p>
          </table:table-cell>
          <table:table-cell table:formula="of:=IF([.B3538]&gt;[.A35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7" calcext:value-type="float">
            <text:p>137</text:p>
          </table:table-cell>
          <table:table-cell table:formula="of:=IF([.B3539]&gt;[.A35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formula="of:=IF([.B3540]&gt;[.A35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table:formula="of:=IF([.B3541]&gt;[.A35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table:formula="of:=IF([.B3542]&gt;[.A35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7" calcext:value-type="float">
            <text:p>107</text:p>
          </table:table-cell>
          <table:table-cell table:formula="of:=IF([.B3543]&gt;[.A35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table:formula="of:=IF([.B3544]&gt;[.A35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84" calcext:value-type="float">
            <text:p>184</text:p>
          </table:table-cell>
          <table:table-cell table:formula="of:=IF([.B3545]&gt;[.A35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3" calcext:value-type="float">
            <text:p>133</text:p>
          </table:table-cell>
          <table:table-cell table:formula="of:=IF([.B3546]&gt;[.A35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table:formula="of:=IF([.B3547]&gt;[.A35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84" calcext:value-type="float">
            <text:p>184</text:p>
          </table:table-cell>
          <table:table-cell table:formula="of:=IF([.B3548]&gt;[.A35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2" calcext:value-type="float">
            <text:p>112</text:p>
          </table:table-cell>
          <table:table-cell table:formula="of:=IF([.B3549]&gt;[.A35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2" calcext:value-type="float">
            <text:p>132</text:p>
          </table:table-cell>
          <table:table-cell table:formula="of:=IF([.B3550]&gt;[.A35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5" calcext:value-type="float">
            <text:p>135</text:p>
          </table:table-cell>
          <table:table-cell table:formula="of:=IF([.B3551]&gt;[.A35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  <table:table-cell table:formula="of:=IF([.B3552]&gt;[.A35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7" calcext:value-type="float">
            <text:p>107</text:p>
          </table:table-cell>
          <table:table-cell table:formula="of:=IF([.B3553]&gt;[.A35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table:formula="of:=IF([.B3554]&gt;[.A35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table:formula="of:=IF([.B3555]&gt;[.A35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table:formula="of:=IF([.B3556]&gt;[.A35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3" calcext:value-type="float">
            <text:p>113</text:p>
          </table:table-cell>
          <table:table-cell table:formula="of:=IF([.B3557]&gt;[.A35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table:formula="of:=IF([.B3558]&gt;[.A35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1" calcext:value-type="float">
            <text:p>131</text:p>
          </table:table-cell>
          <table:table-cell table:formula="of:=IF([.B3559]&gt;[.A35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table:formula="of:=IF([.B3560]&gt;[.A35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 table:formula="of:=IF([.B3561]&gt;[.A35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4" calcext:value-type="float">
            <text:p>124</text:p>
          </table:table-cell>
          <table:table-cell table:formula="of:=IF([.B3562]&gt;[.A35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54" calcext:value-type="float">
            <text:p>154</text:p>
          </table:table-cell>
          <table:table-cell table:formula="of:=IF([.B3563]&gt;[.A35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table:formula="of:=IF([.B3564]&gt;[.A35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7" calcext:value-type="float">
            <text:p>137</text:p>
          </table:table-cell>
          <table:table-cell table:formula="of:=IF([.B3565]&gt;[.A35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7" calcext:value-type="float">
            <text:p>107</text:p>
          </table:table-cell>
          <table:table-cell table:formula="of:=IF([.B3566]&gt;[.A35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3" calcext:value-type="float">
            <text:p>123</text:p>
          </table:table-cell>
          <table:table-cell table:formula="of:=IF([.B3567]&gt;[.A35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table:formula="of:=IF([.B3568]&gt;[.A35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64" calcext:value-type="float">
            <text:p>164</text:p>
          </table:table-cell>
          <table:table-cell table:formula="of:=IF([.B3569]&gt;[.A35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9" calcext:value-type="float">
            <text:p>109</text:p>
          </table:table-cell>
          <table:table-cell table:formula="of:=IF([.B3570]&gt;[.A35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table:formula="of:=IF([.B3571]&gt;[.A35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63" calcext:value-type="float">
            <text:p>163</text:p>
          </table:table-cell>
          <table:table-cell table:formula="of:=IF([.B3572]&gt;[.A35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table:formula="of:=IF([.B3573]&gt;[.A35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table:formula="of:=IF([.B3574]&gt;[.A35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table:formula="of:=IF([.B3575]&gt;[.A35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7" calcext:value-type="float">
            <text:p>137</text:p>
          </table:table-cell>
          <table:table-cell table:formula="of:=IF([.B3576]&gt;[.A35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table:formula="of:=IF([.B3577]&gt;[.A35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2" calcext:value-type="float">
            <text:p>152</text:p>
          </table:table-cell>
          <table:table-cell table:formula="of:=IF([.B3578]&gt;[.A35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7" calcext:value-type="float">
            <text:p>147</text:p>
          </table:table-cell>
          <table:table-cell table:formula="of:=IF([.B3579]&gt;[.A35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table:formula="of:=IF([.B3580]&gt;[.A35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7" calcext:value-type="float">
            <text:p>157</text:p>
          </table:table-cell>
          <table:table-cell table:formula="of:=IF([.B3581]&gt;[.A35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75" calcext:value-type="float">
            <text:p>175</text:p>
          </table:table-cell>
          <table:table-cell table:formula="of:=IF([.B3582]&gt;[.A35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table:formula="of:=IF([.B3583]&gt;[.A35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54" calcext:value-type="float">
            <text:p>154</text:p>
          </table:table-cell>
          <table:table-cell table:formula="of:=IF([.B3584]&gt;[.A35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3" calcext:value-type="float">
            <text:p>143</text:p>
          </table:table-cell>
          <table:table-cell table:formula="of:=IF([.B3585]&gt;[.A35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table:formula="of:=IF([.B3586]&gt;[.A35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1" calcext:value-type="float">
            <text:p>121</text:p>
          </table:table-cell>
          <table:table-cell table:formula="of:=IF([.B3587]&gt;[.A35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2" calcext:value-type="float">
            <text:p>122</text:p>
          </table:table-cell>
          <table:table-cell table:formula="of:=IF([.B3588]&gt;[.A35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4" calcext:value-type="float">
            <text:p>134</text:p>
          </table:table-cell>
          <table:table-cell table:formula="of:=IF([.B3589]&gt;[.A35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table:formula="of:=IF([.B3590]&gt;[.A35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table:formula="of:=IF([.B3591]&gt;[.A35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table:formula="of:=IF([.B3592]&gt;[.A35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table:formula="of:=IF([.B3593]&gt;[.A35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formula="of:=IF([.B3594]&gt;[.A35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78" calcext:value-type="float">
            <text:p>178</text:p>
          </table:table-cell>
          <table:table-cell table:formula="of:=IF([.B3595]&gt;[.A35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1" calcext:value-type="float">
            <text:p>131</text:p>
          </table:table-cell>
          <table:table-cell table:formula="of:=IF([.B3596]&gt;[.A35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table:formula="of:=IF([.B3597]&gt;[.A35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84" calcext:value-type="float">
            <text:p>184</text:p>
          </table:table-cell>
          <table:table-cell table:formula="of:=IF([.B3598]&gt;[.A35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3" calcext:value-type="float">
            <text:p>113</text:p>
          </table:table-cell>
          <table:table-cell table:formula="of:=IF([.B3599]&gt;[.A35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9" calcext:value-type="float">
            <text:p>129</text:p>
          </table:table-cell>
          <table:table-cell table:formula="of:=IF([.B3600]&gt;[.A36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7" calcext:value-type="float">
            <text:p>127</text:p>
          </table:table-cell>
          <table:table-cell table:formula="of:=IF([.B3601]&gt;[.A36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2" calcext:value-type="float">
            <text:p>122</text:p>
          </table:table-cell>
          <table:table-cell table:formula="of:=IF([.B3602]&gt;[.A36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 table:formula="of:=IF([.B3603]&gt;[.A36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table:formula="of:=IF([.B3604]&gt;[.A36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table:formula="of:=IF([.B3605]&gt;[.A36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table:formula="of:=IF([.B3606]&gt;[.A36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8" calcext:value-type="float">
            <text:p>108</text:p>
          </table:table-cell>
          <table:table-cell table:formula="of:=IF([.B3607]&gt;[.A36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table:formula="of:=IF([.B3608]&gt;[.A36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32" calcext:value-type="float">
            <text:p>132</text:p>
          </table:table-cell>
          <table:table-cell table:formula="of:=IF([.B3609]&gt;[.A36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table:formula="of:=IF([.B3610]&gt;[.A36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9" calcext:value-type="float">
            <text:p>119</text:p>
          </table:table-cell>
          <table:table-cell table:formula="of:=IF([.B3611]&gt;[.A36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8" calcext:value-type="float">
            <text:p>128</text:p>
          </table:table-cell>
          <table:table-cell table:formula="of:=IF([.B3612]&gt;[.A36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9" calcext:value-type="float">
            <text:p>149</text:p>
          </table:table-cell>
          <table:table-cell table:formula="of:=IF([.B3613]&gt;[.A36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table:formula="of:=IF([.B3614]&gt;[.A36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38" calcext:value-type="float">
            <text:p>138</text:p>
          </table:table-cell>
          <table:table-cell table:formula="of:=IF([.B3615]&gt;[.A36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table:formula="of:=IF([.B3616]&gt;[.A36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5" calcext:value-type="float">
            <text:p>125</text:p>
          </table:table-cell>
          <table:table-cell table:formula="of:=IF([.B3617]&gt;[.A36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table:formula="of:=IF([.B3618]&gt;[.A36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60" calcext:value-type="float">
            <text:p>160</text:p>
          </table:table-cell>
          <table:table-cell table:formula="of:=IF([.B3619]&gt;[.A36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table:formula="of:=IF([.B3620]&gt;[.A36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table:formula="of:=IF([.B3621]&gt;[.A36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66" calcext:value-type="float">
            <text:p>166</text:p>
          </table:table-cell>
          <table:table-cell table:formula="of:=IF([.B3622]&gt;[.A36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table:formula="of:=IF([.B3623]&gt;[.A36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formula="of:=IF([.B3624]&gt;[.A36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table:formula="of:=IF([.B3625]&gt;[.A36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7" calcext:value-type="float">
            <text:p>137</text:p>
          </table:table-cell>
          <table:table-cell table:formula="of:=IF([.B3626]&gt;[.A36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table:formula="of:=IF([.B3627]&gt;[.A36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8" calcext:value-type="float">
            <text:p>148</text:p>
          </table:table-cell>
          <table:table-cell table:formula="of:=IF([.B3628]&gt;[.A36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table:formula="of:=IF([.B3629]&gt;[.A36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0" calcext:value-type="float">
            <text:p>130</text:p>
          </table:table-cell>
          <table:table-cell table:formula="of:=IF([.B3630]&gt;[.A36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52" calcext:value-type="float">
            <text:p>152</text:p>
          </table:table-cell>
          <table:table-cell table:formula="of:=IF([.B3631]&gt;[.A36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66" calcext:value-type="float">
            <text:p>166</text:p>
          </table:table-cell>
          <table:table-cell table:formula="of:=IF([.B3632]&gt;[.A36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table:formula="of:=IF([.B3633]&gt;[.A36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63" calcext:value-type="float">
            <text:p>163</text:p>
          </table:table-cell>
          <table:table-cell table:formula="of:=IF([.B3634]&gt;[.A36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table:formula="of:=IF([.B3635]&gt;[.A36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table:formula="of:=IF([.B3636]&gt;[.A36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9" calcext:value-type="float">
            <text:p>129</text:p>
          </table:table-cell>
          <table:table-cell table:formula="of:=IF([.B3637]&gt;[.A36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7" calcext:value-type="float">
            <text:p>127</text:p>
          </table:table-cell>
          <table:table-cell table:formula="of:=IF([.B3638]&gt;[.A36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7" calcext:value-type="float">
            <text:p>137</text:p>
          </table:table-cell>
          <table:table-cell table:formula="of:=IF([.B3639]&gt;[.A36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8" calcext:value-type="float">
            <text:p>128</text:p>
          </table:table-cell>
          <table:table-cell table:formula="of:=IF([.B3640]&gt;[.A36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table:formula="of:=IF([.B3641]&gt;[.A36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formula="of:=IF([.B3642]&gt;[.A36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table:formula="of:=IF([.B3643]&gt;[.A36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table:formula="of:=IF([.B3644]&gt;[.A36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85" calcext:value-type="float">
            <text:p>185</text:p>
          </table:table-cell>
          <table:table-cell table:formula="of:=IF([.B3645]&gt;[.A36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5" calcext:value-type="float">
            <text:p>125</text:p>
          </table:table-cell>
          <table:table-cell table:formula="of:=IF([.B3646]&gt;[.A36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table:formula="of:=IF([.B3647]&gt;[.A36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93" calcext:value-type="float">
            <text:p>193</text:p>
          </table:table-cell>
          <table:table-cell table:formula="of:=IF([.B3648]&gt;[.A36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1" calcext:value-type="float">
            <text:p>111</text:p>
          </table:table-cell>
          <table:table-cell table:formula="of:=IF([.B3649]&gt;[.A36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1" calcext:value-type="float">
            <text:p>131</text:p>
          </table:table-cell>
          <table:table-cell table:formula="of:=IF([.B3650]&gt;[.A36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9" calcext:value-type="float">
            <text:p>139</text:p>
          </table:table-cell>
          <table:table-cell table:formula="of:=IF([.B3651]&gt;[.A36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4" calcext:value-type="float">
            <text:p>124</text:p>
          </table:table-cell>
          <table:table-cell table:formula="of:=IF([.B3652]&gt;[.A36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table:formula="of:=IF([.B3653]&gt;[.A36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table:formula="of:=IF([.B3654]&gt;[.A36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table:formula="of:=IF([.B3655]&gt;[.A36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table:formula="of:=IF([.B3656]&gt;[.A36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table:formula="of:=IF([.B3657]&gt;[.A36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table:formula="of:=IF([.B3658]&gt;[.A36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5" calcext:value-type="float">
            <text:p>135</text:p>
          </table:table-cell>
          <table:table-cell table:formula="of:=IF([.B3659]&gt;[.A36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table:formula="of:=IF([.B3660]&gt;[.A36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table:formula="of:=IF([.B3661]&gt;[.A36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1" calcext:value-type="float">
            <text:p>131</text:p>
          </table:table-cell>
          <table:table-cell table:formula="of:=IF([.B3662]&gt;[.A36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IF([.B3663]&gt;[.A36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table:formula="of:=IF([.B3664]&gt;[.A36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6" calcext:value-type="float">
            <text:p>136</text:p>
          </table:table-cell>
          <table:table-cell table:formula="of:=IF([.B3665]&gt;[.A36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1" calcext:value-type="float">
            <text:p>111</text:p>
          </table:table-cell>
          <table:table-cell table:formula="of:=IF([.B3666]&gt;[.A36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3" calcext:value-type="float">
            <text:p>123</text:p>
          </table:table-cell>
          <table:table-cell table:formula="of:=IF([.B3667]&gt;[.A36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table:formula="of:=IF([.B3668]&gt;[.A36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68" calcext:value-type="float">
            <text:p>168</text:p>
          </table:table-cell>
          <table:table-cell table:formula="of:=IF([.B3669]&gt;[.A36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0" calcext:value-type="float">
            <text:p>110</text:p>
          </table:table-cell>
          <table:table-cell table:formula="of:=IF([.B3670]&gt;[.A36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table:formula="of:=IF([.B3671]&gt;[.A36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65" calcext:value-type="float">
            <text:p>165</text:p>
          </table:table-cell>
          <table:table-cell table:formula="of:=IF([.B3672]&gt;[.A36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table:formula="of:=IF([.B3673]&gt;[.A36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formula="of:=IF([.B3674]&gt;[.A36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formula="of:=IF([.B3675]&gt;[.A36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5" calcext:value-type="float">
            <text:p>125</text:p>
          </table:table-cell>
          <table:table-cell table:formula="of:=IF([.B3676]&gt;[.A36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table:formula="of:=IF([.B3677]&gt;[.A36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6" calcext:value-type="float">
            <text:p>156</text:p>
          </table:table-cell>
          <table:table-cell table:formula="of:=IF([.B3678]&gt;[.A36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3" calcext:value-type="float">
            <text:p>143</text:p>
          </table:table-cell>
          <table:table-cell table:formula="of:=IF([.B3679]&gt;[.A36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table:formula="of:=IF([.B3680]&gt;[.A36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57" calcext:value-type="float">
            <text:p>157</text:p>
          </table:table-cell>
          <table:table-cell table:formula="of:=IF([.B3681]&gt;[.A36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75" calcext:value-type="float">
            <text:p>175</text:p>
          </table:table-cell>
          <table:table-cell table:formula="of:=IF([.B3682]&gt;[.A36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table:formula="of:=IF([.B3683]&gt;[.A36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8" calcext:value-type="float">
            <text:p>158</text:p>
          </table:table-cell>
          <table:table-cell table:formula="of:=IF([.B3684]&gt;[.A36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5" calcext:value-type="float">
            <text:p>125</text:p>
          </table:table-cell>
          <table:table-cell table:formula="of:=IF([.B3685]&gt;[.A36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table:formula="of:=IF([.B3686]&gt;[.A36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6" calcext:value-type="float">
            <text:p>126</text:p>
          </table:table-cell>
          <table:table-cell table:formula="of:=IF([.B3687]&gt;[.A36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1" calcext:value-type="float">
            <text:p>121</text:p>
          </table:table-cell>
          <table:table-cell table:formula="of:=IF([.B3688]&gt;[.A36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table:formula="of:=IF([.B3689]&gt;[.A36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5" calcext:value-type="float">
            <text:p>125</text:p>
          </table:table-cell>
          <table:table-cell table:formula="of:=IF([.B3690]&gt;[.A36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table:formula="of:=IF([.B3691]&gt;[.A36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table:formula="of:=IF([.B3692]&gt;[.A36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table:formula="of:=IF([.B3693]&gt;[.A36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table:formula="of:=IF([.B3694]&gt;[.A36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81" calcext:value-type="float">
            <text:p>181</text:p>
          </table:table-cell>
          <table:table-cell table:formula="of:=IF([.B3695]&gt;[.A36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6" calcext:value-type="float">
            <text:p>136</text:p>
          </table:table-cell>
          <table:table-cell table:formula="of:=IF([.B3696]&gt;[.A36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  <table:table-cell table:formula="of:=IF([.B3697]&gt;[.A36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84" calcext:value-type="float">
            <text:p>184</text:p>
          </table:table-cell>
          <table:table-cell table:formula="of:=IF([.B3698]&gt;[.A36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5" calcext:value-type="float">
            <text:p>115</text:p>
          </table:table-cell>
          <table:table-cell table:formula="of:=IF([.B3699]&gt;[.A36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6" calcext:value-type="float">
            <text:p>136</text:p>
          </table:table-cell>
          <table:table-cell table:formula="of:=IF([.B3700]&gt;[.A37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1" calcext:value-type="float">
            <text:p>131</text:p>
          </table:table-cell>
          <table:table-cell table:formula="of:=IF([.B3701]&gt;[.A37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0" calcext:value-type="float">
            <text:p>130</text:p>
          </table:table-cell>
          <table:table-cell table:formula="of:=IF([.B3702]&gt;[.A37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table:formula="of:=IF([.B3703]&gt;[.A37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table:formula="of:=IF([.B3704]&gt;[.A37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1" calcext:value-type="float">
            <text:p>101</text:p>
          </table:table-cell>
          <table:table-cell table:formula="of:=IF([.B3705]&gt;[.A37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table:formula="of:=IF([.B3706]&gt;[.A37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table:formula="of:=IF([.B3707]&gt;[.A37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table:formula="of:=IF([.B3708]&gt;[.A37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1" calcext:value-type="float">
            <text:p>131</text:p>
          </table:table-cell>
          <table:table-cell table:formula="of:=IF([.B3709]&gt;[.A37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table:formula="of:=IF([.B3710]&gt;[.A37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table:formula="of:=IF([.B3711]&gt;[.A37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4" calcext:value-type="float">
            <text:p>124</text:p>
          </table:table-cell>
          <table:table-cell table:formula="of:=IF([.B3712]&gt;[.A37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8" calcext:value-type="float">
            <text:p>148</text:p>
          </table:table-cell>
          <table:table-cell table:formula="of:=IF([.B3713]&gt;[.A37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table:formula="of:=IF([.B3714]&gt;[.A37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8" calcext:value-type="float">
            <text:p>138</text:p>
          </table:table-cell>
          <table:table-cell table:formula="of:=IF([.B3715]&gt;[.A37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table:formula="of:=IF([.B3716]&gt;[.A37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table:formula="of:=IF([.B3717]&gt;[.A37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table:formula="of:=IF([.B3718]&gt;[.A37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3" calcext:value-type="float">
            <text:p>163</text:p>
          </table:table-cell>
          <table:table-cell table:formula="of:=IF([.B3719]&gt;[.A37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table:formula="of:=IF([.B3720]&gt;[.A37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formula="of:=IF([.B3721]&gt;[.A37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62" calcext:value-type="float">
            <text:p>162</text:p>
          </table:table-cell>
          <table:table-cell table:formula="of:=IF([.B3722]&gt;[.A37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formula="of:=IF([.B3723]&gt;[.A37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table:formula="of:=IF([.B3724]&gt;[.A37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table:formula="of:=IF([.B3725]&gt;[.A37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9" calcext:value-type="float">
            <text:p>129</text:p>
          </table:table-cell>
          <table:table-cell table:formula="of:=IF([.B3726]&gt;[.A37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table:formula="of:=IF([.B3727]&gt;[.A37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8" calcext:value-type="float">
            <text:p>158</text:p>
          </table:table-cell>
          <table:table-cell table:formula="of:=IF([.B3728]&gt;[.A37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table:formula="of:=IF([.B3729]&gt;[.A37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8" calcext:value-type="float">
            <text:p>128</text:p>
          </table:table-cell>
          <table:table-cell table:formula="of:=IF([.B3730]&gt;[.A37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59" calcext:value-type="float">
            <text:p>159</text:p>
          </table:table-cell>
          <table:table-cell table:formula="of:=IF([.B3731]&gt;[.A37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table:formula="of:=IF([.B3732]&gt;[.A37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table:formula="of:=IF([.B3733]&gt;[.A37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66" calcext:value-type="float">
            <text:p>166</text:p>
          </table:table-cell>
          <table:table-cell table:formula="of:=IF([.B3734]&gt;[.A37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  <table:table-cell table:formula="of:=IF([.B3735]&gt;[.A37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table:formula="of:=IF([.B3736]&gt;[.A37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6" calcext:value-type="float">
            <text:p>126</text:p>
          </table:table-cell>
          <table:table-cell table:formula="of:=IF([.B3737]&gt;[.A37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6" calcext:value-type="float">
            <text:p>126</text:p>
          </table:table-cell>
          <table:table-cell table:formula="of:=IF([.B3738]&gt;[.A37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0" calcext:value-type="float">
            <text:p>140</text:p>
          </table:table-cell>
          <table:table-cell table:formula="of:=IF([.B3739]&gt;[.A37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7" calcext:value-type="float">
            <text:p>127</text:p>
          </table:table-cell>
          <table:table-cell table:formula="of:=IF([.B3740]&gt;[.A374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  <table:table-cell table:formula="of:=IF([.B3741]&gt;[.A37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table:formula="of:=IF([.B3742]&gt;[.A37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2" calcext:value-type="float">
            <text:p>112</text:p>
          </table:table-cell>
          <table:table-cell table:formula="of:=IF([.B3743]&gt;[.A37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table:formula="of:=IF([.B3744]&gt;[.A37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85" calcext:value-type="float">
            <text:p>185</text:p>
          </table:table-cell>
          <table:table-cell table:formula="of:=IF([.B3745]&gt;[.A37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33" calcext:value-type="float">
            <text:p>133</text:p>
          </table:table-cell>
          <table:table-cell table:formula="of:=IF([.B3746]&gt;[.A37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table:formula="of:=IF([.B3747]&gt;[.A37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94" calcext:value-type="float">
            <text:p>194</text:p>
          </table:table-cell>
          <table:table-cell table:formula="of:=IF([.B3748]&gt;[.A37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3" calcext:value-type="float">
            <text:p>123</text:p>
          </table:table-cell>
          <table:table-cell table:formula="of:=IF([.B3749]&gt;[.A37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table:formula="of:=IF([.B3750]&gt;[.A37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table:formula="of:=IF([.B3751]&gt;[.A37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3" calcext:value-type="float">
            <text:p>133</text:p>
          </table:table-cell>
          <table:table-cell table:formula="of:=IF([.B3752]&gt;[.A37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table:formula="of:=IF([.B3753]&gt;[.A37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table:formula="of:=IF([.B3754]&gt;[.A37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table:formula="of:=IF([.B3755]&gt;[.A37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table:formula="of:=IF([.B3756]&gt;[.A37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4" calcext:value-type="float">
            <text:p>104</text:p>
          </table:table-cell>
          <table:table-cell table:formula="of:=IF([.B3757]&gt;[.A37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table:formula="of:=IF([.B3758]&gt;[.A37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6" calcext:value-type="float">
            <text:p>136</text:p>
          </table:table-cell>
          <table:table-cell table:formula="of:=IF([.B3759]&gt;[.A37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table:formula="of:=IF([.B3760]&gt;[.A37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table:formula="of:=IF([.B3761]&gt;[.A37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table:formula="of:=IF([.B3762]&gt;[.A37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50" calcext:value-type="float">
            <text:p>150</text:p>
          </table:table-cell>
          <table:table-cell table:formula="of:=IF([.B3763]&gt;[.A37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5" calcext:value-type="float">
            <text:p>105</text:p>
          </table:table-cell>
          <table:table-cell table:formula="of:=IF([.B3764]&gt;[.A37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1" calcext:value-type="float">
            <text:p>141</text:p>
          </table:table-cell>
          <table:table-cell table:formula="of:=IF([.B3765]&gt;[.A37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table:formula="of:=IF([.B3766]&gt;[.A37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5" calcext:value-type="float">
            <text:p>125</text:p>
          </table:table-cell>
          <table:table-cell table:formula="of:=IF([.B3767]&gt;[.A37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formula="of:=IF([.B3768]&gt;[.A37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6" calcext:value-type="float">
            <text:p>166</text:p>
          </table:table-cell>
          <table:table-cell table:formula="of:=IF([.B3769]&gt;[.A37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table:formula="of:=IF([.B3770]&gt;[.A37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formula="of:=IF([.B3771]&gt;[.A37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table:formula="of:=IF([.B3772]&gt;[.A37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table:formula="of:=IF([.B3773]&gt;[.A37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table:formula="of:=IF([.B3774]&gt;[.A37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table:formula="of:=IF([.B3775]&gt;[.A37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table:formula="of:=IF([.B3776]&gt;[.A37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table:formula="of:=IF([.B3777]&gt;[.A37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9" calcext:value-type="float">
            <text:p>159</text:p>
          </table:table-cell>
          <table:table-cell table:formula="of:=IF([.B3778]&gt;[.A37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4" calcext:value-type="float">
            <text:p>154</text:p>
          </table:table-cell>
          <table:table-cell table:formula="of:=IF([.B3779]&gt;[.A37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2" calcext:value-type="float">
            <text:p>142</text:p>
          </table:table-cell>
          <table:table-cell table:formula="of:=IF([.B3780]&gt;[.A37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54" calcext:value-type="float">
            <text:p>154</text:p>
          </table:table-cell>
          <table:table-cell table:formula="of:=IF([.B3781]&gt;[.A37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85" calcext:value-type="float">
            <text:p>185</text:p>
          </table:table-cell>
          <table:table-cell table:formula="of:=IF([.B3782]&gt;[.A37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table:formula="of:=IF([.B3783]&gt;[.A37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9" calcext:value-type="float">
            <text:p>159</text:p>
          </table:table-cell>
          <table:table-cell table:formula="of:=IF([.B3784]&gt;[.A37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table:formula="of:=IF([.B3785]&gt;[.A378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table:formula="of:=IF([.B3786]&gt;[.A37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0" calcext:value-type="float">
            <text:p>140</text:p>
          </table:table-cell>
          <table:table-cell table:formula="of:=IF([.B3787]&gt;[.A37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table:formula="of:=IF([.B3788]&gt;[.A37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2" calcext:value-type="float">
            <text:p>142</text:p>
          </table:table-cell>
          <table:table-cell table:formula="of:=IF([.B3789]&gt;[.A37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3" calcext:value-type="float">
            <text:p>133</text:p>
          </table:table-cell>
          <table:table-cell table:formula="of:=IF([.B3790]&gt;[.A37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table:formula="of:=IF([.B3791]&gt;[.A37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table:formula="of:=IF([.B3792]&gt;[.A37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table:formula="of:=IF([.B3793]&gt;[.A37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formula="of:=IF([.B3794]&gt;[.A37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79" calcext:value-type="float">
            <text:p>179</text:p>
          </table:table-cell>
          <table:table-cell table:formula="of:=IF([.B3795]&gt;[.A37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6" calcext:value-type="float">
            <text:p>136</text:p>
          </table:table-cell>
          <table:table-cell table:formula="of:=IF([.B3796]&gt;[.A37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3" calcext:value-type="float">
            <text:p>133</text:p>
          </table:table-cell>
          <table:table-cell table:formula="of:=IF([.B3797]&gt;[.A37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96" calcext:value-type="float">
            <text:p>196</text:p>
          </table:table-cell>
          <table:table-cell table:formula="of:=IF([.B3798]&gt;[.A37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6" calcext:value-type="float">
            <text:p>116</text:p>
          </table:table-cell>
          <table:table-cell table:formula="of:=IF([.B3799]&gt;[.A37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6" calcext:value-type="float">
            <text:p>146</text:p>
          </table:table-cell>
          <table:table-cell table:formula="of:=IF([.B3800]&gt;[.A38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5" calcext:value-type="float">
            <text:p>135</text:p>
          </table:table-cell>
          <table:table-cell table:formula="of:=IF([.B3801]&gt;[.A38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1" calcext:value-type="float">
            <text:p>131</text:p>
          </table:table-cell>
          <table:table-cell table:formula="of:=IF([.B3802]&gt;[.A38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table:formula="of:=IF([.B3803]&gt;[.A38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table:formula="of:=IF([.B3804]&gt;[.A38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 table:formula="of:=IF([.B3805]&gt;[.A38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table:formula="of:=IF([.B3806]&gt;[.A38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9" calcext:value-type="float">
            <text:p>119</text:p>
          </table:table-cell>
          <table:table-cell table:formula="of:=IF([.B3807]&gt;[.A380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  <table:table-cell table:formula="of:=IF([.B3808]&gt;[.A38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9" calcext:value-type="float">
            <text:p>139</text:p>
          </table:table-cell>
          <table:table-cell table:formula="of:=IF([.B3809]&gt;[.A38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9" calcext:value-type="float">
            <text:p>109</text:p>
          </table:table-cell>
          <table:table-cell table:formula="of:=IF([.B3810]&gt;[.A38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table:formula="of:=IF([.B3811]&gt;[.A38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9" calcext:value-type="float">
            <text:p>129</text:p>
          </table:table-cell>
          <table:table-cell table:formula="of:=IF([.B3812]&gt;[.A38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8" calcext:value-type="float">
            <text:p>158</text:p>
          </table:table-cell>
          <table:table-cell table:formula="of:=IF([.B3813]&gt;[.A38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1" calcext:value-type="float">
            <text:p>101</text:p>
          </table:table-cell>
          <table:table-cell table:formula="of:=IF([.B3814]&gt;[.A38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3" calcext:value-type="float">
            <text:p>143</text:p>
          </table:table-cell>
          <table:table-cell table:formula="of:=IF([.B3815]&gt;[.A38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formula="of:=IF([.B3816]&gt;[.A38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4" calcext:value-type="float">
            <text:p>124</text:p>
          </table:table-cell>
          <table:table-cell table:formula="of:=IF([.B3817]&gt;[.A38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table:formula="of:=IF([.B3818]&gt;[.A38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77" calcext:value-type="float">
            <text:p>177</text:p>
          </table:table-cell>
          <table:table-cell table:formula="of:=IF([.B3819]&gt;[.A38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table:formula="of:=IF([.B3820]&gt;[.A38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table:formula="of:=IF([.B3821]&gt;[.A38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8" calcext:value-type="float">
            <text:p>158</text:p>
          </table:table-cell>
          <table:table-cell table:formula="of:=IF([.B3822]&gt;[.A38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formula="of:=IF([.B3823]&gt;[.A38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table:formula="of:=IF([.B3824]&gt;[.A38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3" calcext:value-type="float">
            <text:p>123</text:p>
          </table:table-cell>
          <table:table-cell table:formula="of:=IF([.B3825]&gt;[.A38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  <table:table-cell table:formula="of:=IF([.B3826]&gt;[.A38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4" calcext:value-type="float">
            <text:p>104</text:p>
          </table:table-cell>
          <table:table-cell table:formula="of:=IF([.B3827]&gt;[.A38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65" calcext:value-type="float">
            <text:p>165</text:p>
          </table:table-cell>
          <table:table-cell table:formula="of:=IF([.B3828]&gt;[.A38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table:formula="of:=IF([.B3829]&gt;[.A38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" calcext:value-type="float">
            <text:p>144</text:p>
          </table:table-cell>
          <table:table-cell table:formula="of:=IF([.B3830]&gt;[.A38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8" calcext:value-type="float">
            <text:p>158</text:p>
          </table:table-cell>
          <table:table-cell table:formula="of:=IF([.B3831]&gt;[.A38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78" calcext:value-type="float">
            <text:p>178</text:p>
          </table:table-cell>
          <table:table-cell table:formula="of:=IF([.B3832]&gt;[.A383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table:formula="of:=IF([.B3833]&gt;[.A38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2" calcext:value-type="float">
            <text:p>152</text:p>
          </table:table-cell>
          <table:table-cell table:formula="of:=IF([.B3834]&gt;[.A38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2" calcext:value-type="float">
            <text:p>132</text:p>
          </table:table-cell>
          <table:table-cell table:formula="of:=IF([.B3835]&gt;[.A38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table:formula="of:=IF([.B3836]&gt;[.A38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3" calcext:value-type="float">
            <text:p>133</text:p>
          </table:table-cell>
          <table:table-cell table:formula="of:=IF([.B3837]&gt;[.A38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6" calcext:value-type="float">
            <text:p>136</text:p>
          </table:table-cell>
          <table:table-cell table:formula="of:=IF([.B3838]&gt;[.A38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2" calcext:value-type="float">
            <text:p>142</text:p>
          </table:table-cell>
          <table:table-cell table:formula="of:=IF([.B3839]&gt;[.A38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2" calcext:value-type="float">
            <text:p>132</text:p>
          </table:table-cell>
          <table:table-cell table:formula="of:=IF([.B3840]&gt;[.A38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table:formula="of:=IF([.B3841]&gt;[.A38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table:formula="of:=IF([.B3842]&gt;[.A38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table:formula="of:=IF([.B3843]&gt;[.A38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table:formula="of:=IF([.B3844]&gt;[.A38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91" calcext:value-type="float">
            <text:p>191</text:p>
          </table:table-cell>
          <table:table-cell table:formula="of:=IF([.B3845]&gt;[.A38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8" calcext:value-type="float">
            <text:p>138</text:p>
          </table:table-cell>
          <table:table-cell table:formula="of:=IF([.B3846]&gt;[.A38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4" calcext:value-type="float">
            <text:p>124</text:p>
          </table:table-cell>
          <table:table-cell table:formula="of:=IF([.B3847]&gt;[.A38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98" calcext:value-type="float">
            <text:p>198</text:p>
          </table:table-cell>
          <table:table-cell table:formula="of:=IF([.B3848]&gt;[.A38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table:formula="of:=IF([.B3849]&gt;[.A38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52" calcext:value-type="float">
            <text:p>152</text:p>
          </table:table-cell>
          <table:table-cell table:formula="of:=IF([.B3850]&gt;[.A38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4" calcext:value-type="float">
            <text:p>134</text:p>
          </table:table-cell>
          <table:table-cell table:formula="of:=IF([.B3851]&gt;[.A38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8" calcext:value-type="float">
            <text:p>128</text:p>
          </table:table-cell>
          <table:table-cell table:formula="of:=IF([.B3852]&gt;[.A38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table:formula="of:=IF([.B3853]&gt;[.A38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table:formula="of:=IF([.B3854]&gt;[.A38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table:formula="of:=IF([.B3855]&gt;[.A38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1" calcext:value-type="float">
            <text:p>121</text:p>
          </table:table-cell>
          <table:table-cell table:formula="of:=IF([.B3856]&gt;[.A38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5" calcext:value-type="float">
            <text:p>115</text:p>
          </table:table-cell>
          <table:table-cell table:formula="of:=IF([.B3857]&gt;[.A38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table:formula="of:=IF([.B3858]&gt;[.A38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3" calcext:value-type="float">
            <text:p>143</text:p>
          </table:table-cell>
          <table:table-cell table:formula="of:=IF([.B3859]&gt;[.A38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table:formula="of:=IF([.B3860]&gt;[.A38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table:formula="of:=IF([.B3861]&gt;[.A38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table:formula="of:=IF([.B3862]&gt;[.A38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70" calcext:value-type="float">
            <text:p>170</text:p>
          </table:table-cell>
          <table:table-cell table:formula="of:=IF([.B3863]&gt;[.A38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table:formula="of:=IF([.B3864]&gt;[.A38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6" calcext:value-type="float">
            <text:p>146</text:p>
          </table:table-cell>
          <table:table-cell table:formula="of:=IF([.B3865]&gt;[.A38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table:formula="of:=IF([.B3866]&gt;[.A38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8" calcext:value-type="float">
            <text:p>128</text:p>
          </table:table-cell>
          <table:table-cell table:formula="of:=IF([.B3867]&gt;[.A38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table:formula="of:=IF([.B3868]&gt;[.A38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88" calcext:value-type="float">
            <text:p>188</text:p>
          </table:table-cell>
          <table:table-cell table:formula="of:=IF([.B3869]&gt;[.A38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table:formula="of:=IF([.B3870]&gt;[.A38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table:formula="of:=IF([.B3871]&gt;[.A38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7" calcext:value-type="float">
            <text:p>167</text:p>
          </table:table-cell>
          <table:table-cell table:formula="of:=IF([.B3872]&gt;[.A38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table:formula="of:=IF([.B3873]&gt;[.A38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formula="of:=IF([.B3874]&gt;[.A38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table:formula="of:=IF([.B3875]&gt;[.A38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table:formula="of:=IF([.B3876]&gt;[.A38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6" calcext:value-type="float">
            <text:p>106</text:p>
          </table:table-cell>
          <table:table-cell table:formula="of:=IF([.B3877]&gt;[.A38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table:formula="of:=IF([.B3878]&gt;[.A38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9" calcext:value-type="float">
            <text:p>159</text:p>
          </table:table-cell>
          <table:table-cell table:formula="of:=IF([.B3879]&gt;[.A38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7" calcext:value-type="float">
            <text:p>137</text:p>
          </table:table-cell>
          <table:table-cell table:formula="of:=IF([.B3880]&gt;[.A38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6" calcext:value-type="float">
            <text:p>156</text:p>
          </table:table-cell>
          <table:table-cell table:formula="of:=IF([.B3881]&gt;[.A38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74" calcext:value-type="float">
            <text:p>174</text:p>
          </table:table-cell>
          <table:table-cell table:formula="of:=IF([.B3882]&gt;[.A38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table:formula="of:=IF([.B3883]&gt;[.A38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  <table:table-cell table:formula="of:=IF([.B3884]&gt;[.A38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table:formula="of:=IF([.B3885]&gt;[.A38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table:formula="of:=IF([.B3886]&gt;[.A38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3" calcext:value-type="float">
            <text:p>133</text:p>
          </table:table-cell>
          <table:table-cell table:formula="of:=IF([.B3887]&gt;[.A38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8" calcext:value-type="float">
            <text:p>128</text:p>
          </table:table-cell>
          <table:table-cell table:formula="of:=IF([.B3888]&gt;[.A38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8" calcext:value-type="float">
            <text:p>148</text:p>
          </table:table-cell>
          <table:table-cell table:formula="of:=IF([.B3889]&gt;[.A38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0" calcext:value-type="float">
            <text:p>140</text:p>
          </table:table-cell>
          <table:table-cell table:formula="of:=IF([.B3890]&gt;[.A38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table:formula="of:=IF([.B3891]&gt;[.A38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table:formula="of:=IF([.B3892]&gt;[.A38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9" calcext:value-type="float">
            <text:p>119</text:p>
          </table:table-cell>
          <table:table-cell table:formula="of:=IF([.B3893]&gt;[.A38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table:formula="of:=IF([.B3894]&gt;[.A38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96" calcext:value-type="float">
            <text:p>196</text:p>
          </table:table-cell>
          <table:table-cell table:formula="of:=IF([.B3895]&gt;[.A38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6" calcext:value-type="float">
            <text:p>146</text:p>
          </table:table-cell>
          <table:table-cell table:formula="of:=IF([.B3896]&gt;[.A38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table:formula="of:=IF([.B3897]&gt;[.A38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table:formula="of:=IF([.B3898]&gt;[.A38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table:formula="of:=IF([.B3899]&gt;[.A38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3" calcext:value-type="float">
            <text:p>143</text:p>
          </table:table-cell>
          <table:table-cell table:formula="of:=IF([.B3900]&gt;[.A39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6" calcext:value-type="float">
            <text:p>136</text:p>
          </table:table-cell>
          <table:table-cell table:formula="of:=IF([.B3901]&gt;[.A39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table:formula="of:=IF([.B3902]&gt;[.A39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3" calcext:value-type="float">
            <text:p>123</text:p>
          </table:table-cell>
          <table:table-cell table:formula="of:=IF([.B3903]&gt;[.A39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 table:formula="of:=IF([.B3904]&gt;[.A39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table:formula="of:=IF([.B3905]&gt;[.A39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9" calcext:value-type="float">
            <text:p>119</text:p>
          </table:table-cell>
          <table:table-cell table:formula="of:=IF([.B3906]&gt;[.A39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table:formula="of:=IF([.B3907]&gt;[.A39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7" calcext:value-type="float">
            <text:p>127</text:p>
          </table:table-cell>
          <table:table-cell table:formula="of:=IF([.B3908]&gt;[.A39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4" calcext:value-type="float">
            <text:p>154</text:p>
          </table:table-cell>
          <table:table-cell table:formula="of:=IF([.B3909]&gt;[.A39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table:formula="of:=IF([.B3910]&gt;[.A39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1" calcext:value-type="float">
            <text:p>131</text:p>
          </table:table-cell>
          <table:table-cell table:formula="of:=IF([.B3911]&gt;[.A39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3" calcext:value-type="float">
            <text:p>133</text:p>
          </table:table-cell>
          <table:table-cell table:formula="of:=IF([.B3912]&gt;[.A39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72" calcext:value-type="float">
            <text:p>172</text:p>
          </table:table-cell>
          <table:table-cell table:formula="of:=IF([.B3913]&gt;[.A39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table:formula="of:=IF([.B3914]&gt;[.A39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2" calcext:value-type="float">
            <text:p>142</text:p>
          </table:table-cell>
          <table:table-cell table:formula="of:=IF([.B3915]&gt;[.A391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table:formula="of:=IF([.B3916]&gt;[.A39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7" calcext:value-type="float">
            <text:p>127</text:p>
          </table:table-cell>
          <table:table-cell table:formula="of:=IF([.B3917]&gt;[.A39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formula="of:=IF([.B3918]&gt;[.A39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84" calcext:value-type="float">
            <text:p>184</text:p>
          </table:table-cell>
          <table:table-cell table:formula="of:=IF([.B3919]&gt;[.A39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table:formula="of:=IF([.B3920]&gt;[.A39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table:formula="of:=IF([.B3921]&gt;[.A39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9" calcext:value-type="float">
            <text:p>159</text:p>
          </table:table-cell>
          <table:table-cell table:formula="of:=IF([.B3922]&gt;[.A39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formula="of:=IF([.B3923]&gt;[.A39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table:formula="of:=IF([.B3924]&gt;[.A39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table:formula="of:=IF([.B3925]&gt;[.A39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7" calcext:value-type="float">
            <text:p>127</text:p>
          </table:table-cell>
          <table:table-cell table:formula="of:=IF([.B3926]&gt;[.A39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table:formula="of:=IF([.B3927]&gt;[.A39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78" calcext:value-type="float">
            <text:p>178</text:p>
          </table:table-cell>
          <table:table-cell table:formula="of:=IF([.B3928]&gt;[.A39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59" calcext:value-type="float">
            <text:p>159</text:p>
          </table:table-cell>
          <table:table-cell table:formula="of:=IF([.B3929]&gt;[.A39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7" calcext:value-type="float">
            <text:p>147</text:p>
          </table:table-cell>
          <table:table-cell table:formula="of:=IF([.B3930]&gt;[.A39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6" calcext:value-type="float">
            <text:p>156</text:p>
          </table:table-cell>
          <table:table-cell table:formula="of:=IF([.B3931]&gt;[.A39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83" calcext:value-type="float">
            <text:p>183</text:p>
          </table:table-cell>
          <table:table-cell table:formula="of:=IF([.B3932]&gt;[.A39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formula="of:=IF([.B3933]&gt;[.A393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48" calcext:value-type="float">
            <text:p>148</text:p>
          </table:table-cell>
          <table:table-cell table:formula="of:=IF([.B3934]&gt;[.A39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0" calcext:value-type="float">
            <text:p>140</text:p>
          </table:table-cell>
          <table:table-cell table:formula="of:=IF([.B3935]&gt;[.A39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table:formula="of:=IF([.B3936]&gt;[.A39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0" calcext:value-type="float">
            <text:p>130</text:p>
          </table:table-cell>
          <table:table-cell table:formula="of:=IF([.B3937]&gt;[.A39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table:formula="of:=IF([.B3938]&gt;[.A39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  <table:table-cell table:formula="of:=IF([.B3939]&gt;[.A39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37" calcext:value-type="float">
            <text:p>137</text:p>
          </table:table-cell>
          <table:table-cell table:formula="of:=IF([.B3940]&gt;[.A39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6" calcext:value-type="float">
            <text:p>126</text:p>
          </table:table-cell>
          <table:table-cell table:formula="of:=IF([.B3941]&gt;[.A394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table:formula="of:=IF([.B3942]&gt;[.A39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1" calcext:value-type="float">
            <text:p>121</text:p>
          </table:table-cell>
          <table:table-cell table:formula="of:=IF([.B3943]&gt;[.A39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formula="of:=IF([.B3944]&gt;[.A39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01" calcext:value-type="float">
            <text:p>201</text:p>
          </table:table-cell>
          <table:table-cell table:formula="of:=IF([.B3945]&gt;[.A39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9" calcext:value-type="float">
            <text:p>149</text:p>
          </table:table-cell>
          <table:table-cell table:formula="of:=IF([.B3946]&gt;[.A39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 table:formula="of:=IF([.B3947]&gt;[.A39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5" calcext:value-type="float">
            <text:p>195</text:p>
          </table:table-cell>
          <table:table-cell table:formula="of:=IF([.B3948]&gt;[.A39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6" calcext:value-type="float">
            <text:p>126</text:p>
          </table:table-cell>
          <table:table-cell table:formula="of:=IF([.B3949]&gt;[.A39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7" calcext:value-type="float">
            <text:p>147</text:p>
          </table:table-cell>
          <table:table-cell table:formula="of:=IF([.B3950]&gt;[.A39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table:formula="of:=IF([.B3951]&gt;[.A39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table:formula="of:=IF([.B3952]&gt;[.A39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6" calcext:value-type="float">
            <text:p>126</text:p>
          </table:table-cell>
          <table:table-cell table:formula="of:=IF([.B3953]&gt;[.A39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table:formula="of:=IF([.B3954]&gt;[.A39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IF([.B3955]&gt;[.A39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table:formula="of:=IF([.B3956]&gt;[.A39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7" calcext:value-type="float">
            <text:p>127</text:p>
          </table:table-cell>
          <table:table-cell table:formula="of:=IF([.B3957]&gt;[.A39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table:formula="of:=IF([.B3958]&gt;[.A39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6" calcext:value-type="float">
            <text:p>136</text:p>
          </table:table-cell>
          <table:table-cell table:formula="of:=IF([.B3959]&gt;[.A39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9" calcext:value-type="float">
            <text:p>109</text:p>
          </table:table-cell>
          <table:table-cell table:formula="of:=IF([.B3960]&gt;[.A39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table:formula="of:=IF([.B3961]&gt;[.A39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table:formula="of:=IF([.B3962]&gt;[.A39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65" calcext:value-type="float">
            <text:p>165</text:p>
          </table:table-cell>
          <table:table-cell table:formula="of:=IF([.B3963]&gt;[.A39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9" calcext:value-type="float">
            <text:p>109</text:p>
          </table:table-cell>
          <table:table-cell table:formula="of:=IF([.B3964]&gt;[.A39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7" calcext:value-type="float">
            <text:p>157</text:p>
          </table:table-cell>
          <table:table-cell table:formula="of:=IF([.B3965]&gt;[.A39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8" calcext:value-type="float">
            <text:p>128</text:p>
          </table:table-cell>
          <table:table-cell table:formula="of:=IF([.B3966]&gt;[.A39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32" calcext:value-type="float">
            <text:p>132</text:p>
          </table:table-cell>
          <table:table-cell table:formula="of:=IF([.B3967]&gt;[.A39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formula="of:=IF([.B3968]&gt;[.A39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86" calcext:value-type="float">
            <text:p>186</text:p>
          </table:table-cell>
          <table:table-cell table:formula="of:=IF([.B3969]&gt;[.A39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table:formula="of:=IF([.B3970]&gt;[.A39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table:formula="of:=IF([.B3971]&gt;[.A39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table:formula="of:=IF([.B3972]&gt;[.A39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table:formula="of:=IF([.B3973]&gt;[.A39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table:formula="of:=IF([.B3974]&gt;[.A39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table:formula="of:=IF([.B3975]&gt;[.A39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table:formula="of:=IF([.B3976]&gt;[.A39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6" calcext:value-type="float">
            <text:p>106</text:p>
          </table:table-cell>
          <table:table-cell table:formula="of:=IF([.B3977]&gt;[.A39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79" calcext:value-type="float">
            <text:p>179</text:p>
          </table:table-cell>
          <table:table-cell table:formula="of:=IF([.B3978]&gt;[.A39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58" calcext:value-type="float">
            <text:p>158</text:p>
          </table:table-cell>
          <table:table-cell table:formula="of:=IF([.B3979]&gt;[.A39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6" calcext:value-type="float">
            <text:p>146</text:p>
          </table:table-cell>
          <table:table-cell table:formula="of:=IF([.B3980]&gt;[.A39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table:formula="of:=IF([.B3981]&gt;[.A39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89" calcext:value-type="float">
            <text:p>189</text:p>
          </table:table-cell>
          <table:table-cell table:formula="of:=IF([.B3982]&gt;[.A39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table:formula="of:=IF([.B3983]&gt;[.A398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53" calcext:value-type="float">
            <text:p>153</text:p>
          </table:table-cell>
          <table:table-cell table:formula="of:=IF([.B3984]&gt;[.A39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4" calcext:value-type="float">
            <text:p>134</text:p>
          </table:table-cell>
          <table:table-cell table:formula="of:=IF([.B3985]&gt;[.A39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table:formula="of:=IF([.B3986]&gt;[.A39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4" calcext:value-type="float">
            <text:p>134</text:p>
          </table:table-cell>
          <table:table-cell table:formula="of:=IF([.B3987]&gt;[.A39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table:formula="of:=IF([.B3988]&gt;[.A39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3" calcext:value-type="float">
            <text:p>153</text:p>
          </table:table-cell>
          <table:table-cell table:formula="of:=IF([.B3989]&gt;[.A39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6" calcext:value-type="float">
            <text:p>136</text:p>
          </table:table-cell>
          <table:table-cell table:formula="of:=IF([.B3990]&gt;[.A39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4" calcext:value-type="float">
            <text:p>134</text:p>
          </table:table-cell>
          <table:table-cell table:formula="of:=IF([.B3991]&gt;[.A399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formula="of:=IF([.B3992]&gt;[.A39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8" calcext:value-type="float">
            <text:p>118</text:p>
          </table:table-cell>
          <table:table-cell table:formula="of:=IF([.B3993]&gt;[.A39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formula="of:=IF([.B3994]&gt;[.A39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3" calcext:value-type="float">
            <text:p>203</text:p>
          </table:table-cell>
          <table:table-cell table:formula="of:=IF([.B3995]&gt;[.A39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8" calcext:value-type="float">
            <text:p>148</text:p>
          </table:table-cell>
          <table:table-cell table:formula="of:=IF([.B3996]&gt;[.A39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2" calcext:value-type="float">
            <text:p>132</text:p>
          </table:table-cell>
          <table:table-cell table:formula="of:=IF([.B3997]&gt;[.A39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8" calcext:value-type="float">
            <text:p>198</text:p>
          </table:table-cell>
          <table:table-cell table:formula="of:=IF([.B3998]&gt;[.A39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table:formula="of:=IF([.B3999]&gt;[.A39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53" calcext:value-type="float">
            <text:p>153</text:p>
          </table:table-cell>
          <table:table-cell table:formula="of:=IF([.B4000]&gt;[.A40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table:formula="of:=IF([.B4001]&gt;[.A40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table:formula="of:=IF([.B4002]&gt;[.A40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formula="of:=IF([.B4003]&gt;[.A40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table:formula="of:=IF([.B4004]&gt;[.A40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table:formula="of:=IF([.B4005]&gt;[.A40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table:formula="of:=IF([.B4006]&gt;[.A40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5" calcext:value-type="float">
            <text:p>115</text:p>
          </table:table-cell>
          <table:table-cell table:formula="of:=IF([.B4007]&gt;[.A40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table:formula="of:=IF([.B4008]&gt;[.A40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formula="of:=IF([.B4009]&gt;[.A40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9" calcext:value-type="float">
            <text:p>109</text:p>
          </table:table-cell>
          <table:table-cell table:formula="of:=IF([.B4010]&gt;[.A40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table:formula="of:=IF([.B4011]&gt;[.A40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3" calcext:value-type="float">
            <text:p>143</text:p>
          </table:table-cell>
          <table:table-cell table:formula="of:=IF([.B4012]&gt;[.A40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72" calcext:value-type="float">
            <text:p>172</text:p>
          </table:table-cell>
          <table:table-cell table:formula="of:=IF([.B4013]&gt;[.A40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table:formula="of:=IF([.B4014]&gt;[.A40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7" calcext:value-type="float">
            <text:p>147</text:p>
          </table:table-cell>
          <table:table-cell table:formula="of:=IF([.B4015]&gt;[.A40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formula="of:=IF([.B4016]&gt;[.A40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1" calcext:value-type="float">
            <text:p>141</text:p>
          </table:table-cell>
          <table:table-cell table:formula="of:=IF([.B4017]&gt;[.A40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table:formula="of:=IF([.B4018]&gt;[.A40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table:formula="of:=IF([.B4019]&gt;[.A40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table:formula="of:=IF([.B4020]&gt;[.A40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table:formula="of:=IF([.B4021]&gt;[.A402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66" calcext:value-type="float">
            <text:p>166</text:p>
          </table:table-cell>
          <table:table-cell table:formula="of:=IF([.B4022]&gt;[.A40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table:formula="of:=IF([.B4023]&gt;[.A40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table:formula="of:=IF([.B4024]&gt;[.A40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table:formula="of:=IF([.B4025]&gt;[.A40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table:formula="of:=IF([.B4026]&gt;[.A40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4" calcext:value-type="float">
            <text:p>104</text:p>
          </table:table-cell>
          <table:table-cell table:formula="of:=IF([.B4027]&gt;[.A40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79" calcext:value-type="float">
            <text:p>179</text:p>
          </table:table-cell>
          <table:table-cell table:formula="of:=IF([.B4028]&gt;[.A40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64" calcext:value-type="float">
            <text:p>164</text:p>
          </table:table-cell>
          <table:table-cell table:formula="of:=IF([.B4029]&gt;[.A40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8" calcext:value-type="float">
            <text:p>148</text:p>
          </table:table-cell>
          <table:table-cell table:formula="of:=IF([.B4030]&gt;[.A40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table:formula="of:=IF([.B4031]&gt;[.A40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5" calcext:value-type="float">
            <text:p>205</text:p>
          </table:table-cell>
          <table:table-cell table:formula="of:=IF([.B4032]&gt;[.A40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  <table:table-cell table:formula="of:=IF([.B4033]&gt;[.A40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7" calcext:value-type="float">
            <text:p>157</text:p>
          </table:table-cell>
          <table:table-cell table:formula="of:=IF([.B4034]&gt;[.A40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2" calcext:value-type="float">
            <text:p>132</text:p>
          </table:table-cell>
          <table:table-cell table:formula="of:=IF([.B4035]&gt;[.A40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formula="of:=IF([.B4036]&gt;[.A40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table:formula="of:=IF([.B4037]&gt;[.A40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formula="of:=IF([.B4038]&gt;[.A40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62" calcext:value-type="float">
            <text:p>162</text:p>
          </table:table-cell>
          <table:table-cell table:formula="of:=IF([.B4039]&gt;[.A40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1" calcext:value-type="float">
            <text:p>141</text:p>
          </table:table-cell>
          <table:table-cell table:formula="of:=IF([.B4040]&gt;[.A40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1" calcext:value-type="float">
            <text:p>131</text:p>
          </table:table-cell>
          <table:table-cell table:formula="of:=IF([.B4041]&gt;[.A40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formula="of:=IF([.B4042]&gt;[.A40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table:formula="of:=IF([.B4043]&gt;[.A404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01" calcext:value-type="float">
            <text:p>101</text:p>
          </table:table-cell>
          <table:table-cell table:formula="of:=IF([.B4044]&gt;[.A40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1" calcext:value-type="float">
            <text:p>201</text:p>
          </table:table-cell>
          <table:table-cell table:formula="of:=IF([.B4045]&gt;[.A40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50" calcext:value-type="float">
            <text:p>150</text:p>
          </table:table-cell>
          <table:table-cell table:formula="of:=IF([.B4046]&gt;[.A40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6" calcext:value-type="float">
            <text:p>146</text:p>
          </table:table-cell>
          <table:table-cell table:formula="of:=IF([.B4047]&gt;[.A40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07" calcext:value-type="float">
            <text:p>207</text:p>
          </table:table-cell>
          <table:table-cell table:formula="of:=IF([.B4048]&gt;[.A40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4" calcext:value-type="float">
            <text:p>134</text:p>
          </table:table-cell>
          <table:table-cell table:formula="of:=IF([.B4049]&gt;[.A40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9" calcext:value-type="float">
            <text:p>159</text:p>
          </table:table-cell>
          <table:table-cell table:formula="of:=IF([.B4050]&gt;[.A40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3" calcext:value-type="float">
            <text:p>143</text:p>
          </table:table-cell>
          <table:table-cell table:formula="of:=IF([.B4051]&gt;[.A40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  <table:table-cell table:formula="of:=IF([.B4052]&gt;[.A40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table:formula="of:=IF([.B4053]&gt;[.A40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table:formula="of:=IF([.B4054]&gt;[.A40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IF([.B4055]&gt;[.A40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table:formula="of:=IF([.B4056]&gt;[.A40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table:formula="of:=IF([.B4057]&gt;[.A40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table:formula="of:=IF([.B4058]&gt;[.A40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0" calcext:value-type="float">
            <text:p>140</text:p>
          </table:table-cell>
          <table:table-cell table:formula="of:=IF([.B4059]&gt;[.A40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4" calcext:value-type="float">
            <text:p>114</text:p>
          </table:table-cell>
          <table:table-cell table:formula="of:=IF([.B4060]&gt;[.A40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8" calcext:value-type="float">
            <text:p>138</text:p>
          </table:table-cell>
          <table:table-cell table:formula="of:=IF([.B4061]&gt;[.A40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9" calcext:value-type="float">
            <text:p>149</text:p>
          </table:table-cell>
          <table:table-cell table:formula="of:=IF([.B4062]&gt;[.A40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68" calcext:value-type="float">
            <text:p>168</text:p>
          </table:table-cell>
          <table:table-cell table:formula="of:=IF([.B4063]&gt;[.A40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table:formula="of:=IF([.B4064]&gt;[.A40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table:formula="of:=IF([.B4065]&gt;[.A40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table:formula="of:=IF([.B4066]&gt;[.A40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2" calcext:value-type="float">
            <text:p>142</text:p>
          </table:table-cell>
          <table:table-cell table:formula="of:=IF([.B4067]&gt;[.A40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IF([.B4068]&gt;[.A40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85" calcext:value-type="float">
            <text:p>185</text:p>
          </table:table-cell>
          <table:table-cell table:formula="of:=IF([.B4069]&gt;[.A40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table:formula="of:=IF([.B4070]&gt;[.A40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table:formula="of:=IF([.B4071]&gt;[.A40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4" calcext:value-type="float">
            <text:p>164</text:p>
          </table:table-cell>
          <table:table-cell table:formula="of:=IF([.B4072]&gt;[.A40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table:formula="of:=IF([.B4073]&gt;[.A40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table:formula="of:=IF([.B4074]&gt;[.A40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table:formula="of:=IF([.B4075]&gt;[.A40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table:formula="of:=IF([.B4076]&gt;[.A40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table:formula="of:=IF([.B4077]&gt;[.A40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7" calcext:value-type="float">
            <text:p>177</text:p>
          </table:table-cell>
          <table:table-cell table:formula="of:=IF([.B4078]&gt;[.A40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66" calcext:value-type="float">
            <text:p>166</text:p>
          </table:table-cell>
          <table:table-cell table:formula="of:=IF([.B4079]&gt;[.A40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table:formula="of:=IF([.B4080]&gt;[.A40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table:formula="of:=IF([.B4081]&gt;[.A40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02" calcext:value-type="float">
            <text:p>202</text:p>
          </table:table-cell>
          <table:table-cell table:formula="of:=IF([.B4082]&gt;[.A40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table:formula="of:=IF([.B4083]&gt;[.A40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65" calcext:value-type="float">
            <text:p>165</text:p>
          </table:table-cell>
          <table:table-cell table:formula="of:=IF([.B4084]&gt;[.A40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table:formula="of:=IF([.B4085]&gt;[.A40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formula="of:=IF([.B4086]&gt;[.A40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3" calcext:value-type="float">
            <text:p>133</text:p>
          </table:table-cell>
          <table:table-cell table:formula="of:=IF([.B4087]&gt;[.A40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table:formula="of:=IF([.B4088]&gt;[.A40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8" calcext:value-type="float">
            <text:p>158</text:p>
          </table:table-cell>
          <table:table-cell table:formula="of:=IF([.B4089]&gt;[.A40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" calcext:value-type="float">
            <text:p>144</text:p>
          </table:table-cell>
          <table:table-cell table:formula="of:=IF([.B4090]&gt;[.A40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table:formula="of:=IF([.B4091]&gt;[.A4091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table:formula="of:=IF([.B4092]&gt;[.A40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table:formula="of:=IF([.B4093]&gt;[.A409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 table:formula="of:=IF([.B4094]&gt;[.A40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18" calcext:value-type="float">
            <text:p>218</text:p>
          </table:table-cell>
          <table:table-cell table:formula="of:=IF([.B4095]&gt;[.A40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8" calcext:value-type="float">
            <text:p>158</text:p>
          </table:table-cell>
          <table:table-cell table:formula="of:=IF([.B4096]&gt;[.A40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table:formula="of:=IF([.B4097]&gt;[.A40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99" calcext:value-type="float">
            <text:p>199</text:p>
          </table:table-cell>
          <table:table-cell table:formula="of:=IF([.B4098]&gt;[.A40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0" calcext:value-type="float">
            <text:p>140</text:p>
          </table:table-cell>
          <table:table-cell table:formula="of:=IF([.B4099]&gt;[.A40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61" calcext:value-type="float">
            <text:p>161</text:p>
          </table:table-cell>
          <table:table-cell table:formula="of:=IF([.B4100]&gt;[.A41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8" calcext:value-type="float">
            <text:p>148</text:p>
          </table:table-cell>
          <table:table-cell table:formula="of:=IF([.B4101]&gt;[.A41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" calcext:value-type="float">
            <text:p>144</text:p>
          </table:table-cell>
          <table:table-cell table:formula="of:=IF([.B4102]&gt;[.A41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table:formula="of:=IF([.B4103]&gt;[.A41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table:formula="of:=IF([.B4104]&gt;[.A41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table:formula="of:=IF([.B4105]&gt;[.A41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table:formula="of:=IF([.B4106]&gt;[.A41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table:formula="of:=IF([.B4107]&gt;[.A41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table:formula="of:=IF([.B4108]&gt;[.A41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1" calcext:value-type="float">
            <text:p>141</text:p>
          </table:table-cell>
          <table:table-cell table:formula="of:=IF([.B4109]&gt;[.A41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table:formula="of:=IF([.B4110]&gt;[.A41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table:formula="of:=IF([.B4111]&gt;[.A41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50" calcext:value-type="float">
            <text:p>150</text:p>
          </table:table-cell>
          <table:table-cell table:formula="of:=IF([.B4112]&gt;[.A41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71" calcext:value-type="float">
            <text:p>171</text:p>
          </table:table-cell>
          <table:table-cell table:formula="of:=IF([.B4113]&gt;[.A41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8" calcext:value-type="float">
            <text:p>118</text:p>
          </table:table-cell>
          <table:table-cell table:formula="of:=IF([.B4114]&gt;[.A41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table:formula="of:=IF([.B4115]&gt;[.A41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table:formula="of:=IF([.B4116]&gt;[.A41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5" calcext:value-type="float">
            <text:p>145</text:p>
          </table:table-cell>
          <table:table-cell table:formula="of:=IF([.B4117]&gt;[.A41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table:formula="of:=IF([.B4118]&gt;[.A41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table:formula="of:=IF([.B4119]&gt;[.A41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table:formula="of:=IF([.B4120]&gt;[.A41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table:formula="of:=IF([.B4121]&gt;[.A41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71" calcext:value-type="float">
            <text:p>171</text:p>
          </table:table-cell>
          <table:table-cell table:formula="of:=IF([.B4122]&gt;[.A41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table:formula="of:=IF([.B4123]&gt;[.A41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table:formula="of:=IF([.B4124]&gt;[.A41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  <table:table-cell table:formula="of:=IF([.B4125]&gt;[.A41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table:formula="of:=IF([.B4126]&gt;[.A41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table:formula="of:=IF([.B4127]&gt;[.A412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76" calcext:value-type="float">
            <text:p>176</text:p>
          </table:table-cell>
          <table:table-cell table:formula="of:=IF([.B4128]&gt;[.A41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75" calcext:value-type="float">
            <text:p>175</text:p>
          </table:table-cell>
          <table:table-cell table:formula="of:=IF([.B4129]&gt;[.A41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4" calcext:value-type="float">
            <text:p>154</text:p>
          </table:table-cell>
          <table:table-cell table:formula="of:=IF([.B4130]&gt;[.A41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83" calcext:value-type="float">
            <text:p>183</text:p>
          </table:table-cell>
          <table:table-cell table:formula="of:=IF([.B4131]&gt;[.A41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6" calcext:value-type="float">
            <text:p>206</text:p>
          </table:table-cell>
          <table:table-cell table:formula="of:=IF([.B4132]&gt;[.A41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table:formula="of:=IF([.B4133]&gt;[.A41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0" calcext:value-type="float">
            <text:p>160</text:p>
          </table:table-cell>
          <table:table-cell table:formula="of:=IF([.B4134]&gt;[.A41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table:formula="of:=IF([.B4135]&gt;[.A41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table:formula="of:=IF([.B4136]&gt;[.A41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1" calcext:value-type="float">
            <text:p>141</text:p>
          </table:table-cell>
          <table:table-cell table:formula="of:=IF([.B4137]&gt;[.A41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table:formula="of:=IF([.B4138]&gt;[.A41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1" calcext:value-type="float">
            <text:p>161</text:p>
          </table:table-cell>
          <table:table-cell table:formula="of:=IF([.B4139]&gt;[.A41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5" calcext:value-type="float">
            <text:p>145</text:p>
          </table:table-cell>
          <table:table-cell table:formula="of:=IF([.B4140]&gt;[.A41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1" calcext:value-type="float">
            <text:p>131</text:p>
          </table:table-cell>
          <table:table-cell table:formula="of:=IF([.B4141]&gt;[.A41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table:formula="of:=IF([.B4142]&gt;[.A41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table:formula="of:=IF([.B4143]&gt;[.A41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table:formula="of:=IF([.B4144]&gt;[.A41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12" calcext:value-type="float">
            <text:p>212</text:p>
          </table:table-cell>
          <table:table-cell table:formula="of:=IF([.B4145]&gt;[.A41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2" calcext:value-type="float">
            <text:p>152</text:p>
          </table:table-cell>
          <table:table-cell table:formula="of:=IF([.B4146]&gt;[.A41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table:formula="of:=IF([.B4147]&gt;[.A41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17" calcext:value-type="float">
            <text:p>217</text:p>
          </table:table-cell>
          <table:table-cell table:formula="of:=IF([.B4148]&gt;[.A41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2" calcext:value-type="float">
            <text:p>142</text:p>
          </table:table-cell>
          <table:table-cell table:formula="of:=IF([.B4149]&gt;[.A41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71" calcext:value-type="float">
            <text:p>171</text:p>
          </table:table-cell>
          <table:table-cell table:formula="of:=IF([.B4150]&gt;[.A41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table:formula="of:=IF([.B4151]&gt;[.A41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2" calcext:value-type="float">
            <text:p>152</text:p>
          </table:table-cell>
          <table:table-cell table:formula="of:=IF([.B4152]&gt;[.A41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2" calcext:value-type="float">
            <text:p>122</text:p>
          </table:table-cell>
          <table:table-cell table:formula="of:=IF([.B4153]&gt;[.A41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formula="of:=IF([.B4154]&gt;[.A41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table:formula="of:=IF([.B4155]&gt;[.A41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5" calcext:value-type="float">
            <text:p>125</text:p>
          </table:table-cell>
          <table:table-cell table:formula="of:=IF([.B4156]&gt;[.A41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table:formula="of:=IF([.B4157]&gt;[.A41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table:formula="of:=IF([.B4158]&gt;[.A41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table:formula="of:=IF([.B4159]&gt;[.A41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table:formula="of:=IF([.B4160]&gt;[.A41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0" calcext:value-type="float">
            <text:p>140</text:p>
          </table:table-cell>
          <table:table-cell table:formula="of:=IF([.B4161]&gt;[.A41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table:formula="of:=IF([.B4162]&gt;[.A41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8" calcext:value-type="float">
            <text:p>168</text:p>
          </table:table-cell>
          <table:table-cell table:formula="of:=IF([.B4163]&gt;[.A41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table:formula="of:=IF([.B4164]&gt;[.A41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62" calcext:value-type="float">
            <text:p>162</text:p>
          </table:table-cell>
          <table:table-cell table:formula="of:=IF([.B4165]&gt;[.A41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2" calcext:value-type="float">
            <text:p>132</text:p>
          </table:table-cell>
          <table:table-cell table:formula="of:=IF([.B4166]&gt;[.A41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table:formula="of:=IF([.B4167]&gt;[.A41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table:formula="of:=IF([.B4168]&gt;[.A41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5" calcext:value-type="float">
            <text:p>185</text:p>
          </table:table-cell>
          <table:table-cell table:formula="of:=IF([.B4169]&gt;[.A41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table:formula="of:=IF([.B4170]&gt;[.A41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table:formula="of:=IF([.B4171]&gt;[.A41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table:formula="of:=IF([.B4172]&gt;[.A41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table:formula="of:=IF([.B4173]&gt;[.A41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 table:formula="of:=IF([.B4174]&gt;[.A41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table:formula="of:=IF([.B4175]&gt;[.A41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formula="of:=IF([.B4176]&gt;[.A41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table:formula="of:=IF([.B4177]&gt;[.A41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87" calcext:value-type="float">
            <text:p>187</text:p>
          </table:table-cell>
          <table:table-cell table:formula="of:=IF([.B4178]&gt;[.A41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table:formula="of:=IF([.B4179]&gt;[.A41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5" calcext:value-type="float">
            <text:p>155</text:p>
          </table:table-cell>
          <table:table-cell table:formula="of:=IF([.B4180]&gt;[.A41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80" calcext:value-type="float">
            <text:p>180</text:p>
          </table:table-cell>
          <table:table-cell table:formula="of:=IF([.B4181]&gt;[.A41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08" calcext:value-type="float">
            <text:p>208</text:p>
          </table:table-cell>
          <table:table-cell table:formula="of:=IF([.B4182]&gt;[.A418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01" calcext:value-type="float">
            <text:p>101</text:p>
          </table:table-cell>
          <table:table-cell table:formula="of:=IF([.B4183]&gt;[.A41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61" calcext:value-type="float">
            <text:p>161</text:p>
          </table:table-cell>
          <table:table-cell table:formula="of:=IF([.B4184]&gt;[.A41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0" calcext:value-type="float">
            <text:p>140</text:p>
          </table:table-cell>
          <table:table-cell table:formula="of:=IF([.B4185]&gt;[.A41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table:formula="of:=IF([.B4186]&gt;[.A41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table:formula="of:=IF([.B4187]&gt;[.A418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table:formula="of:=IF([.B4188]&gt;[.A41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table:formula="of:=IF([.B4189]&gt;[.A41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5" calcext:value-type="float">
            <text:p>155</text:p>
          </table:table-cell>
          <table:table-cell table:formula="of:=IF([.B4190]&gt;[.A41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3" calcext:value-type="float">
            <text:p>143</text:p>
          </table:table-cell>
          <table:table-cell table:formula="of:=IF([.B4191]&gt;[.A419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table:formula="of:=IF([.B4192]&gt;[.A41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table:formula="of:=IF([.B4193]&gt;[.A41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table:formula="of:=IF([.B4194]&gt;[.A41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15" calcext:value-type="float">
            <text:p>215</text:p>
          </table:table-cell>
          <table:table-cell table:formula="of:=IF([.B4195]&gt;[.A41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6" calcext:value-type="float">
            <text:p>156</text:p>
          </table:table-cell>
          <table:table-cell table:formula="of:=IF([.B4196]&gt;[.A41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  <table:table-cell table:formula="of:=IF([.B4197]&gt;[.A41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19" calcext:value-type="float">
            <text:p>219</text:p>
          </table:table-cell>
          <table:table-cell table:formula="of:=IF([.B4198]&gt;[.A41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" calcext:value-type="float">
            <text:p>144</text:p>
          </table:table-cell>
          <table:table-cell table:formula="of:=IF([.B4199]&gt;[.A41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65" calcext:value-type="float">
            <text:p>165</text:p>
          </table:table-cell>
          <table:table-cell table:formula="of:=IF([.B4200]&gt;[.A42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56" calcext:value-type="float">
            <text:p>156</text:p>
          </table:table-cell>
          <table:table-cell table:formula="of:=IF([.B4201]&gt;[.A42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6" calcext:value-type="float">
            <text:p>146</text:p>
          </table:table-cell>
          <table:table-cell table:formula="of:=IF([.B4202]&gt;[.A42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3" calcext:value-type="float">
            <text:p>123</text:p>
          </table:table-cell>
          <table:table-cell table:formula="of:=IF([.B4203]&gt;[.A42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table:formula="of:=IF([.B4204]&gt;[.A42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table:formula="of:=IF([.B4205]&gt;[.A42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table:formula="of:=IF([.B4206]&gt;[.A42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table:formula="of:=IF([.B4207]&gt;[.A42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table:formula="of:=IF([.B4208]&gt;[.A42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7" calcext:value-type="float">
            <text:p>147</text:p>
          </table:table-cell>
          <table:table-cell table:formula="of:=IF([.B4209]&gt;[.A42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table:formula="of:=IF([.B4210]&gt;[.A42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table:formula="of:=IF([.B4211]&gt;[.A42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table:formula="of:=IF([.B4212]&gt;[.A42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7" calcext:value-type="float">
            <text:p>167</text:p>
          </table:table-cell>
          <table:table-cell table:formula="of:=IF([.B4213]&gt;[.A42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0" calcext:value-type="float">
            <text:p>120</text:p>
          </table:table-cell>
          <table:table-cell table:formula="of:=IF([.B4214]&gt;[.A42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7" calcext:value-type="float">
            <text:p>167</text:p>
          </table:table-cell>
          <table:table-cell table:formula="of:=IF([.B4215]&gt;[.A42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table:formula="of:=IF([.B4216]&gt;[.A42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 table:formula="of:=IF([.B4217]&gt;[.A42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table:formula="of:=IF([.B4218]&gt;[.A4218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89" calcext:value-type="float">
            <text:p>189</text:p>
          </table:table-cell>
          <table:table-cell table:formula="of:=IF([.B4219]&gt;[.A42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formula="of:=IF([.B4220]&gt;[.A42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table:formula="of:=IF([.B4221]&gt;[.A42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83" calcext:value-type="float">
            <text:p>183</text:p>
          </table:table-cell>
          <table:table-cell table:formula="of:=IF([.B4222]&gt;[.A42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IF([.B4223]&gt;[.A42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2" calcext:value-type="float">
            <text:p>92</text:p>
          </table:table-cell>
          <table:table-cell table:formula="of:=IF([.B4224]&gt;[.A4224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39" calcext:value-type="float">
            <text:p>139</text:p>
          </table:table-cell>
          <table:table-cell table:formula="of:=IF([.B4225]&gt;[.A42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7" calcext:value-type="float">
            <text:p>157</text:p>
          </table:table-cell>
          <table:table-cell table:formula="of:=IF([.B4226]&gt;[.A42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  <table:table-cell table:formula="of:=IF([.B4227]&gt;[.A42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1" calcext:value-type="float">
            <text:p>191</text:p>
          </table:table-cell>
          <table:table-cell table:formula="of:=IF([.B4228]&gt;[.A42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79" calcext:value-type="float">
            <text:p>179</text:p>
          </table:table-cell>
          <table:table-cell table:formula="of:=IF([.B4229]&gt;[.A42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9" calcext:value-type="float">
            <text:p>159</text:p>
          </table:table-cell>
          <table:table-cell table:formula="of:=IF([.B4230]&gt;[.A42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93" calcext:value-type="float">
            <text:p>193</text:p>
          </table:table-cell>
          <table:table-cell table:formula="of:=IF([.B4231]&gt;[.A42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3" calcext:value-type="float">
            <text:p>203</text:p>
          </table:table-cell>
          <table:table-cell table:formula="of:=IF([.B4232]&gt;[.A42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table:formula="of:=IF([.B4233]&gt;[.A42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table:formula="of:=IF([.B4234]&gt;[.A42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7" calcext:value-type="float">
            <text:p>147</text:p>
          </table:table-cell>
          <table:table-cell table:formula="of:=IF([.B4235]&gt;[.A42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table:formula="of:=IF([.B4236]&gt;[.A42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" calcext:value-type="float">
            <text:p>144</text:p>
          </table:table-cell>
          <table:table-cell table:formula="of:=IF([.B4237]&gt;[.A42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6" calcext:value-type="float">
            <text:p>146</text:p>
          </table:table-cell>
          <table:table-cell table:formula="of:=IF([.B4238]&gt;[.A42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62" calcext:value-type="float">
            <text:p>162</text:p>
          </table:table-cell>
          <table:table-cell table:formula="of:=IF([.B4239]&gt;[.A42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formula="of:=IF([.B4240]&gt;[.A42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table:formula="of:=IF([.B4241]&gt;[.A42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formula="of:=IF([.B4242]&gt;[.A42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table:formula="of:=IF([.B4243]&gt;[.A42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table:formula="of:=IF([.B4244]&gt;[.A42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31" calcext:value-type="float">
            <text:p>231</text:p>
          </table:table-cell>
          <table:table-cell table:formula="of:=IF([.B4245]&gt;[.A42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61" calcext:value-type="float">
            <text:p>161</text:p>
          </table:table-cell>
          <table:table-cell table:formula="of:=IF([.B4246]&gt;[.A42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table:formula="of:=IF([.B4247]&gt;[.A42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23" calcext:value-type="float">
            <text:p>223</text:p>
          </table:table-cell>
          <table:table-cell table:formula="of:=IF([.B4248]&gt;[.A42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5" calcext:value-type="float">
            <text:p>155</text:p>
          </table:table-cell>
          <table:table-cell table:formula="of:=IF([.B4249]&gt;[.A42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73" calcext:value-type="float">
            <text:p>173</text:p>
          </table:table-cell>
          <table:table-cell table:formula="of:=IF([.B4250]&gt;[.A42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4" calcext:value-type="float">
            <text:p>154</text:p>
          </table:table-cell>
          <table:table-cell table:formula="of:=IF([.B4251]&gt;[.A42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2" calcext:value-type="float">
            <text:p>152</text:p>
          </table:table-cell>
          <table:table-cell table:formula="of:=IF([.B4252]&gt;[.A42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9" calcext:value-type="float">
            <text:p>129</text:p>
          </table:table-cell>
          <table:table-cell table:formula="of:=IF([.B4253]&gt;[.A42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table:formula="of:=IF([.B4254]&gt;[.A425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table:formula="of:=IF([.B4255]&gt;[.A42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9" calcext:value-type="float">
            <text:p>129</text:p>
          </table:table-cell>
          <table:table-cell table:formula="of:=IF([.B4256]&gt;[.A42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formula="of:=IF([.B4257]&gt;[.A42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39" calcext:value-type="float">
            <text:p>139</text:p>
          </table:table-cell>
          <table:table-cell table:formula="of:=IF([.B4258]&gt;[.A42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3" calcext:value-type="float">
            <text:p>153</text:p>
          </table:table-cell>
          <table:table-cell table:formula="of:=IF([.B4259]&gt;[.A42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table:formula="of:=IF([.B4260]&gt;[.A426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49" calcext:value-type="float">
            <text:p>149</text:p>
          </table:table-cell>
          <table:table-cell table:formula="of:=IF([.B4261]&gt;[.A42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table:formula="of:=IF([.B4262]&gt;[.A426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70" calcext:value-type="float">
            <text:p>170</text:p>
          </table:table-cell>
          <table:table-cell table:formula="of:=IF([.B4263]&gt;[.A42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3" calcext:value-type="float">
            <text:p>123</text:p>
          </table:table-cell>
          <table:table-cell table:formula="of:=IF([.B4264]&gt;[.A42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2" calcext:value-type="float">
            <text:p>162</text:p>
          </table:table-cell>
          <table:table-cell table:formula="of:=IF([.B4265]&gt;[.A42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2" calcext:value-type="float">
            <text:p>132</text:p>
          </table:table-cell>
          <table:table-cell table:formula="of:=IF([.B4266]&gt;[.A42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table:formula="of:=IF([.B4267]&gt;[.A42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table:formula="of:=IF([.B4268]&gt;[.A42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9" calcext:value-type="float">
            <text:p>199</text:p>
          </table:table-cell>
          <table:table-cell table:formula="of:=IF([.B4269]&gt;[.A42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1" calcext:value-type="float">
            <text:p>121</text:p>
          </table:table-cell>
          <table:table-cell table:formula="of:=IF([.B4270]&gt;[.A42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table:formula="of:=IF([.B4271]&gt;[.A42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2" calcext:value-type="float">
            <text:p>182</text:p>
          </table:table-cell>
          <table:table-cell table:formula="of:=IF([.B4272]&gt;[.A42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table:formula="of:=IF([.B4273]&gt;[.A42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table:formula="of:=IF([.B4274]&gt;[.A4274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38" calcext:value-type="float">
            <text:p>138</text:p>
          </table:table-cell>
          <table:table-cell table:formula="of:=IF([.B4275]&gt;[.A42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table:formula="of:=IF([.B4276]&gt;[.A42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7" calcext:value-type="float">
            <text:p>117</text:p>
          </table:table-cell>
          <table:table-cell table:formula="of:=IF([.B4277]&gt;[.A42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table:formula="of:=IF([.B4278]&gt;[.A42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table:formula="of:=IF([.B4279]&gt;[.A42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73" calcext:value-type="float">
            <text:p>173</text:p>
          </table:table-cell>
          <table:table-cell table:formula="of:=IF([.B4280]&gt;[.A42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92" calcext:value-type="float">
            <text:p>192</text:p>
          </table:table-cell>
          <table:table-cell table:formula="of:=IF([.B4281]&gt;[.A42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03" calcext:value-type="float">
            <text:p>203</text:p>
          </table:table-cell>
          <table:table-cell table:formula="of:=IF([.B4282]&gt;[.A42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6" calcext:value-type="float">
            <text:p>106</text:p>
          </table:table-cell>
          <table:table-cell table:formula="of:=IF([.B4283]&gt;[.A42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9" calcext:value-type="float">
            <text:p>189</text:p>
          </table:table-cell>
          <table:table-cell table:formula="of:=IF([.B4284]&gt;[.A42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0" calcext:value-type="float">
            <text:p>140</text:p>
          </table:table-cell>
          <table:table-cell table:formula="of:=IF([.B4285]&gt;[.A42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table:formula="of:=IF([.B4286]&gt;[.A42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0" calcext:value-type="float">
            <text:p>140</text:p>
          </table:table-cell>
          <table:table-cell table:formula="of:=IF([.B4287]&gt;[.A4287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53" calcext:value-type="float">
            <text:p>153</text:p>
          </table:table-cell>
          <table:table-cell table:formula="of:=IF([.B4288]&gt;[.A42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0" calcext:value-type="float">
            <text:p>170</text:p>
          </table:table-cell>
          <table:table-cell table:formula="of:=IF([.B4289]&gt;[.A42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9" calcext:value-type="float">
            <text:p>149</text:p>
          </table:table-cell>
          <table:table-cell table:formula="of:=IF([.B4290]&gt;[.A42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6" calcext:value-type="float">
            <text:p>146</text:p>
          </table:table-cell>
          <table:table-cell table:formula="of:=IF([.B4291]&gt;[.A42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formula="of:=IF([.B4292]&gt;[.A42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table:formula="of:=IF([.B4293]&gt;[.A4293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table:formula="of:=IF([.B4294]&gt;[.A42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28" calcext:value-type="float">
            <text:p>228</text:p>
          </table:table-cell>
          <table:table-cell table:formula="of:=IF([.B4295]&gt;[.A42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table:formula="of:=IF([.B4296]&gt;[.A42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table:formula="of:=IF([.B4297]&gt;[.A429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229" calcext:value-type="float">
            <text:p>229</text:p>
          </table:table-cell>
          <table:table-cell table:formula="of:=IF([.B4298]&gt;[.A42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4" calcext:value-type="float">
            <text:p>154</text:p>
          </table:table-cell>
          <table:table-cell table:formula="of:=IF([.B4299]&gt;[.A42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70" calcext:value-type="float">
            <text:p>170</text:p>
          </table:table-cell>
          <table:table-cell table:formula="of:=IF([.B4300]&gt;[.A43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4" calcext:value-type="float">
            <text:p>164</text:p>
          </table:table-cell>
          <table:table-cell table:formula="of:=IF([.B4301]&gt;[.A43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62" calcext:value-type="float">
            <text:p>162</text:p>
          </table:table-cell>
          <table:table-cell table:formula="of:=IF([.B4302]&gt;[.A43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26" calcext:value-type="float">
            <text:p>126</text:p>
          </table:table-cell>
          <table:table-cell table:formula="of:=IF([.B4303]&gt;[.A43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5" calcext:value-type="float">
            <text:p>125</text:p>
          </table:table-cell>
          <table:table-cell table:formula="of:=IF([.B4304]&gt;[.A43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2" calcext:value-type="float">
            <text:p>102</text:p>
          </table:table-cell>
          <table:table-cell table:formula="of:=IF([.B4305]&gt;[.A4305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32" calcext:value-type="float">
            <text:p>132</text:p>
          </table:table-cell>
          <table:table-cell table:formula="of:=IF([.B4306]&gt;[.A43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table:formula="of:=IF([.B4307]&gt;[.A43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table:formula="of:=IF([.B4308]&gt;[.A43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table:formula="of:=IF([.B4309]&gt;[.A43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3" calcext:value-type="float">
            <text:p>133</text:p>
          </table:table-cell>
          <table:table-cell table:formula="of:=IF([.B4310]&gt;[.A43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2" calcext:value-type="float">
            <text:p>152</text:p>
          </table:table-cell>
          <table:table-cell table:formula="of:=IF([.B4311]&gt;[.A43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60" calcext:value-type="float">
            <text:p>160</text:p>
          </table:table-cell>
          <table:table-cell table:formula="of:=IF([.B4312]&gt;[.A43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  <table:table-cell table:formula="of:=IF([.B4313]&gt;[.A43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table:formula="of:=IF([.B4314]&gt;[.A43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table:formula="of:=IF([.B4315]&gt;[.A43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1" calcext:value-type="float">
            <text:p>141</text:p>
          </table:table-cell>
          <table:table-cell table:formula="of:=IF([.B4316]&gt;[.A43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2" calcext:value-type="float">
            <text:p>152</text:p>
          </table:table-cell>
          <table:table-cell table:formula="of:=IF([.B4317]&gt;[.A43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formula="of:=IF([.B4318]&gt;[.A43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table:formula="of:=IF([.B4319]&gt;[.A43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formula="of:=IF([.B4320]&gt;[.A43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table:formula="of:=IF([.B4321]&gt;[.A43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3" calcext:value-type="float">
            <text:p>183</text:p>
          </table:table-cell>
          <table:table-cell table:formula="of:=IF([.B4322]&gt;[.A43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table:formula="of:=IF([.B4323]&gt;[.A43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table:formula="of:=IF([.B4324]&gt;[.A43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3" calcext:value-type="float">
            <text:p>143</text:p>
          </table:table-cell>
          <table:table-cell table:formula="of:=IF([.B4325]&gt;[.A43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1" calcext:value-type="float">
            <text:p>141</text:p>
          </table:table-cell>
          <table:table-cell table:formula="of:=IF([.B4326]&gt;[.A43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table:formula="of:=IF([.B4327]&gt;[.A43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95" calcext:value-type="float">
            <text:p>195</text:p>
          </table:table-cell>
          <table:table-cell table:formula="of:=IF([.B4328]&gt;[.A43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95" calcext:value-type="float">
            <text:p>195</text:p>
          </table:table-cell>
          <table:table-cell table:formula="of:=IF([.B4329]&gt;[.A43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table:formula="of:=IF([.B4330]&gt;[.A43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04" calcext:value-type="float">
            <text:p>204</text:p>
          </table:table-cell>
          <table:table-cell table:formula="of:=IF([.B4331]&gt;[.A43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14" calcext:value-type="float">
            <text:p>214</text:p>
          </table:table-cell>
          <table:table-cell table:formula="of:=IF([.B4332]&gt;[.A43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table:formula="of:=IF([.B4333]&gt;[.A43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9" calcext:value-type="float">
            <text:p>189</text:p>
          </table:table-cell>
          <table:table-cell table:formula="of:=IF([.B4334]&gt;[.A43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5" calcext:value-type="float">
            <text:p>155</text:p>
          </table:table-cell>
          <table:table-cell table:formula="of:=IF([.B4335]&gt;[.A43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table:formula="of:=IF([.B4336]&gt;[.A43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3" calcext:value-type="float">
            <text:p>153</text:p>
          </table:table-cell>
          <table:table-cell table:formula="of:=IF([.B4337]&gt;[.A43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50" calcext:value-type="float">
            <text:p>150</text:p>
          </table:table-cell>
          <table:table-cell table:formula="of:=IF([.B4338]&gt;[.A43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formula="of:=IF([.B4339]&gt;[.A43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64" calcext:value-type="float">
            <text:p>164</text:p>
          </table:table-cell>
          <table:table-cell table:formula="of:=IF([.B4340]&gt;[.A43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table:formula="of:=IF([.B4341]&gt;[.A43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table:formula="of:=IF([.B4342]&gt;[.A43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0" calcext:value-type="float">
            <text:p>130</text:p>
          </table:table-cell>
          <table:table-cell table:formula="of:=IF([.B4343]&gt;[.A43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7" calcext:value-type="float">
            <text:p>107</text:p>
          </table:table-cell>
          <table:table-cell table:formula="of:=IF([.B4344]&gt;[.A43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33" calcext:value-type="float">
            <text:p>233</text:p>
          </table:table-cell>
          <table:table-cell table:formula="of:=IF([.B4345]&gt;[.A43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table:formula="of:=IF([.B4346]&gt;[.A43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6" calcext:value-type="float">
            <text:p>166</text:p>
          </table:table-cell>
          <table:table-cell table:formula="of:=IF([.B4347]&gt;[.A43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table:formula="of:=IF([.B4348]&gt;[.A43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5" calcext:value-type="float">
            <text:p>155</text:p>
          </table:table-cell>
          <table:table-cell table:formula="of:=IF([.B4349]&gt;[.A43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82" calcext:value-type="float">
            <text:p>182</text:p>
          </table:table-cell>
          <table:table-cell table:formula="of:=IF([.B4350]&gt;[.A435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62" calcext:value-type="float">
            <text:p>162</text:p>
          </table:table-cell>
          <table:table-cell table:formula="of:=IF([.B4351]&gt;[.A43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4" calcext:value-type="float">
            <text:p>164</text:p>
          </table:table-cell>
          <table:table-cell table:formula="of:=IF([.B4352]&gt;[.A43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3" calcext:value-type="float">
            <text:p>133</text:p>
          </table:table-cell>
          <table:table-cell table:formula="of:=IF([.B4353]&gt;[.A43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9" calcext:value-type="float">
            <text:p>139</text:p>
          </table:table-cell>
          <table:table-cell table:formula="of:=IF([.B4354]&gt;[.A43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8" calcext:value-type="float">
            <text:p>108</text:p>
          </table:table-cell>
          <table:table-cell table:formula="of:=IF([.B4355]&gt;[.A43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table:formula="of:=IF([.B4356]&gt;[.A43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6" calcext:value-type="float">
            <text:p>126</text:p>
          </table:table-cell>
          <table:table-cell table:formula="of:=IF([.B4357]&gt;[.A43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 table:formula="of:=IF([.B4358]&gt;[.A43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2" calcext:value-type="float">
            <text:p>152</text:p>
          </table:table-cell>
          <table:table-cell table:formula="of:=IF([.B4359]&gt;[.A43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0" calcext:value-type="float">
            <text:p>130</text:p>
          </table:table-cell>
          <table:table-cell table:formula="of:=IF([.B4360]&gt;[.A43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table:formula="of:=IF([.B4361]&gt;[.A43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74" calcext:value-type="float">
            <text:p>174</text:p>
          </table:table-cell>
          <table:table-cell table:formula="of:=IF([.B4362]&gt;[.A43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6" calcext:value-type="float">
            <text:p>186</text:p>
          </table:table-cell>
          <table:table-cell table:formula="of:=IF([.B4363]&gt;[.A43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8" calcext:value-type="float">
            <text:p>128</text:p>
          </table:table-cell>
          <table:table-cell table:formula="of:=IF([.B4364]&gt;[.A43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65" calcext:value-type="float">
            <text:p>165</text:p>
          </table:table-cell>
          <table:table-cell table:formula="of:=IF([.B4365]&gt;[.A43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6" calcext:value-type="float">
            <text:p>146</text:p>
          </table:table-cell>
          <table:table-cell table:formula="of:=IF([.B4366]&gt;[.A43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2" calcext:value-type="float">
            <text:p>162</text:p>
          </table:table-cell>
          <table:table-cell table:formula="of:=IF([.B4367]&gt;[.A43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formula="of:=IF([.B4368]&gt;[.A43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1" calcext:value-type="float">
            <text:p>201</text:p>
          </table:table-cell>
          <table:table-cell table:formula="of:=IF([.B4369]&gt;[.A43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table:formula="of:=IF([.B4370]&gt;[.A43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table:formula="of:=IF([.B4371]&gt;[.A43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7" calcext:value-type="float">
            <text:p>187</text:p>
          </table:table-cell>
          <table:table-cell table:formula="of:=IF([.B4372]&gt;[.A43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table:formula="of:=IF([.B4373]&gt;[.A43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table:formula="of:=IF([.B4374]&gt;[.A437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7" calcext:value-type="float">
            <text:p>147</text:p>
          </table:table-cell>
          <table:table-cell table:formula="of:=IF([.B4375]&gt;[.A43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7" calcext:value-type="float">
            <text:p>147</text:p>
          </table:table-cell>
          <table:table-cell table:formula="of:=IF([.B4376]&gt;[.A43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9" calcext:value-type="float">
            <text:p>119</text:p>
          </table:table-cell>
          <table:table-cell table:formula="of:=IF([.B4377]&gt;[.A43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03" calcext:value-type="float">
            <text:p>203</text:p>
          </table:table-cell>
          <table:table-cell table:formula="of:=IF([.B4378]&gt;[.A43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84" calcext:value-type="float">
            <text:p>184</text:p>
          </table:table-cell>
          <table:table-cell table:formula="of:=IF([.B4379]&gt;[.A43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table:formula="of:=IF([.B4380]&gt;[.A43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8" calcext:value-type="float">
            <text:p>198</text:p>
          </table:table-cell>
          <table:table-cell table:formula="of:=IF([.B4381]&gt;[.A43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19" calcext:value-type="float">
            <text:p>219</text:p>
          </table:table-cell>
          <table:table-cell table:formula="of:=IF([.B4382]&gt;[.A43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table:formula="of:=IF([.B4383]&gt;[.A43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table:formula="of:=IF([.B4384]&gt;[.A43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5" calcext:value-type="float">
            <text:p>155</text:p>
          </table:table-cell>
          <table:table-cell table:formula="of:=IF([.B4385]&gt;[.A43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7" calcext:value-type="float">
            <text:p>77</text:p>
          </table:table-cell>
          <table:table-cell table:formula="of:=IF([.B4386]&gt;[.A43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table:formula="of:=IF([.B4387]&gt;[.A43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1" calcext:value-type="float">
            <text:p>161</text:p>
          </table:table-cell>
          <table:table-cell table:formula="of:=IF([.B4388]&gt;[.A43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table:formula="of:=IF([.B4389]&gt;[.A43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formula="of:=IF([.B4390]&gt;[.A43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5" calcext:value-type="float">
            <text:p>145</text:p>
          </table:table-cell>
          <table:table-cell table:formula="of:=IF([.B4391]&gt;[.A43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table:formula="of:=IF([.B4392]&gt;[.A43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table:formula="of:=IF([.B4393]&gt;[.A43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8" calcext:value-type="float">
            <text:p>118</text:p>
          </table:table-cell>
          <table:table-cell table:formula="of:=IF([.B4394]&gt;[.A43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3" calcext:value-type="float">
            <text:p>233</text:p>
          </table:table-cell>
          <table:table-cell table:formula="of:=IF([.B4395]&gt;[.A4395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71" calcext:value-type="float">
            <text:p>171</text:p>
          </table:table-cell>
          <table:table-cell table:formula="of:=IF([.B4396]&gt;[.A43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3" calcext:value-type="float">
            <text:p>173</text:p>
          </table:table-cell>
          <table:table-cell table:formula="of:=IF([.B4397]&gt;[.A43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42" calcext:value-type="float">
            <text:p>242</text:p>
          </table:table-cell>
          <table:table-cell table:formula="of:=IF([.B4398]&gt;[.A43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1" calcext:value-type="float">
            <text:p>161</text:p>
          </table:table-cell>
          <table:table-cell table:formula="of:=IF([.B4399]&gt;[.A43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formula="of:=IF([.B4400]&gt;[.A44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4" calcext:value-type="float">
            <text:p>164</text:p>
          </table:table-cell>
          <table:table-cell table:formula="of:=IF([.B4401]&gt;[.A44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2" calcext:value-type="float">
            <text:p>162</text:p>
          </table:table-cell>
          <table:table-cell table:formula="of:=IF([.B4402]&gt;[.A44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1" calcext:value-type="float">
            <text:p>141</text:p>
          </table:table-cell>
          <table:table-cell table:formula="of:=IF([.B4403]&gt;[.A440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table:formula="of:=IF([.B4404]&gt;[.A44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2" calcext:value-type="float">
            <text:p>102</text:p>
          </table:table-cell>
          <table:table-cell table:formula="of:=IF([.B4405]&gt;[.A44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5" calcext:value-type="float">
            <text:p>125</text:p>
          </table:table-cell>
          <table:table-cell table:formula="of:=IF([.B4406]&gt;[.A440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table:formula="of:=IF([.B4407]&gt;[.A44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0" calcext:value-type="float">
            <text:p>150</text:p>
          </table:table-cell>
          <table:table-cell table:formula="of:=IF([.B4408]&gt;[.A44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63" calcext:value-type="float">
            <text:p>163</text:p>
          </table:table-cell>
          <table:table-cell table:formula="of:=IF([.B4409]&gt;[.A44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table:formula="of:=IF([.B4410]&gt;[.A44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formula="of:=IF([.B4411]&gt;[.A44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75" calcext:value-type="float">
            <text:p>175</text:p>
          </table:table-cell>
          <table:table-cell table:formula="of:=IF([.B4412]&gt;[.A44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table:formula="of:=IF([.B4413]&gt;[.A44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3" calcext:value-type="float">
            <text:p>133</text:p>
          </table:table-cell>
          <table:table-cell table:formula="of:=IF([.B4414]&gt;[.A44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84" calcext:value-type="float">
            <text:p>184</text:p>
          </table:table-cell>
          <table:table-cell table:formula="of:=IF([.B4415]&gt;[.A44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  <table:table-cell table:formula="of:=IF([.B4416]&gt;[.A44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60" calcext:value-type="float">
            <text:p>160</text:p>
          </table:table-cell>
          <table:table-cell table:formula="of:=IF([.B4417]&gt;[.A44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formula="of:=IF([.B4418]&gt;[.A44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09" calcext:value-type="float">
            <text:p>209</text:p>
          </table:table-cell>
          <table:table-cell table:formula="of:=IF([.B4419]&gt;[.A441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7" calcext:value-type="float">
            <text:p>147</text:p>
          </table:table-cell>
          <table:table-cell table:formula="of:=IF([.B4420]&gt;[.A44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table:formula="of:=IF([.B4421]&gt;[.A442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97" calcext:value-type="float">
            <text:p>197</text:p>
          </table:table-cell>
          <table:table-cell table:formula="of:=IF([.B4422]&gt;[.A44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table:formula="of:=IF([.B4423]&gt;[.A442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table:formula="of:=IF([.B4424]&gt;[.A44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2" calcext:value-type="float">
            <text:p>152</text:p>
          </table:table-cell>
          <table:table-cell table:formula="of:=IF([.B4425]&gt;[.A44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1" calcext:value-type="float">
            <text:p>161</text:p>
          </table:table-cell>
          <table:table-cell table:formula="of:=IF([.B4426]&gt;[.A44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1" calcext:value-type="float">
            <text:p>121</text:p>
          </table:table-cell>
          <table:table-cell table:formula="of:=IF([.B4427]&gt;[.A442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3" calcext:value-type="float">
            <text:p>213</text:p>
          </table:table-cell>
          <table:table-cell table:formula="of:=IF([.B4428]&gt;[.A442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1" calcext:value-type="float">
            <text:p>201</text:p>
          </table:table-cell>
          <table:table-cell table:formula="of:=IF([.B4429]&gt;[.A44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table:formula="of:=IF([.B4430]&gt;[.A44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table:formula="of:=IF([.B4431]&gt;[.A44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22" calcext:value-type="float">
            <text:p>222</text:p>
          </table:table-cell>
          <table:table-cell table:formula="of:=IF([.B4432]&gt;[.A44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  <table:table-cell table:formula="of:=IF([.B4433]&gt;[.A44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97" calcext:value-type="float">
            <text:p>197</text:p>
          </table:table-cell>
          <table:table-cell table:formula="of:=IF([.B4434]&gt;[.A44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55" calcext:value-type="float">
            <text:p>155</text:p>
          </table:table-cell>
          <table:table-cell table:formula="of:=IF([.B4435]&gt;[.A44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7" calcext:value-type="float">
            <text:p>77</text:p>
          </table:table-cell>
          <table:table-cell table:formula="of:=IF([.B4436]&gt;[.A44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7" calcext:value-type="float">
            <text:p>167</text:p>
          </table:table-cell>
          <table:table-cell table:formula="of:=IF([.B4437]&gt;[.A44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7" calcext:value-type="float">
            <text:p>177</text:p>
          </table:table-cell>
          <table:table-cell table:formula="of:=IF([.B4438]&gt;[.A44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6" calcext:value-type="float">
            <text:p>186</text:p>
          </table:table-cell>
          <table:table-cell table:formula="of:=IF([.B4439]&gt;[.A44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table:formula="of:=IF([.B4440]&gt;[.A44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2" calcext:value-type="float">
            <text:p>152</text:p>
          </table:table-cell>
          <table:table-cell table:formula="of:=IF([.B4441]&gt;[.A44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9" calcext:value-type="float">
            <text:p>99</text:p>
          </table:table-cell>
          <table:table-cell table:formula="of:=IF([.B4442]&gt;[.A44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table:formula="of:=IF([.B4443]&gt;[.A44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4" calcext:value-type="float">
            <text:p>114</text:p>
          </table:table-cell>
          <table:table-cell table:formula="of:=IF([.B4444]&gt;[.A44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30" calcext:value-type="float">
            <text:p>230</text:p>
          </table:table-cell>
          <table:table-cell table:formula="of:=IF([.B4445]&gt;[.A44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7" calcext:value-type="float">
            <text:p>177</text:p>
          </table:table-cell>
          <table:table-cell table:formula="of:=IF([.B4446]&gt;[.A444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78" calcext:value-type="float">
            <text:p>178</text:p>
          </table:table-cell>
          <table:table-cell table:formula="of:=IF([.B4447]&gt;[.A44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44" calcext:value-type="float">
            <text:p>244</text:p>
          </table:table-cell>
          <table:table-cell table:formula="of:=IF([.B4448]&gt;[.A444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64" calcext:value-type="float">
            <text:p>164</text:p>
          </table:table-cell>
          <table:table-cell table:formula="of:=IF([.B4449]&gt;[.A44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89" calcext:value-type="float">
            <text:p>189</text:p>
          </table:table-cell>
          <table:table-cell table:formula="of:=IF([.B4450]&gt;[.A44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65" calcext:value-type="float">
            <text:p>165</text:p>
          </table:table-cell>
          <table:table-cell table:formula="of:=IF([.B4451]&gt;[.A44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69" calcext:value-type="float">
            <text:p>169</text:p>
          </table:table-cell>
          <table:table-cell table:formula="of:=IF([.B4452]&gt;[.A44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2" calcext:value-type="float">
            <text:p>142</text:p>
          </table:table-cell>
          <table:table-cell table:formula="of:=IF([.B4453]&gt;[.A44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9" calcext:value-type="float">
            <text:p>139</text:p>
          </table:table-cell>
          <table:table-cell table:formula="of:=IF([.B4454]&gt;[.A44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table:formula="of:=IF([.B4455]&gt;[.A44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6" calcext:value-type="float">
            <text:p>136</text:p>
          </table:table-cell>
          <table:table-cell table:formula="of:=IF([.B4456]&gt;[.A445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table:formula="of:=IF([.B4457]&gt;[.A44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8" calcext:value-type="float">
            <text:p>158</text:p>
          </table:table-cell>
          <table:table-cell table:formula="of:=IF([.B4458]&gt;[.A44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table:formula="of:=IF([.B4459]&gt;[.A44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1" calcext:value-type="float">
            <text:p>141</text:p>
          </table:table-cell>
          <table:table-cell table:formula="of:=IF([.B4460]&gt;[.A44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3" calcext:value-type="float">
            <text:p>163</text:p>
          </table:table-cell>
          <table:table-cell table:formula="of:=IF([.B4461]&gt;[.A44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72" calcext:value-type="float">
            <text:p>172</text:p>
          </table:table-cell>
          <table:table-cell table:formula="of:=IF([.B4462]&gt;[.A44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table:formula="of:=IF([.B4463]&gt;[.A44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table:formula="of:=IF([.B4464]&gt;[.A44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8" calcext:value-type="float">
            <text:p>188</text:p>
          </table:table-cell>
          <table:table-cell table:formula="of:=IF([.B4465]&gt;[.A44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8" calcext:value-type="float">
            <text:p>148</text:p>
          </table:table-cell>
          <table:table-cell table:formula="of:=IF([.B4466]&gt;[.A446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3" calcext:value-type="float">
            <text:p>163</text:p>
          </table:table-cell>
          <table:table-cell table:formula="of:=IF([.B4467]&gt;[.A44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table:formula="of:=IF([.B4468]&gt;[.A44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6" calcext:value-type="float">
            <text:p>216</text:p>
          </table:table-cell>
          <table:table-cell table:formula="of:=IF([.B4469]&gt;[.A44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table:formula="of:=IF([.B4470]&gt;[.A44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table:formula="of:=IF([.B4471]&gt;[.A44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1" calcext:value-type="float">
            <text:p>201</text:p>
          </table:table-cell>
          <table:table-cell table:formula="of:=IF([.B4472]&gt;[.A44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formula="of:=IF([.B4473]&gt;[.A447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table:formula="of:=IF([.B4474]&gt;[.A44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table:formula="of:=IF([.B4475]&gt;[.A44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table:formula="of:=IF([.B4476]&gt;[.A44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33" calcext:value-type="float">
            <text:p>133</text:p>
          </table:table-cell>
          <table:table-cell table:formula="of:=IF([.B4477]&gt;[.A44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13" calcext:value-type="float">
            <text:p>213</text:p>
          </table:table-cell>
          <table:table-cell table:formula="of:=IF([.B4478]&gt;[.A44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06" calcext:value-type="float">
            <text:p>206</text:p>
          </table:table-cell>
          <table:table-cell table:formula="of:=IF([.B4479]&gt;[.A44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87" calcext:value-type="float">
            <text:p>187</text:p>
          </table:table-cell>
          <table:table-cell table:formula="of:=IF([.B4480]&gt;[.A44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3" calcext:value-type="float">
            <text:p>213</text:p>
          </table:table-cell>
          <table:table-cell table:formula="of:=IF([.B4481]&gt;[.A448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41" calcext:value-type="float">
            <text:p>241</text:p>
          </table:table-cell>
          <table:table-cell table:formula="of:=IF([.B4482]&gt;[.A44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1" calcext:value-type="float">
            <text:p>121</text:p>
          </table:table-cell>
          <table:table-cell table:formula="of:=IF([.B4483]&gt;[.A44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3" calcext:value-type="float">
            <text:p>203</text:p>
          </table:table-cell>
          <table:table-cell table:formula="of:=IF([.B4484]&gt;[.A44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4" calcext:value-type="float">
            <text:p>164</text:p>
          </table:table-cell>
          <table:table-cell table:formula="of:=IF([.B4485]&gt;[.A44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6" calcext:value-type="float">
            <text:p>76</text:p>
          </table:table-cell>
          <table:table-cell table:formula="of:=IF([.B4486]&gt;[.A44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69" calcext:value-type="float">
            <text:p>169</text:p>
          </table:table-cell>
          <table:table-cell table:formula="of:=IF([.B4487]&gt;[.A44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71" calcext:value-type="float">
            <text:p>171</text:p>
          </table:table-cell>
          <table:table-cell table:formula="of:=IF([.B4488]&gt;[.A44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82" calcext:value-type="float">
            <text:p>182</text:p>
          </table:table-cell>
          <table:table-cell table:formula="of:=IF([.B4489]&gt;[.A44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75" calcext:value-type="float">
            <text:p>175</text:p>
          </table:table-cell>
          <table:table-cell table:formula="of:=IF([.B4490]&gt;[.A44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55" calcext:value-type="float">
            <text:p>155</text:p>
          </table:table-cell>
          <table:table-cell table:formula="of:=IF([.B4491]&gt;[.A449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table:formula="of:=IF([.B4492]&gt;[.A449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table:formula="of:=IF([.B4493]&gt;[.A44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table:formula="of:=IF([.B4494]&gt;[.A449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45" calcext:value-type="float">
            <text:p>245</text:p>
          </table:table-cell>
          <table:table-cell table:formula="of:=IF([.B4495]&gt;[.A449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7" calcext:value-type="float">
            <text:p>177</text:p>
          </table:table-cell>
          <table:table-cell table:formula="of:=IF([.B4496]&gt;[.A44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IF([.B4497]&gt;[.A44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52" calcext:value-type="float">
            <text:p>252</text:p>
          </table:table-cell>
          <table:table-cell table:formula="of:=IF([.B4498]&gt;[.A44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71" calcext:value-type="float">
            <text:p>171</text:p>
          </table:table-cell>
          <table:table-cell table:formula="of:=IF([.B4499]&gt;[.A449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table:formula="of:=IF([.B4500]&gt;[.A450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C1:.C4500])" office:value-type="float" office:value="2412" calcext:value-type="float">
            <text:p>2412</text:p>
          </table:table-cell>
          <table:table-cell table:formula="of:=[.C4501]/4500" office:value-type="float" office:value="0.536" calcext:value-type="float">
            <text:p>0.5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18T00:35:37.369755998</dc:date>
    <meta:editing-duration>PT22M38S</meta:editing-duration>
    <meta:editing-cycles>1</meta:editing-cycles>
    <meta:document-statistic meta:table-count="1" meta:cell-count="13502" meta:object-count="0"/>
    <meta:generator>LibreOffice/24.2.7.2$Linux_X86_64 LibreOffice_project/420$Build-2</meta:generator>
  </office:meta>
</office:document-meta>
</file>